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5.74pt"/>
    </style:style>
    <style:style style:name="co2" style:family="table-column">
      <style:table-column-properties fo:break-before="auto" style:column-width="108.79pt"/>
    </style:style>
    <style:style style:name="co3" style:family="table-column">
      <style:table-column-properties fo:break-before="auto" style:column-width="120.39pt"/>
    </style:style>
    <style:style style:name="co4" style:family="table-column">
      <style:table-column-properties fo:break-before="auto" style:column-width="217.64pt"/>
    </style:style>
    <style:style style:name="co5" style:family="table-column">
      <style:table-column-properties fo:break-before="auto" style:column-width="97.2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tracked-changes>
        <table:cell-content-change table:id="ct1">
          <table:cell-address table:column="2" table:row="3" table:table="0"/>
          <office:change-info>
            <dc:creator> </dc:creator>
            <dc:date>2019-12-27T15:53:38.815790504</dc:date>
          </office:change-info>
          <table:previous>
            <table:change-track-table-cell office:value-type="string">
              <text:p>zlimiaeyto</text:p>
            </table:change-track-table-cell>
          </table:previous>
        </table:cell-content-change>
        <table:cell-content-change table:id="ct2">
          <table:cell-address table:column="2" table:row="4" table:table="0"/>
          <office:change-info>
            <dc:creator> </dc:creator>
            <dc:date>2019-12-27T15:53:38.815798742</dc:date>
          </office:change-info>
          <table:previous>
            <table:change-track-table-cell office:value-type="string">
              <text:p>ujwjbalkfl</text:p>
            </table:change-track-table-cell>
          </table:previous>
        </table:cell-content-change>
        <table:cell-content-change table:id="ct3">
          <table:cell-address table:column="2" table:row="5" table:table="0"/>
          <office:change-info>
            <dc:creator> </dc:creator>
            <dc:date>2019-12-27T15:53:38.815803245</dc:date>
          </office:change-info>
          <table:previous>
            <table:change-track-table-cell office:value-type="string">
              <text:p>krxprtmeaz</text:p>
            </table:change-track-table-cell>
          </table:previous>
        </table:cell-content-change>
        <table:cell-content-change table:id="ct4">
          <table:cell-address table:column="2" table:row="6" table:table="0"/>
          <office:change-info>
            <dc:creator> </dc:creator>
            <dc:date>2019-12-27T15:53:38.815806744</dc:date>
          </office:change-info>
          <table:previous>
            <table:change-track-table-cell office:value-type="string">
              <text:p>lvdooeqonm</text:p>
            </table:change-track-table-cell>
          </table:previous>
        </table:cell-content-change>
        <table:cell-content-change table:id="ct5">
          <table:cell-address table:column="2" table:row="7" table:table="0"/>
          <office:change-info>
            <dc:creator> </dc:creator>
            <dc:date>2019-12-27T15:53:38.815810468</dc:date>
          </office:change-info>
          <table:previous>
            <table:change-track-table-cell office:value-type="string">
              <text:p>ptpiesginu</text:p>
            </table:change-track-table-cell>
          </table:previous>
        </table:cell-content-change>
        <table:cell-content-change table:id="ct6">
          <table:cell-address table:column="2" table:row="8" table:table="0"/>
          <office:change-info>
            <dc:creator> </dc:creator>
            <dc:date>2019-12-27T15:53:38.815814128</dc:date>
          </office:change-info>
          <table:previous>
            <table:change-track-table-cell office:value-type="string">
              <text:p>zivkhdftzy</text:p>
            </table:change-track-table-cell>
          </table:previous>
        </table:cell-content-change>
        <table:cell-content-change table:id="ct7">
          <table:cell-address table:column="2" table:row="9" table:table="0"/>
          <office:change-info>
            <dc:creator> </dc:creator>
            <dc:date>2019-12-27T15:53:38.815817456</dc:date>
          </office:change-info>
          <table:previous>
            <table:change-track-table-cell office:value-type="string">
              <text:p>dfmwvoyvze</text:p>
            </table:change-track-table-cell>
          </table:previous>
        </table:cell-content-change>
        <table:cell-content-change table:id="ct8">
          <table:cell-address table:column="2" table:row="10" table:table="0"/>
          <office:change-info>
            <dc:creator> </dc:creator>
            <dc:date>2019-12-27T15:53:38.815821264</dc:date>
          </office:change-info>
          <table:previous>
            <table:change-track-table-cell office:value-type="string">
              <text:p>xnnsmdmxky</text:p>
            </table:change-track-table-cell>
          </table:previous>
        </table:cell-content-change>
        <table:cell-content-change table:id="ct9">
          <table:cell-address table:column="2" table:row="11" table:table="0"/>
          <office:change-info>
            <dc:creator> </dc:creator>
            <dc:date>2019-12-27T15:53:38.815825677</dc:date>
          </office:change-info>
          <table:previous>
            <table:change-track-table-cell office:value-type="string">
              <text:p>iegrdrtkpz</text:p>
            </table:change-track-table-cell>
          </table:previous>
        </table:cell-content-change>
        <table:cell-content-change table:id="ct10">
          <table:cell-address table:column="2" table:row="12" table:table="0"/>
          <office:change-info>
            <dc:creator> </dc:creator>
            <dc:date>2019-12-27T15:53:38.815829948</dc:date>
          </office:change-info>
          <table:previous>
            <table:change-track-table-cell office:value-type="string">
              <text:p>rlbexzclps</text:p>
            </table:change-track-table-cell>
          </table:previous>
        </table:cell-content-change>
        <table:cell-content-change table:id="ct11">
          <table:cell-address table:column="2" table:row="13" table:table="0"/>
          <office:change-info>
            <dc:creator> </dc:creator>
            <dc:date>2019-12-27T15:53:38.815834515</dc:date>
          </office:change-info>
          <table:previous>
            <table:change-track-table-cell office:value-type="string">
              <text:p>wlguhxleox</text:p>
            </table:change-track-table-cell>
          </table:previous>
        </table:cell-content-change>
        <table:cell-content-change table:id="ct12">
          <table:cell-address table:column="2" table:row="14" table:table="0"/>
          <office:change-info>
            <dc:creator> </dc:creator>
            <dc:date>2019-12-27T15:53:38.815837702</dc:date>
          </office:change-info>
          <table:previous>
            <table:change-track-table-cell office:value-type="string">
              <text:p>wrgallhwcw</text:p>
            </table:change-track-table-cell>
          </table:previous>
        </table:cell-content-change>
        <table:cell-content-change table:id="ct13">
          <table:cell-address table:column="2" table:row="15" table:table="0"/>
          <office:change-info>
            <dc:creator> </dc:creator>
            <dc:date>2019-12-27T15:53:38.815841149</dc:date>
          </office:change-info>
          <table:previous>
            <table:change-track-table-cell office:value-type="string">
              <text:p>qawymszlta</text:p>
            </table:change-track-table-cell>
          </table:previous>
        </table:cell-content-change>
        <table:cell-content-change table:id="ct14">
          <table:cell-address table:column="2" table:row="16" table:table="0"/>
          <office:change-info>
            <dc:creator> </dc:creator>
            <dc:date>2019-12-27T15:53:38.815844681</dc:date>
          </office:change-info>
          <table:previous>
            <table:change-track-table-cell office:value-type="string">
              <text:p>bocqfehspu</text:p>
            </table:change-track-table-cell>
          </table:previous>
        </table:cell-content-change>
        <table:cell-content-change table:id="ct15">
          <table:cell-address table:column="2" table:row="17" table:table="0"/>
          <office:change-info>
            <dc:creator> </dc:creator>
            <dc:date>2019-12-27T15:53:38.815847987</dc:date>
          </office:change-info>
          <table:previous>
            <table:change-track-table-cell office:value-type="string">
              <text:p>erpfetocmw</text:p>
            </table:change-track-table-cell>
          </table:previous>
        </table:cell-content-change>
        <table:cell-content-change table:id="ct16">
          <table:cell-address table:column="2" table:row="18" table:table="0"/>
          <office:change-info>
            <dc:creator> </dc:creator>
            <dc:date>2019-12-27T15:53:38.815851657</dc:date>
          </office:change-info>
          <table:previous>
            <table:change-track-table-cell office:value-type="string">
              <text:p>spqhmebeyj</text:p>
            </table:change-track-table-cell>
          </table:previous>
        </table:cell-content-change>
        <table:cell-content-change table:id="ct17">
          <table:cell-address table:column="2" table:row="19" table:table="0"/>
          <office:change-info>
            <dc:creator> </dc:creator>
            <dc:date>2019-12-27T15:53:38.815855063</dc:date>
          </office:change-info>
          <table:previous>
            <table:change-track-table-cell office:value-type="string">
              <text:p>jzvqfqpqdq</text:p>
            </table:change-track-table-cell>
          </table:previous>
        </table:cell-content-change>
        <table:cell-content-change table:id="ct18">
          <table:cell-address table:column="2" table:row="20" table:table="0"/>
          <office:change-info>
            <dc:creator> </dc:creator>
            <dc:date>2019-12-27T15:53:38.815859206</dc:date>
          </office:change-info>
          <table:previous>
            <table:change-track-table-cell office:value-type="string">
              <text:p>xnzsryozsa</text:p>
            </table:change-track-table-cell>
          </table:previous>
        </table:cell-content-change>
        <table:cell-content-change table:id="ct19">
          <table:cell-address table:column="2" table:row="21" table:table="0"/>
          <office:change-info>
            <dc:creator> </dc:creator>
            <dc:date>2019-12-27T15:53:38.815863192</dc:date>
          </office:change-info>
          <table:previous>
            <table:change-track-table-cell office:value-type="string">
              <text:p>fujevflwyb</text:p>
            </table:change-track-table-cell>
          </table:previous>
        </table:cell-content-change>
        <table:cell-content-change table:id="ct20">
          <table:cell-address table:column="2" table:row="22" table:table="0"/>
          <office:change-info>
            <dc:creator> </dc:creator>
            <dc:date>2019-12-27T15:53:38.815866991</dc:date>
          </office:change-info>
          <table:previous>
            <table:change-track-table-cell office:value-type="string">
              <text:p>vxuswbafla</text:p>
            </table:change-track-table-cell>
          </table:previous>
        </table:cell-content-change>
        <table:cell-content-change table:id="ct21">
          <table:cell-address table:column="2" table:row="23" table:table="0"/>
          <office:change-info>
            <dc:creator> </dc:creator>
            <dc:date>2019-12-27T15:53:38.815870799</dc:date>
          </office:change-info>
          <table:previous>
            <table:change-track-table-cell office:value-type="string">
              <text:p>adjnhqypuw</text:p>
            </table:change-track-table-cell>
          </table:previous>
        </table:cell-content-change>
        <table:cell-content-change table:id="ct22">
          <table:cell-address table:column="2" table:row="24" table:table="0"/>
          <office:change-info>
            <dc:creator> </dc:creator>
            <dc:date>2019-12-27T15:53:38.815874988</dc:date>
          </office:change-info>
          <table:previous>
            <table:change-track-table-cell office:value-type="string">
              <text:p>indisaokud</text:p>
            </table:change-track-table-cell>
          </table:previous>
        </table:cell-content-change>
        <table:cell-content-change table:id="ct23">
          <table:cell-address table:column="2" table:row="25" table:table="0"/>
          <office:change-info>
            <dc:creator> </dc:creator>
            <dc:date>2019-12-27T15:53:38.815878747</dc:date>
          </office:change-info>
          <table:previous>
            <table:change-track-table-cell office:value-type="string">
              <text:p>rxbcrtepqf</text:p>
            </table:change-track-table-cell>
          </table:previous>
        </table:cell-content-change>
        <table:cell-content-change table:id="ct24">
          <table:cell-address table:column="2" table:row="26" table:table="0"/>
          <office:change-info>
            <dc:creator> </dc:creator>
            <dc:date>2019-12-27T15:53:38.815882755</dc:date>
          </office:change-info>
          <table:previous>
            <table:change-track-table-cell office:value-type="string">
              <text:p>wcerykfcyi</text:p>
            </table:change-track-table-cell>
          </table:previous>
        </table:cell-content-change>
        <table:cell-content-change table:id="ct25">
          <table:cell-address table:column="2" table:row="27" table:table="0"/>
          <office:change-info>
            <dc:creator> </dc:creator>
            <dc:date>2019-12-27T15:53:38.815886376</dc:date>
          </office:change-info>
          <table:previous>
            <table:change-track-table-cell office:value-type="string">
              <text:p>afhhiwvcym</text:p>
            </table:change-track-table-cell>
          </table:previous>
        </table:cell-content-change>
        <table:cell-content-change table:id="ct26">
          <table:cell-address table:column="2" table:row="28" table:table="0"/>
          <office:change-info>
            <dc:creator> </dc:creator>
            <dc:date>2019-12-27T15:53:38.815889375</dc:date>
          </office:change-info>
          <table:previous>
            <table:change-track-table-cell office:value-type="string">
              <text:p>syoqukkqst</text:p>
            </table:change-track-table-cell>
          </table:previous>
        </table:cell-content-change>
        <table:cell-content-change table:id="ct27">
          <table:cell-address table:column="2" table:row="29" table:table="0"/>
          <office:change-info>
            <dc:creator> </dc:creator>
            <dc:date>2019-12-27T15:53:38.815893862</dc:date>
          </office:change-info>
          <table:previous>
            <table:change-track-table-cell office:value-type="string">
              <text:p>raeslhauiq</text:p>
            </table:change-track-table-cell>
          </table:previous>
        </table:cell-content-change>
        <table:cell-content-change table:id="ct28">
          <table:cell-address table:column="2" table:row="30" table:table="0"/>
          <office:change-info>
            <dc:creator> </dc:creator>
            <dc:date>2019-12-27T15:53:38.815897653</dc:date>
          </office:change-info>
          <table:previous>
            <table:change-track-table-cell office:value-type="string">
              <text:p>gtbdrnmiov</text:p>
            </table:change-track-table-cell>
          </table:previous>
        </table:cell-content-change>
        <table:cell-content-change table:id="ct29">
          <table:cell-address table:column="2" table:row="31" table:table="0"/>
          <office:change-info>
            <dc:creator> </dc:creator>
            <dc:date>2019-12-27T15:53:38.815900646</dc:date>
          </office:change-info>
          <table:previous>
            <table:change-track-table-cell office:value-type="string">
              <text:p>xvxhiijmdf</text:p>
            </table:change-track-table-cell>
          </table:previous>
        </table:cell-content-change>
        <table:cell-content-change table:id="ct30">
          <table:cell-address table:column="2" table:row="32" table:table="0"/>
          <office:change-info>
            <dc:creator> </dc:creator>
            <dc:date>2019-12-27T15:53:38.815903866</dc:date>
          </office:change-info>
          <table:previous>
            <table:change-track-table-cell office:value-type="string">
              <text:p>iqasekaxcg</text:p>
            </table:change-track-table-cell>
          </table:previous>
        </table:cell-content-change>
        <table:cell-content-change table:id="ct31">
          <table:cell-address table:column="2" table:row="33" table:table="0"/>
          <office:change-info>
            <dc:creator> </dc:creator>
            <dc:date>2019-12-27T15:53:38.815907143</dc:date>
          </office:change-info>
          <table:previous>
            <table:change-track-table-cell office:value-type="string">
              <text:p>mdsrklpqti</text:p>
            </table:change-track-table-cell>
          </table:previous>
        </table:cell-content-change>
        <table:cell-content-change table:id="ct32">
          <table:cell-address table:column="2" table:row="34" table:table="0"/>
          <office:change-info>
            <dc:creator> </dc:creator>
            <dc:date>2019-12-27T15:53:38.815910836</dc:date>
          </office:change-info>
          <table:previous>
            <table:change-track-table-cell office:value-type="string">
              <text:p>slbnnncybe</text:p>
            </table:change-track-table-cell>
          </table:previous>
        </table:cell-content-change>
        <table:cell-content-change table:id="ct33">
          <table:cell-address table:column="2" table:row="35" table:table="0"/>
          <office:change-info>
            <dc:creator> </dc:creator>
            <dc:date>2019-12-27T15:53:38.815914374</dc:date>
          </office:change-info>
          <table:previous>
            <table:change-track-table-cell office:value-type="string">
              <text:p>rcdlvqpygp</text:p>
            </table:change-track-table-cell>
          </table:previous>
        </table:cell-content-change>
        <table:cell-content-change table:id="ct34">
          <table:cell-address table:column="2" table:row="36" table:table="0"/>
          <office:change-info>
            <dc:creator> </dc:creator>
            <dc:date>2019-12-27T15:53:38.815917146</dc:date>
          </office:change-info>
          <table:previous>
            <table:change-track-table-cell office:value-type="string">
              <text:p>yclyfcxqyu</text:p>
            </table:change-track-table-cell>
          </table:previous>
        </table:cell-content-change>
        <table:cell-content-change table:id="ct35">
          <table:cell-address table:column="2" table:row="37" table:table="0"/>
          <office:change-info>
            <dc:creator> </dc:creator>
            <dc:date>2019-12-27T15:53:38.815920112</dc:date>
          </office:change-info>
          <table:previous>
            <table:change-track-table-cell office:value-type="string">
              <text:p>mjzomjhoii</text:p>
            </table:change-track-table-cell>
          </table:previous>
        </table:cell-content-change>
        <table:cell-content-change table:id="ct36">
          <table:cell-address table:column="2" table:row="38" table:table="0"/>
          <office:change-info>
            <dc:creator> </dc:creator>
            <dc:date>2019-12-27T15:53:38.815923129</dc:date>
          </office:change-info>
          <table:previous>
            <table:change-track-table-cell office:value-type="string">
              <text:p>kdrnwdduta</text:p>
            </table:change-track-table-cell>
          </table:previous>
        </table:cell-content-change>
        <table:cell-content-change table:id="ct37">
          <table:cell-address table:column="2" table:row="39" table:table="0"/>
          <office:change-info>
            <dc:creator> </dc:creator>
            <dc:date>2019-12-27T15:53:38.815926177</dc:date>
          </office:change-info>
          <table:previous>
            <table:change-track-table-cell office:value-type="string">
              <text:p>rvbykxtshr</text:p>
            </table:change-track-table-cell>
          </table:previous>
        </table:cell-content-change>
        <table:cell-content-change table:id="ct38">
          <table:cell-address table:column="2" table:row="40" table:table="0"/>
          <office:change-info>
            <dc:creator> </dc:creator>
            <dc:date>2019-12-27T15:53:38.815929590</dc:date>
          </office:change-info>
          <table:previous>
            <table:change-track-table-cell office:value-type="string">
              <text:p>mhfyiizqlo</text:p>
            </table:change-track-table-cell>
          </table:previous>
        </table:cell-content-change>
        <table:cell-content-change table:id="ct39">
          <table:cell-address table:column="2" table:row="41" table:table="0"/>
          <office:change-info>
            <dc:creator> </dc:creator>
            <dc:date>2019-12-27T15:53:38.815932774</dc:date>
          </office:change-info>
          <table:previous>
            <table:change-track-table-cell office:value-type="string">
              <text:p>ukvmvbmxrq</text:p>
            </table:change-track-table-cell>
          </table:previous>
        </table:cell-content-change>
        <table:cell-content-change table:id="ct40">
          <table:cell-address table:column="2" table:row="42" table:table="0"/>
          <office:change-info>
            <dc:creator> </dc:creator>
            <dc:date>2019-12-27T15:53:38.815935813</dc:date>
          </office:change-info>
          <table:previous>
            <table:change-track-table-cell office:value-type="string">
              <text:p>vyojaguiko</text:p>
            </table:change-track-table-cell>
          </table:previous>
        </table:cell-content-change>
        <table:cell-content-change table:id="ct41">
          <table:cell-address table:column="2" table:row="43" table:table="0"/>
          <office:change-info>
            <dc:creator> </dc:creator>
            <dc:date>2019-12-27T15:53:38.815938878</dc:date>
          </office:change-info>
          <table:previous>
            <table:change-track-table-cell office:value-type="string">
              <text:p>mnazvlrrhw</text:p>
            </table:change-track-table-cell>
          </table:previous>
        </table:cell-content-change>
        <table:cell-content-change table:id="ct42">
          <table:cell-address table:column="2" table:row="44" table:table="0"/>
          <office:change-info>
            <dc:creator> </dc:creator>
            <dc:date>2019-12-27T15:53:38.815942234</dc:date>
          </office:change-info>
          <table:previous>
            <table:change-track-table-cell office:value-type="string">
              <text:p>idulblshon</text:p>
            </table:change-track-table-cell>
          </table:previous>
        </table:cell-content-change>
        <table:cell-content-change table:id="ct43">
          <table:cell-address table:column="2" table:row="45" table:table="0"/>
          <office:change-info>
            <dc:creator> </dc:creator>
            <dc:date>2019-12-27T15:53:38.815945325</dc:date>
          </office:change-info>
          <table:previous>
            <table:change-track-table-cell office:value-type="string">
              <text:p>jpgvpqwztx</text:p>
            </table:change-track-table-cell>
          </table:previous>
        </table:cell-content-change>
        <table:cell-content-change table:id="ct44">
          <table:cell-address table:column="2" table:row="46" table:table="0"/>
          <office:change-info>
            <dc:creator> </dc:creator>
            <dc:date>2019-12-27T15:53:38.815949033</dc:date>
          </office:change-info>
          <table:previous>
            <table:change-track-table-cell office:value-type="string">
              <text:p>zrqxwfvhpz</text:p>
            </table:change-track-table-cell>
          </table:previous>
        </table:cell-content-change>
        <table:cell-content-change table:id="ct45">
          <table:cell-address table:column="2" table:row="47" table:table="0"/>
          <office:change-info>
            <dc:creator> </dc:creator>
            <dc:date>2019-12-27T15:53:38.815952111</dc:date>
          </office:change-info>
          <table:previous>
            <table:change-track-table-cell office:value-type="string">
              <text:p>atworwczjx</text:p>
            </table:change-track-table-cell>
          </table:previous>
        </table:cell-content-change>
        <table:cell-content-change table:id="ct46">
          <table:cell-address table:column="2" table:row="48" table:table="0"/>
          <office:change-info>
            <dc:creator> </dc:creator>
            <dc:date>2019-12-27T15:53:38.815954879</dc:date>
          </office:change-info>
          <table:previous>
            <table:change-track-table-cell office:value-type="string">
              <text:p>cidianaeoq</text:p>
            </table:change-track-table-cell>
          </table:previous>
        </table:cell-content-change>
        <table:cell-content-change table:id="ct47">
          <table:cell-address table:column="2" table:row="49" table:table="0"/>
          <office:change-info>
            <dc:creator> </dc:creator>
            <dc:date>2019-12-27T15:53:38.815957976</dc:date>
          </office:change-info>
          <table:previous>
            <table:change-track-table-cell office:value-type="string">
              <text:p>jfltvljros</text:p>
            </table:change-track-table-cell>
          </table:previous>
        </table:cell-content-change>
        <table:cell-content-change table:id="ct48">
          <table:cell-address table:column="2" table:row="50" table:table="0"/>
          <office:change-info>
            <dc:creator> </dc:creator>
            <dc:date>2019-12-27T15:53:38.815961398</dc:date>
          </office:change-info>
          <table:previous>
            <table:change-track-table-cell office:value-type="string">
              <text:p>txlkypxkra</text:p>
            </table:change-track-table-cell>
          </table:previous>
        </table:cell-content-change>
        <table:cell-content-change table:id="ct49">
          <table:cell-address table:column="2" table:row="51" table:table="0"/>
          <office:change-info>
            <dc:creator> </dc:creator>
            <dc:date>2019-12-27T15:53:38.815964285</dc:date>
          </office:change-info>
          <table:previous>
            <table:change-track-table-cell office:value-type="string">
              <text:p>yuvyhqwupz</text:p>
            </table:change-track-table-cell>
          </table:previous>
        </table:cell-content-change>
        <table:cell-content-change table:id="ct50">
          <table:cell-address table:column="2" table:row="52" table:table="0"/>
          <office:change-info>
            <dc:creator> </dc:creator>
            <dc:date>2019-12-27T15:53:38.815967828</dc:date>
          </office:change-info>
          <table:previous>
            <table:change-track-table-cell office:value-type="string">
              <text:p>wxeazyqgvv</text:p>
            </table:change-track-table-cell>
          </table:previous>
        </table:cell-content-change>
        <table:cell-content-change table:id="ct51">
          <table:cell-address table:column="2" table:row="53" table:table="0"/>
          <office:change-info>
            <dc:creator> </dc:creator>
            <dc:date>2019-12-27T15:53:38.815971187</dc:date>
          </office:change-info>
          <table:previous>
            <table:change-track-table-cell office:value-type="string">
              <text:p>ovsqwlgjvc</text:p>
            </table:change-track-table-cell>
          </table:previous>
        </table:cell-content-change>
        <table:cell-content-change table:id="ct52">
          <table:cell-address table:column="2" table:row="54" table:table="0"/>
          <office:change-info>
            <dc:creator> </dc:creator>
            <dc:date>2019-12-27T15:53:38.815974330</dc:date>
          </office:change-info>
          <table:previous>
            <table:change-track-table-cell office:value-type="string">
              <text:p>znwvaltfcs</text:p>
            </table:change-track-table-cell>
          </table:previous>
        </table:cell-content-change>
        <table:cell-content-change table:id="ct53">
          <table:cell-address table:column="2" table:row="55" table:table="0"/>
          <office:change-info>
            <dc:creator> </dc:creator>
            <dc:date>2019-12-27T15:53:38.815977722</dc:date>
          </office:change-info>
          <table:previous>
            <table:change-track-table-cell office:value-type="string">
              <text:p>vmxmganjjk</text:p>
            </table:change-track-table-cell>
          </table:previous>
        </table:cell-content-change>
        <table:cell-content-change table:id="ct54">
          <table:cell-address table:column="2" table:row="56" table:table="0"/>
          <office:change-info>
            <dc:creator> </dc:creator>
            <dc:date>2019-12-27T15:53:38.815980953</dc:date>
          </office:change-info>
          <table:previous>
            <table:change-track-table-cell office:value-type="string">
              <text:p>rxnpkajbfp</text:p>
            </table:change-track-table-cell>
          </table:previous>
        </table:cell-content-change>
        <table:cell-content-change table:id="ct55">
          <table:cell-address table:column="2" table:row="57" table:table="0"/>
          <office:change-info>
            <dc:creator> </dc:creator>
            <dc:date>2019-12-27T15:53:38.815983751</dc:date>
          </office:change-info>
          <table:previous>
            <table:change-track-table-cell office:value-type="string">
              <text:p>mqvnymeyju</text:p>
            </table:change-track-table-cell>
          </table:previous>
        </table:cell-content-change>
        <table:cell-content-change table:id="ct56">
          <table:cell-address table:column="2" table:row="58" table:table="0"/>
          <office:change-info>
            <dc:creator> </dc:creator>
            <dc:date>2019-12-27T15:53:38.815986519</dc:date>
          </office:change-info>
          <table:previous>
            <table:change-track-table-cell office:value-type="string">
              <text:p>tamrqpvibb</text:p>
            </table:change-track-table-cell>
          </table:previous>
        </table:cell-content-change>
        <table:cell-content-change table:id="ct57">
          <table:cell-address table:column="2" table:row="59" table:table="0"/>
          <office:change-info>
            <dc:creator> </dc:creator>
            <dc:date>2019-12-27T15:53:38.815989527</dc:date>
          </office:change-info>
          <table:previous>
            <table:change-track-table-cell office:value-type="string">
              <text:p>rumhcldqai</text:p>
            </table:change-track-table-cell>
          </table:previous>
        </table:cell-content-change>
        <table:cell-content-change table:id="ct58">
          <table:cell-address table:column="2" table:row="60" table:table="0"/>
          <office:change-info>
            <dc:creator> </dc:creator>
            <dc:date>2019-12-27T15:53:38.815992533</dc:date>
          </office:change-info>
          <table:previous>
            <table:change-track-table-cell office:value-type="string">
              <text:p>camwsfhvcs</text:p>
            </table:change-track-table-cell>
          </table:previous>
        </table:cell-content-change>
        <table:cell-content-change table:id="ct59">
          <table:cell-address table:column="2" table:row="61" table:table="0"/>
          <office:change-info>
            <dc:creator> </dc:creator>
            <dc:date>2019-12-27T15:53:38.815995383</dc:date>
          </office:change-info>
          <table:previous>
            <table:change-track-table-cell office:value-type="string">
              <text:p>sqrgbaooge</text:p>
            </table:change-track-table-cell>
          </table:previous>
        </table:cell-content-change>
        <table:cell-content-change table:id="ct60">
          <table:cell-address table:column="2" table:row="62" table:table="0"/>
          <office:change-info>
            <dc:creator> </dc:creator>
            <dc:date>2019-12-27T15:53:38.815998350</dc:date>
          </office:change-info>
          <table:previous>
            <table:change-track-table-cell office:value-type="string">
              <text:p>domteycxut</text:p>
            </table:change-track-table-cell>
          </table:previous>
        </table:cell-content-change>
        <table:cell-content-change table:id="ct61">
          <table:cell-address table:column="2" table:row="63" table:table="0"/>
          <office:change-info>
            <dc:creator> </dc:creator>
            <dc:date>2019-12-27T15:53:38.816001793</dc:date>
          </office:change-info>
          <table:previous>
            <table:change-track-table-cell office:value-type="string">
              <text:p>aenyegbxsi</text:p>
            </table:change-track-table-cell>
          </table:previous>
        </table:cell-content-change>
        <table:cell-content-change table:id="ct62">
          <table:cell-address table:column="2" table:row="64" table:table="0"/>
          <office:change-info>
            <dc:creator> </dc:creator>
            <dc:date>2019-12-27T15:53:38.816004929</dc:date>
          </office:change-info>
          <table:previous>
            <table:change-track-table-cell office:value-type="string">
              <text:p>sgqpogmjuy</text:p>
            </table:change-track-table-cell>
          </table:previous>
        </table:cell-content-change>
        <table:cell-content-change table:id="ct63">
          <table:cell-address table:column="2" table:row="65" table:table="0"/>
          <office:change-info>
            <dc:creator> </dc:creator>
            <dc:date>2019-12-27T15:53:38.816008438</dc:date>
          </office:change-info>
          <table:previous>
            <table:change-track-table-cell office:value-type="string">
              <text:p>wijkddrjky</text:p>
            </table:change-track-table-cell>
          </table:previous>
        </table:cell-content-change>
        <table:cell-content-change table:id="ct64">
          <table:cell-address table:column="2" table:row="66" table:table="0"/>
          <office:change-info>
            <dc:creator> </dc:creator>
            <dc:date>2019-12-27T15:53:38.816011948</dc:date>
          </office:change-info>
          <table:previous>
            <table:change-track-table-cell office:value-type="string">
              <text:p>qubshgcfpc</text:p>
            </table:change-track-table-cell>
          </table:previous>
        </table:cell-content-change>
        <table:cell-content-change table:id="ct65">
          <table:cell-address table:column="2" table:row="67" table:table="0"/>
          <office:change-info>
            <dc:creator> </dc:creator>
            <dc:date>2019-12-27T15:53:38.816015529</dc:date>
          </office:change-info>
          <table:previous>
            <table:change-track-table-cell office:value-type="string">
              <text:p>kcquxayhge</text:p>
            </table:change-track-table-cell>
          </table:previous>
        </table:cell-content-change>
        <table:cell-content-change table:id="ct66">
          <table:cell-address table:column="2" table:row="68" table:table="0"/>
          <office:change-info>
            <dc:creator> </dc:creator>
            <dc:date>2019-12-27T15:53:38.816018602</dc:date>
          </office:change-info>
          <table:previous>
            <table:change-track-table-cell office:value-type="string">
              <text:p>atplwqguok</text:p>
            </table:change-track-table-cell>
          </table:previous>
        </table:cell-content-change>
        <table:cell-content-change table:id="ct67">
          <table:cell-address table:column="2" table:row="69" table:table="0"/>
          <office:change-info>
            <dc:creator> </dc:creator>
            <dc:date>2019-12-27T15:53:38.816021711</dc:date>
          </office:change-info>
          <table:previous>
            <table:change-track-table-cell office:value-type="string">
              <text:p>wjgqiygvyg</text:p>
            </table:change-track-table-cell>
          </table:previous>
        </table:cell-content-change>
        <table:cell-content-change table:id="ct68">
          <table:cell-address table:column="2" table:row="70" table:table="0"/>
          <office:change-info>
            <dc:creator> </dc:creator>
            <dc:date>2019-12-27T15:53:38.816024546</dc:date>
          </office:change-info>
          <table:previous>
            <table:change-track-table-cell office:value-type="string">
              <text:p>maltxmwtgo</text:p>
            </table:change-track-table-cell>
          </table:previous>
        </table:cell-content-change>
        <table:cell-content-change table:id="ct69">
          <table:cell-address table:column="2" table:row="71" table:table="0"/>
          <office:change-info>
            <dc:creator> </dc:creator>
            <dc:date>2019-12-27T15:53:38.816027564</dc:date>
          </office:change-info>
          <table:previous>
            <table:change-track-table-cell office:value-type="string">
              <text:p>qpmoblgwss</text:p>
            </table:change-track-table-cell>
          </table:previous>
        </table:cell-content-change>
        <table:cell-content-change table:id="ct70">
          <table:cell-address table:column="2" table:row="72" table:table="0"/>
          <office:change-info>
            <dc:creator> </dc:creator>
            <dc:date>2019-12-27T15:53:38.816030946</dc:date>
          </office:change-info>
          <table:previous>
            <table:change-track-table-cell office:value-type="string">
              <text:p>sbaykeuaxs</text:p>
            </table:change-track-table-cell>
          </table:previous>
        </table:cell-content-change>
        <table:cell-content-change table:id="ct71">
          <table:cell-address table:column="2" table:row="73" table:table="0"/>
          <office:change-info>
            <dc:creator> </dc:creator>
            <dc:date>2019-12-27T15:53:38.816034139</dc:date>
          </office:change-info>
          <table:previous>
            <table:change-track-table-cell office:value-type="string">
              <text:p>qigwpgkkno</text:p>
            </table:change-track-table-cell>
          </table:previous>
        </table:cell-content-change>
        <table:cell-content-change table:id="ct72">
          <table:cell-address table:column="2" table:row="74" table:table="0"/>
          <office:change-info>
            <dc:creator> </dc:creator>
            <dc:date>2019-12-27T15:53:38.816037229</dc:date>
          </office:change-info>
          <table:previous>
            <table:change-track-table-cell office:value-type="string">
              <text:p>kgbwdvugnl</text:p>
            </table:change-track-table-cell>
          </table:previous>
        </table:cell-content-change>
        <table:cell-content-change table:id="ct73">
          <table:cell-address table:column="2" table:row="75" table:table="0"/>
          <office:change-info>
            <dc:creator> </dc:creator>
            <dc:date>2019-12-27T15:53:38.816040605</dc:date>
          </office:change-info>
          <table:previous>
            <table:change-track-table-cell office:value-type="string">
              <text:p>iqhwvzwpre</text:p>
            </table:change-track-table-cell>
          </table:previous>
        </table:cell-content-change>
        <table:cell-content-change table:id="ct74">
          <table:cell-address table:column="2" table:row="76" table:table="0"/>
          <office:change-info>
            <dc:creator> </dc:creator>
            <dc:date>2019-12-27T15:53:38.816044041</dc:date>
          </office:change-info>
          <table:previous>
            <table:change-track-table-cell office:value-type="string">
              <text:p>nhhlgkjtkw</text:p>
            </table:change-track-table-cell>
          </table:previous>
        </table:cell-content-change>
        <table:cell-content-change table:id="ct75">
          <table:cell-address table:column="2" table:row="77" table:table="0"/>
          <office:change-info>
            <dc:creator> </dc:creator>
            <dc:date>2019-12-27T15:53:38.816047448</dc:date>
          </office:change-info>
          <table:previous>
            <table:change-track-table-cell office:value-type="string">
              <text:p>nhtoanhjfz</text:p>
            </table:change-track-table-cell>
          </table:previous>
        </table:cell-content-change>
        <table:cell-content-change table:id="ct76">
          <table:cell-address table:column="2" table:row="78" table:table="0"/>
          <office:change-info>
            <dc:creator> </dc:creator>
            <dc:date>2019-12-27T15:53:38.816050487</dc:date>
          </office:change-info>
          <table:previous>
            <table:change-track-table-cell office:value-type="string">
              <text:p>hldhfnoaoj</text:p>
            </table:change-track-table-cell>
          </table:previous>
        </table:cell-content-change>
        <table:cell-content-change table:id="ct77">
          <table:cell-address table:column="2" table:row="79" table:table="0"/>
          <office:change-info>
            <dc:creator> </dc:creator>
            <dc:date>2019-12-27T15:53:38.816054527</dc:date>
          </office:change-info>
          <table:previous>
            <table:change-track-table-cell office:value-type="string">
              <text:p>phqfjomsrs</text:p>
            </table:change-track-table-cell>
          </table:previous>
        </table:cell-content-change>
        <table:cell-content-change table:id="ct78">
          <table:cell-address table:column="2" table:row="80" table:table="0"/>
          <office:change-info>
            <dc:creator> </dc:creator>
            <dc:date>2019-12-27T15:53:38.816058669</dc:date>
          </office:change-info>
          <table:previous>
            <table:change-track-table-cell office:value-type="string">
              <text:p>njyplrbpha</text:p>
            </table:change-track-table-cell>
          </table:previous>
        </table:cell-content-change>
        <table:cell-content-change table:id="ct79">
          <table:cell-address table:column="2" table:row="81" table:table="0"/>
          <office:change-info>
            <dc:creator> </dc:creator>
            <dc:date>2019-12-27T15:53:38.816061973</dc:date>
          </office:change-info>
          <table:previous>
            <table:change-track-table-cell office:value-type="string">
              <text:p>fpfjpeauoa</text:p>
            </table:change-track-table-cell>
          </table:previous>
        </table:cell-content-change>
        <table:cell-content-change table:id="ct80">
          <table:cell-address table:column="2" table:row="82" table:table="0"/>
          <office:change-info>
            <dc:creator> </dc:creator>
            <dc:date>2019-12-27T15:53:38.816065362</dc:date>
          </office:change-info>
          <table:previous>
            <table:change-track-table-cell office:value-type="string">
              <text:p>jfsghbygrh</text:p>
            </table:change-track-table-cell>
          </table:previous>
        </table:cell-content-change>
        <table:cell-content-change table:id="ct81">
          <table:cell-address table:column="2" table:row="83" table:table="0"/>
          <office:change-info>
            <dc:creator> </dc:creator>
            <dc:date>2019-12-27T15:53:38.816068910</dc:date>
          </office:change-info>
          <table:previous>
            <table:change-track-table-cell office:value-type="string">
              <text:p>weehanvvzw</text:p>
            </table:change-track-table-cell>
          </table:previous>
        </table:cell-content-change>
        <table:cell-content-change table:id="ct82">
          <table:cell-address table:column="2" table:row="84" table:table="0"/>
          <office:change-info>
            <dc:creator> </dc:creator>
            <dc:date>2019-12-27T15:53:38.816072851</dc:date>
          </office:change-info>
          <table:previous>
            <table:change-track-table-cell office:value-type="string">
              <text:p>pbqztrzrpo</text:p>
            </table:change-track-table-cell>
          </table:previous>
        </table:cell-content-change>
        <table:cell-content-change table:id="ct83">
          <table:cell-address table:column="2" table:row="85" table:table="0"/>
          <office:change-info>
            <dc:creator> </dc:creator>
            <dc:date>2019-12-27T15:53:38.816076809</dc:date>
          </office:change-info>
          <table:previous>
            <table:change-track-table-cell office:value-type="string">
              <text:p>sbaosvfgjv</text:p>
            </table:change-track-table-cell>
          </table:previous>
        </table:cell-content-change>
        <table:cell-content-change table:id="ct84">
          <table:cell-address table:column="2" table:row="86" table:table="0"/>
          <office:change-info>
            <dc:creator> </dc:creator>
            <dc:date>2019-12-27T15:53:38.816080296</dc:date>
          </office:change-info>
          <table:previous>
            <table:change-track-table-cell office:value-type="string">
              <text:p>modyrqulrk</text:p>
            </table:change-track-table-cell>
          </table:previous>
        </table:cell-content-change>
        <table:cell-content-change table:id="ct85">
          <table:cell-address table:column="2" table:row="87" table:table="0"/>
          <office:change-info>
            <dc:creator> </dc:creator>
            <dc:date>2019-12-27T15:53:38.816084098</dc:date>
          </office:change-info>
          <table:previous>
            <table:change-track-table-cell office:value-type="string">
              <text:p>glrffcutve</text:p>
            </table:change-track-table-cell>
          </table:previous>
        </table:cell-content-change>
        <table:cell-content-change table:id="ct86">
          <table:cell-address table:column="2" table:row="88" table:table="0"/>
          <office:change-info>
            <dc:creator> </dc:creator>
            <dc:date>2019-12-27T15:53:38.816087905</dc:date>
          </office:change-info>
          <table:previous>
            <table:change-track-table-cell office:value-type="string">
              <text:p>skxhzdpgpx</text:p>
            </table:change-track-table-cell>
          </table:previous>
        </table:cell-content-change>
        <table:cell-content-change table:id="ct87">
          <table:cell-address table:column="2" table:row="89" table:table="0"/>
          <office:change-info>
            <dc:creator> </dc:creator>
            <dc:date>2019-12-27T15:53:38.816091533</dc:date>
          </office:change-info>
          <table:previous>
            <table:change-track-table-cell office:value-type="string">
              <text:p>dwcdspzxay</text:p>
            </table:change-track-table-cell>
          </table:previous>
        </table:cell-content-change>
        <table:cell-content-change table:id="ct88">
          <table:cell-address table:column="2" table:row="90" table:table="0"/>
          <office:change-info>
            <dc:creator> </dc:creator>
            <dc:date>2019-12-27T15:53:38.816095080</dc:date>
          </office:change-info>
          <table:previous>
            <table:change-track-table-cell office:value-type="string">
              <text:p>fgqpuhuvkz</text:p>
            </table:change-track-table-cell>
          </table:previous>
        </table:cell-content-change>
        <table:cell-content-change table:id="ct89">
          <table:cell-address table:column="2" table:row="91" table:table="0"/>
          <office:change-info>
            <dc:creator> </dc:creator>
            <dc:date>2019-12-27T15:53:38.816099751</dc:date>
          </office:change-info>
          <table:previous>
            <table:change-track-table-cell office:value-type="string">
              <text:p>uaanovggkm</text:p>
            </table:change-track-table-cell>
          </table:previous>
        </table:cell-content-change>
        <table:cell-content-change table:id="ct90">
          <table:cell-address table:column="2" table:row="92" table:table="0"/>
          <office:change-info>
            <dc:creator> </dc:creator>
            <dc:date>2019-12-27T15:53:38.816103393</dc:date>
          </office:change-info>
          <table:previous>
            <table:change-track-table-cell office:value-type="string">
              <text:p>unynlqbspd</text:p>
            </table:change-track-table-cell>
          </table:previous>
        </table:cell-content-change>
        <table:cell-content-change table:id="ct91">
          <table:cell-address table:column="2" table:row="93" table:table="0"/>
          <office:change-info>
            <dc:creator> </dc:creator>
            <dc:date>2019-12-27T15:53:38.816106862</dc:date>
          </office:change-info>
          <table:previous>
            <table:change-track-table-cell office:value-type="string">
              <text:p>nzdbqgyhbb</text:p>
            </table:change-track-table-cell>
          </table:previous>
        </table:cell-content-change>
        <table:cell-content-change table:id="ct92">
          <table:cell-address table:column="2" table:row="94" table:table="0"/>
          <office:change-info>
            <dc:creator> </dc:creator>
            <dc:date>2019-12-27T15:53:38.816110007</dc:date>
          </office:change-info>
          <table:previous>
            <table:change-track-table-cell office:value-type="string">
              <text:p>bnklzywywm</text:p>
            </table:change-track-table-cell>
          </table:previous>
        </table:cell-content-change>
        <table:cell-content-change table:id="ct93">
          <table:cell-address table:column="2" table:row="95" table:table="0"/>
          <office:change-info>
            <dc:creator> </dc:creator>
            <dc:date>2019-12-27T15:53:38.816113815</dc:date>
          </office:change-info>
          <table:previous>
            <table:change-track-table-cell office:value-type="string">
              <text:p>tszhjwxkdv</text:p>
            </table:change-track-table-cell>
          </table:previous>
        </table:cell-content-change>
        <table:cell-content-change table:id="ct94">
          <table:cell-address table:column="2" table:row="96" table:table="0"/>
          <office:change-info>
            <dc:creator> </dc:creator>
            <dc:date>2019-12-27T15:53:38.816119749</dc:date>
          </office:change-info>
          <table:previous>
            <table:change-track-table-cell office:value-type="string">
              <text:p>aiadjeolvi</text:p>
            </table:change-track-table-cell>
          </table:previous>
        </table:cell-content-change>
        <table:cell-content-change table:id="ct95">
          <table:cell-address table:column="2" table:row="97" table:table="0"/>
          <office:change-info>
            <dc:creator> </dc:creator>
            <dc:date>2019-12-27T15:53:38.816126111</dc:date>
          </office:change-info>
          <table:previous>
            <table:change-track-table-cell office:value-type="string">
              <text:p>kzkvfmivkh</text:p>
            </table:change-track-table-cell>
          </table:previous>
        </table:cell-content-change>
        <table:cell-content-change table:id="ct96">
          <table:cell-address table:column="2" table:row="98" table:table="0"/>
          <office:change-info>
            <dc:creator> </dc:creator>
            <dc:date>2019-12-27T15:53:38.816131386</dc:date>
          </office:change-info>
          <table:previous>
            <table:change-track-table-cell office:value-type="string">
              <text:p>rocgwaykny</text:p>
            </table:change-track-table-cell>
          </table:previous>
        </table:cell-content-change>
        <table:cell-content-change table:id="ct97">
          <table:cell-address table:column="2" table:row="99" table:table="0"/>
          <office:change-info>
            <dc:creator> </dc:creator>
            <dc:date>2019-12-27T15:53:38.816135603</dc:date>
          </office:change-info>
          <table:previous>
            <table:change-track-table-cell office:value-type="string">
              <text:p>yaffzfsxjg</text:p>
            </table:change-track-table-cell>
          </table:previous>
        </table:cell-content-change>
        <table:cell-content-change table:id="ct98">
          <table:cell-address table:column="2" table:row="100" table:table="0"/>
          <office:change-info>
            <dc:creator> </dc:creator>
            <dc:date>2019-12-27T15:53:38.816139665</dc:date>
          </office:change-info>
          <table:previous>
            <table:change-track-table-cell office:value-type="string">
              <text:p>osafkgilvk</text:p>
            </table:change-track-table-cell>
          </table:previous>
        </table:cell-content-change>
        <table:cell-content-change table:id="ct99">
          <table:cell-address table:column="2" table:row="101" table:table="0"/>
          <office:change-info>
            <dc:creator> </dc:creator>
            <dc:date>2019-12-27T15:53:38.816143307</dc:date>
          </office:change-info>
          <table:previous>
            <table:change-track-table-cell office:value-type="string">
              <text:p>louogrenuc</text:p>
            </table:change-track-table-cell>
          </table:previous>
        </table:cell-content-change>
        <table:cell-content-change table:id="ct100">
          <table:cell-address table:column="2" table:row="102" table:table="0"/>
          <office:change-info>
            <dc:creator> </dc:creator>
            <dc:date>2019-12-27T15:53:38.816146993</dc:date>
          </office:change-info>
          <table:previous>
            <table:change-track-table-cell office:value-type="string">
              <text:p>hipunhyzej</text:p>
            </table:change-track-table-cell>
          </table:previous>
        </table:cell-content-change>
        <table:cell-content-change table:id="ct101">
          <table:cell-address table:column="2" table:row="103" table:table="0"/>
          <office:change-info>
            <dc:creator> </dc:creator>
            <dc:date>2019-12-27T15:53:38.816150503</dc:date>
          </office:change-info>
          <table:previous>
            <table:change-track-table-cell office:value-type="string">
              <text:p>dzfdqfyxbd</text:p>
            </table:change-track-table-cell>
          </table:previous>
        </table:cell-content-change>
        <table:cell-content-change table:id="ct102">
          <table:cell-address table:column="2" table:row="104" table:table="0"/>
          <office:change-info>
            <dc:creator> </dc:creator>
            <dc:date>2019-12-27T15:53:38.816154140</dc:date>
          </office:change-info>
          <table:previous>
            <table:change-track-table-cell office:value-type="string">
              <text:p>ouwjccyvmj</text:p>
            </table:change-track-table-cell>
          </table:previous>
        </table:cell-content-change>
        <table:cell-content-change table:id="ct103">
          <table:cell-address table:column="2" table:row="105" table:table="0"/>
          <office:change-info>
            <dc:creator> </dc:creator>
            <dc:date>2019-12-27T15:53:38.816157438</dc:date>
          </office:change-info>
          <table:previous>
            <table:change-track-table-cell office:value-type="string">
              <text:p>dedcrmdcmv</text:p>
            </table:change-track-table-cell>
          </table:previous>
        </table:cell-content-change>
        <table:cell-content-change table:id="ct104">
          <table:cell-address table:column="2" table:row="106" table:table="0"/>
          <office:change-info>
            <dc:creator> </dc:creator>
            <dc:date>2019-12-27T15:53:38.816161036</dc:date>
          </office:change-info>
          <table:previous>
            <table:change-track-table-cell office:value-type="string">
              <text:p>wzsgvnxqbt</text:p>
            </table:change-track-table-cell>
          </table:previous>
        </table:cell-content-change>
        <table:cell-content-change table:id="ct105">
          <table:cell-address table:column="2" table:row="107" table:table="0"/>
          <office:change-info>
            <dc:creator> </dc:creator>
            <dc:date>2019-12-27T15:53:38.816164554</dc:date>
          </office:change-info>
          <table:previous>
            <table:change-track-table-cell office:value-type="string">
              <text:p>gospurbykz</text:p>
            </table:change-track-table-cell>
          </table:previous>
        </table:cell-content-change>
        <table:cell-content-change table:id="ct106">
          <table:cell-address table:column="2" table:row="108" table:table="0"/>
          <office:change-info>
            <dc:creator> </dc:creator>
            <dc:date>2019-12-27T15:53:38.816168952</dc:date>
          </office:change-info>
          <table:previous>
            <table:change-track-table-cell office:value-type="string">
              <text:p>ouoevzxuru</text:p>
            </table:change-track-table-cell>
          </table:previous>
        </table:cell-content-change>
        <table:cell-content-change table:id="ct107">
          <table:cell-address table:column="2" table:row="109" table:table="0"/>
          <office:change-info>
            <dc:creator> </dc:creator>
            <dc:date>2019-12-27T15:53:38.816172441</dc:date>
          </office:change-info>
          <table:previous>
            <table:change-track-table-cell office:value-type="string">
              <text:p>zxirjzrhkn</text:p>
            </table:change-track-table-cell>
          </table:previous>
        </table:cell-content-change>
        <table:cell-content-change table:id="ct108">
          <table:cell-address table:column="2" table:row="110" table:table="0"/>
          <office:change-info>
            <dc:creator> </dc:creator>
            <dc:date>2019-12-27T15:53:38.816176190</dc:date>
          </office:change-info>
          <table:previous>
            <table:change-track-table-cell office:value-type="string">
              <text:p>tnvgdosldq</text:p>
            </table:change-track-table-cell>
          </table:previous>
        </table:cell-content-change>
        <table:cell-content-change table:id="ct109">
          <table:cell-address table:column="2" table:row="111" table:table="0"/>
          <office:change-info>
            <dc:creator> </dc:creator>
            <dc:date>2019-12-27T15:53:38.816179501</dc:date>
          </office:change-info>
          <table:previous>
            <table:change-track-table-cell office:value-type="string">
              <text:p>dcwspufies</text:p>
            </table:change-track-table-cell>
          </table:previous>
        </table:cell-content-change>
        <table:cell-content-change table:id="ct110">
          <table:cell-address table:column="2" table:row="112" table:table="0"/>
          <office:change-info>
            <dc:creator> </dc:creator>
            <dc:date>2019-12-27T15:53:38.816182835</dc:date>
          </office:change-info>
          <table:previous>
            <table:change-track-table-cell office:value-type="string">
              <text:p>qruvxjkhnt</text:p>
            </table:change-track-table-cell>
          </table:previous>
        </table:cell-content-change>
        <table:cell-content-change table:id="ct111">
          <table:cell-address table:column="2" table:row="113" table:table="0"/>
          <office:change-info>
            <dc:creator> </dc:creator>
            <dc:date>2019-12-27T15:53:38.816186444</dc:date>
          </office:change-info>
          <table:previous>
            <table:change-track-table-cell office:value-type="string">
              <text:p>tfjfkwiknv</text:p>
            </table:change-track-table-cell>
          </table:previous>
        </table:cell-content-change>
        <table:cell-content-change table:id="ct112">
          <table:cell-address table:column="2" table:row="114" table:table="0"/>
          <office:change-info>
            <dc:creator> </dc:creator>
            <dc:date>2019-12-27T15:53:38.816189821</dc:date>
          </office:change-info>
          <table:previous>
            <table:change-track-table-cell office:value-type="string">
              <text:p>dxtpnfhaqt</text:p>
            </table:change-track-table-cell>
          </table:previous>
        </table:cell-content-change>
        <table:cell-content-change table:id="ct113">
          <table:cell-address table:column="2" table:row="115" table:table="0"/>
          <office:change-info>
            <dc:creator> </dc:creator>
            <dc:date>2019-12-27T15:53:38.816192910</dc:date>
          </office:change-info>
          <table:previous>
            <table:change-track-table-cell office:value-type="string">
              <text:p>jfkjaabbmo</text:p>
            </table:change-track-table-cell>
          </table:previous>
        </table:cell-content-change>
        <table:cell-content-change table:id="ct114">
          <table:cell-address table:column="2" table:row="116" table:table="0"/>
          <office:change-info>
            <dc:creator> </dc:creator>
            <dc:date>2019-12-27T15:53:38.816196085</dc:date>
          </office:change-info>
          <table:previous>
            <table:change-track-table-cell office:value-type="string">
              <text:p>vwjsxkufwc</text:p>
            </table:change-track-table-cell>
          </table:previous>
        </table:cell-content-change>
        <table:cell-content-change table:id="ct115">
          <table:cell-address table:column="2" table:row="117" table:table="0"/>
          <office:change-info>
            <dc:creator> </dc:creator>
            <dc:date>2019-12-27T15:53:38.816199448</dc:date>
          </office:change-info>
          <table:previous>
            <table:change-track-table-cell office:value-type="string">
              <text:p>huduxgytec</text:p>
            </table:change-track-table-cell>
          </table:previous>
        </table:cell-content-change>
        <table:cell-content-change table:id="ct116">
          <table:cell-address table:column="2" table:row="118" table:table="0"/>
          <office:change-info>
            <dc:creator> </dc:creator>
            <dc:date>2019-12-27T15:53:38.816203014</dc:date>
          </office:change-info>
          <table:previous>
            <table:change-track-table-cell office:value-type="string">
              <text:p>osvbpldzha</text:p>
            </table:change-track-table-cell>
          </table:previous>
        </table:cell-content-change>
        <table:cell-content-change table:id="ct117">
          <table:cell-address table:column="2" table:row="119" table:table="0"/>
          <office:change-info>
            <dc:creator> </dc:creator>
            <dc:date>2019-12-27T15:53:38.816206414</dc:date>
          </office:change-info>
          <table:previous>
            <table:change-track-table-cell office:value-type="string">
              <text:p>yupfwjguos</text:p>
            </table:change-track-table-cell>
          </table:previous>
        </table:cell-content-change>
        <table:cell-content-change table:id="ct118">
          <table:cell-address table:column="2" table:row="120" table:table="0"/>
          <office:change-info>
            <dc:creator> </dc:creator>
            <dc:date>2019-12-27T15:53:38.816209687</dc:date>
          </office:change-info>
          <table:previous>
            <table:change-track-table-cell office:value-type="string">
              <text:p>fzxbpdrfro</text:p>
            </table:change-track-table-cell>
          </table:previous>
        </table:cell-content-change>
        <table:cell-content-change table:id="ct119">
          <table:cell-address table:column="2" table:row="121" table:table="0"/>
          <office:change-info>
            <dc:creator> </dc:creator>
            <dc:date>2019-12-27T15:53:38.816213108</dc:date>
          </office:change-info>
          <table:previous>
            <table:change-track-table-cell office:value-type="string">
              <text:p>qutqxqnjgj</text:p>
            </table:change-track-table-cell>
          </table:previous>
        </table:cell-content-change>
        <table:cell-content-change table:id="ct120">
          <table:cell-address table:column="2" table:row="122" table:table="0"/>
          <office:change-info>
            <dc:creator> </dc:creator>
            <dc:date>2019-12-27T15:53:38.816216257</dc:date>
          </office:change-info>
          <table:previous>
            <table:change-track-table-cell office:value-type="string">
              <text:p>fjsifaubzn</text:p>
            </table:change-track-table-cell>
          </table:previous>
        </table:cell-content-change>
        <table:cell-content-change table:id="ct121">
          <table:cell-address table:column="2" table:row="123" table:table="0"/>
          <office:change-info>
            <dc:creator> </dc:creator>
            <dc:date>2019-12-27T15:53:38.816219621</dc:date>
          </office:change-info>
          <table:previous>
            <table:change-track-table-cell office:value-type="string">
              <text:p>oouwxnjhlc</text:p>
            </table:change-track-table-cell>
          </table:previous>
        </table:cell-content-change>
        <table:cell-content-change table:id="ct122">
          <table:cell-address table:column="2" table:row="124" table:table="0"/>
          <office:change-info>
            <dc:creator> </dc:creator>
            <dc:date>2019-12-27T15:53:38.816222801</dc:date>
          </office:change-info>
          <table:previous>
            <table:change-track-table-cell office:value-type="string">
              <text:p>dvyzmazxuz</text:p>
            </table:change-track-table-cell>
          </table:previous>
        </table:cell-content-change>
        <table:cell-content-change table:id="ct123">
          <table:cell-address table:column="2" table:row="125" table:table="0"/>
          <office:change-info>
            <dc:creator> </dc:creator>
            <dc:date>2019-12-27T15:53:38.816226188</dc:date>
          </office:change-info>
          <table:previous>
            <table:change-track-table-cell office:value-type="string">
              <text:p>qozswtidkq</text:p>
            </table:change-track-table-cell>
          </table:previous>
        </table:cell-content-change>
        <table:cell-content-change table:id="ct124">
          <table:cell-address table:column="2" table:row="126" table:table="0"/>
          <office:change-info>
            <dc:creator> </dc:creator>
            <dc:date>2019-12-27T15:53:38.816229628</dc:date>
          </office:change-info>
          <table:previous>
            <table:change-track-table-cell office:value-type="string">
              <text:p>vkbmolasbd</text:p>
            </table:change-track-table-cell>
          </table:previous>
        </table:cell-content-change>
        <table:cell-content-change table:id="ct125">
          <table:cell-address table:column="2" table:row="127" table:table="0"/>
          <office:change-info>
            <dc:creator> </dc:creator>
            <dc:date>2019-12-27T15:53:38.816233180</dc:date>
          </office:change-info>
          <table:previous>
            <table:change-track-table-cell office:value-type="string">
              <text:p>qzocdrdafi</text:p>
            </table:change-track-table-cell>
          </table:previous>
        </table:cell-content-change>
        <table:cell-content-change table:id="ct126">
          <table:cell-address table:column="2" table:row="128" table:table="0"/>
          <office:change-info>
            <dc:creator> </dc:creator>
            <dc:date>2019-12-27T15:53:38.816236613</dc:date>
          </office:change-info>
          <table:previous>
            <table:change-track-table-cell office:value-type="string">
              <text:p>mkfvotbcwg</text:p>
            </table:change-track-table-cell>
          </table:previous>
        </table:cell-content-change>
        <table:cell-content-change table:id="ct127">
          <table:cell-address table:column="2" table:row="129" table:table="0"/>
          <office:change-info>
            <dc:creator> </dc:creator>
            <dc:date>2019-12-27T15:53:38.816239988</dc:date>
          </office:change-info>
          <table:previous>
            <table:change-track-table-cell office:value-type="string">
              <text:p>lyvmijhyit</text:p>
            </table:change-track-table-cell>
          </table:previous>
        </table:cell-content-change>
        <table:cell-content-change table:id="ct128">
          <table:cell-address table:column="2" table:row="130" table:table="0"/>
          <office:change-info>
            <dc:creator> </dc:creator>
            <dc:date>2019-12-27T15:53:38.816242538</dc:date>
          </office:change-info>
          <table:previous>
            <table:change-track-table-cell office:value-type="string">
              <text:p>woxhppgpnw</text:p>
            </table:change-track-table-cell>
          </table:previous>
        </table:cell-content-change>
        <table:cell-content-change table:id="ct129">
          <table:cell-address table:column="2" table:row="131" table:table="0"/>
          <office:change-info>
            <dc:creator> </dc:creator>
            <dc:date>2019-12-27T15:53:38.816245271</dc:date>
          </office:change-info>
          <table:previous>
            <table:change-track-table-cell office:value-type="string">
              <text:p>oycleomgaf</text:p>
            </table:change-track-table-cell>
          </table:previous>
        </table:cell-content-change>
        <table:cell-content-change table:id="ct130">
          <table:cell-address table:column="2" table:row="132" table:table="0"/>
          <office:change-info>
            <dc:creator> </dc:creator>
            <dc:date>2019-12-27T15:53:38.816248151</dc:date>
          </office:change-info>
          <table:previous>
            <table:change-track-table-cell office:value-type="string">
              <text:p>bupylmhkdg</text:p>
            </table:change-track-table-cell>
          </table:previous>
        </table:cell-content-change>
        <table:cell-content-change table:id="ct131">
          <table:cell-address table:column="2" table:row="133" table:table="0"/>
          <office:change-info>
            <dc:creator> </dc:creator>
            <dc:date>2019-12-27T15:53:38.816251256</dc:date>
          </office:change-info>
          <table:previous>
            <table:change-track-table-cell office:value-type="string">
              <text:p>lldsbhsgir</text:p>
            </table:change-track-table-cell>
          </table:previous>
        </table:cell-content-change>
        <table:cell-content-change table:id="ct132">
          <table:cell-address table:column="2" table:row="134" table:table="0"/>
          <office:change-info>
            <dc:creator> </dc:creator>
            <dc:date>2019-12-27T15:53:38.816253929</dc:date>
          </office:change-info>
          <table:previous>
            <table:change-track-table-cell office:value-type="string">
              <text:p>pbcrqfoezk</text:p>
            </table:change-track-table-cell>
          </table:previous>
        </table:cell-content-change>
        <table:cell-content-change table:id="ct133">
          <table:cell-address table:column="2" table:row="135" table:table="0"/>
          <office:change-info>
            <dc:creator> </dc:creator>
            <dc:date>2019-12-27T15:53:38.816256769</dc:date>
          </office:change-info>
          <table:previous>
            <table:change-track-table-cell office:value-type="string">
              <text:p>smrjrktdrw</text:p>
            </table:change-track-table-cell>
          </table:previous>
        </table:cell-content-change>
        <table:cell-content-change table:id="ct134">
          <table:cell-address table:column="2" table:row="136" table:table="0"/>
          <office:change-info>
            <dc:creator> </dc:creator>
            <dc:date>2019-12-27T15:53:38.816259427</dc:date>
          </office:change-info>
          <table:previous>
            <table:change-track-table-cell office:value-type="string">
              <text:p>xvqqfeytsh</text:p>
            </table:change-track-table-cell>
          </table:previous>
        </table:cell-content-change>
        <table:cell-content-change table:id="ct135">
          <table:cell-address table:column="2" table:row="137" table:table="0"/>
          <office:change-info>
            <dc:creator> </dc:creator>
            <dc:date>2019-12-27T15:53:38.816261771</dc:date>
          </office:change-info>
          <table:previous>
            <table:change-track-table-cell office:value-type="string">
              <text:p>scuiysapni</text:p>
            </table:change-track-table-cell>
          </table:previous>
        </table:cell-content-change>
        <table:cell-content-change table:id="ct136">
          <table:cell-address table:column="2" table:row="138" table:table="0"/>
          <office:change-info>
            <dc:creator> </dc:creator>
            <dc:date>2019-12-27T15:53:38.816264218</dc:date>
          </office:change-info>
          <table:previous>
            <table:change-track-table-cell office:value-type="string">
              <text:p>ukzpxlwyra</text:p>
            </table:change-track-table-cell>
          </table:previous>
        </table:cell-content-change>
        <table:cell-content-change table:id="ct137">
          <table:cell-address table:column="2" table:row="139" table:table="0"/>
          <office:change-info>
            <dc:creator> </dc:creator>
            <dc:date>2019-12-27T15:53:38.816266744</dc:date>
          </office:change-info>
          <table:previous>
            <table:change-track-table-cell office:value-type="string">
              <text:p>yhwqmsfxwq</text:p>
            </table:change-track-table-cell>
          </table:previous>
        </table:cell-content-change>
        <table:cell-content-change table:id="ct138">
          <table:cell-address table:column="2" table:row="140" table:table="0"/>
          <office:change-info>
            <dc:creator> </dc:creator>
            <dc:date>2019-12-27T15:53:38.816269157</dc:date>
          </office:change-info>
          <table:previous>
            <table:change-track-table-cell office:value-type="string">
              <text:p>qbrfnlmmyb</text:p>
            </table:change-track-table-cell>
          </table:previous>
        </table:cell-content-change>
        <table:cell-content-change table:id="ct139">
          <table:cell-address table:column="2" table:row="141" table:table="0"/>
          <office:change-info>
            <dc:creator> </dc:creator>
            <dc:date>2019-12-27T15:53:38.816271800</dc:date>
          </office:change-info>
          <table:previous>
            <table:change-track-table-cell office:value-type="string">
              <text:p>eitucrojbb</text:p>
            </table:change-track-table-cell>
          </table:previous>
        </table:cell-content-change>
        <table:cell-content-change table:id="ct140">
          <table:cell-address table:column="2" table:row="142" table:table="0"/>
          <office:change-info>
            <dc:creator> </dc:creator>
            <dc:date>2019-12-27T15:53:38.816274336</dc:date>
          </office:change-info>
          <table:previous>
            <table:change-track-table-cell office:value-type="string">
              <text:p>mmbcyfxjxb</text:p>
            </table:change-track-table-cell>
          </table:previous>
        </table:cell-content-change>
        <table:cell-content-change table:id="ct141">
          <table:cell-address table:column="2" table:row="143" table:table="0"/>
          <office:change-info>
            <dc:creator> </dc:creator>
            <dc:date>2019-12-27T15:53:38.816277166</dc:date>
          </office:change-info>
          <table:previous>
            <table:change-track-table-cell office:value-type="string">
              <text:p>lltxptmcrz</text:p>
            </table:change-track-table-cell>
          </table:previous>
        </table:cell-content-change>
        <table:cell-content-change table:id="ct142">
          <table:cell-address table:column="2" table:row="144" table:table="0"/>
          <office:change-info>
            <dc:creator> </dc:creator>
            <dc:date>2019-12-27T15:53:38.816279911</dc:date>
          </office:change-info>
          <table:previous>
            <table:change-track-table-cell office:value-type="string">
              <text:p>vfeldvwtie</text:p>
            </table:change-track-table-cell>
          </table:previous>
        </table:cell-content-change>
        <table:cell-content-change table:id="ct143">
          <table:cell-address table:column="2" table:row="145" table:table="0"/>
          <office:change-info>
            <dc:creator> </dc:creator>
            <dc:date>2019-12-27T15:53:38.816282807</dc:date>
          </office:change-info>
          <table:previous>
            <table:change-track-table-cell office:value-type="string">
              <text:p>ykycvmbuot</text:p>
            </table:change-track-table-cell>
          </table:previous>
        </table:cell-content-change>
        <table:cell-content-change table:id="ct144">
          <table:cell-address table:column="2" table:row="146" table:table="0"/>
          <office:change-info>
            <dc:creator> </dc:creator>
            <dc:date>2019-12-27T15:53:38.816285676</dc:date>
          </office:change-info>
          <table:previous>
            <table:change-track-table-cell office:value-type="string">
              <text:p>zribldbjoi</text:p>
            </table:change-track-table-cell>
          </table:previous>
        </table:cell-content-change>
        <table:cell-content-change table:id="ct145">
          <table:cell-address table:column="2" table:row="147" table:table="0"/>
          <office:change-info>
            <dc:creator> </dc:creator>
            <dc:date>2019-12-27T15:53:38.816288814</dc:date>
          </office:change-info>
          <table:previous>
            <table:change-track-table-cell office:value-type="string">
              <text:p>hriqnnwvmm</text:p>
            </table:change-track-table-cell>
          </table:previous>
        </table:cell-content-change>
        <table:cell-content-change table:id="ct146">
          <table:cell-address table:column="2" table:row="148" table:table="0"/>
          <office:change-info>
            <dc:creator> </dc:creator>
            <dc:date>2019-12-27T15:53:38.816291636</dc:date>
          </office:change-info>
          <table:previous>
            <table:change-track-table-cell office:value-type="string">
              <text:p>rpiqxrfzab</text:p>
            </table:change-track-table-cell>
          </table:previous>
        </table:cell-content-change>
        <table:cell-content-change table:id="ct147">
          <table:cell-address table:column="2" table:row="149" table:table="0"/>
          <office:change-info>
            <dc:creator> </dc:creator>
            <dc:date>2019-12-27T15:53:38.816294604</dc:date>
          </office:change-info>
          <table:previous>
            <table:change-track-table-cell office:value-type="string">
              <text:p>hkpdemldcf</text:p>
            </table:change-track-table-cell>
          </table:previous>
        </table:cell-content-change>
        <table:cell-content-change table:id="ct148">
          <table:cell-address table:column="2" table:row="150" table:table="0"/>
          <office:change-info>
            <dc:creator> </dc:creator>
            <dc:date>2019-12-27T15:53:38.816297360</dc:date>
          </office:change-info>
          <table:previous>
            <table:change-track-table-cell office:value-type="string">
              <text:p>oapszbrsmo</text:p>
            </table:change-track-table-cell>
          </table:previous>
        </table:cell-content-change>
        <table:cell-content-change table:id="ct149">
          <table:cell-address table:column="2" table:row="151" table:table="0"/>
          <office:change-info>
            <dc:creator> </dc:creator>
            <dc:date>2019-12-27T15:53:38.816300158</dc:date>
          </office:change-info>
          <table:previous>
            <table:change-track-table-cell office:value-type="string">
              <text:p>pwfiskoptw</text:p>
            </table:change-track-table-cell>
          </table:previous>
        </table:cell-content-change>
        <table:cell-content-change table:id="ct150">
          <table:cell-address table:column="2" table:row="152" table:table="0"/>
          <office:change-info>
            <dc:creator> </dc:creator>
            <dc:date>2019-12-27T15:53:38.816303347</dc:date>
          </office:change-info>
          <table:previous>
            <table:change-track-table-cell office:value-type="string">
              <text:p>gyxgwfzxsa</text:p>
            </table:change-track-table-cell>
          </table:previous>
        </table:cell-content-change>
        <table:cell-content-change table:id="ct151">
          <table:cell-address table:column="2" table:row="153" table:table="0"/>
          <office:change-info>
            <dc:creator> </dc:creator>
            <dc:date>2019-12-27T15:53:38.816305950</dc:date>
          </office:change-info>
          <table:previous>
            <table:change-track-table-cell office:value-type="string">
              <text:p>siyugknfcz</text:p>
            </table:change-track-table-cell>
          </table:previous>
        </table:cell-content-change>
        <table:cell-content-change table:id="ct152">
          <table:cell-address table:column="2" table:row="154" table:table="0"/>
          <office:change-info>
            <dc:creator> </dc:creator>
            <dc:date>2019-12-27T15:53:38.816308582</dc:date>
          </office:change-info>
          <table:previous>
            <table:change-track-table-cell office:value-type="string">
              <text:p>kjbpmektlj</text:p>
            </table:change-track-table-cell>
          </table:previous>
        </table:cell-content-change>
        <table:cell-content-change table:id="ct153">
          <table:cell-address table:column="2" table:row="155" table:table="0"/>
          <office:change-info>
            <dc:creator> </dc:creator>
            <dc:date>2019-12-27T15:53:38.816311347</dc:date>
          </office:change-info>
          <table:previous>
            <table:change-track-table-cell office:value-type="string">
              <text:p>dqsgcmapgm</text:p>
            </table:change-track-table-cell>
          </table:previous>
        </table:cell-content-change>
        <table:cell-content-change table:id="ct154">
          <table:cell-address table:column="2" table:row="156" table:table="0"/>
          <office:change-info>
            <dc:creator> </dc:creator>
            <dc:date>2019-12-27T15:53:38.816314021</dc:date>
          </office:change-info>
          <table:previous>
            <table:change-track-table-cell office:value-type="string">
              <text:p>vtjxkykuoc</text:p>
            </table:change-track-table-cell>
          </table:previous>
        </table:cell-content-change>
        <table:cell-content-change table:id="ct155">
          <table:cell-address table:column="2" table:row="157" table:table="0"/>
          <office:change-info>
            <dc:creator> </dc:creator>
            <dc:date>2019-12-27T15:53:38.816316846</dc:date>
          </office:change-info>
          <table:previous>
            <table:change-track-table-cell office:value-type="string">
              <text:p>wwycsxjwbq</text:p>
            </table:change-track-table-cell>
          </table:previous>
        </table:cell-content-change>
        <table:cell-content-change table:id="ct156">
          <table:cell-address table:column="2" table:row="158" table:table="0"/>
          <office:change-info>
            <dc:creator> </dc:creator>
            <dc:date>2019-12-27T15:53:38.816319584</dc:date>
          </office:change-info>
          <table:previous>
            <table:change-track-table-cell office:value-type="string">
              <text:p>gelgwpnrol</text:p>
            </table:change-track-table-cell>
          </table:previous>
        </table:cell-content-change>
        <table:cell-content-change table:id="ct157">
          <table:cell-address table:column="2" table:row="159" table:table="0"/>
          <office:change-info>
            <dc:creator> </dc:creator>
            <dc:date>2019-12-27T15:53:38.816323049</dc:date>
          </office:change-info>
          <table:previous>
            <table:change-track-table-cell office:value-type="string">
              <text:p>shuosvivby</text:p>
            </table:change-track-table-cell>
          </table:previous>
        </table:cell-content-change>
        <table:cell-content-change table:id="ct158">
          <table:cell-address table:column="2" table:row="160" table:table="0"/>
          <office:change-info>
            <dc:creator> </dc:creator>
            <dc:date>2019-12-27T15:53:38.816326076</dc:date>
          </office:change-info>
          <table:previous>
            <table:change-track-table-cell office:value-type="string">
              <text:p>ftuetsqwyg</text:p>
            </table:change-track-table-cell>
          </table:previous>
        </table:cell-content-change>
        <table:cell-content-change table:id="ct159">
          <table:cell-address table:column="2" table:row="161" table:table="0"/>
          <office:change-info>
            <dc:creator> </dc:creator>
            <dc:date>2019-12-27T15:53:38.816329235</dc:date>
          </office:change-info>
          <table:previous>
            <table:change-track-table-cell office:value-type="string">
              <text:p>odbeiebfwc</text:p>
            </table:change-track-table-cell>
          </table:previous>
        </table:cell-content-change>
        <table:cell-content-change table:id="ct160">
          <table:cell-address table:column="2" table:row="162" table:table="0"/>
          <office:change-info>
            <dc:creator> </dc:creator>
            <dc:date>2019-12-27T15:53:38.816332083</dc:date>
          </office:change-info>
          <table:previous>
            <table:change-track-table-cell office:value-type="string">
              <text:p>zztvprxptu</text:p>
            </table:change-track-table-cell>
          </table:previous>
        </table:cell-content-change>
        <table:cell-content-change table:id="ct161">
          <table:cell-address table:column="2" table:row="163" table:table="0"/>
          <office:change-info>
            <dc:creator> </dc:creator>
            <dc:date>2019-12-27T15:53:38.816335033</dc:date>
          </office:change-info>
          <table:previous>
            <table:change-track-table-cell office:value-type="string">
              <text:p>gmygjnfxml</text:p>
            </table:change-track-table-cell>
          </table:previous>
        </table:cell-content-change>
        <table:cell-content-change table:id="ct162">
          <table:cell-address table:column="2" table:row="164" table:table="0"/>
          <office:change-info>
            <dc:creator> </dc:creator>
            <dc:date>2019-12-27T15:53:38.816337767</dc:date>
          </office:change-info>
          <table:previous>
            <table:change-track-table-cell office:value-type="string">
              <text:p>ywxrhruxpt</text:p>
            </table:change-track-table-cell>
          </table:previous>
        </table:cell-content-change>
        <table:cell-content-change table:id="ct163">
          <table:cell-address table:column="2" table:row="165" table:table="0"/>
          <office:change-info>
            <dc:creator> </dc:creator>
            <dc:date>2019-12-27T15:53:38.816340742</dc:date>
          </office:change-info>
          <table:previous>
            <table:change-track-table-cell office:value-type="string">
              <text:p>hvqmvhwxet</text:p>
            </table:change-track-table-cell>
          </table:previous>
        </table:cell-content-change>
        <table:cell-content-change table:id="ct164">
          <table:cell-address table:column="2" table:row="166" table:table="0"/>
          <office:change-info>
            <dc:creator> </dc:creator>
            <dc:date>2019-12-27T15:53:38.816343390</dc:date>
          </office:change-info>
          <table:previous>
            <table:change-track-table-cell office:value-type="string">
              <text:p>bmwrypudfa</text:p>
            </table:change-track-table-cell>
          </table:previous>
        </table:cell-content-change>
        <table:cell-content-change table:id="ct165">
          <table:cell-address table:column="2" table:row="167" table:table="0"/>
          <office:change-info>
            <dc:creator> </dc:creator>
            <dc:date>2019-12-27T15:53:38.816346184</dc:date>
          </office:change-info>
          <table:previous>
            <table:change-track-table-cell office:value-type="string">
              <text:p>pdwnmceygo</text:p>
            </table:change-track-table-cell>
          </table:previous>
        </table:cell-content-change>
        <table:cell-content-change table:id="ct166">
          <table:cell-address table:column="2" table:row="168" table:table="0"/>
          <office:change-info>
            <dc:creator> </dc:creator>
            <dc:date>2019-12-27T15:53:38.816349552</dc:date>
          </office:change-info>
          <table:previous>
            <table:change-track-table-cell office:value-type="string">
              <text:p>yxkawhdzgo</text:p>
            </table:change-track-table-cell>
          </table:previous>
        </table:cell-content-change>
        <table:cell-content-change table:id="ct167">
          <table:cell-address table:column="2" table:row="169" table:table="0"/>
          <office:change-info>
            <dc:creator> </dc:creator>
            <dc:date>2019-12-27T15:53:38.816352468</dc:date>
          </office:change-info>
          <table:previous>
            <table:change-track-table-cell office:value-type="string">
              <text:p>jnrdgqkzba</text:p>
            </table:change-track-table-cell>
          </table:previous>
        </table:cell-content-change>
        <table:cell-content-change table:id="ct168">
          <table:cell-address table:column="2" table:row="170" table:table="0"/>
          <office:change-info>
            <dc:creator> </dc:creator>
            <dc:date>2019-12-27T15:53:38.816355487</dc:date>
          </office:change-info>
          <table:previous>
            <table:change-track-table-cell office:value-type="string">
              <text:p>ohjvfdtwmw</text:p>
            </table:change-track-table-cell>
          </table:previous>
        </table:cell-content-change>
        <table:cell-content-change table:id="ct169">
          <table:cell-address table:column="2" table:row="171" table:table="0"/>
          <office:change-info>
            <dc:creator> </dc:creator>
            <dc:date>2019-12-27T15:53:38.816358458</dc:date>
          </office:change-info>
          <table:previous>
            <table:change-track-table-cell office:value-type="string">
              <text:p>opdqlepgvz</text:p>
            </table:change-track-table-cell>
          </table:previous>
        </table:cell-content-change>
        <table:cell-content-change table:id="ct170">
          <table:cell-address table:column="2" table:row="172" table:table="0"/>
          <office:change-info>
            <dc:creator> </dc:creator>
            <dc:date>2019-12-27T15:53:38.816361372</dc:date>
          </office:change-info>
          <table:previous>
            <table:change-track-table-cell office:value-type="string">
              <text:p>lioufcmdyo</text:p>
            </table:change-track-table-cell>
          </table:previous>
        </table:cell-content-change>
        <table:cell-content-change table:id="ct171">
          <table:cell-address table:column="2" table:row="173" table:table="0"/>
          <office:change-info>
            <dc:creator> </dc:creator>
            <dc:date>2019-12-27T15:53:38.816364401</dc:date>
          </office:change-info>
          <table:previous>
            <table:change-track-table-cell office:value-type="string">
              <text:p>errqhmqncn</text:p>
            </table:change-track-table-cell>
          </table:previous>
        </table:cell-content-change>
        <table:cell-content-change table:id="ct172">
          <table:cell-address table:column="2" table:row="174" table:table="0"/>
          <office:change-info>
            <dc:creator> </dc:creator>
            <dc:date>2019-12-27T15:53:38.816367113</dc:date>
          </office:change-info>
          <table:previous>
            <table:change-track-table-cell office:value-type="string">
              <text:p>nvlkcqhobc</text:p>
            </table:change-track-table-cell>
          </table:previous>
        </table:cell-content-change>
        <table:cell-content-change table:id="ct173">
          <table:cell-address table:column="2" table:row="175" table:table="0"/>
          <office:change-info>
            <dc:creator> </dc:creator>
            <dc:date>2019-12-27T15:53:38.816370154</dc:date>
          </office:change-info>
          <table:previous>
            <table:change-track-table-cell office:value-type="string">
              <text:p>sdtkvbqiyq</text:p>
            </table:change-track-table-cell>
          </table:previous>
        </table:cell-content-change>
        <table:cell-content-change table:id="ct174">
          <table:cell-address table:column="2" table:row="176" table:table="0"/>
          <office:change-info>
            <dc:creator> </dc:creator>
            <dc:date>2019-12-27T15:53:38.816372835</dc:date>
          </office:change-info>
          <table:previous>
            <table:change-track-table-cell office:value-type="string">
              <text:p>uqfidockdm</text:p>
            </table:change-track-table-cell>
          </table:previous>
        </table:cell-content-change>
        <table:cell-content-change table:id="ct175">
          <table:cell-address table:column="2" table:row="177" table:table="0"/>
          <office:change-info>
            <dc:creator> </dc:creator>
            <dc:date>2019-12-27T15:53:38.816375952</dc:date>
          </office:change-info>
          <table:previous>
            <table:change-track-table-cell office:value-type="string">
              <text:p>yxxbhvcycd</text:p>
            </table:change-track-table-cell>
          </table:previous>
        </table:cell-content-change>
        <table:cell-content-change table:id="ct176">
          <table:cell-address table:column="2" table:row="178" table:table="0"/>
          <office:change-info>
            <dc:creator> </dc:creator>
            <dc:date>2019-12-27T15:53:38.816378974</dc:date>
          </office:change-info>
          <table:previous>
            <table:change-track-table-cell office:value-type="string">
              <text:p>bzwfrbjqrg</text:p>
            </table:change-track-table-cell>
          </table:previous>
        </table:cell-content-change>
        <table:cell-content-change table:id="ct177">
          <table:cell-address table:column="2" table:row="179" table:table="0"/>
          <office:change-info>
            <dc:creator> </dc:creator>
            <dc:date>2019-12-27T15:53:38.816382347</dc:date>
          </office:change-info>
          <table:previous>
            <table:change-track-table-cell office:value-type="string">
              <text:p>szfregtaxv</text:p>
            </table:change-track-table-cell>
          </table:previous>
        </table:cell-content-change>
        <table:cell-content-change table:id="ct178">
          <table:cell-address table:column="2" table:row="180" table:table="0"/>
          <office:change-info>
            <dc:creator> </dc:creator>
            <dc:date>2019-12-27T15:53:38.816385436</dc:date>
          </office:change-info>
          <table:previous>
            <table:change-track-table-cell office:value-type="string">
              <text:p>uoaagdeqbs</text:p>
            </table:change-track-table-cell>
          </table:previous>
        </table:cell-content-change>
        <table:cell-content-change table:id="ct179">
          <table:cell-address table:column="2" table:row="181" table:table="0"/>
          <office:change-info>
            <dc:creator> </dc:creator>
            <dc:date>2019-12-27T15:53:38.816388498</dc:date>
          </office:change-info>
          <table:previous>
            <table:change-track-table-cell office:value-type="string">
              <text:p>nzaibydxjl</text:p>
            </table:change-track-table-cell>
          </table:previous>
        </table:cell-content-change>
        <table:cell-content-change table:id="ct180">
          <table:cell-address table:column="2" table:row="182" table:table="0"/>
          <office:change-info>
            <dc:creator> </dc:creator>
            <dc:date>2019-12-27T15:53:38.816391581</dc:date>
          </office:change-info>
          <table:previous>
            <table:change-track-table-cell office:value-type="string">
              <text:p>vgkkmwhims</text:p>
            </table:change-track-table-cell>
          </table:previous>
        </table:cell-content-change>
        <table:cell-content-change table:id="ct181">
          <table:cell-address table:column="2" table:row="183" table:table="0"/>
          <office:change-info>
            <dc:creator> </dc:creator>
            <dc:date>2019-12-27T15:53:38.816394639</dc:date>
          </office:change-info>
          <table:previous>
            <table:change-track-table-cell office:value-type="string">
              <text:p>bzqbnafrqi</text:p>
            </table:change-track-table-cell>
          </table:previous>
        </table:cell-content-change>
        <table:cell-content-change table:id="ct182">
          <table:cell-address table:column="2" table:row="184" table:table="0"/>
          <office:change-info>
            <dc:creator> </dc:creator>
            <dc:date>2019-12-27T15:53:38.816397734</dc:date>
          </office:change-info>
          <table:previous>
            <table:change-track-table-cell office:value-type="string">
              <text:p>uzxhjsiawb</text:p>
            </table:change-track-table-cell>
          </table:previous>
        </table:cell-content-change>
        <table:cell-content-change table:id="ct183">
          <table:cell-address table:column="2" table:row="185" table:table="0"/>
          <office:change-info>
            <dc:creator> </dc:creator>
            <dc:date>2019-12-27T15:53:38.816400965</dc:date>
          </office:change-info>
          <table:previous>
            <table:change-track-table-cell office:value-type="string">
              <text:p>juigjdnatc</text:p>
            </table:change-track-table-cell>
          </table:previous>
        </table:cell-content-change>
        <table:cell-content-change table:id="ct184">
          <table:cell-address table:column="2" table:row="186" table:table="0"/>
          <office:change-info>
            <dc:creator> </dc:creator>
            <dc:date>2019-12-27T15:53:38.816403847</dc:date>
          </office:change-info>
          <table:previous>
            <table:change-track-table-cell office:value-type="string">
              <text:p>vrqjhnkrii</text:p>
            </table:change-track-table-cell>
          </table:previous>
        </table:cell-content-change>
        <table:cell-content-change table:id="ct185">
          <table:cell-address table:column="2" table:row="187" table:table="0"/>
          <office:change-info>
            <dc:creator> </dc:creator>
            <dc:date>2019-12-27T15:53:38.816406920</dc:date>
          </office:change-info>
          <table:previous>
            <table:change-track-table-cell office:value-type="string">
              <text:p>ajdoiutbzc</text:p>
            </table:change-track-table-cell>
          </table:previous>
        </table:cell-content-change>
        <table:cell-content-change table:id="ct186">
          <table:cell-address table:column="2" table:row="188" table:table="0"/>
          <office:change-info>
            <dc:creator> </dc:creator>
            <dc:date>2019-12-27T15:53:38.816411035</dc:date>
          </office:change-info>
          <table:previous>
            <table:change-track-table-cell office:value-type="string">
              <text:p>dwlenzudsn</text:p>
            </table:change-track-table-cell>
          </table:previous>
        </table:cell-content-change>
        <table:cell-content-change table:id="ct187">
          <table:cell-address table:column="2" table:row="189" table:table="0"/>
          <office:change-info>
            <dc:creator> </dc:creator>
            <dc:date>2019-12-27T15:53:38.816414132</dc:date>
          </office:change-info>
          <table:previous>
            <table:change-track-table-cell office:value-type="string">
              <text:p>hvehygnpmg</text:p>
            </table:change-track-table-cell>
          </table:previous>
        </table:cell-content-change>
        <table:cell-content-change table:id="ct188">
          <table:cell-address table:column="2" table:row="190" table:table="0"/>
          <office:change-info>
            <dc:creator> </dc:creator>
            <dc:date>2019-12-27T15:53:38.816417064</dc:date>
          </office:change-info>
          <table:previous>
            <table:change-track-table-cell office:value-type="string">
              <text:p>niqyuvydxv</text:p>
            </table:change-track-table-cell>
          </table:previous>
        </table:cell-content-change>
        <table:cell-content-change table:id="ct189">
          <table:cell-address table:column="2" table:row="191" table:table="0"/>
          <office:change-info>
            <dc:creator> </dc:creator>
            <dc:date>2019-12-27T15:53:38.816420207</dc:date>
          </office:change-info>
          <table:previous>
            <table:change-track-table-cell office:value-type="string">
              <text:p>issyxgwcga</text:p>
            </table:change-track-table-cell>
          </table:previous>
        </table:cell-content-change>
        <table:cell-content-change table:id="ct190">
          <table:cell-address table:column="2" table:row="192" table:table="0"/>
          <office:change-info>
            <dc:creator> </dc:creator>
            <dc:date>2019-12-27T15:53:38.816423393</dc:date>
          </office:change-info>
          <table:previous>
            <table:change-track-table-cell office:value-type="string">
              <text:p>mganguysmb</text:p>
            </table:change-track-table-cell>
          </table:previous>
        </table:cell-content-change>
        <table:cell-content-change table:id="ct191">
          <table:cell-address table:column="2" table:row="193" table:table="0"/>
          <office:change-info>
            <dc:creator> </dc:creator>
            <dc:date>2019-12-27T15:53:38.816426390</dc:date>
          </office:change-info>
          <table:previous>
            <table:change-track-table-cell office:value-type="string">
              <text:p>ccuvovdknq</text:p>
            </table:change-track-table-cell>
          </table:previous>
        </table:cell-content-change>
        <table:cell-content-change table:id="ct192">
          <table:cell-address table:column="2" table:row="194" table:table="0"/>
          <office:change-info>
            <dc:creator> </dc:creator>
            <dc:date>2019-12-27T15:53:38.816429469</dc:date>
          </office:change-info>
          <table:previous>
            <table:change-track-table-cell office:value-type="string">
              <text:p>wxremltzak</text:p>
            </table:change-track-table-cell>
          </table:previous>
        </table:cell-content-change>
        <table:cell-content-change table:id="ct193">
          <table:cell-address table:column="2" table:row="195" table:table="0"/>
          <office:change-info>
            <dc:creator> </dc:creator>
            <dc:date>2019-12-27T15:53:38.816432506</dc:date>
          </office:change-info>
          <table:previous>
            <table:change-track-table-cell office:value-type="string">
              <text:p>jjwtymzynf</text:p>
            </table:change-track-table-cell>
          </table:previous>
        </table:cell-content-change>
        <table:cell-content-change table:id="ct194">
          <table:cell-address table:column="2" table:row="196" table:table="0"/>
          <office:change-info>
            <dc:creator> </dc:creator>
            <dc:date>2019-12-27T15:53:38.816435491</dc:date>
          </office:change-info>
          <table:previous>
            <table:change-track-table-cell office:value-type="string">
              <text:p>tlsmslujyu</text:p>
            </table:change-track-table-cell>
          </table:previous>
        </table:cell-content-change>
        <table:cell-content-change table:id="ct195">
          <table:cell-address table:column="2" table:row="197" table:table="0"/>
          <office:change-info>
            <dc:creator> </dc:creator>
            <dc:date>2019-12-27T15:53:38.816438653</dc:date>
          </office:change-info>
          <table:previous>
            <table:change-track-table-cell office:value-type="string">
              <text:p>lutbvkfdoy</text:p>
            </table:change-track-table-cell>
          </table:previous>
        </table:cell-content-change>
        <table:cell-content-change table:id="ct196">
          <table:cell-address table:column="2" table:row="198" table:table="0"/>
          <office:change-info>
            <dc:creator> </dc:creator>
            <dc:date>2019-12-27T15:53:38.816441871</dc:date>
          </office:change-info>
          <table:previous>
            <table:change-track-table-cell office:value-type="string">
              <text:p>dniicihpsv</text:p>
            </table:change-track-table-cell>
          </table:previous>
        </table:cell-content-change>
        <table:cell-content-change table:id="ct197">
          <table:cell-address table:column="2" table:row="199" table:table="0"/>
          <office:change-info>
            <dc:creator> </dc:creator>
            <dc:date>2019-12-27T15:53:38.816444973</dc:date>
          </office:change-info>
          <table:previous>
            <table:change-track-table-cell office:value-type="string">
              <text:p>dlgrirccdb</text:p>
            </table:change-track-table-cell>
          </table:previous>
        </table:cell-content-change>
        <table:cell-content-change table:id="ct198">
          <table:cell-address table:column="2" table:row="200" table:table="0"/>
          <office:change-info>
            <dc:creator> </dc:creator>
            <dc:date>2019-12-27T15:53:38.816448235</dc:date>
          </office:change-info>
          <table:previous>
            <table:change-track-table-cell office:value-type="string">
              <text:p>izxquqfvyy</text:p>
            </table:change-track-table-cell>
          </table:previous>
        </table:cell-content-change>
        <table:cell-content-change table:id="ct199">
          <table:cell-address table:column="2" table:row="201" table:table="0"/>
          <office:change-info>
            <dc:creator> </dc:creator>
            <dc:date>2019-12-27T15:53:38.816451210</dc:date>
          </office:change-info>
          <table:previous>
            <table:change-track-table-cell office:value-type="string">
              <text:p>sogpqzvkpw</text:p>
            </table:change-track-table-cell>
          </table:previous>
        </table:cell-content-change>
        <table:cell-content-change table:id="ct200">
          <table:cell-address table:column="2" table:row="202" table:table="0"/>
          <office:change-info>
            <dc:creator> </dc:creator>
            <dc:date>2019-12-27T15:53:38.816454239</dc:date>
          </office:change-info>
          <table:previous>
            <table:change-track-table-cell office:value-type="string">
              <text:p>iplsmnlecq</text:p>
            </table:change-track-table-cell>
          </table:previous>
        </table:cell-content-change>
        <table:cell-content-change table:id="ct201">
          <table:cell-address table:column="2" table:row="203" table:table="0"/>
          <office:change-info>
            <dc:creator> </dc:creator>
            <dc:date>2019-12-27T15:53:38.816458018</dc:date>
          </office:change-info>
          <table:previous>
            <table:change-track-table-cell office:value-type="string">
              <text:p>utqhumxklq</text:p>
            </table:change-track-table-cell>
          </table:previous>
        </table:cell-content-change>
        <table:cell-content-change table:id="ct202">
          <table:cell-address table:column="2" table:row="204" table:table="0"/>
          <office:change-info>
            <dc:creator> </dc:creator>
            <dc:date>2019-12-27T15:53:38.816461154</dc:date>
          </office:change-info>
          <table:previous>
            <table:change-track-table-cell office:value-type="string">
              <text:p>kepshglyzg</text:p>
            </table:change-track-table-cell>
          </table:previous>
        </table:cell-content-change>
        <table:cell-content-change table:id="ct203">
          <table:cell-address table:column="2" table:row="205" table:table="0"/>
          <office:change-info>
            <dc:creator> </dc:creator>
            <dc:date>2019-12-27T15:53:38.816464201</dc:date>
          </office:change-info>
          <table:previous>
            <table:change-track-table-cell office:value-type="string">
              <text:p>aywvolyjnn</text:p>
            </table:change-track-table-cell>
          </table:previous>
        </table:cell-content-change>
        <table:cell-content-change table:id="ct204">
          <table:cell-address table:column="2" table:row="206" table:table="0"/>
          <office:change-info>
            <dc:creator> </dc:creator>
            <dc:date>2019-12-27T15:53:38.816467320</dc:date>
          </office:change-info>
          <table:previous>
            <table:change-track-table-cell office:value-type="string">
              <text:p>nuuxadckir</text:p>
            </table:change-track-table-cell>
          </table:previous>
        </table:cell-content-change>
        <table:cell-content-change table:id="ct205">
          <table:cell-address table:column="2" table:row="207" table:table="0"/>
          <office:change-info>
            <dc:creator> </dc:creator>
            <dc:date>2019-12-27T15:53:38.816470328</dc:date>
          </office:change-info>
          <table:previous>
            <table:change-track-table-cell office:value-type="string">
              <text:p>bjtoxgonpr</text:p>
            </table:change-track-table-cell>
          </table:previous>
        </table:cell-content-change>
        <table:cell-content-change table:id="ct206">
          <table:cell-address table:column="2" table:row="208" table:table="0"/>
          <office:change-info>
            <dc:creator> </dc:creator>
            <dc:date>2019-12-27T15:53:38.816473494</dc:date>
          </office:change-info>
          <table:previous>
            <table:change-track-table-cell office:value-type="string">
              <text:p>etyedluuky</text:p>
            </table:change-track-table-cell>
          </table:previous>
        </table:cell-content-change>
        <table:cell-content-change table:id="ct207">
          <table:cell-address table:column="2" table:row="209" table:table="0"/>
          <office:change-info>
            <dc:creator> </dc:creator>
            <dc:date>2019-12-27T15:53:38.816476712</dc:date>
          </office:change-info>
          <table:previous>
            <table:change-track-table-cell office:value-type="string">
              <text:p>hpisgetdau</text:p>
            </table:change-track-table-cell>
          </table:previous>
        </table:cell-content-change>
        <table:cell-content-change table:id="ct208">
          <table:cell-address table:column="2" table:row="210" table:table="0"/>
          <office:change-info>
            <dc:creator> </dc:creator>
            <dc:date>2019-12-27T15:53:38.816479730</dc:date>
          </office:change-info>
          <table:previous>
            <table:change-track-table-cell office:value-type="string">
              <text:p>zexzecknkw</text:p>
            </table:change-track-table-cell>
          </table:previous>
        </table:cell-content-change>
        <table:cell-content-change table:id="ct209">
          <table:cell-address table:column="2" table:row="211" table:table="0"/>
          <office:change-info>
            <dc:creator> </dc:creator>
            <dc:date>2019-12-27T15:53:38.816482995</dc:date>
          </office:change-info>
          <table:previous>
            <table:change-track-table-cell office:value-type="string">
              <text:p>hgbuejghha</text:p>
            </table:change-track-table-cell>
          </table:previous>
        </table:cell-content-change>
        <table:cell-content-change table:id="ct210">
          <table:cell-address table:column="2" table:row="212" table:table="0"/>
          <office:change-info>
            <dc:creator> </dc:creator>
            <dc:date>2019-12-27T15:53:38.816486354</dc:date>
          </office:change-info>
          <table:previous>
            <table:change-track-table-cell office:value-type="string">
              <text:p>trikbaigpp</text:p>
            </table:change-track-table-cell>
          </table:previous>
        </table:cell-content-change>
        <table:cell-content-change table:id="ct211">
          <table:cell-address table:column="2" table:row="213" table:table="0"/>
          <office:change-info>
            <dc:creator> </dc:creator>
            <dc:date>2019-12-27T15:53:38.816489813</dc:date>
          </office:change-info>
          <table:previous>
            <table:change-track-table-cell office:value-type="string">
              <text:p>tlngrpibqh</text:p>
            </table:change-track-table-cell>
          </table:previous>
        </table:cell-content-change>
        <table:cell-content-change table:id="ct212">
          <table:cell-address table:column="2" table:row="214" table:table="0"/>
          <office:change-info>
            <dc:creator> </dc:creator>
            <dc:date>2019-12-27T15:53:38.816492975</dc:date>
          </office:change-info>
          <table:previous>
            <table:change-track-table-cell office:value-type="string">
              <text:p>pfnolrfmyw</text:p>
            </table:change-track-table-cell>
          </table:previous>
        </table:cell-content-change>
        <table:cell-content-change table:id="ct213">
          <table:cell-address table:column="2" table:row="215" table:table="0"/>
          <office:change-info>
            <dc:creator> </dc:creator>
            <dc:date>2019-12-27T15:53:38.816496369</dc:date>
          </office:change-info>
          <table:previous>
            <table:change-track-table-cell office:value-type="string">
              <text:p>zdbgkhwznw</text:p>
            </table:change-track-table-cell>
          </table:previous>
        </table:cell-content-change>
        <table:cell-content-change table:id="ct214">
          <table:cell-address table:column="2" table:row="216" table:table="0"/>
          <office:change-info>
            <dc:creator> </dc:creator>
            <dc:date>2019-12-27T15:53:38.816499893</dc:date>
          </office:change-info>
          <table:previous>
            <table:change-track-table-cell office:value-type="string">
              <text:p>ymzomgsrmv</text:p>
            </table:change-track-table-cell>
          </table:previous>
        </table:cell-content-change>
        <table:cell-content-change table:id="ct215">
          <table:cell-address table:column="2" table:row="217" table:table="0"/>
          <office:change-info>
            <dc:creator> </dc:creator>
            <dc:date>2019-12-27T15:53:38.816502989</dc:date>
          </office:change-info>
          <table:previous>
            <table:change-track-table-cell office:value-type="string">
              <text:p>rcgjnjfohd</text:p>
            </table:change-track-table-cell>
          </table:previous>
        </table:cell-content-change>
        <table:cell-content-change table:id="ct216">
          <table:cell-address table:column="2" table:row="218" table:table="0"/>
          <office:change-info>
            <dc:creator> </dc:creator>
            <dc:date>2019-12-27T15:53:38.816506088</dc:date>
          </office:change-info>
          <table:previous>
            <table:change-track-table-cell office:value-type="string">
              <text:p>nkgxtcmybc</text:p>
            </table:change-track-table-cell>
          </table:previous>
        </table:cell-content-change>
        <table:cell-content-change table:id="ct217">
          <table:cell-address table:column="2" table:row="219" table:table="0"/>
          <office:change-info>
            <dc:creator> </dc:creator>
            <dc:date>2019-12-27T15:53:38.816509216</dc:date>
          </office:change-info>
          <table:previous>
            <table:change-track-table-cell office:value-type="string">
              <text:p>zmvksxvxqg</text:p>
            </table:change-track-table-cell>
          </table:previous>
        </table:cell-content-change>
        <table:cell-content-change table:id="ct218">
          <table:cell-address table:column="2" table:row="220" table:table="0"/>
          <office:change-info>
            <dc:creator> </dc:creator>
            <dc:date>2019-12-27T15:53:38.816512360</dc:date>
          </office:change-info>
          <table:previous>
            <table:change-track-table-cell office:value-type="string">
              <text:p>afjbucbkhs</text:p>
            </table:change-track-table-cell>
          </table:previous>
        </table:cell-content-change>
        <table:cell-content-change table:id="ct219">
          <table:cell-address table:column="2" table:row="221" table:table="0"/>
          <office:change-info>
            <dc:creator> </dc:creator>
            <dc:date>2019-12-27T15:53:38.816515552</dc:date>
          </office:change-info>
          <table:previous>
            <table:change-track-table-cell office:value-type="string">
              <text:p>qwnlrygsjk</text:p>
            </table:change-track-table-cell>
          </table:previous>
        </table:cell-content-change>
        <table:cell-content-change table:id="ct220">
          <table:cell-address table:column="2" table:row="222" table:table="0"/>
          <office:change-info>
            <dc:creator> </dc:creator>
            <dc:date>2019-12-27T15:53:38.816519406</dc:date>
          </office:change-info>
          <table:previous>
            <table:change-track-table-cell office:value-type="string">
              <text:p>nwjhlcxqpn</text:p>
            </table:change-track-table-cell>
          </table:previous>
        </table:cell-content-change>
        <table:cell-content-change table:id="ct221">
          <table:cell-address table:column="2" table:row="223" table:table="0"/>
          <office:change-info>
            <dc:creator> </dc:creator>
            <dc:date>2019-12-27T15:53:38.816522944</dc:date>
          </office:change-info>
          <table:previous>
            <table:change-track-table-cell office:value-type="string">
              <text:p>xkyuyqysnl</text:p>
            </table:change-track-table-cell>
          </table:previous>
        </table:cell-content-change>
        <table:cell-content-change table:id="ct222">
          <table:cell-address table:column="2" table:row="224" table:table="0"/>
          <office:change-info>
            <dc:creator> </dc:creator>
            <dc:date>2019-12-27T15:53:38.816526618</dc:date>
          </office:change-info>
          <table:previous>
            <table:change-track-table-cell office:value-type="string">
              <text:p>vjcuouxwvy</text:p>
            </table:change-track-table-cell>
          </table:previous>
        </table:cell-content-change>
        <table:cell-content-change table:id="ct223">
          <table:cell-address table:column="2" table:row="225" table:table="0"/>
          <office:change-info>
            <dc:creator> </dc:creator>
            <dc:date>2019-12-27T15:53:38.816530085</dc:date>
          </office:change-info>
          <table:previous>
            <table:change-track-table-cell office:value-type="string">
              <text:p>syxjmwrtfl</text:p>
            </table:change-track-table-cell>
          </table:previous>
        </table:cell-content-change>
        <table:cell-content-change table:id="ct224">
          <table:cell-address table:column="2" table:row="226" table:table="0"/>
          <office:change-info>
            <dc:creator> </dc:creator>
            <dc:date>2019-12-27T15:53:38.816533540</dc:date>
          </office:change-info>
          <table:previous>
            <table:change-track-table-cell office:value-type="string">
              <text:p>ktkqukavjn</text:p>
            </table:change-track-table-cell>
          </table:previous>
        </table:cell-content-change>
        <table:cell-content-change table:id="ct225">
          <table:cell-address table:column="2" table:row="227" table:table="0"/>
          <office:change-info>
            <dc:creator> </dc:creator>
            <dc:date>2019-12-27T15:53:38.816536963</dc:date>
          </office:change-info>
          <table:previous>
            <table:change-track-table-cell office:value-type="string">
              <text:p>nubvkwxflw</text:p>
            </table:change-track-table-cell>
          </table:previous>
        </table:cell-content-change>
        <table:cell-content-change table:id="ct226">
          <table:cell-address table:column="2" table:row="228" table:table="0"/>
          <office:change-info>
            <dc:creator> </dc:creator>
            <dc:date>2019-12-27T15:53:38.816540355</dc:date>
          </office:change-info>
          <table:previous>
            <table:change-track-table-cell office:value-type="string">
              <text:p>bsziobzcaa</text:p>
            </table:change-track-table-cell>
          </table:previous>
        </table:cell-content-change>
        <table:cell-content-change table:id="ct227">
          <table:cell-address table:column="2" table:row="229" table:table="0"/>
          <office:change-info>
            <dc:creator> </dc:creator>
            <dc:date>2019-12-27T15:53:38.816543689</dc:date>
          </office:change-info>
          <table:previous>
            <table:change-track-table-cell office:value-type="string">
              <text:p>qhjrdlkhqg</text:p>
            </table:change-track-table-cell>
          </table:previous>
        </table:cell-content-change>
        <table:cell-content-change table:id="ct228">
          <table:cell-address table:column="2" table:row="230" table:table="0"/>
          <office:change-info>
            <dc:creator> </dc:creator>
            <dc:date>2019-12-27T15:53:38.816547023</dc:date>
          </office:change-info>
          <table:previous>
            <table:change-track-table-cell office:value-type="string">
              <text:p>nfndststqy</text:p>
            </table:change-track-table-cell>
          </table:previous>
        </table:cell-content-change>
        <table:cell-content-change table:id="ct229">
          <table:cell-address table:column="2" table:row="231" table:table="0"/>
          <office:change-info>
            <dc:creator> </dc:creator>
            <dc:date>2019-12-27T15:53:38.816550492</dc:date>
          </office:change-info>
          <table:previous>
            <table:change-track-table-cell office:value-type="string">
              <text:p>hxupewiqum</text:p>
            </table:change-track-table-cell>
          </table:previous>
        </table:cell-content-change>
        <table:cell-content-change table:id="ct230">
          <table:cell-address table:column="2" table:row="232" table:table="0"/>
          <office:change-info>
            <dc:creator> </dc:creator>
            <dc:date>2019-12-27T15:53:38.816554107</dc:date>
          </office:change-info>
          <table:previous>
            <table:change-track-table-cell office:value-type="string">
              <text:p>fasgcpgvcd</text:p>
            </table:change-track-table-cell>
          </table:previous>
        </table:cell-content-change>
        <table:cell-content-change table:id="ct231">
          <table:cell-address table:column="2" table:row="233" table:table="0"/>
          <office:change-info>
            <dc:creator> </dc:creator>
            <dc:date>2019-12-27T15:53:38.816557526</dc:date>
          </office:change-info>
          <table:previous>
            <table:change-track-table-cell office:value-type="string">
              <text:p>mybxfezcsb</text:p>
            </table:change-track-table-cell>
          </table:previous>
        </table:cell-content-change>
        <table:cell-content-change table:id="ct232">
          <table:cell-address table:column="2" table:row="234" table:table="0"/>
          <office:change-info>
            <dc:creator> </dc:creator>
            <dc:date>2019-12-27T15:53:38.816560764</dc:date>
          </office:change-info>
          <table:previous>
            <table:change-track-table-cell office:value-type="string">
              <text:p>qvnssatkrm</text:p>
            </table:change-track-table-cell>
          </table:previous>
        </table:cell-content-change>
        <table:cell-content-change table:id="ct233">
          <table:cell-address table:column="2" table:row="235" table:table="0"/>
          <office:change-info>
            <dc:creator> </dc:creator>
            <dc:date>2019-12-27T15:53:38.816564180</dc:date>
          </office:change-info>
          <table:previous>
            <table:change-track-table-cell office:value-type="string">
              <text:p>rwlefswlzc</text:p>
            </table:change-track-table-cell>
          </table:previous>
        </table:cell-content-change>
        <table:cell-content-change table:id="ct234">
          <table:cell-address table:column="2" table:row="236" table:table="0"/>
          <office:change-info>
            <dc:creator> </dc:creator>
            <dc:date>2019-12-27T15:53:38.816567393</dc:date>
          </office:change-info>
          <table:previous>
            <table:change-track-table-cell office:value-type="string">
              <text:p>ybsiouhvrh</text:p>
            </table:change-track-table-cell>
          </table:previous>
        </table:cell-content-change>
        <table:cell-content-change table:id="ct235">
          <table:cell-address table:column="2" table:row="237" table:table="0"/>
          <office:change-info>
            <dc:creator> </dc:creator>
            <dc:date>2019-12-27T15:53:38.816570698</dc:date>
          </office:change-info>
          <table:previous>
            <table:change-track-table-cell office:value-type="string">
              <text:p>tnaalvjinr</text:p>
            </table:change-track-table-cell>
          </table:previous>
        </table:cell-content-change>
        <table:cell-content-change table:id="ct236">
          <table:cell-address table:column="2" table:row="238" table:table="0"/>
          <office:change-info>
            <dc:creator> </dc:creator>
            <dc:date>2019-12-27T15:53:38.816574035</dc:date>
          </office:change-info>
          <table:previous>
            <table:change-track-table-cell office:value-type="string">
              <text:p>xdfxopvwoc</text:p>
            </table:change-track-table-cell>
          </table:previous>
        </table:cell-content-change>
        <table:cell-content-change table:id="ct237">
          <table:cell-address table:column="2" table:row="239" table:table="0"/>
          <office:change-info>
            <dc:creator> </dc:creator>
            <dc:date>2019-12-27T15:53:38.816577367</dc:date>
          </office:change-info>
          <table:previous>
            <table:change-track-table-cell office:value-type="string">
              <text:p>remiqoeutu</text:p>
            </table:change-track-table-cell>
          </table:previous>
        </table:cell-content-change>
        <table:cell-content-change table:id="ct238">
          <table:cell-address table:column="2" table:row="240" table:table="0"/>
          <office:change-info>
            <dc:creator> </dc:creator>
            <dc:date>2019-12-27T15:53:38.816580682</dc:date>
          </office:change-info>
          <table:previous>
            <table:change-track-table-cell office:value-type="string">
              <text:p>buycyyiqdt</text:p>
            </table:change-track-table-cell>
          </table:previous>
        </table:cell-content-change>
        <table:cell-content-change table:id="ct239">
          <table:cell-address table:column="2" table:row="241" table:table="0"/>
          <office:change-info>
            <dc:creator> </dc:creator>
            <dc:date>2019-12-27T15:53:38.816584361</dc:date>
          </office:change-info>
          <table:previous>
            <table:change-track-table-cell office:value-type="string">
              <text:p>azjqkafmnx</text:p>
            </table:change-track-table-cell>
          </table:previous>
        </table:cell-content-change>
        <table:cell-content-change table:id="ct240">
          <table:cell-address table:column="2" table:row="242" table:table="0"/>
          <office:change-info>
            <dc:creator> </dc:creator>
            <dc:date>2019-12-27T15:53:38.816587541</dc:date>
          </office:change-info>
          <table:previous>
            <table:change-track-table-cell office:value-type="string">
              <text:p>ostbjsbdhc</text:p>
            </table:change-track-table-cell>
          </table:previous>
        </table:cell-content-change>
        <table:cell-content-change table:id="ct241">
          <table:cell-address table:column="2" table:row="243" table:table="0"/>
          <office:change-info>
            <dc:creator> </dc:creator>
            <dc:date>2019-12-27T15:53:38.816591073</dc:date>
          </office:change-info>
          <table:previous>
            <table:change-track-table-cell office:value-type="string">
              <text:p>puqucrgtej</text:p>
            </table:change-track-table-cell>
          </table:previous>
        </table:cell-content-change>
        <table:cell-content-change table:id="ct242">
          <table:cell-address table:column="2" table:row="244" table:table="0"/>
          <office:change-info>
            <dc:creator> </dc:creator>
            <dc:date>2019-12-27T15:53:38.816594335</dc:date>
          </office:change-info>
          <table:previous>
            <table:change-track-table-cell office:value-type="string">
              <text:p>auzuzjhwje</text:p>
            </table:change-track-table-cell>
          </table:previous>
        </table:cell-content-change>
        <table:cell-content-change table:id="ct243">
          <table:cell-address table:column="2" table:row="245" table:table="0"/>
          <office:change-info>
            <dc:creator> </dc:creator>
            <dc:date>2019-12-27T15:53:38.816598053</dc:date>
          </office:change-info>
          <table:previous>
            <table:change-track-table-cell office:value-type="string">
              <text:p>axestcrwhn</text:p>
            </table:change-track-table-cell>
          </table:previous>
        </table:cell-content-change>
        <table:cell-content-change table:id="ct244">
          <table:cell-address table:column="2" table:row="246" table:table="0"/>
          <office:change-info>
            <dc:creator> </dc:creator>
            <dc:date>2019-12-27T15:53:38.816601700</dc:date>
          </office:change-info>
          <table:previous>
            <table:change-track-table-cell office:value-type="string">
              <text:p>ntavxotygq</text:p>
            </table:change-track-table-cell>
          </table:previous>
        </table:cell-content-change>
        <table:cell-content-change table:id="ct245">
          <table:cell-address table:column="2" table:row="247" table:table="0"/>
          <office:change-info>
            <dc:creator> </dc:creator>
            <dc:date>2019-12-27T15:53:38.816605218</dc:date>
          </office:change-info>
          <table:previous>
            <table:change-track-table-cell office:value-type="string">
              <text:p>qylvxntbfu</text:p>
            </table:change-track-table-cell>
          </table:previous>
        </table:cell-content-change>
        <table:cell-content-change table:id="ct246">
          <table:cell-address table:column="2" table:row="248" table:table="0"/>
          <office:change-info>
            <dc:creator> </dc:creator>
            <dc:date>2019-12-27T15:53:38.816608730</dc:date>
          </office:change-info>
          <table:previous>
            <table:change-track-table-cell office:value-type="string">
              <text:p>htwnbkemrp</text:p>
            </table:change-track-table-cell>
          </table:previous>
        </table:cell-content-change>
        <table:cell-content-change table:id="ct247">
          <table:cell-address table:column="2" table:row="249" table:table="0"/>
          <office:change-info>
            <dc:creator> </dc:creator>
            <dc:date>2019-12-27T15:53:38.816612488</dc:date>
          </office:change-info>
          <table:previous>
            <table:change-track-table-cell office:value-type="string">
              <text:p>peyprrtozj</text:p>
            </table:change-track-table-cell>
          </table:previous>
        </table:cell-content-change>
        <table:cell-content-change table:id="ct248">
          <table:cell-address table:column="2" table:row="250" table:table="0"/>
          <office:change-info>
            <dc:creator> </dc:creator>
            <dc:date>2019-12-27T15:53:38.816615865</dc:date>
          </office:change-info>
          <table:previous>
            <table:change-track-table-cell office:value-type="string">
              <text:p>wwbtzzrhry</text:p>
            </table:change-track-table-cell>
          </table:previous>
        </table:cell-content-change>
        <table:cell-content-change table:id="ct249">
          <table:cell-address table:column="2" table:row="251" table:table="0"/>
          <office:change-info>
            <dc:creator> </dc:creator>
            <dc:date>2019-12-27T15:53:38.816619401</dc:date>
          </office:change-info>
          <table:previous>
            <table:change-track-table-cell office:value-type="string">
              <text:p>tmmwylocvs</text:p>
            </table:change-track-table-cell>
          </table:previous>
        </table:cell-content-change>
        <table:cell-content-change table:id="ct250">
          <table:cell-address table:column="2" table:row="252" table:table="0"/>
          <office:change-info>
            <dc:creator> </dc:creator>
            <dc:date>2019-12-27T15:53:38.816622947</dc:date>
          </office:change-info>
          <table:previous>
            <table:change-track-table-cell office:value-type="string">
              <text:p>lwextsabtx</text:p>
            </table:change-track-table-cell>
          </table:previous>
        </table:cell-content-change>
        <table:cell-content-change table:id="ct251">
          <table:cell-address table:column="2" table:row="253" table:table="0"/>
          <office:change-info>
            <dc:creator> </dc:creator>
            <dc:date>2019-12-27T15:53:38.816626340</dc:date>
          </office:change-info>
          <table:previous>
            <table:change-track-table-cell office:value-type="string">
              <text:p>himqqpockt</text:p>
            </table:change-track-table-cell>
          </table:previous>
        </table:cell-content-change>
        <table:cell-content-change table:id="ct252">
          <table:cell-address table:column="2" table:row="254" table:table="0"/>
          <office:change-info>
            <dc:creator> </dc:creator>
            <dc:date>2019-12-27T15:53:38.816629838</dc:date>
          </office:change-info>
          <table:previous>
            <table:change-track-table-cell office:value-type="string">
              <text:p>lakbfxzmqw</text:p>
            </table:change-track-table-cell>
          </table:previous>
        </table:cell-content-change>
        <table:cell-content-change table:id="ct253">
          <table:cell-address table:column="2" table:row="255" table:table="0"/>
          <office:change-info>
            <dc:creator> </dc:creator>
            <dc:date>2019-12-27T15:53:38.816633375</dc:date>
          </office:change-info>
          <table:previous>
            <table:change-track-table-cell office:value-type="string">
              <text:p>uffglskrtw</text:p>
            </table:change-track-table-cell>
          </table:previous>
        </table:cell-content-change>
        <table:cell-content-change table:id="ct254">
          <table:cell-address table:column="2" table:row="256" table:table="0"/>
          <office:change-info>
            <dc:creator> </dc:creator>
            <dc:date>2019-12-27T15:53:38.816636744</dc:date>
          </office:change-info>
          <table:previous>
            <table:change-track-table-cell office:value-type="string">
              <text:p>mstklmzoip</text:p>
            </table:change-track-table-cell>
          </table:previous>
        </table:cell-content-change>
        <table:cell-content-change table:id="ct255">
          <table:cell-address table:column="2" table:row="257" table:table="0"/>
          <office:change-info>
            <dc:creator> </dc:creator>
            <dc:date>2019-12-27T15:53:38.816640384</dc:date>
          </office:change-info>
          <table:previous>
            <table:change-track-table-cell office:value-type="string">
              <text:p>ecmtthevvk</text:p>
            </table:change-track-table-cell>
          </table:previous>
        </table:cell-content-change>
        <table:cell-content-change table:id="ct256">
          <table:cell-address table:column="2" table:row="258" table:table="0"/>
          <office:change-info>
            <dc:creator> </dc:creator>
            <dc:date>2019-12-27T15:53:38.816643810</dc:date>
          </office:change-info>
          <table:previous>
            <table:change-track-table-cell office:value-type="string">
              <text:p>vnwtveqbgg</text:p>
            </table:change-track-table-cell>
          </table:previous>
        </table:cell-content-change>
        <table:cell-content-change table:id="ct257">
          <table:cell-address table:column="2" table:row="259" table:table="0"/>
          <office:change-info>
            <dc:creator> </dc:creator>
            <dc:date>2019-12-27T15:53:38.816646734</dc:date>
          </office:change-info>
          <table:previous>
            <table:change-track-table-cell office:value-type="string">
              <text:p>adhzmndskj</text:p>
            </table:change-track-table-cell>
          </table:previous>
        </table:cell-content-change>
        <table:cell-content-change table:id="ct258">
          <table:cell-address table:column="2" table:row="260" table:table="0"/>
          <office:change-info>
            <dc:creator> </dc:creator>
            <dc:date>2019-12-27T15:53:38.816649179</dc:date>
          </office:change-info>
          <table:previous>
            <table:change-track-table-cell office:value-type="string">
              <text:p>kdrarouktc</text:p>
            </table:change-track-table-cell>
          </table:previous>
        </table:cell-content-change>
        <table:cell-content-change table:id="ct259">
          <table:cell-address table:column="2" table:row="259" table:table="0"/>
          <office:change-info>
            <dc:creator> </dc:creator>
            <dc:date>2019-12-27T15:53:38.816651585</dc:date>
          </office:change-info>
          <table:previous>
            <table:change-track-table-cell/>
          </table:previous>
        </table:cell-content-change>
        <table:cell-content-change table:id="ct260">
          <table:cell-address table:column="2" table:row="260" table:table="0"/>
          <office:change-info>
            <dc:creator> </dc:creator>
            <dc:date>2019-12-27T15:53:38.816653919</dc:date>
          </office:change-info>
          <table:previous>
            <table:change-track-table-cell/>
          </table:previous>
        </table:cell-content-change>
        <table:movement table:id="ct261">
          <table:source-range-address table:start-column="2" table:start-row="3" table:start-table="0" table:end-column="2" table:end-row="262" table:end-table="0"/>
          <table:target-range-address table:start-column="2" table:start-row="1" table:start-table="0" table:end-column="2" table:end-row="260" table:end-table="0"/>
          <office:change-info>
            <dc:creator> </dc:creator>
            <dc:date>2019-12-27T15:53:56.429745985</dc:date>
          </office:change-info>
          <table:deletions>
            <table:cell-content-deletion table:id="ct258">
              <table:change-track-table-cell office:value-type="string">
                <text:p><text:s text:c="4"/>revolution</text:p>
              </table:change-track-table-cell>
            </table:cell-content-deletion>
            <table:cell-content-deletion table:id="ct257">
              <table:change-track-table-cell office:value-type="string">
                <text:p><text:s text:c="4"/>incapable</text:p>
              </table:change-track-table-cell>
            </table:cell-content-deletion>
            <table:cell-content-deletion table:id="ct256">
              <table:change-track-table-cell office:value-type="string">
                <text:p><text:s text:c="4"/>management</text:p>
              </table:change-track-table-cell>
            </table:cell-content-deletion>
            <table:cell-content-deletion table:id="ct255">
              <table:change-track-table-cell office:value-type="string">
                <text:p><text:s text:c="4"/>photography</text:p>
              </table:change-track-table-cell>
            </table:cell-content-deletion>
            <table:cell-content-deletion table:id="ct254">
              <table:change-track-table-cell office:value-type="string">
                <text:p><text:s text:c="4"/>talkative</text:p>
              </table:change-track-table-cell>
            </table:cell-content-deletion>
            <table:cell-content-deletion table:id="ct253">
              <table:change-track-table-cell office:value-type="string">
                <text:p><text:s text:c="4"/>distortion</text:p>
              </table:change-track-table-cell>
            </table:cell-content-deletion>
            <table:cell-content-deletion table:id="ct252">
              <table:change-track-table-cell office:value-type="string">
                <text:p><text:s text:c="4"/>restoration</text:p>
              </table:change-track-table-cell>
            </table:cell-content-deletion>
            <table:cell-content-deletion table:id="ct251">
              <table:change-track-table-cell office:value-type="string">
                <text:p><text:s text:c="4"/>nonremittal</text:p>
              </table:change-track-table-cell>
            </table:cell-content-deletion>
            <table:cell-content-deletion table:id="ct250">
              <table:change-track-table-cell office:value-type="string">
                <text:p><text:s text:c="4"/>avant-garde</text:p>
              </table:change-track-table-cell>
            </table:cell-content-deletion>
            <table:cell-content-deletion table:id="ct249">
              <table:change-track-table-cell office:value-type="string">
                <text:p><text:s text:c="4"/>hierarchy</text:p>
              </table:change-track-table-cell>
            </table:cell-content-deletion>
            <table:cell-content-deletion table:id="ct248">
              <table:change-track-table-cell office:value-type="string">
                <text:p><text:s text:c="4"/>discovery</text:p>
              </table:change-track-table-cell>
            </table:cell-content-deletion>
            <table:cell-content-deletion table:id="ct247">
              <table:change-track-table-cell office:value-type="string">
                <text:p><text:s text:c="4"/>application</text:p>
              </table:change-track-table-cell>
            </table:cell-content-deletion>
            <table:cell-content-deletion table:id="ct246">
              <table:change-track-table-cell office:value-type="string">
                <text:p><text:s text:c="4"/>corruption</text:p>
              </table:change-track-table-cell>
            </table:cell-content-deletion>
            <table:cell-content-deletion table:id="ct245">
              <table:change-track-table-cell office:value-type="string">
                <text:p><text:s text:c="4"/>performance</text:p>
              </table:change-track-table-cell>
            </table:cell-content-deletion>
            <table:cell-content-deletion table:id="ct244">
              <table:change-track-table-cell office:value-type="string">
                <text:p><text:s text:c="4"/>straighten</text:p>
              </table:change-track-table-cell>
            </table:cell-content-deletion>
            <table:cell-content-deletion table:id="ct243">
              <table:change-track-table-cell office:value-type="string">
                <text:p><text:s text:c="4"/>compliance</text:p>
              </table:change-track-table-cell>
            </table:cell-content-deletion>
            <table:cell-content-deletion table:id="ct242">
              <table:change-track-table-cell office:value-type="string">
                <text:p><text:s text:c="4"/>mainstream</text:p>
              </table:change-track-table-cell>
            </table:cell-content-deletion>
            <table:cell-content-deletion table:id="ct241">
              <table:change-track-table-cell office:value-type="string">
                <text:p><text:s text:c="4"/>acquisition</text:p>
              </table:change-track-table-cell>
            </table:cell-content-deletion>
            <table:cell-content-deletion table:id="ct240">
              <table:change-track-table-cell office:value-type="string">
                <text:p><text:s text:c="4"/>experiment</text:p>
              </table:change-track-table-cell>
            </table:cell-content-deletion>
            <table:cell-content-deletion table:id="ct239">
              <table:change-track-table-cell office:value-type="string">
                <text:p><text:s text:c="4"/>constitutional</text:p>
              </table:change-track-table-cell>
            </table:cell-content-deletion>
            <table:cell-content-deletion table:id="ct238">
              <table:change-track-table-cell office:value-type="string">
                <text:p><text:s text:c="4"/>diplomatic</text:p>
              </table:change-track-table-cell>
            </table:cell-content-deletion>
            <table:cell-content-deletion table:id="ct237">
              <table:change-track-table-cell office:value-type="string">
                <text:p><text:s text:c="4"/>exclusive</text:p>
              </table:change-track-table-cell>
            </table:cell-content-deletion>
            <table:cell-content-deletion table:id="ct236">
              <table:change-track-table-cell office:value-type="string">
                <text:p><text:s text:c="4"/>variation</text:p>
              </table:change-track-table-cell>
            </table:cell-content-deletion>
            <table:cell-content-deletion table:id="ct235">
              <table:change-track-table-cell office:value-type="string">
                <text:p><text:s text:c="4"/>objective</text:p>
              </table:change-track-table-cell>
            </table:cell-content-deletion>
            <table:cell-content-deletion table:id="ct234">
              <table:change-track-table-cell office:value-type="string">
                <text:p><text:s text:c="4"/>attraction</text:p>
              </table:change-track-table-cell>
            </table:cell-content-deletion>
            <table:cell-content-deletion table:id="ct233">
              <table:change-track-table-cell office:value-type="string">
                <text:p><text:s text:c="4"/>declaration</text:p>
              </table:change-track-table-cell>
            </table:cell-content-deletion>
            <table:cell-content-deletion table:id="ct232">
              <table:change-track-table-cell office:value-type="string">
                <text:p><text:s text:c="4"/>courtship</text:p>
              </table:change-track-table-cell>
            </table:cell-content-deletion>
            <table:cell-content-deletion table:id="ct231">
              <table:change-track-table-cell office:value-type="string">
                <text:p><text:s text:c="4"/>disposition</text:p>
              </table:change-track-table-cell>
            </table:cell-content-deletion>
            <table:cell-content-deletion table:id="ct230">
              <table:change-track-table-cell office:value-type="string">
                <text:p><text:s text:c="4"/>charismatic</text:p>
              </table:change-track-table-cell>
            </table:cell-content-deletion>
            <table:cell-content-deletion table:id="ct229">
              <table:change-track-table-cell office:value-type="string">
                <text:p><text:s text:c="4"/>orientation</text:p>
              </table:change-track-table-cell>
            </table:cell-content-deletion>
            <table:cell-content-deletion table:id="ct228">
              <table:change-track-table-cell office:value-type="string">
                <text:p><text:s text:c="4"/>intelligence</text:p>
              </table:change-track-table-cell>
            </table:cell-content-deletion>
            <table:cell-content-deletion table:id="ct227">
              <table:change-track-table-cell office:value-type="string">
                <text:p><text:s text:c="4"/>vegetation</text:p>
              </table:change-track-table-cell>
            </table:cell-content-deletion>
            <table:cell-content-deletion table:id="ct226">
              <table:change-track-table-cell office:value-type="string">
                <text:p><text:s text:c="4"/>broadcast</text:p>
              </table:change-track-table-cell>
            </table:cell-content-deletion>
            <table:cell-content-deletion table:id="ct225">
              <table:change-track-table-cell office:value-type="string">
                <text:p><text:s text:c="4"/>inappropriate</text:p>
              </table:change-track-table-cell>
            </table:cell-content-deletion>
            <table:cell-content-deletion table:id="ct224">
              <table:change-track-table-cell office:value-type="string">
                <text:p><text:s text:c="4"/>disagreement</text:p>
              </table:change-track-table-cell>
            </table:cell-content-deletion>
            <table:cell-content-deletion table:id="ct223">
              <table:change-track-table-cell office:value-type="string">
                <text:p><text:s text:c="4"/>negligence</text:p>
              </table:change-track-table-cell>
            </table:cell-content-deletion>
            <table:cell-content-deletion table:id="ct222">
              <table:change-track-table-cell office:value-type="string">
                <text:p><text:s text:c="4"/>satisfaction</text:p>
              </table:change-track-table-cell>
            </table:cell-content-deletion>
            <table:cell-content-deletion table:id="ct221">
              <table:change-track-table-cell office:value-type="string">
                <text:p><text:s text:c="4"/>repetition</text:p>
              </table:change-track-table-cell>
            </table:cell-content-deletion>
            <table:cell-content-deletion table:id="ct220">
              <table:change-track-table-cell office:value-type="string">
                <text:p><text:s text:c="4"/>communist</text:p>
              </table:change-track-table-cell>
            </table:cell-content-deletion>
            <table:cell-content-deletion table:id="ct219">
              <table:change-track-table-cell office:value-type="string">
                <text:p><text:s text:c="4"/>photocopy</text:p>
              </table:change-track-table-cell>
            </table:cell-content-deletion>
            <table:cell-content-deletion table:id="ct218">
              <table:change-track-table-cell office:value-type="string">
                <text:p><text:s text:c="4"/>fashionable</text:p>
              </table:change-track-table-cell>
            </table:cell-content-deletion>
            <table:cell-content-deletion table:id="ct217">
              <table:change-track-table-cell office:value-type="string">
                <text:p><text:s text:c="4"/>motorcycle</text:p>
              </table:change-track-table-cell>
            </table:cell-content-deletion>
            <table:cell-content-deletion table:id="ct216">
              <table:change-track-table-cell office:value-type="string">
                <text:p><text:s text:c="4"/>generation</text:p>
              </table:change-track-table-cell>
            </table:cell-content-deletion>
            <table:cell-content-deletion table:id="ct215">
              <table:change-track-table-cell office:value-type="string">
                <text:p><text:s text:c="4"/>illustrate</text:p>
              </table:change-track-table-cell>
            </table:cell-content-deletion>
            <table:cell-content-deletion table:id="ct214">
              <table:change-track-table-cell office:value-type="string">
                <text:p><text:s text:c="4"/>frequency</text:p>
              </table:change-track-table-cell>
            </table:cell-content-deletion>
            <table:cell-content-deletion table:id="ct213">
              <table:change-track-table-cell office:value-type="string">
                <text:p><text:s text:c="4"/>competition</text:p>
              </table:change-track-table-cell>
            </table:cell-content-deletion>
            <table:cell-content-deletion table:id="ct212">
              <table:change-track-table-cell office:value-type="string">
                <text:p><text:s text:c="4"/>copyright</text:p>
              </table:change-track-table-cell>
            </table:cell-content-deletion>
            <table:cell-content-deletion table:id="ct211">
              <table:change-track-table-cell office:value-type="string">
                <text:p><text:s text:c="4"/>available</text:p>
              </table:change-track-table-cell>
            </table:cell-content-deletion>
            <table:cell-content-deletion table:id="ct210">
              <table:change-track-table-cell office:value-type="string">
                <text:p><text:s text:c="4"/>prejudice</text:p>
              </table:change-track-table-cell>
            </table:cell-content-deletion>
            <table:cell-content-deletion table:id="ct209">
              <table:change-track-table-cell office:value-type="string">
                <text:p><text:s text:c="4"/>incongruous</text:p>
              </table:change-track-table-cell>
            </table:cell-content-deletion>
            <table:cell-content-deletion table:id="ct208">
              <table:change-track-table-cell office:value-type="string">
                <text:p><text:s text:c="4"/>president</text:p>
              </table:change-track-table-cell>
            </table:cell-content-deletion>
            <table:cell-content-deletion table:id="ct207">
              <table:change-track-table-cell office:value-type="string">
                <text:p><text:s text:c="4"/>constitution</text:p>
              </table:change-track-table-cell>
            </table:cell-content-deletion>
            <table:cell-content-deletion table:id="ct206">
              <table:change-track-table-cell office:value-type="string">
                <text:p><text:s text:c="4"/>statement</text:p>
              </table:change-track-table-cell>
            </table:cell-content-deletion>
            <table:cell-content-deletion table:id="ct205">
              <table:change-track-table-cell office:value-type="string">
                <text:p><text:s text:c="4"/>cell phone</text:p>
              </table:change-track-table-cell>
            </table:cell-content-deletion>
            <table:cell-content-deletion table:id="ct204">
              <table:change-track-table-cell office:value-type="string">
                <text:p><text:s text:c="4"/>compensation</text:p>
              </table:change-track-table-cell>
            </table:cell-content-deletion>
            <table:cell-content-deletion table:id="ct203">
              <table:change-track-table-cell office:value-type="string">
                <text:p><text:s text:c="4"/>agreement</text:p>
              </table:change-track-table-cell>
            </table:cell-content-deletion>
            <table:cell-content-deletion table:id="ct202">
              <table:change-track-table-cell office:value-type="string">
                <text:p><text:s text:c="4"/>wilderness</text:p>
              </table:change-track-table-cell>
            </table:cell-content-deletion>
            <table:cell-content-deletion table:id="ct201">
              <table:change-track-table-cell office:value-type="string">
                <text:p><text:s text:c="4"/>challenge</text:p>
              </table:change-track-table-cell>
            </table:cell-content-deletion>
            <table:cell-content-deletion table:id="ct200">
              <table:change-track-table-cell office:value-type="string">
                <text:p><text:s text:c="4"/>relaxation</text:p>
              </table:change-track-table-cell>
            </table:cell-content-deletion>
            <table:cell-content-deletion table:id="ct199">
              <table:change-track-table-cell office:value-type="string">
                <text:p><text:s text:c="4"/>leadership</text:p>
              </table:change-track-table-cell>
            </table:cell-content-deletion>
            <table:cell-content-deletion table:id="ct198">
              <table:change-track-table-cell office:value-type="string">
                <text:p><text:s text:c="4"/>mail carrier</text:p>
              </table:change-track-table-cell>
            </table:cell-content-deletion>
            <table:cell-content-deletion table:id="ct197">
              <table:change-track-table-cell office:value-type="string">
                <text:p><text:s text:c="4"/>transition</text:p>
              </table:change-track-table-cell>
            </table:cell-content-deletion>
            <table:cell-content-deletion table:id="ct196">
              <table:change-track-table-cell office:value-type="string">
                <text:p><text:s text:c="4"/>allowance</text:p>
              </table:change-track-table-cell>
            </table:cell-content-deletion>
            <table:cell-content-deletion table:id="ct195">
              <table:change-track-table-cell office:value-type="string">
                <text:p><text:s text:c="4"/>inflation</text:p>
              </table:change-track-table-cell>
            </table:cell-content-deletion>
            <table:cell-content-deletion table:id="ct194">
              <table:change-track-table-cell office:value-type="string">
                <text:p><text:s text:c="4"/>temptation</text:p>
              </table:change-track-table-cell>
            </table:cell-content-deletion>
            <table:cell-content-deletion table:id="ct193">
              <table:change-track-table-cell office:value-type="string">
                <text:p><text:s text:c="4"/>highlight</text:p>
              </table:change-track-table-cell>
            </table:cell-content-deletion>
            <table:cell-content-deletion table:id="ct192">
              <table:change-track-table-cell office:value-type="string">
                <text:p><text:s text:c="4"/>apparatus</text:p>
              </table:change-track-table-cell>
            </table:cell-content-deletion>
            <table:cell-content-deletion table:id="ct191">
              <table:change-track-table-cell office:value-type="string">
                <text:p><text:s text:c="4"/>houseplant</text:p>
              </table:change-track-table-cell>
            </table:cell-content-deletion>
            <table:cell-content-deletion table:id="ct190">
              <table:change-track-table-cell office:value-type="string">
                <text:p><text:s text:c="4"/>thoughtful</text:p>
              </table:change-track-table-cell>
            </table:cell-content-deletion>
            <table:cell-content-deletion table:id="ct189">
              <table:change-track-table-cell office:value-type="string">
                <text:p><text:s text:c="4"/>microphone</text:p>
              </table:change-track-table-cell>
            </table:cell-content-deletion>
            <table:cell-content-deletion table:id="ct188">
              <table:change-track-table-cell office:value-type="string">
                <text:p><text:s text:c="4"/>acquaintance</text:p>
              </table:change-track-table-cell>
            </table:cell-content-deletion>
            <table:cell-content-deletion table:id="ct187">
              <table:change-track-table-cell office:value-type="string">
                <text:p><text:s text:c="4"/>participate</text:p>
              </table:change-track-table-cell>
            </table:cell-content-deletion>
            <table:cell-content-deletion table:id="ct186">
              <table:change-track-table-cell office:value-type="string">
                <text:p><text:s text:c="4"/>exception</text:p>
              </table:change-track-table-cell>
            </table:cell-content-deletion>
            <table:cell-content-deletion table:id="ct185">
              <table:change-track-table-cell office:value-type="string">
                <text:p><text:s text:c="4"/>machinery</text:p>
              </table:change-track-table-cell>
            </table:cell-content-deletion>
            <table:cell-content-deletion table:id="ct184">
              <table:change-track-table-cell office:value-type="string">
                <text:p><text:s text:c="4"/>settlement</text:p>
              </table:change-track-table-cell>
            </table:cell-content-deletion>
            <table:cell-content-deletion table:id="ct183">
              <table:change-track-table-cell office:value-type="string">
                <text:p><text:s text:c="4"/>coincidence</text:p>
              </table:change-track-table-cell>
            </table:cell-content-deletion>
            <table:cell-content-deletion table:id="ct182">
              <table:change-track-table-cell office:value-type="string">
                <text:p><text:s text:c="4"/>economics</text:p>
              </table:change-track-table-cell>
            </table:cell-content-deletion>
            <table:cell-content-deletion table:id="ct181">
              <table:change-track-table-cell office:value-type="string">
                <text:p><text:s text:c="4"/>rehabilitation</text:p>
              </table:change-track-table-cell>
            </table:cell-content-deletion>
            <table:cell-content-deletion table:id="ct180">
              <table:change-track-table-cell office:value-type="string">
                <text:p><text:s text:c="4"/>convention</text:p>
              </table:change-track-table-cell>
            </table:cell-content-deletion>
            <table:cell-content-deletion table:id="ct179">
              <table:change-track-table-cell office:value-type="string">
                <text:p><text:s text:c="4"/>fisherman</text:p>
              </table:change-track-table-cell>
            </table:cell-content-deletion>
            <table:cell-content-deletion table:id="ct178">
              <table:change-track-table-cell office:value-type="string">
                <text:p><text:s text:c="4"/>multimedia</text:p>
              </table:change-track-table-cell>
            </table:cell-content-deletion>
            <table:cell-content-deletion table:id="ct177">
              <table:change-track-table-cell office:value-type="string">
                <text:p><text:s text:c="4"/>foundation</text:p>
              </table:change-track-table-cell>
            </table:cell-content-deletion>
            <table:cell-content-deletion table:id="ct176">
              <table:change-track-table-cell office:value-type="string">
                <text:p><text:s text:c="4"/>domination</text:p>
              </table:change-track-table-cell>
            </table:cell-content-deletion>
            <table:cell-content-deletion table:id="ct175">
              <table:change-track-table-cell office:value-type="string">
                <text:p><text:s text:c="4"/>interrupt</text:p>
              </table:change-track-table-cell>
            </table:cell-content-deletion>
            <table:cell-content-deletion table:id="ct174">
              <table:change-track-table-cell office:value-type="string">
                <text:p><text:s text:c="4"/>perception</text:p>
              </table:change-track-table-cell>
            </table:cell-content-deletion>
            <table:cell-content-deletion table:id="ct173">
              <table:change-track-table-cell office:value-type="string">
                <text:p><text:s text:c="4"/>parameter</text:p>
              </table:change-track-table-cell>
            </table:cell-content-deletion>
            <table:cell-content-deletion table:id="ct172">
              <table:change-track-table-cell office:value-type="string">
                <text:p><text:s text:c="4"/>strikebreaker</text:p>
              </table:change-track-table-cell>
            </table:cell-content-deletion>
            <table:cell-content-deletion table:id="ct171">
              <table:change-track-table-cell office:value-type="string">
                <text:p><text:s text:c="4"/>entitlement</text:p>
              </table:change-track-table-cell>
            </table:cell-content-deletion>
            <table:cell-content-deletion table:id="ct170">
              <table:change-track-table-cell office:value-type="string">
                <text:p><text:s text:c="4"/>ice cream</text:p>
              </table:change-track-table-cell>
            </table:cell-content-deletion>
            <table:cell-content-deletion table:id="ct169">
              <table:change-track-table-cell office:value-type="string">
                <text:p><text:s text:c="4"/>situation</text:p>
              </table:change-track-table-cell>
            </table:cell-content-deletion>
            <table:cell-content-deletion table:id="ct168">
              <table:change-track-table-cell office:value-type="string">
                <text:p><text:s text:c="4"/>conspiracy</text:p>
              </table:change-track-table-cell>
            </table:cell-content-deletion>
            <table:cell-content-deletion table:id="ct167">
              <table:change-track-table-cell office:value-type="string">
                <text:p><text:s text:c="4"/>dictionary</text:p>
              </table:change-track-table-cell>
            </table:cell-content-deletion>
            <table:cell-content-deletion table:id="ct166">
              <table:change-track-table-cell office:value-type="string">
                <text:p><text:s text:c="4"/>technology</text:p>
              </table:change-track-table-cell>
            </table:cell-content-deletion>
            <table:cell-content-deletion table:id="ct165">
              <table:change-track-table-cell office:value-type="string">
                <text:p><text:s text:c="4"/>premature</text:p>
              </table:change-track-table-cell>
            </table:cell-content-deletion>
            <table:cell-content-deletion table:id="ct164">
              <table:change-track-table-cell office:value-type="string">
                <text:p><text:s text:c="4"/>translate</text:p>
              </table:change-track-table-cell>
            </table:cell-content-deletion>
            <table:cell-content-deletion table:id="ct163">
              <table:change-track-table-cell office:value-type="string">
                <text:p><text:s text:c="4"/>housewife</text:p>
              </table:change-track-table-cell>
            </table:cell-content-deletion>
            <table:cell-content-deletion table:id="ct162">
              <table:change-track-table-cell office:value-type="string">
                <text:p><text:s text:c="4"/>earthflax</text:p>
              </table:change-track-table-cell>
            </table:cell-content-deletion>
            <table:cell-content-deletion table:id="ct161">
              <table:change-track-table-cell office:value-type="string">
                <text:p><text:s text:c="4"/>formulate</text:p>
              </table:change-track-table-cell>
            </table:cell-content-deletion>
            <table:cell-content-deletion table:id="ct160">
              <table:change-track-table-cell office:value-type="string">
                <text:p><text:s text:c="4"/>landowner</text:p>
              </table:change-track-table-cell>
            </table:cell-content-deletion>
            <table:cell-content-deletion table:id="ct159">
              <table:change-track-table-cell office:value-type="string">
                <text:p><text:s text:c="4"/>representative</text:p>
              </table:change-track-table-cell>
            </table:cell-content-deletion>
            <table:cell-content-deletion table:id="ct158">
              <table:change-track-table-cell office:value-type="string">
                <text:p><text:s text:c="4"/>homosexual</text:p>
              </table:change-track-table-cell>
            </table:cell-content-deletion>
            <table:cell-content-deletion table:id="ct157">
              <table:change-track-table-cell office:value-type="string">
                <text:p><text:s text:c="4"/>accountant</text:p>
              </table:change-track-table-cell>
            </table:cell-content-deletion>
            <table:cell-content-deletion table:id="ct156">
              <table:change-track-table-cell office:value-type="string">
                <text:p><text:s text:c="4"/>registration</text:p>
              </table:change-track-table-cell>
            </table:cell-content-deletion>
            <table:cell-content-deletion table:id="ct155">
              <table:change-track-table-cell office:value-type="string">
                <text:p><text:s text:c="4"/>discriminate</text:p>
              </table:change-track-table-cell>
            </table:cell-content-deletion>
            <table:cell-content-deletion table:id="ct154">
              <table:change-track-table-cell office:value-type="string">
                <text:p><text:s text:c="4"/>underline</text:p>
              </table:change-track-table-cell>
            </table:cell-content-deletion>
            <table:cell-content-deletion table:id="ct153">
              <table:change-track-table-cell office:value-type="string">
                <text:p><text:s text:c="4"/>innovation</text:p>
              </table:change-track-table-cell>
            </table:cell-content-deletion>
            <table:cell-content-deletion table:id="ct152">
              <table:change-track-table-cell office:value-type="string">
                <text:p><text:s text:c="4"/>preference</text:p>
              </table:change-track-table-cell>
            </table:cell-content-deletion>
            <table:cell-content-deletion table:id="ct151">
              <table:change-track-table-cell office:value-type="string">
                <text:p><text:s text:c="4"/>agriculture</text:p>
              </table:change-track-table-cell>
            </table:cell-content-deletion>
            <table:cell-content-deletion table:id="ct150">
              <table:change-track-table-cell office:value-type="string">
                <text:p><text:s text:c="4"/>requirement</text:p>
              </table:change-track-table-cell>
            </table:cell-content-deletion>
            <table:cell-content-deletion table:id="ct149">
              <table:change-track-table-cell office:value-type="string">
                <text:p><text:s text:c="4"/>accumulation</text:p>
              </table:change-track-table-cell>
            </table:cell-content-deletion>
            <table:cell-content-deletion table:id="ct148">
              <table:change-track-table-cell office:value-type="string">
                <text:p><text:s text:c="4"/>conscious</text:p>
              </table:change-track-table-cell>
            </table:cell-content-deletion>
            <table:cell-content-deletion table:id="ct147">
              <table:change-track-table-cell office:value-type="string">
                <text:p><text:s text:c="4"/>comprehensive</text:p>
              </table:change-track-table-cell>
            </table:cell-content-deletion>
            <table:cell-content-deletion table:id="ct146">
              <table:change-track-table-cell office:value-type="string">
                <text:p><text:s text:c="4"/>artificial</text:p>
              </table:change-track-table-cell>
            </table:cell-content-deletion>
            <table:cell-content-deletion table:id="ct145">
              <table:change-track-table-cell office:value-type="string">
                <text:p><text:s text:c="4"/>residence</text:p>
              </table:change-track-table-cell>
            </table:cell-content-deletion>
            <table:cell-content-deletion table:id="ct144">
              <table:change-track-table-cell office:value-type="string">
                <text:p><text:s text:c="4"/>craftsman</text:p>
              </table:change-track-table-cell>
            </table:cell-content-deletion>
            <table:cell-content-deletion table:id="ct143">
              <table:change-track-table-cell office:value-type="string">
                <text:p><text:s text:c="4"/>beautiful</text:p>
              </table:change-track-table-cell>
            </table:cell-content-deletion>
            <table:cell-content-deletion table:id="ct142">
              <table:change-track-table-cell office:value-type="string">
                <text:p><text:s text:c="4"/>advertising</text:p>
              </table:change-track-table-cell>
            </table:cell-content-deletion>
            <table:cell-content-deletion table:id="ct141">
              <table:change-track-table-cell office:value-type="string">
                <text:p><text:s text:c="4"/>manufacture</text:p>
              </table:change-track-table-cell>
            </table:cell-content-deletion>
            <table:cell-content-deletion table:id="ct140">
              <table:change-track-table-cell office:value-type="string">
                <text:p><text:s text:c="4"/>expansion</text:p>
              </table:change-track-table-cell>
            </table:cell-content-deletion>
            <table:cell-content-deletion table:id="ct139">
              <table:change-track-table-cell office:value-type="string">
                <text:p><text:s text:c="4"/>manufacturer</text:p>
              </table:change-track-table-cell>
            </table:cell-content-deletion>
            <table:cell-content-deletion table:id="ct138">
              <table:change-track-table-cell office:value-type="string">
                <text:p><text:s text:c="4"/>deviation</text:p>
              </table:change-track-table-cell>
            </table:cell-content-deletion>
            <table:cell-content-deletion table:id="ct137">
              <table:change-track-table-cell office:value-type="string">
                <text:p><text:s text:c="4"/>neighbour</text:p>
              </table:change-track-table-cell>
            </table:cell-content-deletion>
            <table:cell-content-deletion table:id="ct136">
              <table:change-track-table-cell office:value-type="string">
                <text:p><text:s text:c="4"/>exploration</text:p>
              </table:change-track-table-cell>
            </table:cell-content-deletion>
            <table:cell-content-deletion table:id="ct135">
              <table:change-track-table-cell office:value-type="string">
                <text:p><text:s text:c="4"/>radiation sickness</text:p>
              </table:change-track-table-cell>
            </table:cell-content-deletion>
            <table:cell-content-deletion table:id="ct134">
              <table:change-track-table-cell office:value-type="string">
                <text:p><text:s text:c="4"/>distribute</text:p>
              </table:change-track-table-cell>
            </table:cell-content-deletion>
            <table:cell-content-deletion table:id="ct133">
              <table:change-track-table-cell office:value-type="string">
                <text:p><text:s text:c="4"/>improvement</text:p>
              </table:change-track-table-cell>
            </table:cell-content-deletion>
            <table:cell-content-deletion table:id="ct132">
              <table:change-track-table-cell office:value-type="string">
                <text:p><text:s text:c="4"/>hypothesis</text:p>
              </table:change-track-table-cell>
            </table:cell-content-deletion>
            <table:cell-content-deletion table:id="ct131">
              <table:change-track-table-cell office:value-type="string">
                <text:p><text:s text:c="4"/>pneumonia</text:p>
              </table:change-track-table-cell>
            </table:cell-content-deletion>
            <table:cell-content-deletion table:id="ct130">
              <table:change-track-table-cell office:value-type="string">
                <text:p><text:s text:c="4"/>insurance</text:p>
              </table:change-track-table-cell>
            </table:cell-content-deletion>
            <table:cell-content-deletion table:id="ct129">
              <table:change-track-table-cell office:value-type="string">
                <text:p><text:s text:c="4"/>offspring</text:p>
              </table:change-track-table-cell>
            </table:cell-content-deletion>
            <table:cell-content-deletion table:id="ct128">
              <table:change-track-table-cell office:value-type="string">
                <text:p><text:s text:c="4"/>expenditure</text:p>
              </table:change-track-table-cell>
            </table:cell-content-deletion>
            <table:cell-content-deletion table:id="ct127">
              <table:change-track-table-cell office:value-type="string">
                <text:p><text:s text:c="4"/>transform</text:p>
              </table:change-track-table-cell>
            </table:cell-content-deletion>
            <table:cell-content-deletion table:id="ct126">
              <table:change-track-table-cell office:value-type="string">
                <text:p><text:s text:c="4"/>dimension</text:p>
              </table:change-track-table-cell>
            </table:cell-content-deletion>
            <table:cell-content-deletion table:id="ct125">
              <table:change-track-table-cell office:value-type="string">
                <text:p><text:s text:c="4"/>resolution</text:p>
              </table:change-track-table-cell>
            </table:cell-content-deletion>
            <table:cell-content-deletion table:id="ct124">
              <table:change-track-table-cell office:value-type="string">
                <text:p><text:s text:c="4"/>attractive</text:p>
              </table:change-track-table-cell>
            </table:cell-content-deletion>
            <table:cell-content-deletion table:id="ct123">
              <table:change-track-table-cell office:value-type="string">
                <text:p><text:s text:c="4"/>detective</text:p>
              </table:change-track-table-cell>
            </table:cell-content-deletion>
            <table:cell-content-deletion table:id="ct122">
              <table:change-track-table-cell office:value-type="string">
                <text:p><text:s text:c="4"/>incentive</text:p>
              </table:change-track-table-cell>
            </table:cell-content-deletion>
            <table:cell-content-deletion table:id="ct121">
              <table:change-track-table-cell office:value-type="string">
                <text:p><text:s text:c="4"/>butterfly</text:p>
              </table:change-track-table-cell>
            </table:cell-content-deletion>
            <table:cell-content-deletion table:id="ct120">
              <table:change-track-table-cell office:value-type="string">
                <text:p><text:s text:c="4"/>partnership</text:p>
              </table:change-track-table-cell>
            </table:cell-content-deletion>
            <table:cell-content-deletion table:id="ct119">
              <table:change-track-table-cell office:value-type="string">
                <text:p><text:s text:c="4"/>invisible</text:p>
              </table:change-track-table-cell>
            </table:cell-content-deletion>
            <table:cell-content-deletion table:id="ct118">
              <table:change-track-table-cell office:value-type="string">
                <text:p><text:s text:c="4"/>literature</text:p>
              </table:change-track-table-cell>
            </table:cell-content-deletion>
            <table:cell-content-deletion table:id="ct117">
              <table:change-track-table-cell office:value-type="string">
                <text:p><text:s text:c="4"/>battlefield</text:p>
              </table:change-track-table-cell>
            </table:cell-content-deletion>
            <table:cell-content-deletion table:id="ct116">
              <table:change-track-table-cell office:value-type="string">
                <text:p><text:s text:c="4"/>helicopter</text:p>
              </table:change-track-table-cell>
            </table:cell-content-deletion>
            <table:cell-content-deletion table:id="ct115">
              <table:change-track-table-cell office:value-type="string">
                <text:p><text:s text:c="4"/>astonishing</text:p>
              </table:change-track-table-cell>
            </table:cell-content-deletion>
            <table:cell-content-deletion table:id="ct114">
              <table:change-track-table-cell office:value-type="string">
                <text:p><text:s text:c="4"/>consideration</text:p>
              </table:change-track-table-cell>
            </table:cell-content-deletion>
            <table:cell-content-deletion table:id="ct113">
              <table:change-track-table-cell office:value-type="string">
                <text:p><text:s text:c="4"/>catalogue</text:p>
              </table:change-track-table-cell>
            </table:cell-content-deletion>
            <table:cell-content-deletion table:id="ct112">
              <table:change-track-table-cell office:value-type="string">
                <text:p><text:s text:c="4"/>definition</text:p>
              </table:change-track-table-cell>
            </table:cell-content-deletion>
            <table:cell-content-deletion table:id="ct111">
              <table:change-track-table-cell office:value-type="string">
                <text:p><text:s text:c="4"/>conversation</text:p>
              </table:change-track-table-cell>
            </table:cell-content-deletion>
            <table:cell-content-deletion table:id="ct110">
              <table:change-track-table-cell office:value-type="string">
                <text:p><text:s text:c="4"/>decoration</text:p>
              </table:change-track-table-cell>
            </table:cell-content-deletion>
            <table:cell-content-deletion table:id="ct109">
              <table:change-track-table-cell office:value-type="string">
                <text:p><text:s text:c="4"/>responsibility</text:p>
              </table:change-track-table-cell>
            </table:cell-content-deletion>
            <table:cell-content-deletion table:id="ct108">
              <table:change-track-table-cell office:value-type="string">
                <text:p><text:s text:c="4"/>association</text:p>
              </table:change-track-table-cell>
            </table:cell-content-deletion>
            <table:cell-content-deletion table:id="ct107">
              <table:change-track-table-cell office:value-type="string">
                <text:p><text:s text:c="4"/>deficiency</text:p>
              </table:change-track-table-cell>
            </table:cell-content-deletion>
            <table:cell-content-deletion table:id="ct106">
              <table:change-track-table-cell office:value-type="string">
                <text:p><text:s text:c="4"/>researcher</text:p>
              </table:change-track-table-cell>
            </table:cell-content-deletion>
            <table:cell-content-deletion table:id="ct105">
              <table:change-track-table-cell office:value-type="string">
                <text:p><text:s text:c="4"/>appointment</text:p>
              </table:change-track-table-cell>
            </table:cell-content-deletion>
            <table:cell-content-deletion table:id="ct104">
              <table:change-track-table-cell office:value-type="string">
                <text:p><text:s text:c="4"/>compromise</text:p>
              </table:change-track-table-cell>
            </table:cell-content-deletion>
            <table:cell-content-deletion table:id="ct103">
              <table:change-track-table-cell office:value-type="string">
                <text:p><text:s text:c="4"/>legislation</text:p>
              </table:change-track-table-cell>
            </table:cell-content-deletion>
            <table:cell-content-deletion table:id="ct102">
              <table:change-track-table-cell office:value-type="string">
                <text:p><text:s text:c="4"/>promotion</text:p>
              </table:change-track-table-cell>
            </table:cell-content-deletion>
            <table:cell-content-deletion table:id="ct101">
              <table:change-track-table-cell office:value-type="string">
                <text:p><text:s text:c="4"/>vegetable</text:p>
              </table:change-track-table-cell>
            </table:cell-content-deletion>
            <table:cell-content-deletion table:id="ct100">
              <table:change-track-table-cell office:value-type="string">
                <text:p><text:s text:c="4"/>constituency</text:p>
              </table:change-track-table-cell>
            </table:cell-content-deletion>
            <table:cell-content-deletion table:id="ct99">
              <table:change-track-table-cell office:value-type="string">
                <text:p><text:s text:c="4"/>extension</text:p>
              </table:change-track-table-cell>
            </table:cell-content-deletion>
            <table:cell-content-deletion table:id="ct98">
              <table:change-track-table-cell office:value-type="string">
                <text:p><text:s text:c="4"/>federation</text:p>
              </table:change-track-table-cell>
            </table:cell-content-deletion>
            <table:cell-content-deletion table:id="ct97">
              <table:change-track-table-cell office:value-type="string">
                <text:p><text:s text:c="4"/>arrangement</text:p>
              </table:change-track-table-cell>
            </table:cell-content-deletion>
            <table:cell-content-deletion table:id="ct96">
              <table:change-track-table-cell office:value-type="string">
                <text:p><text:s text:c="4"/>perforate</text:p>
              </table:change-track-table-cell>
            </table:cell-content-deletion>
            <table:cell-content-deletion table:id="ct95">
              <table:change-track-table-cell office:value-type="string">
                <text:p><text:s text:c="4"/>examination</text:p>
              </table:change-track-table-cell>
            </table:cell-content-deletion>
            <table:cell-content-deletion table:id="ct94">
              <table:change-track-table-cell office:value-type="string">
                <text:p><text:s text:c="4"/>extraterrestrial</text:p>
              </table:change-track-table-cell>
            </table:cell-content-deletion>
            <table:cell-content-deletion table:id="ct93">
              <table:change-track-table-cell office:value-type="string">
                <text:p><text:s text:c="4"/>magnitude</text:p>
              </table:change-track-table-cell>
            </table:cell-content-deletion>
            <table:cell-content-deletion table:id="ct92">
              <table:change-track-table-cell office:value-type="string">
                <text:p><text:s text:c="4"/>unfortunate</text:p>
              </table:change-track-table-cell>
            </table:cell-content-deletion>
            <table:cell-content-deletion table:id="ct91">
              <table:change-track-table-cell office:value-type="string">
                <text:p><text:s text:c="4"/>reservoir</text:p>
              </table:change-track-table-cell>
            </table:cell-content-deletion>
            <table:cell-content-deletion table:id="ct90">
              <table:change-track-table-cell office:value-type="string">
                <text:p><text:s text:c="4"/>combination</text:p>
              </table:change-track-table-cell>
            </table:cell-content-deletion>
            <table:cell-content-deletion table:id="ct89">
              <table:change-track-table-cell office:value-type="string">
                <text:p><text:s text:c="4"/>captivate</text:p>
              </table:change-track-table-cell>
            </table:cell-content-deletion>
            <table:cell-content-deletion table:id="ct88">
              <table:change-track-table-cell office:value-type="string">
                <text:p><text:s text:c="4"/>liability</text:p>
              </table:change-track-table-cell>
            </table:cell-content-deletion>
            <table:cell-content-deletion table:id="ct87">
              <table:change-track-table-cell office:value-type="string">
                <text:p><text:s text:c="4"/>socialist</text:p>
              </table:change-track-table-cell>
            </table:cell-content-deletion>
            <table:cell-content-deletion table:id="ct86">
              <table:change-track-table-cell office:value-type="string">
                <text:p><text:s text:c="4"/>reconcile</text:p>
              </table:change-track-table-cell>
            </table:cell-content-deletion>
            <table:cell-content-deletion table:id="ct85">
              <table:change-track-table-cell office:value-type="string">
                <text:p><text:s text:c="4"/>difference</text:p>
              </table:change-track-table-cell>
            </table:cell-content-deletion>
            <table:cell-content-deletion table:id="ct84">
              <table:change-track-table-cell office:value-type="string">
                <text:p><text:s text:c="4"/>connection</text:p>
              </table:change-track-table-cell>
            </table:cell-content-deletion>
            <table:cell-content-deletion table:id="ct83">
              <table:change-track-table-cell office:value-type="string">
                <text:p><text:s text:c="4"/>discourage</text:p>
              </table:change-track-table-cell>
            </table:cell-content-deletion>
            <table:cell-content-deletion table:id="ct82">
              <table:change-track-table-cell office:value-type="string">
                <text:p><text:s text:c="4"/>enthusiasm</text:p>
              </table:change-track-table-cell>
            </table:cell-content-deletion>
            <table:cell-content-deletion table:id="ct81">
              <table:change-track-table-cell office:value-type="string">
                <text:p><text:s text:c="4"/>expertise</text:p>
              </table:change-track-table-cell>
            </table:cell-content-deletion>
            <table:cell-content-deletion table:id="ct80">
              <table:change-track-table-cell office:value-type="string">
                <text:p><text:s text:c="4"/>directory</text:p>
              </table:change-track-table-cell>
            </table:cell-content-deletion>
            <table:cell-content-deletion table:id="ct79">
              <table:change-track-table-cell office:value-type="string">
                <text:p><text:s text:c="4"/>convenience</text:p>
              </table:change-track-table-cell>
            </table:cell-content-deletion>
            <table:cell-content-deletion table:id="ct78">
              <table:change-track-table-cell office:value-type="string">
                <text:p><text:s text:c="4"/>nightmare</text:p>
              </table:change-track-table-cell>
            </table:cell-content-deletion>
            <table:cell-content-deletion table:id="ct77">
              <table:change-track-table-cell office:value-type="string">
                <text:p><text:s text:c="4"/>reproduction</text:p>
              </table:change-track-table-cell>
            </table:cell-content-deletion>
            <table:cell-content-deletion table:id="ct76">
              <table:change-track-table-cell office:value-type="string">
                <text:p><text:s text:c="4"/>litigation</text:p>
              </table:change-track-table-cell>
            </table:cell-content-deletion>
            <table:cell-content-deletion table:id="ct75">
              <table:change-track-table-cell office:value-type="string">
                <text:p><text:s text:c="4"/>motivation</text:p>
              </table:change-track-table-cell>
            </table:cell-content-deletion>
            <table:cell-content-deletion table:id="ct74">
              <table:change-track-table-cell office:value-type="string">
                <text:p><text:s text:c="4"/>attachment</text:p>
              </table:change-track-table-cell>
            </table:cell-content-deletion>
            <table:cell-content-deletion table:id="ct73">
              <table:change-track-table-cell office:value-type="string">
                <text:p><text:s text:c="4"/>personality</text:p>
              </table:change-track-table-cell>
            </table:cell-content-deletion>
            <table:cell-content-deletion table:id="ct72">
              <table:change-track-table-cell office:value-type="string">
                <text:p><text:s text:c="4"/>computer virus</text:p>
              </table:change-track-table-cell>
            </table:cell-content-deletion>
            <table:cell-content-deletion table:id="ct71">
              <table:change-track-table-cell office:value-type="string">
                <text:p><text:s text:c="4"/>evolution</text:p>
              </table:change-track-table-cell>
            </table:cell-content-deletion>
            <table:cell-content-deletion table:id="ct70">
              <table:change-track-table-cell office:value-type="string">
                <text:p><text:s text:c="4"/>girlfriend</text:p>
              </table:change-track-table-cell>
            </table:cell-content-deletion>
            <table:cell-content-deletion table:id="ct69">
              <table:change-track-table-cell office:value-type="string">
                <text:p><text:s text:c="4"/>competence</text:p>
              </table:change-track-table-cell>
            </table:cell-content-deletion>
            <table:cell-content-deletion table:id="ct68">
              <table:change-track-table-cell office:value-type="string">
                <text:p><text:s text:c="4"/>prosecute</text:p>
              </table:change-track-table-cell>
            </table:cell-content-deletion>
            <table:cell-content-deletion table:id="ct67">
              <table:change-track-table-cell office:value-type="string">
                <text:p><text:s text:c="4"/>isolation</text:p>
              </table:change-track-table-cell>
            </table:cell-content-deletion>
            <table:cell-content-deletion table:id="ct66">
              <table:change-track-table-cell office:value-type="string">
                <text:p><text:s text:c="4"/>contradiction</text:p>
              </table:change-track-table-cell>
            </table:cell-content-deletion>
            <table:cell-content-deletion table:id="ct65">
              <table:change-track-table-cell office:value-type="string">
                <text:p><text:s text:c="4"/>clearance</text:p>
              </table:change-track-table-cell>
            </table:cell-content-deletion>
            <table:cell-content-deletion table:id="ct64">
              <table:change-track-table-cell office:value-type="string">
                <text:p><text:s text:c="4"/>continuous</text:p>
              </table:change-track-table-cell>
            </table:cell-content-deletion>
            <table:cell-content-deletion table:id="ct63">
              <table:change-track-table-cell office:value-type="string">
                <text:p><text:s text:c="4"/>influence</text:p>
              </table:change-track-table-cell>
            </table:cell-content-deletion>
            <table:cell-content-deletion table:id="ct62">
              <table:change-track-table-cell office:value-type="string">
                <text:p><text:s text:c="4"/>reference</text:p>
              </table:change-track-table-cell>
            </table:cell-content-deletion>
            <table:cell-content-deletion table:id="ct61">
              <table:change-track-table-cell office:value-type="string">
                <text:p><text:s text:c="4"/>injection</text:p>
              </table:change-track-table-cell>
            </table:cell-content-deletion>
            <table:cell-content-deletion table:id="ct60">
              <table:change-track-table-cell office:value-type="string">
                <text:p><text:s text:c="4"/>excavation</text:p>
              </table:change-track-table-cell>
            </table:cell-content-deletion>
            <table:cell-content-deletion table:id="ct59">
              <table:change-track-table-cell office:value-type="string">
                <text:p><text:s text:c="4"/>conception</text:p>
              </table:change-track-table-cell>
            </table:cell-content-deletion>
            <table:cell-content-deletion table:id="ct58">
              <table:change-track-table-cell office:value-type="string">
                <text:p><text:s text:c="4"/>commemorate</text:p>
              </table:change-track-table-cell>
            </table:cell-content-deletion>
            <table:cell-content-deletion table:id="ct57">
              <table:change-track-table-cell office:value-type="string">
                <text:p><text:s text:c="4"/>destruction</text:p>
              </table:change-track-table-cell>
            </table:cell-content-deletion>
            <table:cell-content-deletion table:id="ct56">
              <table:change-track-table-cell office:value-type="string">
                <text:p><text:s text:c="4"/>disappointment</text:p>
              </table:change-track-table-cell>
            </table:cell-content-deletion>
            <table:cell-content-deletion table:id="ct55">
              <table:change-track-table-cell office:value-type="string">
                <text:p><text:s text:c="4"/>atmosphere</text:p>
              </table:change-track-table-cell>
            </table:cell-content-deletion>
            <table:cell-content-deletion table:id="ct54">
              <table:change-track-table-cell office:value-type="string">
                <text:p><text:s text:c="4"/>encourage</text:p>
              </table:change-track-table-cell>
            </table:cell-content-deletion>
            <table:cell-content-deletion table:id="ct53">
              <table:change-track-table-cell office:value-type="string">
                <text:p><text:s text:c="4"/>commitment</text:p>
              </table:change-track-table-cell>
            </table:cell-content-deletion>
            <table:cell-content-deletion table:id="ct52">
              <table:change-track-table-cell office:value-type="string">
                <text:p><text:s text:c="4"/>satisfied</text:p>
              </table:change-track-table-cell>
            </table:cell-content-deletion>
            <table:cell-content-deletion table:id="ct51">
              <table:change-track-table-cell office:value-type="string">
                <text:p><text:s text:c="4"/>recommend</text:p>
              </table:change-track-table-cell>
            </table:cell-content-deletion>
            <table:cell-content-deletion table:id="ct50">
              <table:change-track-table-cell office:value-type="string">
                <text:p><text:s text:c="4"/>complication</text:p>
              </table:change-track-table-cell>
            </table:cell-content-deletion>
            <table:cell-content-deletion table:id="ct49">
              <table:change-track-table-cell office:value-type="string">
                <text:p><text:s text:c="4"/>champagne</text:p>
              </table:change-track-table-cell>
            </table:cell-content-deletion>
            <table:cell-content-deletion table:id="ct48">
              <table:change-track-table-cell office:value-type="string">
                <text:p><text:s text:c="4"/>publisher</text:p>
              </table:change-track-table-cell>
            </table:cell-content-deletion>
            <table:cell-content-deletion table:id="ct47">
              <table:change-track-table-cell office:value-type="string">
                <text:p><text:s text:c="4"/>introduction</text:p>
              </table:change-track-table-cell>
            </table:cell-content-deletion>
            <table:cell-content-deletion table:id="ct46">
              <table:change-track-table-cell office:value-type="string">
                <text:p><text:s text:c="4"/>conscience</text:p>
              </table:change-track-table-cell>
            </table:cell-content-deletion>
            <table:cell-content-deletion table:id="ct45">
              <table:change-track-table-cell office:value-type="string">
                <text:p><text:s text:c="4"/>embarrassment</text:p>
              </table:change-track-table-cell>
            </table:cell-content-deletion>
            <table:cell-content-deletion table:id="ct44">
              <table:change-track-table-cell office:value-type="string">
                <text:p><text:s text:c="4"/>depression</text:p>
              </table:change-track-table-cell>
            </table:cell-content-deletion>
            <table:cell-content-deletion table:id="ct43">
              <table:change-track-table-cell office:value-type="string">
                <text:p><text:s text:c="4"/>eliminate</text:p>
              </table:change-track-table-cell>
            </table:cell-content-deletion>
            <table:cell-content-deletion table:id="ct42">
              <table:change-track-table-cell office:value-type="string">
                <text:p><text:s text:c="4"/>nationalism</text:p>
              </table:change-track-table-cell>
            </table:cell-content-deletion>
            <table:cell-content-deletion table:id="ct41">
              <table:change-track-table-cell office:value-type="string">
                <text:p><text:s text:c="4"/>folk music</text:p>
              </table:change-track-table-cell>
            </table:cell-content-deletion>
            <table:cell-content-deletion table:id="ct40">
              <table:change-track-table-cell office:value-type="string">
                <text:p><text:s text:c="4"/>productive</text:p>
              </table:change-track-table-cell>
            </table:cell-content-deletion>
            <table:cell-content-deletion table:id="ct39">
              <table:change-track-table-cell office:value-type="string">
                <text:p><text:s text:c="4"/>emergency</text:p>
              </table:change-track-table-cell>
            </table:cell-content-deletion>
            <table:cell-content-deletion table:id="ct38">
              <table:change-track-table-cell office:value-type="string">
                <text:p><text:s text:c="4"/>anticipation</text:p>
              </table:change-track-table-cell>
            </table:cell-content-deletion>
            <table:cell-content-deletion table:id="ct37">
              <table:change-track-table-cell office:value-type="string">
                <text:p><text:s text:c="4"/>intention</text:p>
              </table:change-track-table-cell>
            </table:cell-content-deletion>
            <table:cell-content-deletion table:id="ct36">
              <table:change-track-table-cell office:value-type="string">
                <text:p><text:s text:c="4"/>timetable</text:p>
              </table:change-track-table-cell>
            </table:cell-content-deletion>
            <table:cell-content-deletion table:id="ct35">
              <table:change-track-table-cell office:value-type="string">
                <text:p><text:s text:c="4"/>discrimination</text:p>
              </table:change-track-table-cell>
            </table:cell-content-deletion>
            <table:cell-content-deletion table:id="ct34">
              <table:change-track-table-cell office:value-type="string">
                <text:p><text:s text:c="4"/>negotiation</text:p>
              </table:change-track-table-cell>
            </table:cell-content-deletion>
            <table:cell-content-deletion table:id="ct33">
              <table:change-track-table-cell office:value-type="string">
                <text:p><text:s text:c="4"/>ambiguous</text:p>
              </table:change-track-table-cell>
            </table:cell-content-deletion>
            <table:cell-content-deletion table:id="ct32">
              <table:change-track-table-cell office:value-type="string">
                <text:p><text:s text:c="4"/>engagement</text:p>
              </table:change-track-table-cell>
            </table:cell-content-deletion>
            <table:cell-content-deletion table:id="ct31">
              <table:change-track-table-cell office:value-type="string">
                <text:p><text:s text:c="4"/>earthquake</text:p>
              </table:change-track-table-cell>
            </table:cell-content-deletion>
            <table:cell-content-deletion table:id="ct30">
              <table:change-track-table-cell office:value-type="string">
                <text:p><text:s text:c="4"/>continuation</text:p>
              </table:change-track-table-cell>
            </table:cell-content-deletion>
            <table:cell-content-deletion table:id="ct29">
              <table:change-track-table-cell office:value-type="string">
                <text:p><text:s text:c="4"/>stimulation</text:p>
              </table:change-track-table-cell>
            </table:cell-content-deletion>
            <table:cell-content-deletion table:id="ct28">
              <table:change-track-table-cell office:value-type="string">
                <text:p><text:s text:c="4"/>overcharge</text:p>
              </table:change-track-table-cell>
            </table:cell-content-deletion>
            <table:cell-content-deletion table:id="ct27">
              <table:change-track-table-cell office:value-type="string">
                <text:p><text:s text:c="4"/>empirical</text:p>
              </table:change-track-table-cell>
            </table:cell-content-deletion>
            <table:cell-content-deletion table:id="ct26">
              <table:change-track-table-cell office:value-type="string">
                <text:p><text:s text:c="4"/>communication</text:p>
              </table:change-track-table-cell>
            </table:cell-content-deletion>
            <table:cell-content-deletion table:id="ct25">
              <table:change-track-table-cell office:value-type="string">
                <text:p><text:s text:c="4"/>deteriorate</text:p>
              </table:change-track-table-cell>
            </table:cell-content-deletion>
            <table:cell-content-deletion table:id="ct24">
              <table:change-track-table-cell office:value-type="string">
                <text:p><text:s text:c="4"/>restaurant</text:p>
              </table:change-track-table-cell>
            </table:cell-content-deletion>
            <table:cell-content-deletion table:id="ct23">
              <table:change-track-table-cell office:value-type="string">
                <text:p><text:s text:c="4"/>identification</text:p>
              </table:change-track-table-cell>
            </table:cell-content-deletion>
            <table:cell-content-deletion table:id="ct22">
              <table:change-track-table-cell office:value-type="string">
                <text:p><text:s text:c="4"/>relinquish</text:p>
              </table:change-track-table-cell>
            </table:cell-content-deletion>
            <table:cell-content-deletion table:id="ct21">
              <table:change-track-table-cell office:value-type="string">
                <text:p><text:s text:c="4"/>coalition</text:p>
              </table:change-track-table-cell>
            </table:cell-content-deletion>
            <table:cell-content-deletion table:id="ct20">
              <table:change-track-table-cell office:value-type="string">
                <text:p><text:s text:c="4"/>mathematics</text:p>
              </table:change-track-table-cell>
            </table:cell-content-deletion>
            <table:cell-content-deletion table:id="ct19">
              <table:change-track-table-cell office:value-type="string">
                <text:p><text:s text:c="4"/>effective</text:p>
              </table:change-track-table-cell>
            </table:cell-content-deletion>
            <table:cell-content-deletion table:id="ct18">
              <table:change-track-table-cell office:value-type="string">
                <text:p><text:s text:c="4"/>construct</text:p>
              </table:change-track-table-cell>
            </table:cell-content-deletion>
            <table:cell-content-deletion table:id="ct17">
              <table:change-track-table-cell office:value-type="string">
                <text:p><text:s text:c="4"/>condition</text:p>
              </table:change-track-table-cell>
            </table:cell-content-deletion>
            <table:cell-content-deletion table:id="ct16">
              <table:change-track-table-cell office:value-type="string">
                <text:p><text:s text:c="4"/>administration</text:p>
              </table:change-track-table-cell>
            </table:cell-content-deletion>
            <table:cell-content-deletion table:id="ct15">
              <table:change-track-table-cell office:value-type="string">
                <text:p><text:s text:c="4"/>human body</text:p>
              </table:change-track-table-cell>
            </table:cell-content-deletion>
            <table:cell-content-deletion table:id="ct14">
              <table:change-track-table-cell office:value-type="string">
                <text:p><text:s text:c="4"/>ambiguity</text:p>
              </table:change-track-table-cell>
            </table:cell-content-deletion>
            <table:cell-content-deletion table:id="ct13">
              <table:change-track-table-cell office:value-type="string">
                <text:p><text:s text:c="4"/>assignment</text:p>
              </table:change-track-table-cell>
            </table:cell-content-deletion>
            <table:cell-content-deletion table:id="ct12">
              <table:change-track-table-cell office:value-type="string">
                <text:p><text:s text:c="4"/>contraction</text:p>
              </table:change-track-table-cell>
            </table:cell-content-deletion>
            <table:cell-content-deletion table:id="ct11">
              <table:change-track-table-cell office:value-type="string">
                <text:p><text:s text:c="4"/>therapist</text:p>
              </table:change-track-table-cell>
            </table:cell-content-deletion>
            <table:cell-content-deletion table:id="ct10">
              <table:change-track-table-cell office:value-type="string">
                <text:p><text:s text:c="4"/>professor</text:p>
              </table:change-track-table-cell>
            </table:cell-content-deletion>
            <table:cell-content-deletion table:id="ct9">
              <table:change-track-table-cell office:value-type="string">
                <text:p><text:s text:c="4"/>exhibition</text:p>
              </table:change-track-table-cell>
            </table:cell-content-deletion>
            <table:cell-content-deletion table:id="ct8">
              <table:change-track-table-cell office:value-type="string">
                <text:p><text:s text:c="4"/>democratic</text:p>
              </table:change-track-table-cell>
            </table:cell-content-deletion>
            <table:cell-content-deletion table:id="ct7">
              <table:change-track-table-cell office:value-type="string">
                <text:p><text:s text:c="4"/>chocolate</text:p>
              </table:change-track-table-cell>
            </table:cell-content-deletion>
            <table:cell-content-deletion table:id="ct6">
              <table:change-track-table-cell office:value-type="string">
                <text:p><text:s text:c="4"/>systematic</text:p>
              </table:change-track-table-cell>
            </table:cell-content-deletion>
            <table:cell-content-deletion table:id="ct5">
              <table:change-track-table-cell office:value-type="string">
                <text:p><text:s text:c="4"/>progressive</text:p>
              </table:change-track-table-cell>
            </table:cell-content-deletion>
            <table:cell-content-deletion table:id="ct4">
              <table:change-track-table-cell office:value-type="string">
                <text:p><text:s text:c="4"/>interference</text:p>
              </table:change-track-table-cell>
            </table:cell-content-deletion>
            <table:cell-content-deletion table:id="ct3">
              <table:change-track-table-cell office:value-type="string">
                <text:p><text:s text:c="4"/>fascinate</text:p>
              </table:change-track-table-cell>
            </table:cell-content-deletion>
            <table:cell-content-deletion table:id="ct2">
              <table:change-track-table-cell office:value-type="string">
                <text:p><text:s text:c="4"/>reduction</text:p>
              </table:change-track-table-cell>
            </table:cell-content-deletion>
            <table:cell-content-deletion table:id="ct1">
              <table:change-track-table-cell office:value-type="string">
                <text:p><text:s text:c="4"/>permission</text:p>
              </table:change-track-table-cell>
            </table:cell-content-deletion>
            <table:cell-content-deletion>
              <table:cell-address table:column="2" table:row="1" table:table="0"/>
              <table:change-track-table-cell office:value-type="string">
                <text:p>jmdvhxmdbj</text:p>
              </table:change-track-table-cell>
            </table:cell-content-deletion>
            <table:cell-content-deletion>
              <table:cell-address table:column="2" table:row="2" table:table="0"/>
              <table:change-track-table-cell office:value-type="string">
                <text:p>hundlpectg</text:p>
              </table:change-track-table-cell>
            </table:cell-content-deletion>
          </table:deletions>
        </table:movement>
      </table:tracked-changes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Registration Number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hone Number</text:p>
          </table:table-cell>
        </table:table-row>
        <table:table-row table:style-name="ro1">
          <table:table-cell office:value-type="string" calcext:value-type="string">
            <text:p>CB.EN.U4CSE20000</text:p>
          </table:table-cell>
          <table:table-cell office:value-type="string" calcext:value-type="string">
            <text:p><text:s/>Maude Singh</text:p>
          </table:table-cell>
          <table:table-cell office:value-type="string" calcext:value-type="string">
            <text:p><text:s text:c="4"/>permission</text:p>
          </table:table-cell>
          <table:table-cell table:formula="of:=CONCATENATE(LOWER([.A2]);  &quot;@cb.students.amrita.edu&quot;)" office:value-type="string" office:string-value="cb.en.u4cse20000@cb.students.amrita.edu" calcext:value-type="string">
            <text:p>cb.en.u4cse20000@cb.students.amrita.edu</text:p>
          </table:table-cell>
          <table:table-cell office:value-type="string" calcext:value-type="string">
            <text:p>+91-855-574-1153</text:p>
          </table:table-cell>
        </table:table-row>
        <table:table-row table:style-name="ro1">
          <table:table-cell office:value-type="string" calcext:value-type="string">
            <text:p>CB.EN.U4CSE20001</text:p>
          </table:table-cell>
          <table:table-cell office:value-type="string" calcext:value-type="string">
            <text:p>Kaitlin Levy</text:p>
          </table:table-cell>
          <table:table-cell office:value-type="string" calcext:value-type="string">
            <text:p><text:s text:c="4"/>reduction</text:p>
          </table:table-cell>
          <table:table-cell table:formula="of:=CONCATENATE(LOWER([.A3]);  &quot;@cb.students.amrita.edu&quot;)" office:value-type="string" office:string-value="cb.en.u4cse20001@cb.students.amrita.edu" calcext:value-type="string">
            <text:p>cb.en.u4cse20001@cb.students.amrita.edu</text:p>
          </table:table-cell>
          <table:table-cell office:value-type="string" calcext:value-type="string">
            <text:p>+91-755-588-9145</text:p>
          </table:table-cell>
        </table:table-row>
        <table:table-row table:style-name="ro1">
          <table:table-cell office:value-type="string" calcext:value-type="string">
            <text:p>CB.EN.U4CSE20002</text:p>
          </table:table-cell>
          <table:table-cell office:value-type="string" calcext:value-type="string">
            <text:p>Lacy Murillo</text:p>
          </table:table-cell>
          <table:table-cell office:value-type="string" calcext:value-type="string">
            <text:p><text:s text:c="4"/>fascinate</text:p>
          </table:table-cell>
          <table:table-cell table:formula="of:=CONCATENATE(LOWER([.A4]);  &quot;@cb.students.amrita.edu&quot;)" office:value-type="string" office:string-value="cb.en.u4cse20002@cb.students.amrita.edu" calcext:value-type="string">
            <text:p>cb.en.u4cse20002@cb.students.amrita.edu</text:p>
          </table:table-cell>
          <table:table-cell office:value-type="string" calcext:value-type="string">
            <text:p>+91-855-537-6880</text:p>
          </table:table-cell>
        </table:table-row>
        <table:table-row table:style-name="ro1">
          <table:table-cell office:value-type="string" calcext:value-type="string">
            <text:p>CB.EN.U4CSE20003</text:p>
          </table:table-cell>
          <table:table-cell office:value-type="string" calcext:value-type="string">
            <text:p>Tracey Curry</text:p>
          </table:table-cell>
          <table:table-cell office:value-type="string" calcext:value-type="string">
            <text:p><text:s text:c="4"/>interference</text:p>
          </table:table-cell>
          <table:table-cell table:formula="of:=CONCATENATE(LOWER([.A5]);  &quot;@cb.students.amrita.edu&quot;)" office:value-type="string" office:string-value="cb.en.u4cse20003@cb.students.amrita.edu" calcext:value-type="string">
            <text:p>cb.en.u4cse20003@cb.students.amrita.edu</text:p>
          </table:table-cell>
          <table:table-cell office:value-type="string" calcext:value-type="string">
            <text:p>+91-855-554-9114</text:p>
          </table:table-cell>
        </table:table-row>
        <table:table-row table:style-name="ro1">
          <table:table-cell office:value-type="string" calcext:value-type="string">
            <text:p>CB.EN.U4CSE20004</text:p>
          </table:table-cell>
          <table:table-cell office:value-type="string" calcext:value-type="string">
            <text:p>Alexandria Meza</text:p>
          </table:table-cell>
          <table:table-cell office:value-type="string" calcext:value-type="string">
            <text:p><text:s text:c="4"/>progressive</text:p>
          </table:table-cell>
          <table:table-cell table:formula="of:=CONCATENATE(LOWER([.A6]);  &quot;@cb.students.amrita.edu&quot;)" office:value-type="string" office:string-value="cb.en.u4cse20004@cb.students.amrita.edu" calcext:value-type="string">
            <text:p>cb.en.u4cse20004@cb.students.amrita.edu</text:p>
          </table:table-cell>
          <table:table-cell office:value-type="string" calcext:value-type="string">
            <text:p>+91-755-505-0369</text:p>
          </table:table-cell>
        </table:table-row>
        <table:table-row table:style-name="ro1">
          <table:table-cell office:value-type="string" calcext:value-type="string">
            <text:p>CB.EN.U4CSE20005</text:p>
          </table:table-cell>
          <table:table-cell office:value-type="string" calcext:value-type="string">
            <text:p>Jospeh Hurst</text:p>
          </table:table-cell>
          <table:table-cell office:value-type="string" calcext:value-type="string">
            <text:p><text:s text:c="4"/>systematic</text:p>
          </table:table-cell>
          <table:table-cell table:formula="of:=CONCATENATE(LOWER([.A7]);  &quot;@cb.students.amrita.edu&quot;)" office:value-type="string" office:string-value="cb.en.u4cse20005@cb.students.amrita.edu" calcext:value-type="string">
            <text:p>cb.en.u4cse20005@cb.students.amrita.edu</text:p>
          </table:table-cell>
          <table:table-cell office:value-type="string" calcext:value-type="string">
            <text:p>+91-855-532-8376</text:p>
          </table:table-cell>
        </table:table-row>
        <table:table-row table:style-name="ro1">
          <table:table-cell office:value-type="string" calcext:value-type="string">
            <text:p>CB.EN.U4CSE20006</text:p>
          </table:table-cell>
          <table:table-cell office:value-type="string" calcext:value-type="string">
            <text:p>Alice Sheppard</text:p>
          </table:table-cell>
          <table:table-cell office:value-type="string" calcext:value-type="string">
            <text:p><text:s text:c="4"/>chocolate</text:p>
          </table:table-cell>
          <table:table-cell table:formula="of:=CONCATENATE(LOWER([.A8]);  &quot;@cb.students.amrita.edu&quot;)" office:value-type="string" office:string-value="cb.en.u4cse20006@cb.students.amrita.edu" calcext:value-type="string">
            <text:p>cb.en.u4cse20006@cb.students.amrita.edu</text:p>
          </table:table-cell>
          <table:table-cell office:value-type="string" calcext:value-type="string">
            <text:p>+91-755-530-2351</text:p>
          </table:table-cell>
        </table:table-row>
        <table:table-row table:style-name="ro1">
          <table:table-cell office:value-type="string" calcext:value-type="string">
            <text:p>CB.EN.U4CSE20007</text:p>
          </table:table-cell>
          <table:table-cell office:value-type="string" calcext:value-type="string">
            <text:p>Mario Wagner</text:p>
          </table:table-cell>
          <table:table-cell office:value-type="string" calcext:value-type="string">
            <text:p><text:s text:c="4"/>democratic</text:p>
          </table:table-cell>
          <table:table-cell table:formula="of:=CONCATENATE(LOWER([.A9]);  &quot;@cb.students.amrita.edu&quot;)" office:value-type="string" office:string-value="cb.en.u4cse20007@cb.students.amrita.edu" calcext:value-type="string">
            <text:p>cb.en.u4cse20007@cb.students.amrita.edu</text:p>
          </table:table-cell>
          <table:table-cell office:value-type="string" calcext:value-type="string">
            <text:p>+91-855-582-0108</text:p>
          </table:table-cell>
        </table:table-row>
        <table:table-row table:style-name="ro1">
          <table:table-cell office:value-type="string" calcext:value-type="string">
            <text:p>CB.EN.U4CSE20008</text:p>
          </table:table-cell>
          <table:table-cell office:value-type="string" calcext:value-type="string">
            <text:p>Allan Walker</text:p>
          </table:table-cell>
          <table:table-cell office:value-type="string" calcext:value-type="string">
            <text:p><text:s text:c="4"/>exhibition</text:p>
          </table:table-cell>
          <table:table-cell table:formula="of:=CONCATENATE(LOWER([.A10]);  &quot;@cb.students.amrita.edu&quot;)" office:value-type="string" office:string-value="cb.en.u4cse20008@cb.students.amrita.edu" calcext:value-type="string">
            <text:p>cb.en.u4cse20008@cb.students.amrita.edu</text:p>
          </table:table-cell>
          <table:table-cell office:value-type="string" calcext:value-type="string">
            <text:p>+91-855-597-8732</text:p>
          </table:table-cell>
        </table:table-row>
        <table:table-row table:style-name="ro1">
          <table:table-cell office:value-type="string" calcext:value-type="string">
            <text:p>CB.EN.U4CSE20009</text:p>
          </table:table-cell>
          <table:table-cell office:value-type="string" calcext:value-type="string">
            <text:p>Jeremiah Burton</text:p>
          </table:table-cell>
          <table:table-cell office:value-type="string" calcext:value-type="string">
            <text:p><text:s text:c="4"/>professor</text:p>
          </table:table-cell>
          <table:table-cell table:formula="of:=CONCATENATE(LOWER([.A11]);  &quot;@cb.students.amrita.edu&quot;)" office:value-type="string" office:string-value="cb.en.u4cse20009@cb.students.amrita.edu" calcext:value-type="string">
            <text:p>cb.en.u4cse20009@cb.students.amrita.edu</text:p>
          </table:table-cell>
          <table:table-cell office:value-type="string" calcext:value-type="string">
            <text:p>+91-855-525-7266</text:p>
          </table:table-cell>
        </table:table-row>
        <table:table-row table:style-name="ro1">
          <table:table-cell office:value-type="string" calcext:value-type="string">
            <text:p>CB.EN.U4CSE20010</text:p>
          </table:table-cell>
          <table:table-cell office:value-type="string" calcext:value-type="string">
            <text:p>Leif Kidd</text:p>
          </table:table-cell>
          <table:table-cell office:value-type="string" calcext:value-type="string">
            <text:p><text:s text:c="4"/>therapist</text:p>
          </table:table-cell>
          <table:table-cell table:formula="of:=CONCATENATE(LOWER([.A12]);  &quot;@cb.students.amrita.edu&quot;)" office:value-type="string" office:string-value="cb.en.u4cse20010@cb.students.amrita.edu" calcext:value-type="string">
            <text:p>cb.en.u4cse20010@cb.students.amrita.edu</text:p>
          </table:table-cell>
          <table:table-cell office:value-type="string" calcext:value-type="string">
            <text:p>+91-975-553-7159</text:p>
          </table:table-cell>
        </table:table-row>
        <table:table-row table:style-name="ro1">
          <table:table-cell office:value-type="string" calcext:value-type="string">
            <text:p>CB.EN.U4CSE20011</text:p>
          </table:table-cell>
          <table:table-cell office:value-type="string" calcext:value-type="string">
            <text:p>Angelita Durham</text:p>
          </table:table-cell>
          <table:table-cell office:value-type="string" calcext:value-type="string">
            <text:p><text:s text:c="4"/>contraction</text:p>
          </table:table-cell>
          <table:table-cell table:formula="of:=CONCATENATE(LOWER([.A13]);  &quot;@cb.students.amrita.edu&quot;)" office:value-type="string" office:string-value="cb.en.u4cse20011@cb.students.amrita.edu" calcext:value-type="string">
            <text:p>cb.en.u4cse20011@cb.students.amrita.edu</text:p>
          </table:table-cell>
          <table:table-cell office:value-type="string" calcext:value-type="string">
            <text:p>+91-975-552-1942</text:p>
          </table:table-cell>
        </table:table-row>
        <table:table-row table:style-name="ro1">
          <table:table-cell office:value-type="string" calcext:value-type="string">
            <text:p>CB.EN.U4CSE20012</text:p>
          </table:table-cell>
          <table:table-cell office:value-type="string" calcext:value-type="string">
            <text:p>Morton Merritt</text:p>
          </table:table-cell>
          <table:table-cell office:value-type="string" calcext:value-type="string">
            <text:p><text:s text:c="4"/>assignment</text:p>
          </table:table-cell>
          <table:table-cell table:formula="of:=CONCATENATE(LOWER([.A14]);  &quot;@cb.students.amrita.edu&quot;)" office:value-type="string" office:string-value="cb.en.u4cse20012@cb.students.amrita.edu" calcext:value-type="string">
            <text:p>cb.en.u4cse20012@cb.students.amrita.edu</text:p>
          </table:table-cell>
          <table:table-cell office:value-type="string" calcext:value-type="string">
            <text:p>+91-855-578-8313</text:p>
          </table:table-cell>
        </table:table-row>
        <table:table-row table:style-name="ro1">
          <table:table-cell office:value-type="string" calcext:value-type="string">
            <text:p>CB.EN.U4CSE20013</text:p>
          </table:table-cell>
          <table:table-cell office:value-type="string" calcext:value-type="string">
            <text:p>Johnny Drake</text:p>
          </table:table-cell>
          <table:table-cell office:value-type="string" calcext:value-type="string">
            <text:p><text:s text:c="4"/>ambiguity</text:p>
          </table:table-cell>
          <table:table-cell table:formula="of:=CONCATENATE(LOWER([.A15]);  &quot;@cb.students.amrita.edu&quot;)" office:value-type="string" office:string-value="cb.en.u4cse20013@cb.students.amrita.edu" calcext:value-type="string">
            <text:p>cb.en.u4cse20013@cb.students.amrita.edu</text:p>
          </table:table-cell>
          <table:table-cell office:value-type="string" calcext:value-type="string">
            <text:p>+91-755-532-5687</text:p>
          </table:table-cell>
        </table:table-row>
        <table:table-row table:style-name="ro1">
          <table:table-cell office:value-type="string" calcext:value-type="string">
            <text:p>CB.EN.U4CSE20014</text:p>
          </table:table-cell>
          <table:table-cell office:value-type="string" calcext:value-type="string">
            <text:p>Franklyn Larsen</text:p>
          </table:table-cell>
          <table:table-cell office:value-type="string" calcext:value-type="string">
            <text:p><text:s text:c="4"/>human body</text:p>
          </table:table-cell>
          <table:table-cell table:formula="of:=CONCATENATE(LOWER([.A16]);  &quot;@cb.students.amrita.edu&quot;)" office:value-type="string" office:string-value="cb.en.u4cse20014@cb.students.amrita.edu" calcext:value-type="string">
            <text:p>cb.en.u4cse20014@cb.students.amrita.edu</text:p>
          </table:table-cell>
          <table:table-cell office:value-type="string" calcext:value-type="string">
            <text:p>+91-755-513-3279</text:p>
          </table:table-cell>
        </table:table-row>
        <table:table-row table:style-name="ro1">
          <table:table-cell office:value-type="string" calcext:value-type="string">
            <text:p>CB.EN.U4CSE20015</text:p>
          </table:table-cell>
          <table:table-cell office:value-type="string" calcext:value-type="string">
            <text:p>Jonathan Cherry</text:p>
          </table:table-cell>
          <table:table-cell office:value-type="string" calcext:value-type="string">
            <text:p><text:s text:c="4"/>administration</text:p>
          </table:table-cell>
          <table:table-cell table:formula="of:=CONCATENATE(LOWER([.A17]);  &quot;@cb.students.amrita.edu&quot;)" office:value-type="string" office:string-value="cb.en.u4cse20015@cb.students.amrita.edu" calcext:value-type="string">
            <text:p>cb.en.u4cse20015@cb.students.amrita.edu</text:p>
          </table:table-cell>
          <table:table-cell office:value-type="string" calcext:value-type="string">
            <text:p>+91-755-544-0405</text:p>
          </table:table-cell>
        </table:table-row>
        <table:table-row table:style-name="ro1">
          <table:table-cell office:value-type="string" calcext:value-type="string">
            <text:p>CB.EN.U4CSE20016</text:p>
          </table:table-cell>
          <table:table-cell office:value-type="string" calcext:value-type="string">
            <text:p>Eliseo Gonzalez</text:p>
          </table:table-cell>
          <table:table-cell office:value-type="string" calcext:value-type="string">
            <text:p><text:s text:c="4"/>condition</text:p>
          </table:table-cell>
          <table:table-cell table:formula="of:=CONCATENATE(LOWER([.A18]);  &quot;@cb.students.amrita.edu&quot;)" office:value-type="string" office:string-value="cb.en.u4cse20016@cb.students.amrita.edu" calcext:value-type="string">
            <text:p>cb.en.u4cse20016@cb.students.amrita.edu</text:p>
          </table:table-cell>
          <table:table-cell office:value-type="string" calcext:value-type="string">
            <text:p>+91-905-557-3537</text:p>
          </table:table-cell>
        </table:table-row>
        <table:table-row table:style-name="ro1">
          <table:table-cell office:value-type="string" calcext:value-type="string">
            <text:p>CB.EN.U4CSE20017</text:p>
          </table:table-cell>
          <table:table-cell office:value-type="string" calcext:value-type="string">
            <text:p>Lucinda Ellis</text:p>
          </table:table-cell>
          <table:table-cell office:value-type="string" calcext:value-type="string">
            <text:p><text:s text:c="4"/>construct</text:p>
          </table:table-cell>
          <table:table-cell table:formula="of:=CONCATENATE(LOWER([.A19]);  &quot;@cb.students.amrita.edu&quot;)" office:value-type="string" office:string-value="cb.en.u4cse20017@cb.students.amrita.edu" calcext:value-type="string">
            <text:p>cb.en.u4cse20017@cb.students.amrita.edu</text:p>
          </table:table-cell>
          <table:table-cell office:value-type="string" calcext:value-type="string">
            <text:p>+91-755-557-1043</text:p>
          </table:table-cell>
        </table:table-row>
        <table:table-row table:style-name="ro1">
          <table:table-cell office:value-type="string" calcext:value-type="string">
            <text:p>CB.EN.U4CSE20018</text:p>
          </table:table-cell>
          <table:table-cell office:value-type="string" calcext:value-type="string">
            <text:p>Casandra Lucas</text:p>
          </table:table-cell>
          <table:table-cell office:value-type="string" calcext:value-type="string">
            <text:p><text:s text:c="4"/>effective</text:p>
          </table:table-cell>
          <table:table-cell table:formula="of:=CONCATENATE(LOWER([.A20]);  &quot;@cb.students.amrita.edu&quot;)" office:value-type="string" office:string-value="cb.en.u4cse20018@cb.students.amrita.edu" calcext:value-type="string">
            <text:p>cb.en.u4cse20018@cb.students.amrita.edu</text:p>
          </table:table-cell>
          <table:table-cell office:value-type="string" calcext:value-type="string">
            <text:p>+91-855-527-9034</text:p>
          </table:table-cell>
        </table:table-row>
        <table:table-row table:style-name="ro1">
          <table:table-cell office:value-type="string" calcext:value-type="string">
            <text:p>CB.EN.U4CSE20019</text:p>
          </table:table-cell>
          <table:table-cell office:value-type="string" calcext:value-type="string">
            <text:p>Bethany Carlson</text:p>
          </table:table-cell>
          <table:table-cell office:value-type="string" calcext:value-type="string">
            <text:p><text:s text:c="4"/>mathematics</text:p>
          </table:table-cell>
          <table:table-cell table:formula="of:=CONCATENATE(LOWER([.A21]);  &quot;@cb.students.amrita.edu&quot;)" office:value-type="string" office:string-value="cb.en.u4cse20019@cb.students.amrita.edu" calcext:value-type="string">
            <text:p>cb.en.u4cse20019@cb.students.amrita.edu</text:p>
          </table:table-cell>
          <table:table-cell office:value-type="string" calcext:value-type="string">
            <text:p>+91-855-524-9098</text:p>
          </table:table-cell>
        </table:table-row>
        <table:table-row table:style-name="ro1">
          <table:table-cell office:value-type="string" calcext:value-type="string">
            <text:p>CB.EN.U4CSE20020</text:p>
          </table:table-cell>
          <table:table-cell office:value-type="string" calcext:value-type="string">
            <text:p>Luella Flynn</text:p>
          </table:table-cell>
          <table:table-cell office:value-type="string" calcext:value-type="string">
            <text:p><text:s text:c="4"/>coalition</text:p>
          </table:table-cell>
          <table:table-cell table:formula="of:=CONCATENATE(LOWER([.A22]);  &quot;@cb.students.amrita.edu&quot;)" office:value-type="string" office:string-value="cb.en.u4cse20020@cb.students.amrita.edu" calcext:value-type="string">
            <text:p>cb.en.u4cse20020@cb.students.amrita.edu</text:p>
          </table:table-cell>
          <table:table-cell office:value-type="string" calcext:value-type="string">
            <text:p>+91-855-500-1098</text:p>
          </table:table-cell>
        </table:table-row>
        <table:table-row table:style-name="ro1">
          <table:table-cell office:value-type="string" calcext:value-type="string">
            <text:p>CB.EN.U4CSE20100</text:p>
          </table:table-cell>
          <table:table-cell office:value-type="string" calcext:value-type="string">
            <text:p>Ulysses Foley</text:p>
          </table:table-cell>
          <table:table-cell office:value-type="string" calcext:value-type="string">
            <text:p><text:s text:c="4"/>relinquish</text:p>
          </table:table-cell>
          <table:table-cell table:formula="of:=CONCATENATE(LOWER([.A23]);  &quot;@cb.students.amrita.edu&quot;)" office:value-type="string" office:string-value="cb.en.u4cse20100@cb.students.amrita.edu" calcext:value-type="string">
            <text:p>cb.en.u4cse20100@cb.students.amrita.edu</text:p>
          </table:table-cell>
          <table:table-cell office:value-type="string" calcext:value-type="string">
            <text:p>+91-855-510-5648</text:p>
          </table:table-cell>
        </table:table-row>
        <table:table-row table:style-name="ro1">
          <table:table-cell office:value-type="string" calcext:value-type="string">
            <text:p>CB.EN.U4CSE20101</text:p>
          </table:table-cell>
          <table:table-cell office:value-type="string" calcext:value-type="string">
            <text:p>Eloy Wong</text:p>
          </table:table-cell>
          <table:table-cell office:value-type="string" calcext:value-type="string">
            <text:p><text:s text:c="4"/>identification</text:p>
          </table:table-cell>
          <table:table-cell table:formula="of:=CONCATENATE(LOWER([.A24]);  &quot;@cb.students.amrita.edu&quot;)" office:value-type="string" office:string-value="cb.en.u4cse20101@cb.students.amrita.edu" calcext:value-type="string">
            <text:p>cb.en.u4cse20101@cb.students.amrita.edu</text:p>
          </table:table-cell>
          <table:table-cell office:value-type="string" calcext:value-type="string">
            <text:p>+91-955-556-7621</text:p>
          </table:table-cell>
        </table:table-row>
        <table:table-row table:style-name="ro1">
          <table:table-cell office:value-type="string" calcext:value-type="string">
            <text:p>CB.EN.U4CSE20102</text:p>
          </table:table-cell>
          <table:table-cell office:value-type="string" calcext:value-type="string">
            <text:p>Noemi Calderon</text:p>
          </table:table-cell>
          <table:table-cell office:value-type="string" calcext:value-type="string">
            <text:p><text:s text:c="4"/>restaurant</text:p>
          </table:table-cell>
          <table:table-cell table:formula="of:=CONCATENATE(LOWER([.A25]);  &quot;@cb.students.amrita.edu&quot;)" office:value-type="string" office:string-value="cb.en.u4cse20102@cb.students.amrita.edu" calcext:value-type="string">
            <text:p>cb.en.u4cse20102@cb.students.amrita.edu</text:p>
          </table:table-cell>
          <table:table-cell office:value-type="string" calcext:value-type="string">
            <text:p>+91-855-569-8292</text:p>
          </table:table-cell>
        </table:table-row>
        <table:table-row table:style-name="ro1">
          <table:table-cell office:value-type="string" calcext:value-type="string">
            <text:p>CB.EN.U4CSE20103</text:p>
          </table:table-cell>
          <table:table-cell office:value-type="string" calcext:value-type="string">
            <text:p>Wyatt Hodge</text:p>
          </table:table-cell>
          <table:table-cell office:value-type="string" calcext:value-type="string">
            <text:p><text:s text:c="4"/>deteriorate</text:p>
          </table:table-cell>
          <table:table-cell table:formula="of:=CONCATENATE(LOWER([.A26]);  &quot;@cb.students.amrita.edu&quot;)" office:value-type="string" office:string-value="cb.en.u4cse20103@cb.students.amrita.edu" calcext:value-type="string">
            <text:p>cb.en.u4cse20103@cb.students.amrita.edu</text:p>
          </table:table-cell>
          <table:table-cell office:value-type="string" calcext:value-type="string">
            <text:p>+91-965-550-6717</text:p>
          </table:table-cell>
        </table:table-row>
        <table:table-row table:style-name="ro1">
          <table:table-cell office:value-type="string" calcext:value-type="string">
            <text:p>CB.EN.U4CSE20104</text:p>
          </table:table-cell>
          <table:table-cell office:value-type="string" calcext:value-type="string">
            <text:p>Keisha Mccann</text:p>
          </table:table-cell>
          <table:table-cell office:value-type="string" calcext:value-type="string">
            <text:p><text:s text:c="4"/>communication</text:p>
          </table:table-cell>
          <table:table-cell table:formula="of:=CONCATENATE(LOWER([.A27]);  &quot;@cb.students.amrita.edu&quot;)" office:value-type="string" office:string-value="cb.en.u4cse20104@cb.students.amrita.edu" calcext:value-type="string">
            <text:p>cb.en.u4cse20104@cb.students.amrita.edu</text:p>
          </table:table-cell>
          <table:table-cell office:value-type="string" calcext:value-type="string">
            <text:p>+91-905-558-5709</text:p>
          </table:table-cell>
        </table:table-row>
        <table:table-row table:style-name="ro1">
          <table:table-cell office:value-type="string" calcext:value-type="string">
            <text:p>CB.EN.U4CSE20105</text:p>
          </table:table-cell>
          <table:table-cell office:value-type="string" calcext:value-type="string">
            <text:p>Sal Salazar</text:p>
          </table:table-cell>
          <table:table-cell office:value-type="string" calcext:value-type="string">
            <text:p><text:s text:c="4"/>empirical</text:p>
          </table:table-cell>
          <table:table-cell table:formula="of:=CONCATENATE(LOWER([.A28]);  &quot;@cb.students.amrita.edu&quot;)" office:value-type="string" office:string-value="cb.en.u4cse20105@cb.students.amrita.edu" calcext:value-type="string">
            <text:p>cb.en.u4cse20105@cb.students.amrita.edu</text:p>
          </table:table-cell>
          <table:table-cell office:value-type="string" calcext:value-type="string">
            <text:p>+91-855-538-0678</text:p>
          </table:table-cell>
        </table:table-row>
        <table:table-row table:style-name="ro1">
          <table:table-cell office:value-type="string" calcext:value-type="string">
            <text:p>CB.EN.U4CSE20106</text:p>
          </table:table-cell>
          <table:table-cell office:value-type="string" calcext:value-type="string">
            <text:p>Jed Esparza</text:p>
          </table:table-cell>
          <table:table-cell office:value-type="string" calcext:value-type="string">
            <text:p><text:s text:c="4"/>overcharge</text:p>
          </table:table-cell>
          <table:table-cell table:formula="of:=CONCATENATE(LOWER([.A29]);  &quot;@cb.students.amrita.edu&quot;)" office:value-type="string" office:string-value="cb.en.u4cse20106@cb.students.amrita.edu" calcext:value-type="string">
            <text:p>cb.en.u4cse20106@cb.students.amrita.edu</text:p>
          </table:table-cell>
          <table:table-cell office:value-type="string" calcext:value-type="string">
            <text:p>+91-755-561-3601</text:p>
          </table:table-cell>
        </table:table-row>
        <table:table-row table:style-name="ro1">
          <table:table-cell office:value-type="string" calcext:value-type="string">
            <text:p>CB.EN.U4CSE20107</text:p>
          </table:table-cell>
          <table:table-cell office:value-type="string" calcext:value-type="string">
            <text:p>Meredith Santiago</text:p>
          </table:table-cell>
          <table:table-cell office:value-type="string" calcext:value-type="string">
            <text:p><text:s text:c="4"/>stimulation</text:p>
          </table:table-cell>
          <table:table-cell table:formula="of:=CONCATENATE(LOWER([.A30]);  &quot;@cb.students.amrita.edu&quot;)" office:value-type="string" office:string-value="cb.en.u4cse20107@cb.students.amrita.edu" calcext:value-type="string">
            <text:p>cb.en.u4cse20107@cb.students.amrita.edu</text:p>
          </table:table-cell>
          <table:table-cell office:value-type="string" calcext:value-type="string">
            <text:p>+91-925-552-2460</text:p>
          </table:table-cell>
        </table:table-row>
        <table:table-row table:style-name="ro1">
          <table:table-cell office:value-type="string" calcext:value-type="string">
            <text:p>CB.EN.U4CSE20108</text:p>
          </table:table-cell>
          <table:table-cell office:value-type="string" calcext:value-type="string">
            <text:p>Twila Mendez</text:p>
          </table:table-cell>
          <table:table-cell office:value-type="string" calcext:value-type="string">
            <text:p><text:s text:c="4"/>continuation</text:p>
          </table:table-cell>
          <table:table-cell table:formula="of:=CONCATENATE(LOWER([.A31]);  &quot;@cb.students.amrita.edu&quot;)" office:value-type="string" office:string-value="cb.en.u4cse20108@cb.students.amrita.edu" calcext:value-type="string">
            <text:p>cb.en.u4cse20108@cb.students.amrita.edu</text:p>
          </table:table-cell>
          <table:table-cell office:value-type="string" calcext:value-type="string">
            <text:p>+91-855-573-0258</text:p>
          </table:table-cell>
        </table:table-row>
        <table:table-row table:style-name="ro1">
          <table:table-cell office:value-type="string" calcext:value-type="string">
            <text:p>CB.EN.U4CSE20109</text:p>
          </table:table-cell>
          <table:table-cell office:value-type="string" calcext:value-type="string">
            <text:p>Jill Lozano</text:p>
          </table:table-cell>
          <table:table-cell office:value-type="string" calcext:value-type="string">
            <text:p><text:s text:c="4"/>earthquake</text:p>
          </table:table-cell>
          <table:table-cell table:formula="of:=CONCATENATE(LOWER([.A32]);  &quot;@cb.students.amrita.edu&quot;)" office:value-type="string" office:string-value="cb.en.u4cse20109@cb.students.amrita.edu" calcext:value-type="string">
            <text:p>cb.en.u4cse20109@cb.students.amrita.edu</text:p>
          </table:table-cell>
          <table:table-cell office:value-type="string" calcext:value-type="string">
            <text:p>+91-915-556-7371</text:p>
          </table:table-cell>
        </table:table-row>
        <table:table-row table:style-name="ro1">
          <table:table-cell office:value-type="string" calcext:value-type="string">
            <text:p>CB.EN.U4CSE20110</text:p>
          </table:table-cell>
          <table:table-cell office:value-type="string" calcext:value-type="string">
            <text:p>Lillie Bullock</text:p>
          </table:table-cell>
          <table:table-cell office:value-type="string" calcext:value-type="string">
            <text:p><text:s text:c="4"/>engagement</text:p>
          </table:table-cell>
          <table:table-cell table:formula="of:=CONCATENATE(LOWER([.A33]);  &quot;@cb.students.amrita.edu&quot;)" office:value-type="string" office:string-value="cb.en.u4cse20110@cb.students.amrita.edu" calcext:value-type="string">
            <text:p>cb.en.u4cse20110@cb.students.amrita.edu</text:p>
          </table:table-cell>
          <table:table-cell office:value-type="string" calcext:value-type="string">
            <text:p>+91-755-599-2404</text:p>
          </table:table-cell>
        </table:table-row>
        <table:table-row table:style-name="ro1">
          <table:table-cell office:value-type="string" calcext:value-type="string">
            <text:p>CB.EN.U4CSE20111</text:p>
          </table:table-cell>
          <table:table-cell office:value-type="string" calcext:value-type="string">
            <text:p>Ambrose Frey</text:p>
          </table:table-cell>
          <table:table-cell office:value-type="string" calcext:value-type="string">
            <text:p><text:s text:c="4"/>ambiguous</text:p>
          </table:table-cell>
          <table:table-cell table:formula="of:=CONCATENATE(LOWER([.A34]);  &quot;@cb.students.amrita.edu&quot;)" office:value-type="string" office:string-value="cb.en.u4cse20111@cb.students.amrita.edu" calcext:value-type="string">
            <text:p>cb.en.u4cse20111@cb.students.amrita.edu</text:p>
          </table:table-cell>
          <table:table-cell office:value-type="string" calcext:value-type="string">
            <text:p>+91-975-552-1597</text:p>
          </table:table-cell>
        </table:table-row>
        <table:table-row table:style-name="ro1">
          <table:table-cell office:value-type="string" calcext:value-type="string">
            <text:p>CB.EN.U4CSE20112</text:p>
          </table:table-cell>
          <table:table-cell office:value-type="string" calcext:value-type="string">
            <text:p>Robyn Hoffman</text:p>
          </table:table-cell>
          <table:table-cell office:value-type="string" calcext:value-type="string">
            <text:p><text:s text:c="4"/>negotiation</text:p>
          </table:table-cell>
          <table:table-cell table:formula="of:=CONCATENATE(LOWER([.A35]);  &quot;@cb.students.amrita.edu&quot;)" office:value-type="string" office:string-value="cb.en.u4cse20112@cb.students.amrita.edu" calcext:value-type="string">
            <text:p>cb.en.u4cse20112@cb.students.amrita.edu</text:p>
          </table:table-cell>
          <table:table-cell office:value-type="string" calcext:value-type="string">
            <text:p>+91-955-559-0134</text:p>
          </table:table-cell>
        </table:table-row>
        <table:table-row table:style-name="ro1">
          <table:table-cell office:value-type="string" calcext:value-type="string">
            <text:p>CB.EN.U4CSE20113</text:p>
          </table:table-cell>
          <table:table-cell office:value-type="string" calcext:value-type="string">
            <text:p>Teresa Wright</text:p>
          </table:table-cell>
          <table:table-cell office:value-type="string" calcext:value-type="string">
            <text:p><text:s text:c="4"/>discrimination</text:p>
          </table:table-cell>
          <table:table-cell table:formula="of:=CONCATENATE(LOWER([.A36]);  &quot;@cb.students.amrita.edu&quot;)" office:value-type="string" office:string-value="cb.en.u4cse20113@cb.students.amrita.edu" calcext:value-type="string">
            <text:p>cb.en.u4cse20113@cb.students.amrita.edu</text:p>
          </table:table-cell>
          <table:table-cell office:value-type="string" calcext:value-type="string">
            <text:p>+91-855-581-7385</text:p>
          </table:table-cell>
        </table:table-row>
        <table:table-row table:style-name="ro1">
          <table:table-cell office:value-type="string" calcext:value-type="string">
            <text:p>CB.EN.U4CSE20114</text:p>
          </table:table-cell>
          <table:table-cell office:value-type="string" calcext:value-type="string">
            <text:p>Stacey Olsen</text:p>
          </table:table-cell>
          <table:table-cell office:value-type="string" calcext:value-type="string">
            <text:p><text:s text:c="4"/>timetable</text:p>
          </table:table-cell>
          <table:table-cell table:formula="of:=CONCATENATE(LOWER([.A37]);  &quot;@cb.students.amrita.edu&quot;)" office:value-type="string" office:string-value="cb.en.u4cse20114@cb.students.amrita.edu" calcext:value-type="string">
            <text:p>cb.en.u4cse20114@cb.students.amrita.edu</text:p>
          </table:table-cell>
          <table:table-cell office:value-type="string" calcext:value-type="string">
            <text:p>+91-855-581-9645</text:p>
          </table:table-cell>
        </table:table-row>
        <table:table-row table:style-name="ro1">
          <table:table-cell office:value-type="string" calcext:value-type="string">
            <text:p>CB.EN.U4CSE20115</text:p>
          </table:table-cell>
          <table:table-cell office:value-type="string" calcext:value-type="string">
            <text:p>Rudolph Cain</text:p>
          </table:table-cell>
          <table:table-cell office:value-type="string" calcext:value-type="string">
            <text:p><text:s text:c="4"/>intention</text:p>
          </table:table-cell>
          <table:table-cell table:formula="of:=CONCATENATE(LOWER([.A38]);  &quot;@cb.students.amrita.edu&quot;)" office:value-type="string" office:string-value="cb.en.u4cse20115@cb.students.amrita.edu" calcext:value-type="string">
            <text:p>cb.en.u4cse20115@cb.students.amrita.edu</text:p>
          </table:table-cell>
          <table:table-cell office:value-type="string" calcext:value-type="string">
            <text:p>+91-755-532-5271</text:p>
          </table:table-cell>
        </table:table-row>
        <table:table-row table:style-name="ro1">
          <table:table-cell office:value-type="string" calcext:value-type="string">
            <text:p>CB.EN.U4CSE20116</text:p>
          </table:table-cell>
          <table:table-cell office:value-type="string" calcext:value-type="string">
            <text:p>Jenifer Ho</text:p>
          </table:table-cell>
          <table:table-cell office:value-type="string" calcext:value-type="string">
            <text:p><text:s text:c="4"/>anticipation</text:p>
          </table:table-cell>
          <table:table-cell table:formula="of:=CONCATENATE(LOWER([.A39]);  &quot;@cb.students.amrita.edu&quot;)" office:value-type="string" office:string-value="cb.en.u4cse20116@cb.students.amrita.edu" calcext:value-type="string">
            <text:p>cb.en.u4cse20116@cb.students.amrita.edu</text:p>
          </table:table-cell>
          <table:table-cell office:value-type="string" calcext:value-type="string">
            <text:p>+91-855-570-2288</text:p>
          </table:table-cell>
        </table:table-row>
        <table:table-row table:style-name="ro1">
          <table:table-cell office:value-type="string" calcext:value-type="string">
            <text:p>CB.EN.U4CSE20117</text:p>
          </table:table-cell>
          <table:table-cell office:value-type="string" calcext:value-type="string">
            <text:p>Buster Johns</text:p>
          </table:table-cell>
          <table:table-cell office:value-type="string" calcext:value-type="string">
            <text:p><text:s text:c="4"/>emergency</text:p>
          </table:table-cell>
          <table:table-cell table:formula="of:=CONCATENATE(LOWER([.A40]);  &quot;@cb.students.amrita.edu&quot;)" office:value-type="string" office:string-value="cb.en.u4cse20117@cb.students.amrita.edu" calcext:value-type="string">
            <text:p>cb.en.u4cse20117@cb.students.amrita.edu</text:p>
          </table:table-cell>
          <table:table-cell office:value-type="string" calcext:value-type="string">
            <text:p>+91-955-551-6330</text:p>
          </table:table-cell>
        </table:table-row>
        <table:table-row table:style-name="ro1">
          <table:table-cell office:value-type="string" calcext:value-type="string">
            <text:p>CB.EN.U4CSE20118</text:p>
          </table:table-cell>
          <table:table-cell office:value-type="string" calcext:value-type="string">
            <text:p>Kellie Acevedo</text:p>
          </table:table-cell>
          <table:table-cell office:value-type="string" calcext:value-type="string">
            <text:p><text:s text:c="4"/>productive</text:p>
          </table:table-cell>
          <table:table-cell table:formula="of:=CONCATENATE(LOWER([.A41]);  &quot;@cb.students.amrita.edu&quot;)" office:value-type="string" office:string-value="cb.en.u4cse20118@cb.students.amrita.edu" calcext:value-type="string">
            <text:p>cb.en.u4cse20118@cb.students.amrita.edu</text:p>
          </table:table-cell>
          <table:table-cell office:value-type="string" calcext:value-type="string">
            <text:p>+91-855-580-2442</text:p>
          </table:table-cell>
        </table:table-row>
        <table:table-row table:style-name="ro1">
          <table:table-cell office:value-type="string" calcext:value-type="string">
            <text:p>CB.EN.U4CSE20119</text:p>
          </table:table-cell>
          <table:table-cell office:value-type="string" calcext:value-type="string">
            <text:p>Herschel Allen</text:p>
          </table:table-cell>
          <table:table-cell office:value-type="string" calcext:value-type="string">
            <text:p><text:s text:c="4"/>folk music</text:p>
          </table:table-cell>
          <table:table-cell table:formula="of:=CONCATENATE(LOWER([.A42]);  &quot;@cb.students.amrita.edu&quot;)" office:value-type="string" office:string-value="cb.en.u4cse20119@cb.students.amrita.edu" calcext:value-type="string">
            <text:p>cb.en.u4cse20119@cb.students.amrita.edu</text:p>
          </table:table-cell>
          <table:table-cell office:value-type="string" calcext:value-type="string">
            <text:p>+91-945-552-6317</text:p>
          </table:table-cell>
        </table:table-row>
        <table:table-row table:style-name="ro1">
          <table:table-cell office:value-type="string" calcext:value-type="string">
            <text:p>CB.EN.U4CSE20120</text:p>
          </table:table-cell>
          <table:table-cell office:value-type="string" calcext:value-type="string">
            <text:p>Tobias Watkins</text:p>
          </table:table-cell>
          <table:table-cell office:value-type="string" calcext:value-type="string">
            <text:p><text:s text:c="4"/>nationalism</text:p>
          </table:table-cell>
          <table:table-cell table:formula="of:=CONCATENATE(LOWER([.A43]);  &quot;@cb.students.amrita.edu&quot;)" office:value-type="string" office:string-value="cb.en.u4cse20120@cb.students.amrita.edu" calcext:value-type="string">
            <text:p>cb.en.u4cse20120@cb.students.amrita.edu</text:p>
          </table:table-cell>
          <table:table-cell office:value-type="string" calcext:value-type="string">
            <text:p>+91-855-514-1735</text:p>
          </table:table-cell>
        </table:table-row>
        <table:table-row table:style-name="ro1">
          <table:table-cell office:value-type="string" calcext:value-type="string">
            <text:p>CB.EN.U4CSE20200</text:p>
          </table:table-cell>
          <table:table-cell office:value-type="string" calcext:value-type="string">
            <text:p>Ingrid Morales</text:p>
          </table:table-cell>
          <table:table-cell office:value-type="string" calcext:value-type="string">
            <text:p><text:s text:c="4"/>eliminate</text:p>
          </table:table-cell>
          <table:table-cell table:formula="of:=CONCATENATE(LOWER([.A44]);  &quot;@cb.students.amrita.edu&quot;)" office:value-type="string" office:string-value="cb.en.u4cse20200@cb.students.amrita.edu" calcext:value-type="string">
            <text:p>cb.en.u4cse20200@cb.students.amrita.edu</text:p>
          </table:table-cell>
          <table:table-cell office:value-type="string" calcext:value-type="string">
            <text:p>+91-755-524-1203</text:p>
          </table:table-cell>
        </table:table-row>
        <table:table-row table:style-name="ro1">
          <table:table-cell office:value-type="string" calcext:value-type="string">
            <text:p>CB.EN.U4CSE20201</text:p>
          </table:table-cell>
          <table:table-cell office:value-type="string" calcext:value-type="string">
            <text:p>Tomas Castaneda</text:p>
          </table:table-cell>
          <table:table-cell office:value-type="string" calcext:value-type="string">
            <text:p><text:s text:c="4"/>depression</text:p>
          </table:table-cell>
          <table:table-cell table:formula="of:=CONCATENATE(LOWER([.A45]);  &quot;@cb.students.amrita.edu&quot;)" office:value-type="string" office:string-value="cb.en.u4cse20201@cb.students.amrita.edu" calcext:value-type="string">
            <text:p>cb.en.u4cse20201@cb.students.amrita.edu</text:p>
          </table:table-cell>
          <table:table-cell office:value-type="string" calcext:value-type="string">
            <text:p>+91-965-554-5593</text:p>
          </table:table-cell>
        </table:table-row>
        <table:table-row table:style-name="ro1">
          <table:table-cell office:value-type="string" calcext:value-type="string">
            <text:p>CB.EN.U4CSE20202</text:p>
          </table:table-cell>
          <table:table-cell office:value-type="string" calcext:value-type="string">
            <text:p>Archie Terrell</text:p>
          </table:table-cell>
          <table:table-cell office:value-type="string" calcext:value-type="string">
            <text:p><text:s text:c="4"/>embarrassment</text:p>
          </table:table-cell>
          <table:table-cell table:formula="of:=CONCATENATE(LOWER([.A46]);  &quot;@cb.students.amrita.edu&quot;)" office:value-type="string" office:string-value="cb.en.u4cse20202@cb.students.amrita.edu" calcext:value-type="string">
            <text:p>cb.en.u4cse20202@cb.students.amrita.edu</text:p>
          </table:table-cell>
          <table:table-cell office:value-type="string" calcext:value-type="string">
            <text:p>+91-945-551-4251</text:p>
          </table:table-cell>
        </table:table-row>
        <table:table-row table:style-name="ro1">
          <table:table-cell office:value-type="string" calcext:value-type="string">
            <text:p>CB.EN.U4CSE20203</text:p>
          </table:table-cell>
          <table:table-cell office:value-type="string" calcext:value-type="string">
            <text:p>Elvia Black</text:p>
          </table:table-cell>
          <table:table-cell office:value-type="string" calcext:value-type="string">
            <text:p><text:s text:c="4"/>conscience</text:p>
          </table:table-cell>
          <table:table-cell table:formula="of:=CONCATENATE(LOWER([.A47]);  &quot;@cb.students.amrita.edu&quot;)" office:value-type="string" office:string-value="cb.en.u4cse20203@cb.students.amrita.edu" calcext:value-type="string">
            <text:p>cb.en.u4cse20203@cb.students.amrita.edu</text:p>
          </table:table-cell>
          <table:table-cell office:value-type="string" calcext:value-type="string">
            <text:p>+91-995-558-5095</text:p>
          </table:table-cell>
        </table:table-row>
        <table:table-row table:style-name="ro1">
          <table:table-cell office:value-type="string" calcext:value-type="string">
            <text:p>CB.EN.U4CSE20204</text:p>
          </table:table-cell>
          <table:table-cell office:value-type="string" calcext:value-type="string">
            <text:p>Faye Nunez</text:p>
          </table:table-cell>
          <table:table-cell office:value-type="string" calcext:value-type="string">
            <text:p><text:s text:c="4"/>introduction</text:p>
          </table:table-cell>
          <table:table-cell table:formula="of:=CONCATENATE(LOWER([.A48]);  &quot;@cb.students.amrita.edu&quot;)" office:value-type="string" office:string-value="cb.en.u4cse20204@cb.students.amrita.edu" calcext:value-type="string">
            <text:p>cb.en.u4cse20204@cb.students.amrita.edu</text:p>
          </table:table-cell>
          <table:table-cell office:value-type="string" calcext:value-type="string">
            <text:p>+91-755-527-0450</text:p>
          </table:table-cell>
        </table:table-row>
        <table:table-row table:style-name="ro1">
          <table:table-cell office:value-type="string" calcext:value-type="string">
            <text:p>CB.EN.U4CSE20205</text:p>
          </table:table-cell>
          <table:table-cell office:value-type="string" calcext:value-type="string">
            <text:p>Lindsay Jarvis</text:p>
          </table:table-cell>
          <table:table-cell office:value-type="string" calcext:value-type="string">
            <text:p><text:s text:c="4"/>publisher</text:p>
          </table:table-cell>
          <table:table-cell table:formula="of:=CONCATENATE(LOWER([.A49]);  &quot;@cb.students.amrita.edu&quot;)" office:value-type="string" office:string-value="cb.en.u4cse20205@cb.students.amrita.edu" calcext:value-type="string">
            <text:p>cb.en.u4cse20205@cb.students.amrita.edu</text:p>
          </table:table-cell>
          <table:table-cell office:value-type="string" calcext:value-type="string">
            <text:p>+91-755-540-5772</text:p>
          </table:table-cell>
        </table:table-row>
        <table:table-row table:style-name="ro1">
          <table:table-cell office:value-type="string" calcext:value-type="string">
            <text:p>CB.EN.U4CSE20206</text:p>
          </table:table-cell>
          <table:table-cell office:value-type="string" calcext:value-type="string">
            <text:p>Winston Boyer</text:p>
          </table:table-cell>
          <table:table-cell office:value-type="string" calcext:value-type="string">
            <text:p><text:s text:c="4"/>champagne</text:p>
          </table:table-cell>
          <table:table-cell table:formula="of:=CONCATENATE(LOWER([.A50]);  &quot;@cb.students.amrita.edu&quot;)" office:value-type="string" office:string-value="cb.en.u4cse20206@cb.students.amrita.edu" calcext:value-type="string">
            <text:p>cb.en.u4cse20206@cb.students.amrita.edu</text:p>
          </table:table-cell>
          <table:table-cell office:value-type="string" calcext:value-type="string">
            <text:p>+91-905-559-6953</text:p>
          </table:table-cell>
        </table:table-row>
        <table:table-row table:style-name="ro1">
          <table:table-cell office:value-type="string" calcext:value-type="string">
            <text:p>CB.EN.U4CSE20207</text:p>
          </table:table-cell>
          <table:table-cell office:value-type="string" calcext:value-type="string">
            <text:p>Lily Mcmillan</text:p>
          </table:table-cell>
          <table:table-cell office:value-type="string" calcext:value-type="string">
            <text:p><text:s text:c="4"/>complication</text:p>
          </table:table-cell>
          <table:table-cell table:formula="of:=CONCATENATE(LOWER([.A51]);  &quot;@cb.students.amrita.edu&quot;)" office:value-type="string" office:string-value="cb.en.u4cse20207@cb.students.amrita.edu" calcext:value-type="string">
            <text:p>cb.en.u4cse20207@cb.students.amrita.edu</text:p>
          </table:table-cell>
          <table:table-cell office:value-type="string" calcext:value-type="string">
            <text:p>+91-755-554-6019</text:p>
          </table:table-cell>
        </table:table-row>
        <table:table-row table:style-name="ro1">
          <table:table-cell office:value-type="string" calcext:value-type="string">
            <text:p>CB.EN.U4CSE20208</text:p>
          </table:table-cell>
          <table:table-cell office:value-type="string" calcext:value-type="string">
            <text:p>Ina Rowe</text:p>
          </table:table-cell>
          <table:table-cell office:value-type="string" calcext:value-type="string">
            <text:p><text:s text:c="4"/>recommend</text:p>
          </table:table-cell>
          <table:table-cell table:formula="of:=CONCATENATE(LOWER([.A52]);  &quot;@cb.students.amrita.edu&quot;)" office:value-type="string" office:string-value="cb.en.u4cse20208@cb.students.amrita.edu" calcext:value-type="string">
            <text:p>cb.en.u4cse20208@cb.students.amrita.edu</text:p>
          </table:table-cell>
          <table:table-cell office:value-type="string" calcext:value-type="string">
            <text:p>+91-855-553-9737</text:p>
          </table:table-cell>
        </table:table-row>
        <table:table-row table:style-name="ro1">
          <table:table-cell office:value-type="string" calcext:value-type="string">
            <text:p>CB.EN.U4CSE20209</text:p>
          </table:table-cell>
          <table:table-cell office:value-type="string" calcext:value-type="string">
            <text:p>Elnora Lutz</text:p>
          </table:table-cell>
          <table:table-cell office:value-type="string" calcext:value-type="string">
            <text:p><text:s text:c="4"/>satisfied</text:p>
          </table:table-cell>
          <table:table-cell table:formula="of:=CONCATENATE(LOWER([.A53]);  &quot;@cb.students.amrita.edu&quot;)" office:value-type="string" office:string-value="cb.en.u4cse20209@cb.students.amrita.edu" calcext:value-type="string">
            <text:p>cb.en.u4cse20209@cb.students.amrita.edu</text:p>
          </table:table-cell>
          <table:table-cell office:value-type="string" calcext:value-type="string">
            <text:p>+91-935-558-4487</text:p>
          </table:table-cell>
        </table:table-row>
        <table:table-row table:style-name="ro1">
          <table:table-cell office:value-type="string" calcext:value-type="string">
            <text:p>CB.EN.U4CSE20210</text:p>
          </table:table-cell>
          <table:table-cell office:value-type="string" calcext:value-type="string">
            <text:p>Eugene Washington</text:p>
          </table:table-cell>
          <table:table-cell office:value-type="string" calcext:value-type="string">
            <text:p><text:s text:c="4"/>commitment</text:p>
          </table:table-cell>
          <table:table-cell table:formula="of:=CONCATENATE(LOWER([.A54]);  &quot;@cb.students.amrita.edu&quot;)" office:value-type="string" office:string-value="cb.en.u4cse20210@cb.students.amrita.edu" calcext:value-type="string">
            <text:p>cb.en.u4cse20210@cb.students.amrita.edu</text:p>
          </table:table-cell>
          <table:table-cell office:value-type="string" calcext:value-type="string">
            <text:p>+91-755-560-5495</text:p>
          </table:table-cell>
        </table:table-row>
        <table:table-row table:style-name="ro1">
          <table:table-cell office:value-type="string" calcext:value-type="string">
            <text:p>CB.EN.U4CSE20211</text:p>
          </table:table-cell>
          <table:table-cell office:value-type="string" calcext:value-type="string">
            <text:p>Tabatha Sandoval</text:p>
          </table:table-cell>
          <table:table-cell office:value-type="string" calcext:value-type="string">
            <text:p><text:s text:c="4"/>encourage</text:p>
          </table:table-cell>
          <table:table-cell table:formula="of:=CONCATENATE(LOWER([.A55]);  &quot;@cb.students.amrita.edu&quot;)" office:value-type="string" office:string-value="cb.en.u4cse20211@cb.students.amrita.edu" calcext:value-type="string">
            <text:p>cb.en.u4cse20211@cb.students.amrita.edu</text:p>
          </table:table-cell>
          <table:table-cell office:value-type="string" calcext:value-type="string">
            <text:p>+91-855-578-2796</text:p>
          </table:table-cell>
        </table:table-row>
        <table:table-row table:style-name="ro1">
          <table:table-cell office:value-type="string" calcext:value-type="string">
            <text:p>CB.EN.U4CSE20212</text:p>
          </table:table-cell>
          <table:table-cell office:value-type="string" calcext:value-type="string">
            <text:p>Sebastian Wise</text:p>
          </table:table-cell>
          <table:table-cell office:value-type="string" calcext:value-type="string">
            <text:p><text:s text:c="4"/>atmosphere</text:p>
          </table:table-cell>
          <table:table-cell table:formula="of:=CONCATENATE(LOWER([.A56]);  &quot;@cb.students.amrita.edu&quot;)" office:value-type="string" office:string-value="cb.en.u4cse20212@cb.students.amrita.edu" calcext:value-type="string">
            <text:p>cb.en.u4cse20212@cb.students.amrita.edu</text:p>
          </table:table-cell>
          <table:table-cell office:value-type="string" calcext:value-type="string">
            <text:p>+91-855-509-3468</text:p>
          </table:table-cell>
        </table:table-row>
        <table:table-row table:style-name="ro1">
          <table:table-cell office:value-type="string" calcext:value-type="string">
            <text:p>CB.EN.U4CSE20213</text:p>
          </table:table-cell>
          <table:table-cell office:value-type="string" calcext:value-type="string">
            <text:p>Hattie Parrish</text:p>
          </table:table-cell>
          <table:table-cell office:value-type="string" calcext:value-type="string">
            <text:p><text:s text:c="4"/>disappointment</text:p>
          </table:table-cell>
          <table:table-cell table:formula="of:=CONCATENATE(LOWER([.A57]);  &quot;@cb.students.amrita.edu&quot;)" office:value-type="string" office:string-value="cb.en.u4cse20213@cb.students.amrita.edu" calcext:value-type="string">
            <text:p>cb.en.u4cse20213@cb.students.amrita.edu</text:p>
          </table:table-cell>
          <table:table-cell office:value-type="string" calcext:value-type="string">
            <text:p>+91-925-554-7906</text:p>
          </table:table-cell>
        </table:table-row>
        <table:table-row table:style-name="ro1">
          <table:table-cell office:value-type="string" calcext:value-type="string">
            <text:p>CB.EN.U4CSE20214</text:p>
          </table:table-cell>
          <table:table-cell office:value-type="string" calcext:value-type="string">
            <text:p>Dino Hooper</text:p>
          </table:table-cell>
          <table:table-cell office:value-type="string" calcext:value-type="string">
            <text:p><text:s text:c="4"/>destruction</text:p>
          </table:table-cell>
          <table:table-cell table:formula="of:=CONCATENATE(LOWER([.A58]);  &quot;@cb.students.amrita.edu&quot;)" office:value-type="string" office:string-value="cb.en.u4cse20214@cb.students.amrita.edu" calcext:value-type="string">
            <text:p>cb.en.u4cse20214@cb.students.amrita.edu</text:p>
          </table:table-cell>
          <table:table-cell office:value-type="string" calcext:value-type="string">
            <text:p>+91-855-500-6138</text:p>
          </table:table-cell>
        </table:table-row>
        <table:table-row table:style-name="ro1">
          <table:table-cell office:value-type="string" calcext:value-type="string">
            <text:p>CB.EN.U4CSE20215</text:p>
          </table:table-cell>
          <table:table-cell office:value-type="string" calcext:value-type="string">
            <text:p>Corey Ryan</text:p>
          </table:table-cell>
          <table:table-cell office:value-type="string" calcext:value-type="string">
            <text:p><text:s text:c="4"/>commemorate</text:p>
          </table:table-cell>
          <table:table-cell table:formula="of:=CONCATENATE(LOWER([.A59]);  &quot;@cb.students.amrita.edu&quot;)" office:value-type="string" office:string-value="cb.en.u4cse20215@cb.students.amrita.edu" calcext:value-type="string">
            <text:p>cb.en.u4cse20215@cb.students.amrita.edu</text:p>
          </table:table-cell>
          <table:table-cell office:value-type="string" calcext:value-type="string">
            <text:p>+91-755-567-9537</text:p>
          </table:table-cell>
        </table:table-row>
        <table:table-row table:style-name="ro1">
          <table:table-cell office:value-type="string" calcext:value-type="string">
            <text:p>CB.EN.U4CSE20216</text:p>
          </table:table-cell>
          <table:table-cell office:value-type="string" calcext:value-type="string">
            <text:p>Armand Obrien</text:p>
          </table:table-cell>
          <table:table-cell office:value-type="string" calcext:value-type="string">
            <text:p><text:s text:c="4"/>conception</text:p>
          </table:table-cell>
          <table:table-cell table:formula="of:=CONCATENATE(LOWER([.A60]);  &quot;@cb.students.amrita.edu&quot;)" office:value-type="string" office:string-value="cb.en.u4cse20216@cb.students.amrita.edu" calcext:value-type="string">
            <text:p>cb.en.u4cse20216@cb.students.amrita.edu</text:p>
          </table:table-cell>
          <table:table-cell office:value-type="string" calcext:value-type="string">
            <text:p>+91-855-581-9291</text:p>
          </table:table-cell>
        </table:table-row>
        <table:table-row table:style-name="ro1">
          <table:table-cell office:value-type="string" calcext:value-type="string">
            <text:p>CB.EN.U4CSE20217</text:p>
          </table:table-cell>
          <table:table-cell office:value-type="string" calcext:value-type="string">
            <text:p>Merlin Gonzales</text:p>
          </table:table-cell>
          <table:table-cell office:value-type="string" calcext:value-type="string">
            <text:p><text:s text:c="4"/>excavation</text:p>
          </table:table-cell>
          <table:table-cell table:formula="of:=CONCATENATE(LOWER([.A61]);  &quot;@cb.students.amrita.edu&quot;)" office:value-type="string" office:string-value="cb.en.u4cse20217@cb.students.amrita.edu" calcext:value-type="string">
            <text:p>cb.en.u4cse20217@cb.students.amrita.edu</text:p>
          </table:table-cell>
          <table:table-cell office:value-type="string" calcext:value-type="string">
            <text:p>+91-955-552-3591</text:p>
          </table:table-cell>
        </table:table-row>
        <table:table-row table:style-name="ro1">
          <table:table-cell office:value-type="string" calcext:value-type="string">
            <text:p>CB.EN.U4CSE20218</text:p>
          </table:table-cell>
          <table:table-cell office:value-type="string" calcext:value-type="string">
            <text:p>Debra Saunders</text:p>
          </table:table-cell>
          <table:table-cell office:value-type="string" calcext:value-type="string">
            <text:p><text:s text:c="4"/>injection</text:p>
          </table:table-cell>
          <table:table-cell table:formula="of:=CONCATENATE(LOWER([.A62]);  &quot;@cb.students.amrita.edu&quot;)" office:value-type="string" office:string-value="cb.en.u4cse20218@cb.students.amrita.edu" calcext:value-type="string">
            <text:p>cb.en.u4cse20218@cb.students.amrita.edu</text:p>
          </table:table-cell>
          <table:table-cell office:value-type="string" calcext:value-type="string">
            <text:p>+91-945-558-2984</text:p>
          </table:table-cell>
        </table:table-row>
        <table:table-row table:style-name="ro1">
          <table:table-cell office:value-type="string" calcext:value-type="string">
            <text:p>CB.EN.U4CSE20219</text:p>
          </table:table-cell>
          <table:table-cell office:value-type="string" calcext:value-type="string">
            <text:p>Jarod Norman</text:p>
          </table:table-cell>
          <table:table-cell office:value-type="string" calcext:value-type="string">
            <text:p><text:s text:c="4"/>reference</text:p>
          </table:table-cell>
          <table:table-cell table:formula="of:=CONCATENATE(LOWER([.A63]);  &quot;@cb.students.amrita.edu&quot;)" office:value-type="string" office:string-value="cb.en.u4cse20219@cb.students.amrita.edu" calcext:value-type="string">
            <text:p>cb.en.u4cse20219@cb.students.amrita.edu</text:p>
          </table:table-cell>
          <table:table-cell office:value-type="string" calcext:value-type="string">
            <text:p>+91-855-583-3688</text:p>
          </table:table-cell>
        </table:table-row>
        <table:table-row table:style-name="ro1">
          <table:table-cell office:value-type="string" calcext:value-type="string">
            <text:p>CB.EN.U4CSE20220</text:p>
          </table:table-cell>
          <table:table-cell office:value-type="string" calcext:value-type="string">
            <text:p>Tracy Velazquez</text:p>
          </table:table-cell>
          <table:table-cell office:value-type="string" calcext:value-type="string">
            <text:p><text:s text:c="4"/>influence</text:p>
          </table:table-cell>
          <table:table-cell table:formula="of:=CONCATENATE(LOWER([.A64]);  &quot;@cb.students.amrita.edu&quot;)" office:value-type="string" office:string-value="cb.en.u4cse20220@cb.students.amrita.edu" calcext:value-type="string">
            <text:p>cb.en.u4cse20220@cb.students.amrita.edu</text:p>
          </table:table-cell>
          <table:table-cell office:value-type="string" calcext:value-type="string">
            <text:p>+91-985-557-7844</text:p>
          </table:table-cell>
        </table:table-row>
        <table:table-row table:style-name="ro1">
          <table:table-cell office:value-type="string" calcext:value-type="string">
            <text:p>CB.EN.U4CSE20300</text:p>
          </table:table-cell>
          <table:table-cell office:value-type="string" calcext:value-type="string">
            <text:p>Paisley Morley</text:p>
          </table:table-cell>
          <table:table-cell office:value-type="string" calcext:value-type="string">
            <text:p><text:s text:c="4"/>continuous</text:p>
          </table:table-cell>
          <table:table-cell table:formula="of:=CONCATENATE(LOWER([.A65]);  &quot;@cb.students.amrita.edu&quot;)" office:value-type="string" office:string-value="cb.en.u4cse20300@cb.students.amrita.edu" calcext:value-type="string">
            <text:p>cb.en.u4cse20300@cb.students.amrita.edu</text:p>
          </table:table-cell>
          <table:table-cell office:value-type="string" calcext:value-type="string">
            <text:p>+91-755-510-5967</text:p>
          </table:table-cell>
        </table:table-row>
        <table:table-row table:style-name="ro1">
          <table:table-cell office:value-type="string" calcext:value-type="string">
            <text:p>CB.EN.U4CSE20301</text:p>
          </table:table-cell>
          <table:table-cell office:value-type="string" calcext:value-type="string">
            <text:p>Madelaine Harper</text:p>
          </table:table-cell>
          <table:table-cell office:value-type="string" calcext:value-type="string">
            <text:p><text:s text:c="4"/>clearance</text:p>
          </table:table-cell>
          <table:table-cell table:formula="of:=CONCATENATE(LOWER([.A66]);  &quot;@cb.students.amrita.edu&quot;)" office:value-type="string" office:string-value="cb.en.u4cse20301@cb.students.amrita.edu" calcext:value-type="string">
            <text:p>cb.en.u4cse20301@cb.students.amrita.edu</text:p>
          </table:table-cell>
          <table:table-cell office:value-type="string" calcext:value-type="string">
            <text:p>+91-755-571-1263</text:p>
          </table:table-cell>
        </table:table-row>
        <table:table-row table:style-name="ro1">
          <table:table-cell office:value-type="string" calcext:value-type="string">
            <text:p>CB.EN.U4CSE20302</text:p>
          </table:table-cell>
          <table:table-cell office:value-type="string" calcext:value-type="string">
            <text:p>Etienne Mcarthur</text:p>
          </table:table-cell>
          <table:table-cell office:value-type="string" calcext:value-type="string">
            <text:p><text:s text:c="4"/>contradiction</text:p>
          </table:table-cell>
          <table:table-cell table:formula="of:=CONCATENATE(LOWER([.A67]);  &quot;@cb.students.amrita.edu&quot;)" office:value-type="string" office:string-value="cb.en.u4cse20302@cb.students.amrita.edu" calcext:value-type="string">
            <text:p>cb.en.u4cse20302@cb.students.amrita.edu</text:p>
          </table:table-cell>
          <table:table-cell office:value-type="string" calcext:value-type="string">
            <text:p>+91-755-558-8308</text:p>
          </table:table-cell>
        </table:table-row>
        <table:table-row table:style-name="ro1">
          <table:table-cell office:value-type="string" calcext:value-type="string">
            <text:p>CB.EN.U4CSE20303</text:p>
          </table:table-cell>
          <table:table-cell office:value-type="string" calcext:value-type="string">
            <text:p>Kellie England</text:p>
          </table:table-cell>
          <table:table-cell office:value-type="string" calcext:value-type="string">
            <text:p><text:s text:c="4"/>isolation</text:p>
          </table:table-cell>
          <table:table-cell table:formula="of:=CONCATENATE(LOWER([.A68]);  &quot;@cb.students.amrita.edu&quot;)" office:value-type="string" office:string-value="cb.en.u4cse20303@cb.students.amrita.edu" calcext:value-type="string">
            <text:p>cb.en.u4cse20303@cb.students.amrita.edu</text:p>
          </table:table-cell>
          <table:table-cell office:value-type="string" calcext:value-type="string">
            <text:p>+91-755-546-4205</text:p>
          </table:table-cell>
        </table:table-row>
        <table:table-row table:style-name="ro1">
          <table:table-cell office:value-type="string" calcext:value-type="string">
            <text:p>CB.EN.U4CSE20304</text:p>
          </table:table-cell>
          <table:table-cell office:value-type="string" calcext:value-type="string">
            <text:p>Anwar Rice</text:p>
          </table:table-cell>
          <table:table-cell office:value-type="string" calcext:value-type="string">
            <text:p><text:s text:c="4"/>prosecute</text:p>
          </table:table-cell>
          <table:table-cell table:formula="of:=CONCATENATE(LOWER([.A69]);  &quot;@cb.students.amrita.edu&quot;)" office:value-type="string" office:string-value="cb.en.u4cse20304@cb.students.amrita.edu" calcext:value-type="string">
            <text:p>cb.en.u4cse20304@cb.students.amrita.edu</text:p>
          </table:table-cell>
          <table:table-cell office:value-type="string" calcext:value-type="string">
            <text:p>+91-855-576-6974</text:p>
          </table:table-cell>
        </table:table-row>
        <table:table-row table:style-name="ro1">
          <table:table-cell office:value-type="string" calcext:value-type="string">
            <text:p>CB.EN.U4CSE20305</text:p>
          </table:table-cell>
          <table:table-cell office:value-type="string" calcext:value-type="string">
            <text:p>Arjan Doyle</text:p>
          </table:table-cell>
          <table:table-cell office:value-type="string" calcext:value-type="string">
            <text:p><text:s text:c="4"/>competence</text:p>
          </table:table-cell>
          <table:table-cell table:formula="of:=CONCATENATE(LOWER([.A70]);  &quot;@cb.students.amrita.edu&quot;)" office:value-type="string" office:string-value="cb.en.u4cse20305@cb.students.amrita.edu" calcext:value-type="string">
            <text:p>cb.en.u4cse20305@cb.students.amrita.edu</text:p>
          </table:table-cell>
          <table:table-cell office:value-type="string" calcext:value-type="string">
            <text:p>+91-925-558-0882</text:p>
          </table:table-cell>
        </table:table-row>
        <table:table-row table:style-name="ro1">
          <table:table-cell office:value-type="string" calcext:value-type="string">
            <text:p>CB.EN.U4CSE20306</text:p>
          </table:table-cell>
          <table:table-cell office:value-type="string" calcext:value-type="string">
            <text:p>Saul Downs</text:p>
          </table:table-cell>
          <table:table-cell office:value-type="string" calcext:value-type="string">
            <text:p><text:s text:c="4"/>girlfriend</text:p>
          </table:table-cell>
          <table:table-cell table:formula="of:=CONCATENATE(LOWER([.A71]);  &quot;@cb.students.amrita.edu&quot;)" office:value-type="string" office:string-value="cb.en.u4cse20306@cb.students.amrita.edu" calcext:value-type="string">
            <text:p>cb.en.u4cse20306@cb.students.amrita.edu</text:p>
          </table:table-cell>
          <table:table-cell office:value-type="string" calcext:value-type="string">
            <text:p>+91-755-584-6892</text:p>
          </table:table-cell>
        </table:table-row>
        <table:table-row table:style-name="ro1">
          <table:table-cell office:value-type="string" calcext:value-type="string">
            <text:p>CB.EN.U4CSE20307</text:p>
          </table:table-cell>
          <table:table-cell office:value-type="string" calcext:value-type="string">
            <text:p>Raymond Huynh</text:p>
          </table:table-cell>
          <table:table-cell office:value-type="string" calcext:value-type="string">
            <text:p><text:s text:c="4"/>evolution</text:p>
          </table:table-cell>
          <table:table-cell table:formula="of:=CONCATENATE(LOWER([.A72]);  &quot;@cb.students.amrita.edu&quot;)" office:value-type="string" office:string-value="cb.en.u4cse20307@cb.students.amrita.edu" calcext:value-type="string">
            <text:p>cb.en.u4cse20307@cb.students.amrita.edu</text:p>
          </table:table-cell>
          <table:table-cell office:value-type="string" calcext:value-type="string">
            <text:p>+91-995-554-6439</text:p>
          </table:table-cell>
        </table:table-row>
        <table:table-row table:style-name="ro1">
          <table:table-cell office:value-type="string" calcext:value-type="string">
            <text:p>CB.EN.U4CSE20308</text:p>
          </table:table-cell>
          <table:table-cell office:value-type="string" calcext:value-type="string">
            <text:p>Odin Norris</text:p>
          </table:table-cell>
          <table:table-cell office:value-type="string" calcext:value-type="string">
            <text:p><text:s text:c="4"/>computer virus</text:p>
          </table:table-cell>
          <table:table-cell table:formula="of:=CONCATENATE(LOWER([.A73]);  &quot;@cb.students.amrita.edu&quot;)" office:value-type="string" office:string-value="cb.en.u4cse20308@cb.students.amrita.edu" calcext:value-type="string">
            <text:p>cb.en.u4cse20308@cb.students.amrita.edu</text:p>
          </table:table-cell>
          <table:table-cell office:value-type="string" calcext:value-type="string">
            <text:p>+91-755-572-1409</text:p>
          </table:table-cell>
        </table:table-row>
        <table:table-row table:style-name="ro1">
          <table:table-cell office:value-type="string" calcext:value-type="string">
            <text:p>CB.EN.U4CSE20309</text:p>
          </table:table-cell>
          <table:table-cell office:value-type="string" calcext:value-type="string">
            <text:p>Kuba Nolan</text:p>
          </table:table-cell>
          <table:table-cell office:value-type="string" calcext:value-type="string">
            <text:p><text:s text:c="4"/>personality</text:p>
          </table:table-cell>
          <table:table-cell table:formula="of:=CONCATENATE(LOWER([.A74]);  &quot;@cb.students.amrita.edu&quot;)" office:value-type="string" office:string-value="cb.en.u4cse20309@cb.students.amrita.edu" calcext:value-type="string">
            <text:p>cb.en.u4cse20309@cb.students.amrita.edu</text:p>
          </table:table-cell>
          <table:table-cell office:value-type="string" calcext:value-type="string">
            <text:p>+91-945-553-4667</text:p>
          </table:table-cell>
        </table:table-row>
        <table:table-row table:style-name="ro1">
          <table:table-cell office:value-type="string" calcext:value-type="string">
            <text:p>CB.EN.U4CSE20310</text:p>
          </table:table-cell>
          <table:table-cell office:value-type="string" calcext:value-type="string">
            <text:p>Miguel Dowling</text:p>
          </table:table-cell>
          <table:table-cell office:value-type="string" calcext:value-type="string">
            <text:p><text:s text:c="4"/>attachment</text:p>
          </table:table-cell>
          <table:table-cell table:formula="of:=CONCATENATE(LOWER([.A75]);  &quot;@cb.students.amrita.edu&quot;)" office:value-type="string" office:string-value="cb.en.u4cse20310@cb.students.amrita.edu" calcext:value-type="string">
            <text:p>cb.en.u4cse20310@cb.students.amrita.edu</text:p>
          </table:table-cell>
          <table:table-cell office:value-type="string" calcext:value-type="string">
            <text:p>+91-855-580-7419</text:p>
          </table:table-cell>
        </table:table-row>
        <table:table-row table:style-name="ro1">
          <table:table-cell office:value-type="string" calcext:value-type="string">
            <text:p>CB.EN.U4CSE20311</text:p>
          </table:table-cell>
          <table:table-cell office:value-type="string" calcext:value-type="string">
            <text:p>Kavita Talbot</text:p>
          </table:table-cell>
          <table:table-cell office:value-type="string" calcext:value-type="string">
            <text:p><text:s text:c="4"/>motivation</text:p>
          </table:table-cell>
          <table:table-cell table:formula="of:=CONCATENATE(LOWER([.A76]);  &quot;@cb.students.amrita.edu&quot;)" office:value-type="string" office:string-value="cb.en.u4cse20311@cb.students.amrita.edu" calcext:value-type="string">
            <text:p>cb.en.u4cse20311@cb.students.amrita.edu</text:p>
          </table:table-cell>
          <table:table-cell office:value-type="string" calcext:value-type="string">
            <text:p>+91-755-565-2110</text:p>
          </table:table-cell>
        </table:table-row>
        <table:table-row table:style-name="ro1">
          <table:table-cell office:value-type="string" calcext:value-type="string">
            <text:p>CB.EN.U4CSE20312</text:p>
          </table:table-cell>
          <table:table-cell office:value-type="string" calcext:value-type="string">
            <text:p>Bryce Blankenship</text:p>
          </table:table-cell>
          <table:table-cell office:value-type="string" calcext:value-type="string">
            <text:p><text:s text:c="4"/>litigation</text:p>
          </table:table-cell>
          <table:table-cell table:formula="of:=CONCATENATE(LOWER([.A77]);  &quot;@cb.students.amrita.edu&quot;)" office:value-type="string" office:string-value="cb.en.u4cse20312@cb.students.amrita.edu" calcext:value-type="string">
            <text:p>cb.en.u4cse20312@cb.students.amrita.edu</text:p>
          </table:table-cell>
          <table:table-cell office:value-type="string" calcext:value-type="string">
            <text:p>+91-855-547-2502</text:p>
          </table:table-cell>
        </table:table-row>
        <table:table-row table:style-name="ro1">
          <table:table-cell office:value-type="string" calcext:value-type="string">
            <text:p>CB.EN.U4CSE20313</text:p>
          </table:table-cell>
          <table:table-cell office:value-type="string" calcext:value-type="string">
            <text:p>Daniele Tomlinson</text:p>
          </table:table-cell>
          <table:table-cell office:value-type="string" calcext:value-type="string">
            <text:p><text:s text:c="4"/>reproduction</text:p>
          </table:table-cell>
          <table:table-cell table:formula="of:=CONCATENATE(LOWER([.A78]);  &quot;@cb.students.amrita.edu&quot;)" office:value-type="string" office:string-value="cb.en.u4cse20313@cb.students.amrita.edu" calcext:value-type="string">
            <text:p>cb.en.u4cse20313@cb.students.amrita.edu</text:p>
          </table:table-cell>
          <table:table-cell office:value-type="string" calcext:value-type="string">
            <text:p>+91-855-541-5472</text:p>
          </table:table-cell>
        </table:table-row>
        <table:table-row table:style-name="ro1">
          <table:table-cell office:value-type="string" calcext:value-type="string">
            <text:p>CB.EN.U4CSE20314</text:p>
          </table:table-cell>
          <table:table-cell office:value-type="string" calcext:value-type="string">
            <text:p>Alister Wise</text:p>
          </table:table-cell>
          <table:table-cell office:value-type="string" calcext:value-type="string">
            <text:p><text:s text:c="4"/>nightmare</text:p>
          </table:table-cell>
          <table:table-cell table:formula="of:=CONCATENATE(LOWER([.A79]);  &quot;@cb.students.amrita.edu&quot;)" office:value-type="string" office:string-value="cb.en.u4cse20314@cb.students.amrita.edu" calcext:value-type="string">
            <text:p>cb.en.u4cse20314@cb.students.amrita.edu</text:p>
          </table:table-cell>
          <table:table-cell office:value-type="string" calcext:value-type="string">
            <text:p>+91-755-584-6606</text:p>
          </table:table-cell>
        </table:table-row>
        <table:table-row table:style-name="ro1">
          <table:table-cell office:value-type="string" calcext:value-type="string">
            <text:p>CB.EN.U4CSE20315</text:p>
          </table:table-cell>
          <table:table-cell office:value-type="string" calcext:value-type="string">
            <text:p>Blossom Berg</text:p>
          </table:table-cell>
          <table:table-cell office:value-type="string" calcext:value-type="string">
            <text:p><text:s text:c="4"/>convenience</text:p>
          </table:table-cell>
          <table:table-cell table:formula="of:=CONCATENATE(LOWER([.A80]);  &quot;@cb.students.amrita.edu&quot;)" office:value-type="string" office:string-value="cb.en.u4cse20315@cb.students.amrita.edu" calcext:value-type="string">
            <text:p>cb.en.u4cse20315@cb.students.amrita.edu</text:p>
          </table:table-cell>
          <table:table-cell office:value-type="string" calcext:value-type="string">
            <text:p>+91-855-519-3697</text:p>
          </table:table-cell>
        </table:table-row>
        <table:table-row table:style-name="ro1">
          <table:table-cell office:value-type="string" calcext:value-type="string">
            <text:p>CB.EN.U4CSE20316</text:p>
          </table:table-cell>
          <table:table-cell office:value-type="string" calcext:value-type="string">
            <text:p>Arissa Pratt</text:p>
          </table:table-cell>
          <table:table-cell office:value-type="string" calcext:value-type="string">
            <text:p><text:s text:c="4"/>directory</text:p>
          </table:table-cell>
          <table:table-cell table:formula="of:=CONCATENATE(LOWER([.A81]);  &quot;@cb.students.amrita.edu&quot;)" office:value-type="string" office:string-value="cb.en.u4cse20316@cb.students.amrita.edu" calcext:value-type="string">
            <text:p>cb.en.u4cse20316@cb.students.amrita.edu</text:p>
          </table:table-cell>
          <table:table-cell office:value-type="string" calcext:value-type="string">
            <text:p>+91-855-591-2433</text:p>
          </table:table-cell>
        </table:table-row>
        <table:table-row table:style-name="ro1">
          <table:table-cell office:value-type="string" calcext:value-type="string">
            <text:p>CB.EN.U4CSE20317</text:p>
          </table:table-cell>
          <table:table-cell office:value-type="string" calcext:value-type="string">
            <text:p>Indigo Moses</text:p>
          </table:table-cell>
          <table:table-cell office:value-type="string" calcext:value-type="string">
            <text:p><text:s text:c="4"/>expertise</text:p>
          </table:table-cell>
          <table:table-cell table:formula="of:=CONCATENATE(LOWER([.A82]);  &quot;@cb.students.amrita.edu&quot;)" office:value-type="string" office:string-value="cb.en.u4cse20317@cb.students.amrita.edu" calcext:value-type="string">
            <text:p>cb.en.u4cse20317@cb.students.amrita.edu</text:p>
          </table:table-cell>
          <table:table-cell office:value-type="string" calcext:value-type="string">
            <text:p>+91-905-557-6190</text:p>
          </table:table-cell>
        </table:table-row>
        <table:table-row table:style-name="ro1">
          <table:table-cell office:value-type="string" calcext:value-type="string">
            <text:p>CB.EN.U4CSE20318</text:p>
          </table:table-cell>
          <table:table-cell office:value-type="string" calcext:value-type="string">
            <text:p>Vincent Hensley</text:p>
          </table:table-cell>
          <table:table-cell office:value-type="string" calcext:value-type="string">
            <text:p><text:s text:c="4"/>enthusiasm</text:p>
          </table:table-cell>
          <table:table-cell table:formula="of:=CONCATENATE(LOWER([.A83]);  &quot;@cb.students.amrita.edu&quot;)" office:value-type="string" office:string-value="cb.en.u4cse20318@cb.students.amrita.edu" calcext:value-type="string">
            <text:p>cb.en.u4cse20318@cb.students.amrita.edu</text:p>
          </table:table-cell>
          <table:table-cell office:value-type="string" calcext:value-type="string">
            <text:p>+91-755-571-0237</text:p>
          </table:table-cell>
        </table:table-row>
        <table:table-row table:style-name="ro1">
          <table:table-cell office:value-type="string" calcext:value-type="string">
            <text:p>CB.EN.U4CSE20319</text:p>
          </table:table-cell>
          <table:table-cell office:value-type="string" calcext:value-type="string">
            <text:p>Kamil Charles</text:p>
          </table:table-cell>
          <table:table-cell office:value-type="string" calcext:value-type="string">
            <text:p><text:s text:c="4"/>discourage</text:p>
          </table:table-cell>
          <table:table-cell table:formula="of:=CONCATENATE(LOWER([.A84]);  &quot;@cb.students.amrita.edu&quot;)" office:value-type="string" office:string-value="cb.en.u4cse20319@cb.students.amrita.edu" calcext:value-type="string">
            <text:p>cb.en.u4cse20319@cb.students.amrita.edu</text:p>
          </table:table-cell>
          <table:table-cell office:value-type="string" calcext:value-type="string">
            <text:p>+91-755-592-7786</text:p>
          </table:table-cell>
        </table:table-row>
        <table:table-row table:style-name="ro1">
          <table:table-cell office:value-type="string" calcext:value-type="string">
            <text:p>CB.EN.U4CSE20320</text:p>
          </table:table-cell>
          <table:table-cell office:value-type="string" calcext:value-type="string">
            <text:p>Clive Berger</text:p>
          </table:table-cell>
          <table:table-cell office:value-type="string" calcext:value-type="string">
            <text:p><text:s text:c="4"/>connection</text:p>
          </table:table-cell>
          <table:table-cell table:formula="of:=CONCATENATE(LOWER([.A85]);  &quot;@cb.students.amrita.edu&quot;)" office:value-type="string" office:string-value="cb.en.u4cse20320@cb.students.amrita.edu" calcext:value-type="string">
            <text:p>cb.en.u4cse20320@cb.students.amrita.edu</text:p>
          </table:table-cell>
          <table:table-cell office:value-type="string" calcext:value-type="string">
            <text:p>+91-915-553-5221</text:p>
          </table:table-cell>
        </table:table-row>
        <table:table-row table:style-name="ro1">
          <table:table-cell office:value-type="string" calcext:value-type="string">
            <text:p>CB.EN.U4CSE20400</text:p>
          </table:table-cell>
          <table:table-cell office:value-type="string" calcext:value-type="string">
            <text:p>Eoin Raymond</text:p>
          </table:table-cell>
          <table:table-cell office:value-type="string" calcext:value-type="string">
            <text:p><text:s text:c="4"/>difference</text:p>
          </table:table-cell>
          <table:table-cell table:formula="of:=CONCATENATE(LOWER([.A86]);  &quot;@cb.students.amrita.edu&quot;)" office:value-type="string" office:string-value="cb.en.u4cse20400@cb.students.amrita.edu" calcext:value-type="string">
            <text:p>cb.en.u4cse20400@cb.students.amrita.edu</text:p>
          </table:table-cell>
          <table:table-cell office:value-type="string" calcext:value-type="string">
            <text:p>+91-755-543-8496</text:p>
          </table:table-cell>
        </table:table-row>
        <table:table-row table:style-name="ro1">
          <table:table-cell office:value-type="string" calcext:value-type="string">
            <text:p>CB.EN.U4CSE20401</text:p>
          </table:table-cell>
          <table:table-cell office:value-type="string" calcext:value-type="string">
            <text:p>Shayna Deleon</text:p>
          </table:table-cell>
          <table:table-cell office:value-type="string" calcext:value-type="string">
            <text:p><text:s text:c="4"/>reconcile</text:p>
          </table:table-cell>
          <table:table-cell table:formula="of:=CONCATENATE(LOWER([.A87]);  &quot;@cb.students.amrita.edu&quot;)" office:value-type="string" office:string-value="cb.en.u4cse20401@cb.students.amrita.edu" calcext:value-type="string">
            <text:p>cb.en.u4cse20401@cb.students.amrita.edu</text:p>
          </table:table-cell>
          <table:table-cell office:value-type="string" calcext:value-type="string">
            <text:p>+91-855-599-1226</text:p>
          </table:table-cell>
        </table:table-row>
        <table:table-row table:style-name="ro1">
          <table:table-cell office:value-type="string" calcext:value-type="string">
            <text:p>CB.EN.U4CSE20402</text:p>
          </table:table-cell>
          <table:table-cell office:value-type="string" calcext:value-type="string">
            <text:p>Edna Moore</text:p>
          </table:table-cell>
          <table:table-cell office:value-type="string" calcext:value-type="string">
            <text:p><text:s text:c="4"/>socialist</text:p>
          </table:table-cell>
          <table:table-cell table:formula="of:=CONCATENATE(LOWER([.A88]);  &quot;@cb.students.amrita.edu&quot;)" office:value-type="string" office:string-value="cb.en.u4cse20402@cb.students.amrita.edu" calcext:value-type="string">
            <text:p>cb.en.u4cse20402@cb.students.amrita.edu</text:p>
          </table:table-cell>
          <table:table-cell office:value-type="string" calcext:value-type="string">
            <text:p>+91-855-589-1361</text:p>
          </table:table-cell>
        </table:table-row>
        <table:table-row table:style-name="ro1">
          <table:table-cell office:value-type="string" calcext:value-type="string">
            <text:p>CB.EN.U4CSE20403</text:p>
          </table:table-cell>
          <table:table-cell office:value-type="string" calcext:value-type="string">
            <text:p>Firat Glover</text:p>
          </table:table-cell>
          <table:table-cell office:value-type="string" calcext:value-type="string">
            <text:p><text:s text:c="4"/>liability</text:p>
          </table:table-cell>
          <table:table-cell table:formula="of:=CONCATENATE(LOWER([.A89]);  &quot;@cb.students.amrita.edu&quot;)" office:value-type="string" office:string-value="cb.en.u4cse20403@cb.students.amrita.edu" calcext:value-type="string">
            <text:p>cb.en.u4cse20403@cb.students.amrita.edu</text:p>
          </table:table-cell>
          <table:table-cell office:value-type="string" calcext:value-type="string">
            <text:p>+91-915-554-7394</text:p>
          </table:table-cell>
        </table:table-row>
        <table:table-row table:style-name="ro1">
          <table:table-cell office:value-type="string" calcext:value-type="string">
            <text:p>CB.EN.U4CSE20404</text:p>
          </table:table-cell>
          <table:table-cell office:value-type="string" calcext:value-type="string">
            <text:p>Bianka Boyce</text:p>
          </table:table-cell>
          <table:table-cell office:value-type="string" calcext:value-type="string">
            <text:p><text:s text:c="4"/>captivate</text:p>
          </table:table-cell>
          <table:table-cell table:formula="of:=CONCATENATE(LOWER([.A90]);  &quot;@cb.students.amrita.edu&quot;)" office:value-type="string" office:string-value="cb.en.u4cse20404@cb.students.amrita.edu" calcext:value-type="string">
            <text:p>cb.en.u4cse20404@cb.students.amrita.edu</text:p>
          </table:table-cell>
          <table:table-cell office:value-type="string" calcext:value-type="string">
            <text:p>+91-905-556-1116</text:p>
          </table:table-cell>
        </table:table-row>
        <table:table-row table:style-name="ro1">
          <table:table-cell office:value-type="string" calcext:value-type="string">
            <text:p>CB.EN.U4CSE20405</text:p>
          </table:table-cell>
          <table:table-cell office:value-type="string" calcext:value-type="string">
            <text:p>Katerina Giles</text:p>
          </table:table-cell>
          <table:table-cell office:value-type="string" calcext:value-type="string">
            <text:p><text:s text:c="4"/>combination</text:p>
          </table:table-cell>
          <table:table-cell table:formula="of:=CONCATENATE(LOWER([.A91]);  &quot;@cb.students.amrita.edu&quot;)" office:value-type="string" office:string-value="cb.en.u4cse20405@cb.students.amrita.edu" calcext:value-type="string">
            <text:p>cb.en.u4cse20405@cb.students.amrita.edu</text:p>
          </table:table-cell>
          <table:table-cell office:value-type="string" calcext:value-type="string">
            <text:p>+91-855-522-1550</text:p>
          </table:table-cell>
        </table:table-row>
        <table:table-row table:style-name="ro1">
          <table:table-cell office:value-type="string" calcext:value-type="string">
            <text:p>CB.EN.U4CSE20406</text:p>
          </table:table-cell>
          <table:table-cell office:value-type="string" calcext:value-type="string">
            <text:p>Saarah Mohamed</text:p>
          </table:table-cell>
          <table:table-cell office:value-type="string" calcext:value-type="string">
            <text:p><text:s text:c="4"/>reservoir</text:p>
          </table:table-cell>
          <table:table-cell table:formula="of:=CONCATENATE(LOWER([.A92]);  &quot;@cb.students.amrita.edu&quot;)" office:value-type="string" office:string-value="cb.en.u4cse20406@cb.students.amrita.edu" calcext:value-type="string">
            <text:p>cb.en.u4cse20406@cb.students.amrita.edu</text:p>
          </table:table-cell>
          <table:table-cell office:value-type="string" calcext:value-type="string">
            <text:p>+91-935-551-6366</text:p>
          </table:table-cell>
        </table:table-row>
        <table:table-row table:style-name="ro1">
          <table:table-cell office:value-type="string" calcext:value-type="string">
            <text:p>CB.EN.U4CSE20407</text:p>
          </table:table-cell>
          <table:table-cell office:value-type="string" calcext:value-type="string">
            <text:p>Grace Dixon</text:p>
          </table:table-cell>
          <table:table-cell office:value-type="string" calcext:value-type="string">
            <text:p><text:s text:c="4"/>unfortunate</text:p>
          </table:table-cell>
          <table:table-cell table:formula="of:=CONCATENATE(LOWER([.A93]);  &quot;@cb.students.amrita.edu&quot;)" office:value-type="string" office:string-value="cb.en.u4cse20407@cb.students.amrita.edu" calcext:value-type="string">
            <text:p>cb.en.u4cse20407@cb.students.amrita.edu</text:p>
          </table:table-cell>
          <table:table-cell office:value-type="string" calcext:value-type="string">
            <text:p>+91-985-557-1362</text:p>
          </table:table-cell>
        </table:table-row>
        <table:table-row table:style-name="ro1">
          <table:table-cell office:value-type="string" calcext:value-type="string">
            <text:p>CB.EN.U4CSE20408</text:p>
          </table:table-cell>
          <table:table-cell office:value-type="string" calcext:value-type="string">
            <text:p>Shauna Chung</text:p>
          </table:table-cell>
          <table:table-cell office:value-type="string" calcext:value-type="string">
            <text:p><text:s text:c="4"/>magnitude</text:p>
          </table:table-cell>
          <table:table-cell table:formula="of:=CONCATENATE(LOWER([.A94]);  &quot;@cb.students.amrita.edu&quot;)" office:value-type="string" office:string-value="cb.en.u4cse20408@cb.students.amrita.edu" calcext:value-type="string">
            <text:p>cb.en.u4cse20408@cb.students.amrita.edu</text:p>
          </table:table-cell>
          <table:table-cell office:value-type="string" calcext:value-type="string">
            <text:p>+91-855-545-5324</text:p>
          </table:table-cell>
        </table:table-row>
        <table:table-row table:style-name="ro1">
          <table:table-cell office:value-type="string" calcext:value-type="string">
            <text:p>CB.EN.U4CSE20409</text:p>
          </table:table-cell>
          <table:table-cell office:value-type="string" calcext:value-type="string">
            <text:p>Milo Smith</text:p>
          </table:table-cell>
          <table:table-cell office:value-type="string" calcext:value-type="string">
            <text:p><text:s text:c="4"/>extraterrestrial</text:p>
          </table:table-cell>
          <table:table-cell table:formula="of:=CONCATENATE(LOWER([.A95]);  &quot;@cb.students.amrita.edu&quot;)" office:value-type="string" office:string-value="cb.en.u4cse20409@cb.students.amrita.edu" calcext:value-type="string">
            <text:p>cb.en.u4cse20409@cb.students.amrita.edu</text:p>
          </table:table-cell>
          <table:table-cell office:value-type="string" calcext:value-type="string">
            <text:p>+91-855-532-5176</text:p>
          </table:table-cell>
        </table:table-row>
        <table:table-row table:style-name="ro1">
          <table:table-cell office:value-type="string" calcext:value-type="string">
            <text:p>CB.EN.U4CSE20410</text:p>
          </table:table-cell>
          <table:table-cell office:value-type="string" calcext:value-type="string">
            <text:p>Jac Bostock</text:p>
          </table:table-cell>
          <table:table-cell office:value-type="string" calcext:value-type="string">
            <text:p><text:s text:c="4"/>examination</text:p>
          </table:table-cell>
          <table:table-cell table:formula="of:=CONCATENATE(LOWER([.A96]);  &quot;@cb.students.amrita.edu&quot;)" office:value-type="string" office:string-value="cb.en.u4cse20410@cb.students.amrita.edu" calcext:value-type="string">
            <text:p>cb.en.u4cse20410@cb.students.amrita.edu</text:p>
          </table:table-cell>
          <table:table-cell office:value-type="string" calcext:value-type="string">
            <text:p>+91-755-566-8992</text:p>
          </table:table-cell>
        </table:table-row>
        <table:table-row table:style-name="ro1">
          <table:table-cell office:value-type="string" calcext:value-type="string">
            <text:p>CB.EN.U4CSE20411</text:p>
          </table:table-cell>
          <table:table-cell office:value-type="string" calcext:value-type="string">
            <text:p>Reema Brookes</text:p>
          </table:table-cell>
          <table:table-cell office:value-type="string" calcext:value-type="string">
            <text:p><text:s text:c="4"/>perforate</text:p>
          </table:table-cell>
          <table:table-cell table:formula="of:=CONCATENATE(LOWER([.A97]);  &quot;@cb.students.amrita.edu&quot;)" office:value-type="string" office:string-value="cb.en.u4cse20411@cb.students.amrita.edu" calcext:value-type="string">
            <text:p>cb.en.u4cse20411@cb.students.amrita.edu</text:p>
          </table:table-cell>
          <table:table-cell office:value-type="string" calcext:value-type="string">
            <text:p>+91-855-588-3041</text:p>
          </table:table-cell>
        </table:table-row>
        <table:table-row table:style-name="ro1">
          <table:table-cell office:value-type="string" calcext:value-type="string">
            <text:p>CB.EN.U4CSE20412</text:p>
          </table:table-cell>
          <table:table-cell office:value-type="string" calcext:value-type="string">
            <text:p>Simona Cisneros</text:p>
          </table:table-cell>
          <table:table-cell office:value-type="string" calcext:value-type="string">
            <text:p><text:s text:c="4"/>arrangement</text:p>
          </table:table-cell>
          <table:table-cell table:formula="of:=CONCATENATE(LOWER([.A98]);  &quot;@cb.students.amrita.edu&quot;)" office:value-type="string" office:string-value="cb.en.u4cse20412@cb.students.amrita.edu" calcext:value-type="string">
            <text:p>cb.en.u4cse20412@cb.students.amrita.edu</text:p>
          </table:table-cell>
          <table:table-cell office:value-type="string" calcext:value-type="string">
            <text:p>+91-855-576-6650</text:p>
          </table:table-cell>
        </table:table-row>
        <table:table-row table:style-name="ro1">
          <table:table-cell office:value-type="string" calcext:value-type="string">
            <text:p>CB.EN.U4CSE20413</text:p>
          </table:table-cell>
          <table:table-cell office:value-type="string" calcext:value-type="string">
            <text:p>Hendrix Farley</text:p>
          </table:table-cell>
          <table:table-cell office:value-type="string" calcext:value-type="string">
            <text:p><text:s text:c="4"/>federation</text:p>
          </table:table-cell>
          <table:table-cell table:formula="of:=CONCATENATE(LOWER([.A99]);  &quot;@cb.students.amrita.edu&quot;)" office:value-type="string" office:string-value="cb.en.u4cse20413@cb.students.amrita.edu" calcext:value-type="string">
            <text:p>cb.en.u4cse20413@cb.students.amrita.edu</text:p>
          </table:table-cell>
          <table:table-cell office:value-type="string" calcext:value-type="string">
            <text:p>+91-755-593-8041</text:p>
          </table:table-cell>
        </table:table-row>
        <table:table-row table:style-name="ro1">
          <table:table-cell office:value-type="string" calcext:value-type="string">
            <text:p>CB.EN.U4CSE20414</text:p>
          </table:table-cell>
          <table:table-cell office:value-type="string" calcext:value-type="string">
            <text:p>Umaima Couch</text:p>
          </table:table-cell>
          <table:table-cell office:value-type="string" calcext:value-type="string">
            <text:p><text:s text:c="4"/>extension</text:p>
          </table:table-cell>
          <table:table-cell table:formula="of:=CONCATENATE(LOWER([.A100]);  &quot;@cb.students.amrita.edu&quot;)" office:value-type="string" office:string-value="cb.en.u4cse20414@cb.students.amrita.edu" calcext:value-type="string">
            <text:p>cb.en.u4cse20414@cb.students.amrita.edu</text:p>
          </table:table-cell>
          <table:table-cell office:value-type="string" calcext:value-type="string">
            <text:p>+91-855-583-6682</text:p>
          </table:table-cell>
        </table:table-row>
        <table:table-row table:style-name="ro1">
          <table:table-cell office:value-type="string" calcext:value-type="string">
            <text:p>CB.EN.U4CSE20415</text:p>
          </table:table-cell>
          <table:table-cell office:value-type="string" calcext:value-type="string">
            <text:p>Asher Cullen</text:p>
          </table:table-cell>
          <table:table-cell office:value-type="string" calcext:value-type="string">
            <text:p><text:s text:c="4"/>constituency</text:p>
          </table:table-cell>
          <table:table-cell table:formula="of:=CONCATENATE(LOWER([.A101]);  &quot;@cb.students.amrita.edu&quot;)" office:value-type="string" office:string-value="cb.en.u4cse20415@cb.students.amrita.edu" calcext:value-type="string">
            <text:p>cb.en.u4cse20415@cb.students.amrita.edu</text:p>
          </table:table-cell>
          <table:table-cell office:value-type="string" calcext:value-type="string">
            <text:p>+91-755-554-0244</text:p>
          </table:table-cell>
        </table:table-row>
        <table:table-row table:style-name="ro1">
          <table:table-cell office:value-type="string" calcext:value-type="string">
            <text:p>CB.EN.U4CSE20416</text:p>
          </table:table-cell>
          <table:table-cell office:value-type="string" calcext:value-type="string">
            <text:p>Nuha Nash</text:p>
          </table:table-cell>
          <table:table-cell office:value-type="string" calcext:value-type="string">
            <text:p><text:s text:c="4"/>vegetable</text:p>
          </table:table-cell>
          <table:table-cell table:formula="of:=CONCATENATE(LOWER([.A102]);  &quot;@cb.students.amrita.edu&quot;)" office:value-type="string" office:string-value="cb.en.u4cse20416@cb.students.amrita.edu" calcext:value-type="string">
            <text:p>cb.en.u4cse20416@cb.students.amrita.edu</text:p>
          </table:table-cell>
          <table:table-cell office:value-type="string" calcext:value-type="string">
            <text:p>+91-975-557-3869</text:p>
          </table:table-cell>
        </table:table-row>
        <table:table-row table:style-name="ro1">
          <table:table-cell office:value-type="string" calcext:value-type="string">
            <text:p>CB.EN.U4CSE20417</text:p>
          </table:table-cell>
          <table:table-cell office:value-type="string" calcext:value-type="string">
            <text:p>Nancy Mccabe</text:p>
          </table:table-cell>
          <table:table-cell office:value-type="string" calcext:value-type="string">
            <text:p><text:s text:c="4"/>promotion</text:p>
          </table:table-cell>
          <table:table-cell table:formula="of:=CONCATENATE(LOWER([.A103]);  &quot;@cb.students.amrita.edu&quot;)" office:value-type="string" office:string-value="cb.en.u4cse20417@cb.students.amrita.edu" calcext:value-type="string">
            <text:p>cb.en.u4cse20417@cb.students.amrita.edu</text:p>
          </table:table-cell>
          <table:table-cell office:value-type="string" calcext:value-type="string">
            <text:p>+91-755-578-5931</text:p>
          </table:table-cell>
        </table:table-row>
        <table:table-row table:style-name="ro1">
          <table:table-cell office:value-type="string" calcext:value-type="string">
            <text:p>CB.EN.U4CSE20418</text:p>
          </table:table-cell>
          <table:table-cell office:value-type="string" calcext:value-type="string">
            <text:p>Neil Church</text:p>
          </table:table-cell>
          <table:table-cell office:value-type="string" calcext:value-type="string">
            <text:p><text:s text:c="4"/>legislation</text:p>
          </table:table-cell>
          <table:table-cell table:formula="of:=CONCATENATE(LOWER([.A104]);  &quot;@cb.students.amrita.edu&quot;)" office:value-type="string" office:string-value="cb.en.u4cse20418@cb.students.amrita.edu" calcext:value-type="string">
            <text:p>cb.en.u4cse20418@cb.students.amrita.edu</text:p>
          </table:table-cell>
          <table:table-cell office:value-type="string" calcext:value-type="string">
            <text:p>+91-995-558-0436</text:p>
          </table:table-cell>
        </table:table-row>
        <table:table-row table:style-name="ro1">
          <table:table-cell office:value-type="string" calcext:value-type="string">
            <text:p>CB.EN.U4CSE20419</text:p>
          </table:table-cell>
          <table:table-cell office:value-type="string" calcext:value-type="string">
            <text:p>Elisha Delgado</text:p>
          </table:table-cell>
          <table:table-cell office:value-type="string" calcext:value-type="string">
            <text:p><text:s text:c="4"/>compromise</text:p>
          </table:table-cell>
          <table:table-cell table:formula="of:=CONCATENATE(LOWER([.A105]);  &quot;@cb.students.amrita.edu&quot;)" office:value-type="string" office:string-value="cb.en.u4cse20419@cb.students.amrita.edu" calcext:value-type="string">
            <text:p>cb.en.u4cse20419@cb.students.amrita.edu</text:p>
          </table:table-cell>
          <table:table-cell office:value-type="string" calcext:value-type="string">
            <text:p>+91-755-554-9440</text:p>
          </table:table-cell>
        </table:table-row>
        <table:table-row table:style-name="ro1">
          <table:table-cell office:value-type="string" calcext:value-type="string">
            <text:p>CB.EN.U4CSE20420</text:p>
          </table:table-cell>
          <table:table-cell office:value-type="string" calcext:value-type="string">
            <text:p>Lana Cleveland</text:p>
          </table:table-cell>
          <table:table-cell office:value-type="string" calcext:value-type="string">
            <text:p><text:s text:c="4"/>appointment</text:p>
          </table:table-cell>
          <table:table-cell table:formula="of:=CONCATENATE(LOWER([.A106]);  &quot;@cb.students.amrita.edu&quot;)" office:value-type="string" office:string-value="cb.en.u4cse20420@cb.students.amrita.edu" calcext:value-type="string">
            <text:p>cb.en.u4cse20420@cb.students.amrita.edu</text:p>
          </table:table-cell>
          <table:table-cell office:value-type="string" calcext:value-type="string">
            <text:p>+91-855-552-9722</text:p>
          </table:table-cell>
        </table:table-row>
        <table:table-row table:style-name="ro1">
          <table:table-cell office:value-type="string" calcext:value-type="string">
            <text:p>CB.EN.U4ECE20000</text:p>
          </table:table-cell>
          <table:table-cell office:value-type="string" calcext:value-type="string">
            <text:p>Jessie Dorsey</text:p>
          </table:table-cell>
          <table:table-cell office:value-type="string" calcext:value-type="string">
            <text:p><text:s text:c="4"/>researcher</text:p>
          </table:table-cell>
          <table:table-cell table:formula="of:=CONCATENATE(LOWER([.A107]);  &quot;@cb.students.amrita.edu&quot;)" office:value-type="string" office:string-value="cb.en.u4ece20000@cb.students.amrita.edu" calcext:value-type="string">
            <text:p>cb.en.u4ece20000@cb.students.amrita.edu</text:p>
          </table:table-cell>
          <table:table-cell office:value-type="string" calcext:value-type="string">
            <text:p>+91-855-590-5236</text:p>
          </table:table-cell>
        </table:table-row>
        <table:table-row table:style-name="ro1">
          <table:table-cell office:value-type="string" calcext:value-type="string">
            <text:p>CB.EN.U4ECE20001</text:p>
          </table:table-cell>
          <table:table-cell office:value-type="string" calcext:value-type="string">
            <text:p>Lilith Baxter</text:p>
          </table:table-cell>
          <table:table-cell office:value-type="string" calcext:value-type="string">
            <text:p><text:s text:c="4"/>deficiency</text:p>
          </table:table-cell>
          <table:table-cell table:formula="of:=CONCATENATE(LOWER([.A108]);  &quot;@cb.students.amrita.edu&quot;)" office:value-type="string" office:string-value="cb.en.u4ece20001@cb.students.amrita.edu" calcext:value-type="string">
            <text:p>cb.en.u4ece20001@cb.students.amrita.edu</text:p>
          </table:table-cell>
          <table:table-cell office:value-type="string" calcext:value-type="string">
            <text:p>+91-855-572-7378</text:p>
          </table:table-cell>
        </table:table-row>
        <table:table-row table:style-name="ro1">
          <table:table-cell office:value-type="string" calcext:value-type="string">
            <text:p>CB.EN.U4ECE20002</text:p>
          </table:table-cell>
          <table:table-cell office:value-type="string" calcext:value-type="string">
            <text:p>Maxwell Thompson</text:p>
          </table:table-cell>
          <table:table-cell office:value-type="string" calcext:value-type="string">
            <text:p><text:s text:c="4"/>association</text:p>
          </table:table-cell>
          <table:table-cell table:formula="of:=CONCATENATE(LOWER([.A109]);  &quot;@cb.students.amrita.edu&quot;)" office:value-type="string" office:string-value="cb.en.u4ece20002@cb.students.amrita.edu" calcext:value-type="string">
            <text:p>cb.en.u4ece20002@cb.students.amrita.edu</text:p>
          </table:table-cell>
          <table:table-cell office:value-type="string" calcext:value-type="string">
            <text:p>+91-995-551-6968</text:p>
          </table:table-cell>
        </table:table-row>
        <table:table-row table:style-name="ro1">
          <table:table-cell office:value-type="string" calcext:value-type="string">
            <text:p>CB.EN.U4ECE20003</text:p>
          </table:table-cell>
          <table:table-cell office:value-type="string" calcext:value-type="string">
            <text:p>Amanda Wilkinson</text:p>
          </table:table-cell>
          <table:table-cell office:value-type="string" calcext:value-type="string">
            <text:p><text:s text:c="4"/>responsibility</text:p>
          </table:table-cell>
          <table:table-cell table:formula="of:=CONCATENATE(LOWER([.A110]);  &quot;@cb.students.amrita.edu&quot;)" office:value-type="string" office:string-value="cb.en.u4ece20003@cb.students.amrita.edu" calcext:value-type="string">
            <text:p>cb.en.u4ece20003@cb.students.amrita.edu</text:p>
          </table:table-cell>
          <table:table-cell office:value-type="string" calcext:value-type="string">
            <text:p>+91-855-530-2049</text:p>
          </table:table-cell>
        </table:table-row>
        <table:table-row table:style-name="ro1">
          <table:table-cell office:value-type="string" calcext:value-type="string">
            <text:p>CB.EN.U4ECE20004</text:p>
          </table:table-cell>
          <table:table-cell office:value-type="string" calcext:value-type="string">
            <text:p>Oakley Guerra</text:p>
          </table:table-cell>
          <table:table-cell office:value-type="string" calcext:value-type="string">
            <text:p><text:s text:c="4"/>decoration</text:p>
          </table:table-cell>
          <table:table-cell table:formula="of:=CONCATENATE(LOWER([.A111]);  &quot;@cb.students.amrita.edu&quot;)" office:value-type="string" office:string-value="cb.en.u4ece20004@cb.students.amrita.edu" calcext:value-type="string">
            <text:p>cb.en.u4ece20004@cb.students.amrita.edu</text:p>
          </table:table-cell>
          <table:table-cell office:value-type="string" calcext:value-type="string">
            <text:p>+91-855-532-3751</text:p>
          </table:table-cell>
        </table:table-row>
        <table:table-row table:style-name="ro1">
          <table:table-cell office:value-type="string" calcext:value-type="string">
            <text:p>CB.EN.U4ECE20005</text:p>
          </table:table-cell>
          <table:table-cell office:value-type="string" calcext:value-type="string">
            <text:p>Isaak Brooks</text:p>
          </table:table-cell>
          <table:table-cell office:value-type="string" calcext:value-type="string">
            <text:p><text:s text:c="4"/>conversation</text:p>
          </table:table-cell>
          <table:table-cell table:formula="of:=CONCATENATE(LOWER([.A112]);  &quot;@cb.students.amrita.edu&quot;)" office:value-type="string" office:string-value="cb.en.u4ece20005@cb.students.amrita.edu" calcext:value-type="string">
            <text:p>cb.en.u4ece20005@cb.students.amrita.edu</text:p>
          </table:table-cell>
          <table:table-cell office:value-type="string" calcext:value-type="string">
            <text:p>+91-965-550-6637</text:p>
          </table:table-cell>
        </table:table-row>
        <table:table-row table:style-name="ro1">
          <table:table-cell office:value-type="string" calcext:value-type="string">
            <text:p>CB.EN.U4ECE20006</text:p>
          </table:table-cell>
          <table:table-cell office:value-type="string" calcext:value-type="string">
            <text:p>Ellis Haney</text:p>
          </table:table-cell>
          <table:table-cell office:value-type="string" calcext:value-type="string">
            <text:p><text:s text:c="4"/>definition</text:p>
          </table:table-cell>
          <table:table-cell table:formula="of:=CONCATENATE(LOWER([.A113]);  &quot;@cb.students.amrita.edu&quot;)" office:value-type="string" office:string-value="cb.en.u4ece20006@cb.students.amrita.edu" calcext:value-type="string">
            <text:p>cb.en.u4ece20006@cb.students.amrita.edu</text:p>
          </table:table-cell>
          <table:table-cell office:value-type="string" calcext:value-type="string">
            <text:p>+91-915-554-7867</text:p>
          </table:table-cell>
        </table:table-row>
        <table:table-row table:style-name="ro1">
          <table:table-cell office:value-type="string" calcext:value-type="string">
            <text:p>CB.EN.U4ECE20007</text:p>
          </table:table-cell>
          <table:table-cell office:value-type="string" calcext:value-type="string">
            <text:p>Dexter Russell</text:p>
          </table:table-cell>
          <table:table-cell office:value-type="string" calcext:value-type="string">
            <text:p><text:s text:c="4"/>catalogue</text:p>
          </table:table-cell>
          <table:table-cell table:formula="of:=CONCATENATE(LOWER([.A114]);  &quot;@cb.students.amrita.edu&quot;)" office:value-type="string" office:string-value="cb.en.u4ece20007@cb.students.amrita.edu" calcext:value-type="string">
            <text:p>cb.en.u4ece20007@cb.students.amrita.edu</text:p>
          </table:table-cell>
          <table:table-cell office:value-type="string" calcext:value-type="string">
            <text:p>+91-855-558-5528</text:p>
          </table:table-cell>
        </table:table-row>
        <table:table-row table:style-name="ro1">
          <table:table-cell office:value-type="string" calcext:value-type="string">
            <text:p>CB.EN.U4ECE20008</text:p>
          </table:table-cell>
          <table:table-cell office:value-type="string" calcext:value-type="string">
            <text:p>Wil Holcomb</text:p>
          </table:table-cell>
          <table:table-cell office:value-type="string" calcext:value-type="string">
            <text:p><text:s text:c="4"/>consideration</text:p>
          </table:table-cell>
          <table:table-cell table:formula="of:=CONCATENATE(LOWER([.A115]);  &quot;@cb.students.amrita.edu&quot;)" office:value-type="string" office:string-value="cb.en.u4ece20008@cb.students.amrita.edu" calcext:value-type="string">
            <text:p>cb.en.u4ece20008@cb.students.amrita.edu</text:p>
          </table:table-cell>
          <table:table-cell office:value-type="string" calcext:value-type="string">
            <text:p>+91-855-521-0538</text:p>
          </table:table-cell>
        </table:table-row>
        <table:table-row table:style-name="ro1">
          <table:table-cell office:value-type="string" calcext:value-type="string">
            <text:p>CB.EN.U4ECE20009</text:p>
          </table:table-cell>
          <table:table-cell office:value-type="string" calcext:value-type="string">
            <text:p>Ayyub Mccartney</text:p>
          </table:table-cell>
          <table:table-cell office:value-type="string" calcext:value-type="string">
            <text:p><text:s text:c="4"/>astonishing</text:p>
          </table:table-cell>
          <table:table-cell table:formula="of:=CONCATENATE(LOWER([.A116]);  &quot;@cb.students.amrita.edu&quot;)" office:value-type="string" office:string-value="cb.en.u4ece20009@cb.students.amrita.edu" calcext:value-type="string">
            <text:p>cb.en.u4ece20009@cb.students.amrita.edu</text:p>
          </table:table-cell>
          <table:table-cell office:value-type="string" calcext:value-type="string">
            <text:p>+91-755-545-6254</text:p>
          </table:table-cell>
        </table:table-row>
        <table:table-row table:style-name="ro1">
          <table:table-cell office:value-type="string" calcext:value-type="string">
            <text:p>CB.EN.U4ECE20010</text:p>
          </table:table-cell>
          <table:table-cell office:value-type="string" calcext:value-type="string">
            <text:p>Lewie Nixon</text:p>
          </table:table-cell>
          <table:table-cell office:value-type="string" calcext:value-type="string">
            <text:p><text:s text:c="4"/>helicopter</text:p>
          </table:table-cell>
          <table:table-cell table:formula="of:=CONCATENATE(LOWER([.A117]);  &quot;@cb.students.amrita.edu&quot;)" office:value-type="string" office:string-value="cb.en.u4ece20010@cb.students.amrita.edu" calcext:value-type="string">
            <text:p>cb.en.u4ece20010@cb.students.amrita.edu</text:p>
          </table:table-cell>
          <table:table-cell office:value-type="string" calcext:value-type="string">
            <text:p>+91-965-557-2222</text:p>
          </table:table-cell>
        </table:table-row>
        <table:table-row table:style-name="ro1">
          <table:table-cell office:value-type="string" calcext:value-type="string">
            <text:p>CB.EN.U4ECE20011</text:p>
          </table:table-cell>
          <table:table-cell office:value-type="string" calcext:value-type="string">
            <text:p>Sophie-Louise Huff</text:p>
          </table:table-cell>
          <table:table-cell office:value-type="string" calcext:value-type="string">
            <text:p><text:s text:c="4"/>battlefield</text:p>
          </table:table-cell>
          <table:table-cell table:formula="of:=CONCATENATE(LOWER([.A118]);  &quot;@cb.students.amrita.edu&quot;)" office:value-type="string" office:string-value="cb.en.u4ece20011@cb.students.amrita.edu" calcext:value-type="string">
            <text:p>cb.en.u4ece20011@cb.students.amrita.edu</text:p>
          </table:table-cell>
          <table:table-cell office:value-type="string" calcext:value-type="string">
            <text:p>+91-965-551-4772</text:p>
          </table:table-cell>
        </table:table-row>
        <table:table-row table:style-name="ro1">
          <table:table-cell office:value-type="string" calcext:value-type="string">
            <text:p>CB.EN.U4ECE20012</text:p>
          </table:table-cell>
          <table:table-cell office:value-type="string" calcext:value-type="string">
            <text:p>Diane Brett</text:p>
          </table:table-cell>
          <table:table-cell office:value-type="string" calcext:value-type="string">
            <text:p><text:s text:c="4"/>literature</text:p>
          </table:table-cell>
          <table:table-cell table:formula="of:=CONCATENATE(LOWER([.A119]);  &quot;@cb.students.amrita.edu&quot;)" office:value-type="string" office:string-value="cb.en.u4ece20012@cb.students.amrita.edu" calcext:value-type="string">
            <text:p>cb.en.u4ece20012@cb.students.amrita.edu</text:p>
          </table:table-cell>
          <table:table-cell office:value-type="string" calcext:value-type="string">
            <text:p>+91-755-540-5492</text:p>
          </table:table-cell>
        </table:table-row>
        <table:table-row table:style-name="ro1">
          <table:table-cell office:value-type="string" calcext:value-type="string">
            <text:p>CB.EN.U4ECE20013</text:p>
          </table:table-cell>
          <table:table-cell office:value-type="string" calcext:value-type="string">
            <text:p>Kristy Flynn</text:p>
          </table:table-cell>
          <table:table-cell office:value-type="string" calcext:value-type="string">
            <text:p><text:s text:c="4"/>invisible</text:p>
          </table:table-cell>
          <table:table-cell table:formula="of:=CONCATENATE(LOWER([.A120]);  &quot;@cb.students.amrita.edu&quot;)" office:value-type="string" office:string-value="cb.en.u4ece20013@cb.students.amrita.edu" calcext:value-type="string">
            <text:p>cb.en.u4ece20013@cb.students.amrita.edu</text:p>
          </table:table-cell>
          <table:table-cell office:value-type="string" calcext:value-type="string">
            <text:p>+91-755-541-9795</text:p>
          </table:table-cell>
        </table:table-row>
        <table:table-row table:style-name="ro1">
          <table:table-cell office:value-type="string" calcext:value-type="string">
            <text:p>CB.EN.U4ECE20014</text:p>
          </table:table-cell>
          <table:table-cell office:value-type="string" calcext:value-type="string">
            <text:p>Zak Blanchard</text:p>
          </table:table-cell>
          <table:table-cell office:value-type="string" calcext:value-type="string">
            <text:p><text:s text:c="4"/>partnership</text:p>
          </table:table-cell>
          <table:table-cell table:formula="of:=CONCATENATE(LOWER([.A121]);  &quot;@cb.students.amrita.edu&quot;)" office:value-type="string" office:string-value="cb.en.u4ece20014@cb.students.amrita.edu" calcext:value-type="string">
            <text:p>cb.en.u4ece20014@cb.students.amrita.edu</text:p>
          </table:table-cell>
          <table:table-cell office:value-type="string" calcext:value-type="string">
            <text:p>+91-855-571-0005</text:p>
          </table:table-cell>
        </table:table-row>
        <table:table-row table:style-name="ro1">
          <table:table-cell office:value-type="string" calcext:value-type="string">
            <text:p>CB.EN.U4ECE20015</text:p>
          </table:table-cell>
          <table:table-cell office:value-type="string" calcext:value-type="string">
            <text:p>Bianca Richard</text:p>
          </table:table-cell>
          <table:table-cell office:value-type="string" calcext:value-type="string">
            <text:p><text:s text:c="4"/>butterfly</text:p>
          </table:table-cell>
          <table:table-cell table:formula="of:=CONCATENATE(LOWER([.A122]);  &quot;@cb.students.amrita.edu&quot;)" office:value-type="string" office:string-value="cb.en.u4ece20015@cb.students.amrita.edu" calcext:value-type="string">
            <text:p>cb.en.u4ece20015@cb.students.amrita.edu</text:p>
          </table:table-cell>
          <table:table-cell office:value-type="string" calcext:value-type="string">
            <text:p>+91-945-556-5635</text:p>
          </table:table-cell>
        </table:table-row>
        <table:table-row table:style-name="ro1">
          <table:table-cell office:value-type="string" calcext:value-type="string">
            <text:p>CB.EN.U4ECE20016</text:p>
          </table:table-cell>
          <table:table-cell office:value-type="string" calcext:value-type="string">
            <text:p>Jillian Whittaker</text:p>
          </table:table-cell>
          <table:table-cell office:value-type="string" calcext:value-type="string">
            <text:p><text:s text:c="4"/>incentive</text:p>
          </table:table-cell>
          <table:table-cell table:formula="of:=CONCATENATE(LOWER([.A123]);  &quot;@cb.students.amrita.edu&quot;)" office:value-type="string" office:string-value="cb.en.u4ece20016@cb.students.amrita.edu" calcext:value-type="string">
            <text:p>cb.en.u4ece20016@cb.students.amrita.edu</text:p>
          </table:table-cell>
          <table:table-cell office:value-type="string" calcext:value-type="string">
            <text:p>+91-915-558-1744</text:p>
          </table:table-cell>
        </table:table-row>
        <table:table-row table:style-name="ro1">
          <table:table-cell office:value-type="string" calcext:value-type="string">
            <text:p>CB.EN.U4ECE20017</text:p>
          </table:table-cell>
          <table:table-cell office:value-type="string" calcext:value-type="string">
            <text:p>Aniya Steele</text:p>
          </table:table-cell>
          <table:table-cell office:value-type="string" calcext:value-type="string">
            <text:p><text:s text:c="4"/>detective</text:p>
          </table:table-cell>
          <table:table-cell table:formula="of:=CONCATENATE(LOWER([.A124]);  &quot;@cb.students.amrita.edu&quot;)" office:value-type="string" office:string-value="cb.en.u4ece20017@cb.students.amrita.edu" calcext:value-type="string">
            <text:p>cb.en.u4ece20017@cb.students.amrita.edu</text:p>
          </table:table-cell>
          <table:table-cell office:value-type="string" calcext:value-type="string">
            <text:p>+91-855-530-0891</text:p>
          </table:table-cell>
        </table:table-row>
        <table:table-row table:style-name="ro1">
          <table:table-cell office:value-type="string" calcext:value-type="string">
            <text:p>CB.EN.U4ECE20018</text:p>
          </table:table-cell>
          <table:table-cell office:value-type="string" calcext:value-type="string">
            <text:p>Simran Hickman</text:p>
          </table:table-cell>
          <table:table-cell office:value-type="string" calcext:value-type="string">
            <text:p><text:s text:c="4"/>attractive</text:p>
          </table:table-cell>
          <table:table-cell table:formula="of:=CONCATENATE(LOWER([.A125]);  &quot;@cb.students.amrita.edu&quot;)" office:value-type="string" office:string-value="cb.en.u4ece20018@cb.students.amrita.edu" calcext:value-type="string">
            <text:p>cb.en.u4ece20018@cb.students.amrita.edu</text:p>
          </table:table-cell>
          <table:table-cell office:value-type="string" calcext:value-type="string">
            <text:p>+91-755-533-3296</text:p>
          </table:table-cell>
        </table:table-row>
        <table:table-row table:style-name="ro1">
          <table:table-cell office:value-type="string" calcext:value-type="string">
            <text:p>CB.EN.U4ECE20019</text:p>
          </table:table-cell>
          <table:table-cell office:value-type="string" calcext:value-type="string">
            <text:p>Emrys Dean</text:p>
          </table:table-cell>
          <table:table-cell office:value-type="string" calcext:value-type="string">
            <text:p><text:s text:c="4"/>resolution</text:p>
          </table:table-cell>
          <table:table-cell table:formula="of:=CONCATENATE(LOWER([.A126]);  &quot;@cb.students.amrita.edu&quot;)" office:value-type="string" office:string-value="cb.en.u4ece20019@cb.students.amrita.edu" calcext:value-type="string">
            <text:p>cb.en.u4ece20019@cb.students.amrita.edu</text:p>
          </table:table-cell>
          <table:table-cell office:value-type="string" calcext:value-type="string">
            <text:p>+91-855-596-6952</text:p>
          </table:table-cell>
        </table:table-row>
        <table:table-row table:style-name="ro1">
          <table:table-cell office:value-type="string" calcext:value-type="string">
            <text:p>CB.EN.U4ECE20020</text:p>
          </table:table-cell>
          <table:table-cell office:value-type="string" calcext:value-type="string">
            <text:p>Zayd Barber</text:p>
          </table:table-cell>
          <table:table-cell office:value-type="string" calcext:value-type="string">
            <text:p><text:s text:c="4"/>dimension</text:p>
          </table:table-cell>
          <table:table-cell table:formula="of:=CONCATENATE(LOWER([.A127]);  &quot;@cb.students.amrita.edu&quot;)" office:value-type="string" office:string-value="cb.en.u4ece20020@cb.students.amrita.edu" calcext:value-type="string">
            <text:p>cb.en.u4ece20020@cb.students.amrita.edu</text:p>
          </table:table-cell>
          <table:table-cell office:value-type="string" calcext:value-type="string">
            <text:p>+91-855-587-7945</text:p>
          </table:table-cell>
        </table:table-row>
        <table:table-row table:style-name="ro1">
          <table:table-cell office:value-type="string" calcext:value-type="string">
            <text:p>CB.EN.U4ECE20100</text:p>
          </table:table-cell>
          <table:table-cell office:value-type="string" calcext:value-type="string">
            <text:p>Alyssa Coulson</text:p>
          </table:table-cell>
          <table:table-cell office:value-type="string" calcext:value-type="string">
            <text:p><text:s text:c="4"/>transform</text:p>
          </table:table-cell>
          <table:table-cell table:formula="of:=CONCATENATE(LOWER([.A128]);  &quot;@cb.students.amrita.edu&quot;)" office:value-type="string" office:string-value="cb.en.u4ece20100@cb.students.amrita.edu" calcext:value-type="string">
            <text:p>cb.en.u4ece20100@cb.students.amrita.edu</text:p>
          </table:table-cell>
          <table:table-cell office:value-type="string" calcext:value-type="string">
            <text:p>+91-755-542-3066</text:p>
          </table:table-cell>
        </table:table-row>
        <table:table-row table:style-name="ro1">
          <table:table-cell office:value-type="string" calcext:value-type="string">
            <text:p>CB.EN.U4ECE20101</text:p>
          </table:table-cell>
          <table:table-cell office:value-type="string" calcext:value-type="string">
            <text:p>Roisin Pearce</text:p>
          </table:table-cell>
          <table:table-cell office:value-type="string" calcext:value-type="string">
            <text:p><text:s text:c="4"/>expenditure</text:p>
          </table:table-cell>
          <table:table-cell table:formula="of:=CONCATENATE(LOWER([.A129]);  &quot;@cb.students.amrita.edu&quot;)" office:value-type="string" office:string-value="cb.en.u4ece20101@cb.students.amrita.edu" calcext:value-type="string">
            <text:p>cb.en.u4ece20101@cb.students.amrita.edu</text:p>
          </table:table-cell>
          <table:table-cell office:value-type="string" calcext:value-type="string">
            <text:p>+91-855-590-9325</text:p>
          </table:table-cell>
        </table:table-row>
        <table:table-row table:style-name="ro1">
          <table:table-cell office:value-type="string" calcext:value-type="string">
            <text:p>CB.EN.U4ECE20102</text:p>
          </table:table-cell>
          <table:table-cell office:value-type="string" calcext:value-type="string">
            <text:p>Lewys Fitzgerald</text:p>
          </table:table-cell>
          <table:table-cell office:value-type="string" calcext:value-type="string">
            <text:p><text:s text:c="4"/>offspring</text:p>
          </table:table-cell>
          <table:table-cell table:formula="of:=CONCATENATE(LOWER([.A130]);  &quot;@cb.students.amrita.edu&quot;)" office:value-type="string" office:string-value="cb.en.u4ece20102@cb.students.amrita.edu" calcext:value-type="string">
            <text:p>cb.en.u4ece20102@cb.students.amrita.edu</text:p>
          </table:table-cell>
          <table:table-cell office:value-type="string" calcext:value-type="string">
            <text:p>+91-855-592-9097</text:p>
          </table:table-cell>
        </table:table-row>
        <table:table-row table:style-name="ro1">
          <table:table-cell office:value-type="string" calcext:value-type="string">
            <text:p>CB.EN.U4ECE20103</text:p>
          </table:table-cell>
          <table:table-cell office:value-type="string" calcext:value-type="string">
            <text:p>Bree Andrews</text:p>
          </table:table-cell>
          <table:table-cell office:value-type="string" calcext:value-type="string">
            <text:p><text:s text:c="4"/>insurance</text:p>
          </table:table-cell>
          <table:table-cell table:formula="of:=CONCATENATE(LOWER([.A131]);  &quot;@cb.students.amrita.edu&quot;)" office:value-type="string" office:string-value="cb.en.u4ece20103@cb.students.amrita.edu" calcext:value-type="string">
            <text:p>cb.en.u4ece20103@cb.students.amrita.edu</text:p>
          </table:table-cell>
          <table:table-cell office:value-type="string" calcext:value-type="string">
            <text:p>+91-755-537-4813</text:p>
          </table:table-cell>
        </table:table-row>
        <table:table-row table:style-name="ro1">
          <table:table-cell office:value-type="string" calcext:value-type="string">
            <text:p>CB.EN.U4ECE20104</text:p>
          </table:table-cell>
          <table:table-cell office:value-type="string" calcext:value-type="string">
            <text:p>Milly Steadman</text:p>
          </table:table-cell>
          <table:table-cell office:value-type="string" calcext:value-type="string">
            <text:p><text:s text:c="4"/>pneumonia</text:p>
          </table:table-cell>
          <table:table-cell table:formula="of:=CONCATENATE(LOWER([.A132]);  &quot;@cb.students.amrita.edu&quot;)" office:value-type="string" office:string-value="cb.en.u4ece20104@cb.students.amrita.edu" calcext:value-type="string">
            <text:p>cb.en.u4ece20104@cb.students.amrita.edu</text:p>
          </table:table-cell>
          <table:table-cell office:value-type="string" calcext:value-type="string">
            <text:p>+91-955-557-0323</text:p>
          </table:table-cell>
        </table:table-row>
        <table:table-row table:style-name="ro1">
          <table:table-cell office:value-type="string" calcext:value-type="string">
            <text:p>CB.EN.U4ECE20105</text:p>
          </table:table-cell>
          <table:table-cell office:value-type="string" calcext:value-type="string">
            <text:p>Ronan Esquivel</text:p>
          </table:table-cell>
          <table:table-cell office:value-type="string" calcext:value-type="string">
            <text:p><text:s text:c="4"/>hypothesis</text:p>
          </table:table-cell>
          <table:table-cell table:formula="of:=CONCATENATE(LOWER([.A133]);  &quot;@cb.students.amrita.edu&quot;)" office:value-type="string" office:string-value="cb.en.u4ece20105@cb.students.amrita.edu" calcext:value-type="string">
            <text:p>cb.en.u4ece20105@cb.students.amrita.edu</text:p>
          </table:table-cell>
          <table:table-cell office:value-type="string" calcext:value-type="string">
            <text:p>+91-855-592-4572</text:p>
          </table:table-cell>
        </table:table-row>
        <table:table-row table:style-name="ro1">
          <table:table-cell office:value-type="string" calcext:value-type="string">
            <text:p>CB.EN.U4ECE20106</text:p>
          </table:table-cell>
          <table:table-cell office:value-type="string" calcext:value-type="string">
            <text:p>Tamzin Dunlop</text:p>
          </table:table-cell>
          <table:table-cell office:value-type="string" calcext:value-type="string">
            <text:p><text:s text:c="4"/>improvement</text:p>
          </table:table-cell>
          <table:table-cell table:formula="of:=CONCATENATE(LOWER([.A134]);  &quot;@cb.students.amrita.edu&quot;)" office:value-type="string" office:string-value="cb.en.u4ece20106@cb.students.amrita.edu" calcext:value-type="string">
            <text:p>cb.en.u4ece20106@cb.students.amrita.edu</text:p>
          </table:table-cell>
          <table:table-cell office:value-type="string" calcext:value-type="string">
            <text:p>+91-755-577-1461</text:p>
          </table:table-cell>
        </table:table-row>
        <table:table-row table:style-name="ro1">
          <table:table-cell office:value-type="string" calcext:value-type="string">
            <text:p>CB.EN.U4ECE20107</text:p>
          </table:table-cell>
          <table:table-cell office:value-type="string" calcext:value-type="string">
            <text:p>Tristan Holman</text:p>
          </table:table-cell>
          <table:table-cell office:value-type="string" calcext:value-type="string">
            <text:p><text:s text:c="4"/>distribute</text:p>
          </table:table-cell>
          <table:table-cell table:formula="of:=CONCATENATE(LOWER([.A135]);  &quot;@cb.students.amrita.edu&quot;)" office:value-type="string" office:string-value="cb.en.u4ece20107@cb.students.amrita.edu" calcext:value-type="string">
            <text:p>cb.en.u4ece20107@cb.students.amrita.edu</text:p>
          </table:table-cell>
          <table:table-cell office:value-type="string" calcext:value-type="string">
            <text:p>+91-755-578-2928</text:p>
          </table:table-cell>
        </table:table-row>
        <table:table-row table:style-name="ro1">
          <table:table-cell office:value-type="string" calcext:value-type="string">
            <text:p>CB.EN.U4ECE20108</text:p>
          </table:table-cell>
          <table:table-cell office:value-type="string" calcext:value-type="string">
            <text:p>Charli Stott</text:p>
          </table:table-cell>
          <table:table-cell office:value-type="string" calcext:value-type="string">
            <text:p><text:s text:c="4"/>radiation sickness</text:p>
          </table:table-cell>
          <table:table-cell table:formula="of:=CONCATENATE(LOWER([.A136]);  &quot;@cb.students.amrita.edu&quot;)" office:value-type="string" office:string-value="cb.en.u4ece20108@cb.students.amrita.edu" calcext:value-type="string">
            <text:p>cb.en.u4ece20108@cb.students.amrita.edu</text:p>
          </table:table-cell>
          <table:table-cell office:value-type="string" calcext:value-type="string">
            <text:p>+91-925-554-1054</text:p>
          </table:table-cell>
        </table:table-row>
        <table:table-row table:style-name="ro1">
          <table:table-cell office:value-type="string" calcext:value-type="string">
            <text:p>CB.EN.U4ECE20109</text:p>
          </table:table-cell>
          <table:table-cell office:value-type="string" calcext:value-type="string">
            <text:p>Riley-James Mccray</text:p>
          </table:table-cell>
          <table:table-cell office:value-type="string" calcext:value-type="string">
            <text:p><text:s text:c="4"/>exploration</text:p>
          </table:table-cell>
          <table:table-cell table:formula="of:=CONCATENATE(LOWER([.A137]);  &quot;@cb.students.amrita.edu&quot;)" office:value-type="string" office:string-value="cb.en.u4ece20109@cb.students.amrita.edu" calcext:value-type="string">
            <text:p>cb.en.u4ece20109@cb.students.amrita.edu</text:p>
          </table:table-cell>
          <table:table-cell office:value-type="string" calcext:value-type="string">
            <text:p>+91-915-559-5173</text:p>
          </table:table-cell>
        </table:table-row>
        <table:table-row table:style-name="ro1">
          <table:table-cell office:value-type="string" calcext:value-type="string">
            <text:p>CB.EN.U4ECE20110</text:p>
          </table:table-cell>
          <table:table-cell office:value-type="string" calcext:value-type="string">
            <text:p>Chance Bevan</text:p>
          </table:table-cell>
          <table:table-cell office:value-type="string" calcext:value-type="string">
            <text:p><text:s text:c="4"/>neighbour</text:p>
          </table:table-cell>
          <table:table-cell table:formula="of:=CONCATENATE(LOWER([.A138]);  &quot;@cb.students.amrita.edu&quot;)" office:value-type="string" office:string-value="cb.en.u4ece20110@cb.students.amrita.edu" calcext:value-type="string">
            <text:p>cb.en.u4ece20110@cb.students.amrita.edu</text:p>
          </table:table-cell>
          <table:table-cell office:value-type="string" calcext:value-type="string">
            <text:p>+91-855-515-0050</text:p>
          </table:table-cell>
        </table:table-row>
        <table:table-row table:style-name="ro1">
          <table:table-cell office:value-type="string" calcext:value-type="string">
            <text:p>CB.EN.U4ECE20111</text:p>
          </table:table-cell>
          <table:table-cell office:value-type="string" calcext:value-type="string">
            <text:p>Paloma Collier</text:p>
          </table:table-cell>
          <table:table-cell office:value-type="string" calcext:value-type="string">
            <text:p><text:s text:c="4"/>deviation</text:p>
          </table:table-cell>
          <table:table-cell table:formula="of:=CONCATENATE(LOWER([.A139]);  &quot;@cb.students.amrita.edu&quot;)" office:value-type="string" office:string-value="cb.en.u4ece20111@cb.students.amrita.edu" calcext:value-type="string">
            <text:p>cb.en.u4ece20111@cb.students.amrita.edu</text:p>
          </table:table-cell>
          <table:table-cell office:value-type="string" calcext:value-type="string">
            <text:p>+91-755-533-0339</text:p>
          </table:table-cell>
        </table:table-row>
        <table:table-row table:style-name="ro1">
          <table:table-cell office:value-type="string" calcext:value-type="string">
            <text:p>CB.EN.U4ECE20112</text:p>
          </table:table-cell>
          <table:table-cell office:value-type="string" calcext:value-type="string">
            <text:p>Brayden Conley</text:p>
          </table:table-cell>
          <table:table-cell office:value-type="string" calcext:value-type="string">
            <text:p><text:s text:c="4"/>manufacturer</text:p>
          </table:table-cell>
          <table:table-cell table:formula="of:=CONCATENATE(LOWER([.A140]);  &quot;@cb.students.amrita.edu&quot;)" office:value-type="string" office:string-value="cb.en.u4ece20112@cb.students.amrita.edu" calcext:value-type="string">
            <text:p>cb.en.u4ece20112@cb.students.amrita.edu</text:p>
          </table:table-cell>
          <table:table-cell office:value-type="string" calcext:value-type="string">
            <text:p>+91-855-570-7751</text:p>
          </table:table-cell>
        </table:table-row>
        <table:table-row table:style-name="ro1">
          <table:table-cell office:value-type="string" calcext:value-type="string">
            <text:p>CB.EN.U4ECE20113</text:p>
          </table:table-cell>
          <table:table-cell office:value-type="string" calcext:value-type="string">
            <text:p>Milo Finley</text:p>
          </table:table-cell>
          <table:table-cell office:value-type="string" calcext:value-type="string">
            <text:p><text:s text:c="4"/>expansion</text:p>
          </table:table-cell>
          <table:table-cell table:formula="of:=CONCATENATE(LOWER([.A141]);  &quot;@cb.students.amrita.edu&quot;)" office:value-type="string" office:string-value="cb.en.u4ece20113@cb.students.amrita.edu" calcext:value-type="string">
            <text:p>cb.en.u4ece20113@cb.students.amrita.edu</text:p>
          </table:table-cell>
          <table:table-cell office:value-type="string" calcext:value-type="string">
            <text:p>+91-855-506-9387</text:p>
          </table:table-cell>
        </table:table-row>
        <table:table-row table:style-name="ro1">
          <table:table-cell office:value-type="string" calcext:value-type="string">
            <text:p>CB.EN.U4ECE20114</text:p>
          </table:table-cell>
          <table:table-cell office:value-type="string" calcext:value-type="string">
            <text:p>Haleema Bravo</text:p>
          </table:table-cell>
          <table:table-cell office:value-type="string" calcext:value-type="string">
            <text:p><text:s text:c="4"/>manufacture</text:p>
          </table:table-cell>
          <table:table-cell table:formula="of:=CONCATENATE(LOWER([.A142]);  &quot;@cb.students.amrita.edu&quot;)" office:value-type="string" office:string-value="cb.en.u4ece20114@cb.students.amrita.edu" calcext:value-type="string">
            <text:p>cb.en.u4ece20114@cb.students.amrita.edu</text:p>
          </table:table-cell>
          <table:table-cell office:value-type="string" calcext:value-type="string">
            <text:p>+91-915-552-3946</text:p>
          </table:table-cell>
        </table:table-row>
        <table:table-row table:style-name="ro1">
          <table:table-cell office:value-type="string" calcext:value-type="string">
            <text:p>CB.EN.U4ECE20115</text:p>
          </table:table-cell>
          <table:table-cell office:value-type="string" calcext:value-type="string">
            <text:p>Joanna Horner</text:p>
          </table:table-cell>
          <table:table-cell office:value-type="string" calcext:value-type="string">
            <text:p><text:s text:c="4"/>advertising</text:p>
          </table:table-cell>
          <table:table-cell table:formula="of:=CONCATENATE(LOWER([.A143]);  &quot;@cb.students.amrita.edu&quot;)" office:value-type="string" office:string-value="cb.en.u4ece20115@cb.students.amrita.edu" calcext:value-type="string">
            <text:p>cb.en.u4ece20115@cb.students.amrita.edu</text:p>
          </table:table-cell>
          <table:table-cell office:value-type="string" calcext:value-type="string">
            <text:p>+91-855-574-8041</text:p>
          </table:table-cell>
        </table:table-row>
        <table:table-row table:style-name="ro1">
          <table:table-cell office:value-type="string" calcext:value-type="string">
            <text:p>CB.EN.U4ECE20116</text:p>
          </table:table-cell>
          <table:table-cell office:value-type="string" calcext:value-type="string">
            <text:p>Anil Cunningham</text:p>
          </table:table-cell>
          <table:table-cell office:value-type="string" calcext:value-type="string">
            <text:p><text:s text:c="4"/>beautiful</text:p>
          </table:table-cell>
          <table:table-cell table:formula="of:=CONCATENATE(LOWER([.A144]);  &quot;@cb.students.amrita.edu&quot;)" office:value-type="string" office:string-value="cb.en.u4ece20116@cb.students.amrita.edu" calcext:value-type="string">
            <text:p>cb.en.u4ece20116@cb.students.amrita.edu</text:p>
          </table:table-cell>
          <table:table-cell office:value-type="string" calcext:value-type="string">
            <text:p>+91-755-543-2319</text:p>
          </table:table-cell>
        </table:table-row>
        <table:table-row table:style-name="ro1">
          <table:table-cell office:value-type="string" calcext:value-type="string">
            <text:p>CB.EN.U4ECE20117</text:p>
          </table:table-cell>
          <table:table-cell office:value-type="string" calcext:value-type="string">
            <text:p>Tiago Ashton</text:p>
          </table:table-cell>
          <table:table-cell office:value-type="string" calcext:value-type="string">
            <text:p><text:s text:c="4"/>craftsman</text:p>
          </table:table-cell>
          <table:table-cell table:formula="of:=CONCATENATE(LOWER([.A145]);  &quot;@cb.students.amrita.edu&quot;)" office:value-type="string" office:string-value="cb.en.u4ece20117@cb.students.amrita.edu" calcext:value-type="string">
            <text:p>cb.en.u4ece20117@cb.students.amrita.edu</text:p>
          </table:table-cell>
          <table:table-cell office:value-type="string" calcext:value-type="string">
            <text:p>+91-955-554-5206</text:p>
          </table:table-cell>
        </table:table-row>
        <table:table-row table:style-name="ro1">
          <table:table-cell office:value-type="string" calcext:value-type="string">
            <text:p>CB.EN.U4ECE20118</text:p>
          </table:table-cell>
          <table:table-cell office:value-type="string" calcext:value-type="string">
            <text:p>Connar Wu</text:p>
          </table:table-cell>
          <table:table-cell office:value-type="string" calcext:value-type="string">
            <text:p><text:s text:c="4"/>residence</text:p>
          </table:table-cell>
          <table:table-cell table:formula="of:=CONCATENATE(LOWER([.A146]);  &quot;@cb.students.amrita.edu&quot;)" office:value-type="string" office:string-value="cb.en.u4ece20118@cb.students.amrita.edu" calcext:value-type="string">
            <text:p>cb.en.u4ece20118@cb.students.amrita.edu</text:p>
          </table:table-cell>
          <table:table-cell office:value-type="string" calcext:value-type="string">
            <text:p>+91-755-523-0007</text:p>
          </table:table-cell>
        </table:table-row>
        <table:table-row table:style-name="ro1">
          <table:table-cell office:value-type="string" calcext:value-type="string">
            <text:p>CB.EN.U4ECE20119</text:p>
          </table:table-cell>
          <table:table-cell office:value-type="string" calcext:value-type="string">
            <text:p>Atif Barclay</text:p>
          </table:table-cell>
          <table:table-cell office:value-type="string" calcext:value-type="string">
            <text:p><text:s text:c="4"/>artificial</text:p>
          </table:table-cell>
          <table:table-cell table:formula="of:=CONCATENATE(LOWER([.A147]);  &quot;@cb.students.amrita.edu&quot;)" office:value-type="string" office:string-value="cb.en.u4ece20119@cb.students.amrita.edu" calcext:value-type="string">
            <text:p>cb.en.u4ece20119@cb.students.amrita.edu</text:p>
          </table:table-cell>
          <table:table-cell office:value-type="string" calcext:value-type="string">
            <text:p>+91-855-501-8182</text:p>
          </table:table-cell>
        </table:table-row>
        <table:table-row table:style-name="ro1">
          <table:table-cell office:value-type="string" calcext:value-type="string">
            <text:p>CB.EN.U4ECE20120</text:p>
          </table:table-cell>
          <table:table-cell office:value-type="string" calcext:value-type="string">
            <text:p>Yunus Irving</text:p>
          </table:table-cell>
          <table:table-cell office:value-type="string" calcext:value-type="string">
            <text:p><text:s text:c="4"/>comprehensive</text:p>
          </table:table-cell>
          <table:table-cell table:formula="of:=CONCATENATE(LOWER([.A148]);  &quot;@cb.students.amrita.edu&quot;)" office:value-type="string" office:string-value="cb.en.u4ece20120@cb.students.amrita.edu" calcext:value-type="string">
            <text:p>cb.en.u4ece20120@cb.students.amrita.edu</text:p>
          </table:table-cell>
          <table:table-cell office:value-type="string" calcext:value-type="string">
            <text:p>+91-855-525-8369</text:p>
          </table:table-cell>
        </table:table-row>
        <table:table-row table:style-name="ro1">
          <table:table-cell office:value-type="string" calcext:value-type="string">
            <text:p>CB.EN.U4EEE20000</text:p>
          </table:table-cell>
          <table:table-cell office:value-type="string" calcext:value-type="string">
            <text:p>Scarlett Stein</text:p>
          </table:table-cell>
          <table:table-cell office:value-type="string" calcext:value-type="string">
            <text:p><text:s text:c="4"/>conscious</text:p>
          </table:table-cell>
          <table:table-cell table:formula="of:=CONCATENATE(LOWER([.A149]);  &quot;@cb.students.amrita.edu&quot;)" office:value-type="string" office:string-value="cb.en.u4eee20000@cb.students.amrita.edu" calcext:value-type="string">
            <text:p>cb.en.u4eee20000@cb.students.amrita.edu</text:p>
          </table:table-cell>
          <table:table-cell office:value-type="string" calcext:value-type="string">
            <text:p>+91-935-557-7600</text:p>
          </table:table-cell>
        </table:table-row>
        <table:table-row table:style-name="ro1">
          <table:table-cell office:value-type="string" calcext:value-type="string">
            <text:p>CB.EN.U4EEE20001</text:p>
          </table:table-cell>
          <table:table-cell office:value-type="string" calcext:value-type="string">
            <text:p>Deniz Valentine</text:p>
          </table:table-cell>
          <table:table-cell office:value-type="string" calcext:value-type="string">
            <text:p><text:s text:c="4"/>accumulation</text:p>
          </table:table-cell>
          <table:table-cell table:formula="of:=CONCATENATE(LOWER([.A150]);  &quot;@cb.students.amrita.edu&quot;)" office:value-type="string" office:string-value="cb.en.u4eee20001@cb.students.amrita.edu" calcext:value-type="string">
            <text:p>cb.en.u4eee20001@cb.students.amrita.edu</text:p>
          </table:table-cell>
          <table:table-cell office:value-type="string" calcext:value-type="string">
            <text:p>+91-855-571-3791</text:p>
          </table:table-cell>
        </table:table-row>
        <table:table-row table:style-name="ro1">
          <table:table-cell office:value-type="string" calcext:value-type="string">
            <text:p>CB.EN.U4EEE20002</text:p>
          </table:table-cell>
          <table:table-cell office:value-type="string" calcext:value-type="string">
            <text:p>Tiffany Roach</text:p>
          </table:table-cell>
          <table:table-cell office:value-type="string" calcext:value-type="string">
            <text:p><text:s text:c="4"/>requirement</text:p>
          </table:table-cell>
          <table:table-cell table:formula="of:=CONCATENATE(LOWER([.A151]);  &quot;@cb.students.amrita.edu&quot;)" office:value-type="string" office:string-value="cb.en.u4eee20002@cb.students.amrita.edu" calcext:value-type="string">
            <text:p>cb.en.u4eee20002@cb.students.amrita.edu</text:p>
          </table:table-cell>
          <table:table-cell office:value-type="string" calcext:value-type="string">
            <text:p>+91-855-501-1679</text:p>
          </table:table-cell>
        </table:table-row>
        <table:table-row table:style-name="ro1">
          <table:table-cell office:value-type="string" calcext:value-type="string">
            <text:p>CB.EN.U4EEE20003</text:p>
          </table:table-cell>
          <table:table-cell office:value-type="string" calcext:value-type="string">
            <text:p>Ottilie Vega</text:p>
          </table:table-cell>
          <table:table-cell office:value-type="string" calcext:value-type="string">
            <text:p><text:s text:c="4"/>agriculture</text:p>
          </table:table-cell>
          <table:table-cell table:formula="of:=CONCATENATE(LOWER([.A152]);  &quot;@cb.students.amrita.edu&quot;)" office:value-type="string" office:string-value="cb.en.u4eee20003@cb.students.amrita.edu" calcext:value-type="string">
            <text:p>cb.en.u4eee20003@cb.students.amrita.edu</text:p>
          </table:table-cell>
          <table:table-cell office:value-type="string" calcext:value-type="string">
            <text:p>+91-855-575-3176</text:p>
          </table:table-cell>
        </table:table-row>
        <table:table-row table:style-name="ro1">
          <table:table-cell office:value-type="string" calcext:value-type="string">
            <text:p>CB.EN.U4EEE20004</text:p>
          </table:table-cell>
          <table:table-cell office:value-type="string" calcext:value-type="string">
            <text:p>Devan Kidd</text:p>
          </table:table-cell>
          <table:table-cell office:value-type="string" calcext:value-type="string">
            <text:p><text:s text:c="4"/>preference</text:p>
          </table:table-cell>
          <table:table-cell table:formula="of:=CONCATENATE(LOWER([.A153]);  &quot;@cb.students.amrita.edu&quot;)" office:value-type="string" office:string-value="cb.en.u4eee20004@cb.students.amrita.edu" calcext:value-type="string">
            <text:p>cb.en.u4eee20004@cb.students.amrita.edu</text:p>
          </table:table-cell>
          <table:table-cell office:value-type="string" calcext:value-type="string">
            <text:p>+91-965-558-7070</text:p>
          </table:table-cell>
        </table:table-row>
        <table:table-row table:style-name="ro1">
          <table:table-cell office:value-type="string" calcext:value-type="string">
            <text:p>CB.EN.U4EEE20005</text:p>
          </table:table-cell>
          <table:table-cell office:value-type="string" calcext:value-type="string">
            <text:p>Izaac Gallegos</text:p>
          </table:table-cell>
          <table:table-cell office:value-type="string" calcext:value-type="string">
            <text:p><text:s text:c="4"/>innovation</text:p>
          </table:table-cell>
          <table:table-cell table:formula="of:=CONCATENATE(LOWER([.A154]);  &quot;@cb.students.amrita.edu&quot;)" office:value-type="string" office:string-value="cb.en.u4eee20005@cb.students.amrita.edu" calcext:value-type="string">
            <text:p>cb.en.u4eee20005@cb.students.amrita.edu</text:p>
          </table:table-cell>
          <table:table-cell office:value-type="string" calcext:value-type="string">
            <text:p>+91-755-507-3097</text:p>
          </table:table-cell>
        </table:table-row>
        <table:table-row table:style-name="ro1">
          <table:table-cell office:value-type="string" calcext:value-type="string">
            <text:p>CB.EN.U4EEE20006</text:p>
          </table:table-cell>
          <table:table-cell office:value-type="string" calcext:value-type="string">
            <text:p>Alan Villarreal</text:p>
          </table:table-cell>
          <table:table-cell office:value-type="string" calcext:value-type="string">
            <text:p><text:s text:c="4"/>underline</text:p>
          </table:table-cell>
          <table:table-cell table:formula="of:=CONCATENATE(LOWER([.A155]);  &quot;@cb.students.amrita.edu&quot;)" office:value-type="string" office:string-value="cb.en.u4eee20006@cb.students.amrita.edu" calcext:value-type="string">
            <text:p>cb.en.u4eee20006@cb.students.amrita.edu</text:p>
          </table:table-cell>
          <table:table-cell office:value-type="string" calcext:value-type="string">
            <text:p>+91-755-516-3575</text:p>
          </table:table-cell>
        </table:table-row>
        <table:table-row table:style-name="ro1">
          <table:table-cell office:value-type="string" calcext:value-type="string">
            <text:p>CB.EN.U4EEE20007</text:p>
          </table:table-cell>
          <table:table-cell office:value-type="string" calcext:value-type="string">
            <text:p>Kameron Smith</text:p>
          </table:table-cell>
          <table:table-cell office:value-type="string" calcext:value-type="string">
            <text:p><text:s text:c="4"/>discriminate</text:p>
          </table:table-cell>
          <table:table-cell table:formula="of:=CONCATENATE(LOWER([.A156]);  &quot;@cb.students.amrita.edu&quot;)" office:value-type="string" office:string-value="cb.en.u4eee20007@cb.students.amrita.edu" calcext:value-type="string">
            <text:p>cb.en.u4eee20007@cb.students.amrita.edu</text:p>
          </table:table-cell>
          <table:table-cell office:value-type="string" calcext:value-type="string">
            <text:p>+91-855-518-4601</text:p>
          </table:table-cell>
        </table:table-row>
        <table:table-row table:style-name="ro1">
          <table:table-cell office:value-type="string" calcext:value-type="string">
            <text:p>CB.EN.U4EEE20008</text:p>
          </table:table-cell>
          <table:table-cell office:value-type="string" calcext:value-type="string">
            <text:p>Aditi Mack</text:p>
          </table:table-cell>
          <table:table-cell office:value-type="string" calcext:value-type="string">
            <text:p><text:s text:c="4"/>registration</text:p>
          </table:table-cell>
          <table:table-cell table:formula="of:=CONCATENATE(LOWER([.A157]);  &quot;@cb.students.amrita.edu&quot;)" office:value-type="string" office:string-value="cb.en.u4eee20008@cb.students.amrita.edu" calcext:value-type="string">
            <text:p>cb.en.u4eee20008@cb.students.amrita.edu</text:p>
          </table:table-cell>
          <table:table-cell office:value-type="string" calcext:value-type="string">
            <text:p>+91-995-552-3804</text:p>
          </table:table-cell>
        </table:table-row>
        <table:table-row table:style-name="ro1">
          <table:table-cell office:value-type="string" calcext:value-type="string">
            <text:p>CB.EN.U4EEE20009</text:p>
          </table:table-cell>
          <table:table-cell office:value-type="string" calcext:value-type="string">
            <text:p>Alma Frye</text:p>
          </table:table-cell>
          <table:table-cell office:value-type="string" calcext:value-type="string">
            <text:p><text:s text:c="4"/>accountant</text:p>
          </table:table-cell>
          <table:table-cell table:formula="of:=CONCATENATE(LOWER([.A158]);  &quot;@cb.students.amrita.edu&quot;)" office:value-type="string" office:string-value="cb.en.u4eee20009@cb.students.amrita.edu" calcext:value-type="string">
            <text:p>cb.en.u4eee20009@cb.students.amrita.edu</text:p>
          </table:table-cell>
          <table:table-cell office:value-type="string" calcext:value-type="string">
            <text:p>+91-755-517-8071</text:p>
          </table:table-cell>
        </table:table-row>
        <table:table-row table:style-name="ro1">
          <table:table-cell office:value-type="string" calcext:value-type="string">
            <text:p>CB.EN.U4EEE20010</text:p>
          </table:table-cell>
          <table:table-cell office:value-type="string" calcext:value-type="string">
            <text:p>Patrycja Roman</text:p>
          </table:table-cell>
          <table:table-cell office:value-type="string" calcext:value-type="string">
            <text:p><text:s text:c="4"/>homosexual</text:p>
          </table:table-cell>
          <table:table-cell table:formula="of:=CONCATENATE(LOWER([.A159]);  &quot;@cb.students.amrita.edu&quot;)" office:value-type="string" office:string-value="cb.en.u4eee20010@cb.students.amrita.edu" calcext:value-type="string">
            <text:p>cb.en.u4eee20010@cb.students.amrita.edu</text:p>
          </table:table-cell>
          <table:table-cell office:value-type="string" calcext:value-type="string">
            <text:p>+91-755-571-7813</text:p>
          </table:table-cell>
        </table:table-row>
        <table:table-row table:style-name="ro1">
          <table:table-cell office:value-type="string" calcext:value-type="string">
            <text:p>CB.EN.U4EEE20011</text:p>
          </table:table-cell>
          <table:table-cell office:value-type="string" calcext:value-type="string">
            <text:p>Hebe Cisneros</text:p>
          </table:table-cell>
          <table:table-cell office:value-type="string" calcext:value-type="string">
            <text:p><text:s text:c="4"/>representative</text:p>
          </table:table-cell>
          <table:table-cell table:formula="of:=CONCATENATE(LOWER([.A160]);  &quot;@cb.students.amrita.edu&quot;)" office:value-type="string" office:string-value="cb.en.u4eee20011@cb.students.amrita.edu" calcext:value-type="string">
            <text:p>cb.en.u4eee20011@cb.students.amrita.edu</text:p>
          </table:table-cell>
          <table:table-cell office:value-type="string" calcext:value-type="string">
            <text:p>+91-855-547-8638</text:p>
          </table:table-cell>
        </table:table-row>
        <table:table-row table:style-name="ro1">
          <table:table-cell office:value-type="string" calcext:value-type="string">
            <text:p>CB.EN.U4EEE20012</text:p>
          </table:table-cell>
          <table:table-cell office:value-type="string" calcext:value-type="string">
            <text:p>Natasha Davis</text:p>
          </table:table-cell>
          <table:table-cell office:value-type="string" calcext:value-type="string">
            <text:p><text:s text:c="4"/>landowner</text:p>
          </table:table-cell>
          <table:table-cell table:formula="of:=CONCATENATE(LOWER([.A161]);  &quot;@cb.students.amrita.edu&quot;)" office:value-type="string" office:string-value="cb.en.u4eee20012@cb.students.amrita.edu" calcext:value-type="string">
            <text:p>cb.en.u4eee20012@cb.students.amrita.edu</text:p>
          </table:table-cell>
          <table:table-cell office:value-type="string" calcext:value-type="string">
            <text:p>+91-855-589-1072</text:p>
          </table:table-cell>
        </table:table-row>
        <table:table-row table:style-name="ro1">
          <table:table-cell office:value-type="string" calcext:value-type="string">
            <text:p>CB.EN.U4EEE20013</text:p>
          </table:table-cell>
          <table:table-cell office:value-type="string" calcext:value-type="string">
            <text:p>Teri Betts</text:p>
          </table:table-cell>
          <table:table-cell office:value-type="string" calcext:value-type="string">
            <text:p><text:s text:c="4"/>formulate</text:p>
          </table:table-cell>
          <table:table-cell table:formula="of:=CONCATENATE(LOWER([.A162]);  &quot;@cb.students.amrita.edu&quot;)" office:value-type="string" office:string-value="cb.en.u4eee20013@cb.students.amrita.edu" calcext:value-type="string">
            <text:p>cb.en.u4eee20013@cb.students.amrita.edu</text:p>
          </table:table-cell>
          <table:table-cell office:value-type="string" calcext:value-type="string">
            <text:p>+91-755-560-8683</text:p>
          </table:table-cell>
        </table:table-row>
        <table:table-row table:style-name="ro1">
          <table:table-cell office:value-type="string" calcext:value-type="string">
            <text:p>CB.EN.U4EEE20014</text:p>
          </table:table-cell>
          <table:table-cell office:value-type="string" calcext:value-type="string">
            <text:p>Sianna Oconnell</text:p>
          </table:table-cell>
          <table:table-cell office:value-type="string" calcext:value-type="string">
            <text:p><text:s text:c="4"/>earthflax</text:p>
          </table:table-cell>
          <table:table-cell table:formula="of:=CONCATENATE(LOWER([.A163]);  &quot;@cb.students.amrita.edu&quot;)" office:value-type="string" office:string-value="cb.en.u4eee20014@cb.students.amrita.edu" calcext:value-type="string">
            <text:p>cb.en.u4eee20014@cb.students.amrita.edu</text:p>
          </table:table-cell>
          <table:table-cell office:value-type="string" calcext:value-type="string">
            <text:p>+91-945-553-0416</text:p>
          </table:table-cell>
        </table:table-row>
        <table:table-row table:style-name="ro1">
          <table:table-cell office:value-type="string" calcext:value-type="string">
            <text:p>CB.EN.U4EEE20015</text:p>
          </table:table-cell>
          <table:table-cell office:value-type="string" calcext:value-type="string">
            <text:p>Maxine Hester</text:p>
          </table:table-cell>
          <table:table-cell office:value-type="string" calcext:value-type="string">
            <text:p><text:s text:c="4"/>housewife</text:p>
          </table:table-cell>
          <table:table-cell table:formula="of:=CONCATENATE(LOWER([.A164]);  &quot;@cb.students.amrita.edu&quot;)" office:value-type="string" office:string-value="cb.en.u4eee20015@cb.students.amrita.edu" calcext:value-type="string">
            <text:p>cb.en.u4eee20015@cb.students.amrita.edu</text:p>
          </table:table-cell>
          <table:table-cell office:value-type="string" calcext:value-type="string">
            <text:p>+91-945-551-3955</text:p>
          </table:table-cell>
        </table:table-row>
        <table:table-row table:style-name="ro1">
          <table:table-cell office:value-type="string" calcext:value-type="string">
            <text:p>CB.EN.U4EEE20016</text:p>
          </table:table-cell>
          <table:table-cell office:value-type="string" calcext:value-type="string">
            <text:p>Jareth Bell</text:p>
          </table:table-cell>
          <table:table-cell office:value-type="string" calcext:value-type="string">
            <text:p><text:s text:c="4"/>translate</text:p>
          </table:table-cell>
          <table:table-cell table:formula="of:=CONCATENATE(LOWER([.A165]);  &quot;@cb.students.amrita.edu&quot;)" office:value-type="string" office:string-value="cb.en.u4eee20016@cb.students.amrita.edu" calcext:value-type="string">
            <text:p>cb.en.u4eee20016@cb.students.amrita.edu</text:p>
          </table:table-cell>
          <table:table-cell office:value-type="string" calcext:value-type="string">
            <text:p>+91-755-560-1003</text:p>
          </table:table-cell>
        </table:table-row>
        <table:table-row table:style-name="ro1">
          <table:table-cell office:value-type="string" calcext:value-type="string">
            <text:p>CB.EN.U4EEE20017</text:p>
          </table:table-cell>
          <table:table-cell office:value-type="string" calcext:value-type="string">
            <text:p>Leticia Blair</text:p>
          </table:table-cell>
          <table:table-cell office:value-type="string" calcext:value-type="string">
            <text:p><text:s text:c="4"/>premature</text:p>
          </table:table-cell>
          <table:table-cell table:formula="of:=CONCATENATE(LOWER([.A166]);  &quot;@cb.students.amrita.edu&quot;)" office:value-type="string" office:string-value="cb.en.u4eee20017@cb.students.amrita.edu" calcext:value-type="string">
            <text:p>cb.en.u4eee20017@cb.students.amrita.edu</text:p>
          </table:table-cell>
          <table:table-cell office:value-type="string" calcext:value-type="string">
            <text:p>+91-755-599-8551</text:p>
          </table:table-cell>
        </table:table-row>
        <table:table-row table:style-name="ro1">
          <table:table-cell office:value-type="string" calcext:value-type="string">
            <text:p>CB.EN.U4EEE20018</text:p>
          </table:table-cell>
          <table:table-cell office:value-type="string" calcext:value-type="string">
            <text:p>Martina Wall</text:p>
          </table:table-cell>
          <table:table-cell office:value-type="string" calcext:value-type="string">
            <text:p><text:s text:c="4"/>technology</text:p>
          </table:table-cell>
          <table:table-cell table:formula="of:=CONCATENATE(LOWER([.A167]);  &quot;@cb.students.amrita.edu&quot;)" office:value-type="string" office:string-value="cb.en.u4eee20018@cb.students.amrita.edu" calcext:value-type="string">
            <text:p>cb.en.u4eee20018@cb.students.amrita.edu</text:p>
          </table:table-cell>
          <table:table-cell office:value-type="string" calcext:value-type="string">
            <text:p>+91-855-517-5172</text:p>
          </table:table-cell>
        </table:table-row>
        <table:table-row table:style-name="ro1">
          <table:table-cell office:value-type="string" calcext:value-type="string">
            <text:p>CB.EN.U4EEE20019</text:p>
          </table:table-cell>
          <table:table-cell office:value-type="string" calcext:value-type="string">
            <text:p>Rafi Philip</text:p>
          </table:table-cell>
          <table:table-cell office:value-type="string" calcext:value-type="string">
            <text:p><text:s text:c="4"/>dictionary</text:p>
          </table:table-cell>
          <table:table-cell table:formula="of:=CONCATENATE(LOWER([.A168]);  &quot;@cb.students.amrita.edu&quot;)" office:value-type="string" office:string-value="cb.en.u4eee20019@cb.students.amrita.edu" calcext:value-type="string">
            <text:p>cb.en.u4eee20019@cb.students.amrita.edu</text:p>
          </table:table-cell>
          <table:table-cell office:value-type="string" calcext:value-type="string">
            <text:p>+91-855-514-7643</text:p>
          </table:table-cell>
        </table:table-row>
        <table:table-row table:style-name="ro1">
          <table:table-cell office:value-type="string" calcext:value-type="string">
            <text:p>CB.EN.U4EEE20020</text:p>
          </table:table-cell>
          <table:table-cell office:value-type="string" calcext:value-type="string">
            <text:p>Athena Parrish</text:p>
          </table:table-cell>
          <table:table-cell office:value-type="string" calcext:value-type="string">
            <text:p><text:s text:c="4"/>conspiracy</text:p>
          </table:table-cell>
          <table:table-cell table:formula="of:=CONCATENATE(LOWER([.A169]);  &quot;@cb.students.amrita.edu&quot;)" office:value-type="string" office:string-value="cb.en.u4eee20020@cb.students.amrita.edu" calcext:value-type="string">
            <text:p>cb.en.u4eee20020@cb.students.amrita.edu</text:p>
          </table:table-cell>
          <table:table-cell office:value-type="string" calcext:value-type="string">
            <text:p>+91-995-555-3624</text:p>
          </table:table-cell>
        </table:table-row>
        <table:table-row table:style-name="ro1">
          <table:table-cell office:value-type="string" calcext:value-type="string">
            <text:p>CB.EN.U4CIV20000</text:p>
          </table:table-cell>
          <table:table-cell office:value-type="string" calcext:value-type="string">
            <text:p>Sophia-Rose Ibarra</text:p>
          </table:table-cell>
          <table:table-cell office:value-type="string" calcext:value-type="string">
            <text:p><text:s text:c="4"/>situation</text:p>
          </table:table-cell>
          <table:table-cell table:formula="of:=CONCATENATE(LOWER([.A170]);  &quot;@cb.students.amrita.edu&quot;)" office:value-type="string" office:string-value="cb.en.u4civ20000@cb.students.amrita.edu" calcext:value-type="string">
            <text:p>cb.en.u4civ20000@cb.students.amrita.edu</text:p>
          </table:table-cell>
          <table:table-cell office:value-type="string" calcext:value-type="string">
            <text:p>+91-855-527-1756</text:p>
          </table:table-cell>
        </table:table-row>
        <table:table-row table:style-name="ro1">
          <table:table-cell office:value-type="string" calcext:value-type="string">
            <text:p>CB.EN.U4CIV20001</text:p>
          </table:table-cell>
          <table:table-cell office:value-type="string" calcext:value-type="string">
            <text:p>Sue Hardin</text:p>
          </table:table-cell>
          <table:table-cell office:value-type="string" calcext:value-type="string">
            <text:p><text:s text:c="4"/>ice cream</text:p>
          </table:table-cell>
          <table:table-cell table:formula="of:=CONCATENATE(LOWER([.A171]);  &quot;@cb.students.amrita.edu&quot;)" office:value-type="string" office:string-value="cb.en.u4civ20001@cb.students.amrita.edu" calcext:value-type="string">
            <text:p>cb.en.u4civ20001@cb.students.amrita.edu</text:p>
          </table:table-cell>
          <table:table-cell office:value-type="string" calcext:value-type="string">
            <text:p>+91-965-557-6629</text:p>
          </table:table-cell>
        </table:table-row>
        <table:table-row table:style-name="ro1">
          <table:table-cell office:value-type="string" calcext:value-type="string">
            <text:p>CB.EN.U4CIV20002</text:p>
          </table:table-cell>
          <table:table-cell office:value-type="string" calcext:value-type="string">
            <text:p>Phillippa Odom</text:p>
          </table:table-cell>
          <table:table-cell office:value-type="string" calcext:value-type="string">
            <text:p><text:s text:c="4"/>entitlement</text:p>
          </table:table-cell>
          <table:table-cell table:formula="of:=CONCATENATE(LOWER([.A172]);  &quot;@cb.students.amrita.edu&quot;)" office:value-type="string" office:string-value="cb.en.u4civ20002@cb.students.amrita.edu" calcext:value-type="string">
            <text:p>cb.en.u4civ20002@cb.students.amrita.edu</text:p>
          </table:table-cell>
          <table:table-cell office:value-type="string" calcext:value-type="string">
            <text:p>+91-855-502-3610</text:p>
          </table:table-cell>
        </table:table-row>
        <table:table-row table:style-name="ro1">
          <table:table-cell office:value-type="string" calcext:value-type="string">
            <text:p>CB.EN.U4CIV20003</text:p>
          </table:table-cell>
          <table:table-cell office:value-type="string" calcext:value-type="string">
            <text:p>Nojus Churchill</text:p>
          </table:table-cell>
          <table:table-cell office:value-type="string" calcext:value-type="string">
            <text:p><text:s text:c="4"/>strikebreaker</text:p>
          </table:table-cell>
          <table:table-cell table:formula="of:=CONCATENATE(LOWER([.A173]);  &quot;@cb.students.amrita.edu&quot;)" office:value-type="string" office:string-value="cb.en.u4civ20003@cb.students.amrita.edu" calcext:value-type="string">
            <text:p>cb.en.u4civ20003@cb.students.amrita.edu</text:p>
          </table:table-cell>
          <table:table-cell office:value-type="string" calcext:value-type="string">
            <text:p>+91-755-534-9931</text:p>
          </table:table-cell>
        </table:table-row>
        <table:table-row table:style-name="ro1">
          <table:table-cell office:value-type="string" calcext:value-type="string">
            <text:p>CB.EN.U4CIV20004</text:p>
          </table:table-cell>
          <table:table-cell office:value-type="string" calcext:value-type="string">
            <text:p>Hilary Perry</text:p>
          </table:table-cell>
          <table:table-cell office:value-type="string" calcext:value-type="string">
            <text:p><text:s text:c="4"/>parameter</text:p>
          </table:table-cell>
          <table:table-cell table:formula="of:=CONCATENATE(LOWER([.A174]);  &quot;@cb.students.amrita.edu&quot;)" office:value-type="string" office:string-value="cb.en.u4civ20004@cb.students.amrita.edu" calcext:value-type="string">
            <text:p>cb.en.u4civ20004@cb.students.amrita.edu</text:p>
          </table:table-cell>
          <table:table-cell office:value-type="string" calcext:value-type="string">
            <text:p>+91-755-549-6879</text:p>
          </table:table-cell>
        </table:table-row>
        <table:table-row table:style-name="ro1">
          <table:table-cell office:value-type="string" calcext:value-type="string">
            <text:p>CB.EN.U4CIV20005</text:p>
          </table:table-cell>
          <table:table-cell office:value-type="string" calcext:value-type="string">
            <text:p>Angela Maddox</text:p>
          </table:table-cell>
          <table:table-cell office:value-type="string" calcext:value-type="string">
            <text:p><text:s text:c="4"/>perception</text:p>
          </table:table-cell>
          <table:table-cell table:formula="of:=CONCATENATE(LOWER([.A175]);  &quot;@cb.students.amrita.edu&quot;)" office:value-type="string" office:string-value="cb.en.u4civ20005@cb.students.amrita.edu" calcext:value-type="string">
            <text:p>cb.en.u4civ20005@cb.students.amrita.edu</text:p>
          </table:table-cell>
          <table:table-cell office:value-type="string" calcext:value-type="string">
            <text:p>+91-755-532-5241</text:p>
          </table:table-cell>
        </table:table-row>
        <table:table-row table:style-name="ro1">
          <table:table-cell office:value-type="string" calcext:value-type="string">
            <text:p>CB.EN.U4CIV20006</text:p>
          </table:table-cell>
          <table:table-cell office:value-type="string" calcext:value-type="string">
            <text:p>Elana Rios</text:p>
          </table:table-cell>
          <table:table-cell office:value-type="string" calcext:value-type="string">
            <text:p><text:s text:c="4"/>interrupt</text:p>
          </table:table-cell>
          <table:table-cell table:formula="of:=CONCATENATE(LOWER([.A176]);  &quot;@cb.students.amrita.edu&quot;)" office:value-type="string" office:string-value="cb.en.u4civ20006@cb.students.amrita.edu" calcext:value-type="string">
            <text:p>cb.en.u4civ20006@cb.students.amrita.edu</text:p>
          </table:table-cell>
          <table:table-cell office:value-type="string" calcext:value-type="string">
            <text:p>+91-855-543-0405</text:p>
          </table:table-cell>
        </table:table-row>
        <table:table-row table:style-name="ro1">
          <table:table-cell office:value-type="string" calcext:value-type="string">
            <text:p>CB.EN.U4CIV20007</text:p>
          </table:table-cell>
          <table:table-cell office:value-type="string" calcext:value-type="string">
            <text:p>Tobi Oliver</text:p>
          </table:table-cell>
          <table:table-cell office:value-type="string" calcext:value-type="string">
            <text:p><text:s text:c="4"/>domination</text:p>
          </table:table-cell>
          <table:table-cell table:formula="of:=CONCATENATE(LOWER([.A177]);  &quot;@cb.students.amrita.edu&quot;)" office:value-type="string" office:string-value="cb.en.u4civ20007@cb.students.amrita.edu" calcext:value-type="string">
            <text:p>cb.en.u4civ20007@cb.students.amrita.edu</text:p>
          </table:table-cell>
          <table:table-cell office:value-type="string" calcext:value-type="string">
            <text:p>+91-925-558-6140</text:p>
          </table:table-cell>
        </table:table-row>
        <table:table-row table:style-name="ro1">
          <table:table-cell office:value-type="string" calcext:value-type="string">
            <text:p>CB.EN.U4CIV20008</text:p>
          </table:table-cell>
          <table:table-cell office:value-type="string" calcext:value-type="string">
            <text:p>Felix Brennan</text:p>
          </table:table-cell>
          <table:table-cell office:value-type="string" calcext:value-type="string">
            <text:p><text:s text:c="4"/>foundation</text:p>
          </table:table-cell>
          <table:table-cell table:formula="of:=CONCATENATE(LOWER([.A178]);  &quot;@cb.students.amrita.edu&quot;)" office:value-type="string" office:string-value="cb.en.u4civ20008@cb.students.amrita.edu" calcext:value-type="string">
            <text:p>cb.en.u4civ20008@cb.students.amrita.edu</text:p>
          </table:table-cell>
          <table:table-cell office:value-type="string" calcext:value-type="string">
            <text:p>+91-905-551-6074</text:p>
          </table:table-cell>
        </table:table-row>
        <table:table-row table:style-name="ro1">
          <table:table-cell office:value-type="string" calcext:value-type="string">
            <text:p>CB.EN.U4CIV20009</text:p>
          </table:table-cell>
          <table:table-cell office:value-type="string" calcext:value-type="string">
            <text:p>Waseem Vinson</text:p>
          </table:table-cell>
          <table:table-cell office:value-type="string" calcext:value-type="string">
            <text:p><text:s text:c="4"/>multimedia</text:p>
          </table:table-cell>
          <table:table-cell table:formula="of:=CONCATENATE(LOWER([.A179]);  &quot;@cb.students.amrita.edu&quot;)" office:value-type="string" office:string-value="cb.en.u4civ20009@cb.students.amrita.edu" calcext:value-type="string">
            <text:p>cb.en.u4civ20009@cb.students.amrita.edu</text:p>
          </table:table-cell>
          <table:table-cell office:value-type="string" calcext:value-type="string">
            <text:p>+91-975-558-8482</text:p>
          </table:table-cell>
        </table:table-row>
        <table:table-row table:style-name="ro1">
          <table:table-cell office:value-type="string" calcext:value-type="string">
            <text:p>CB.EN.U4CIV20010</text:p>
          </table:table-cell>
          <table:table-cell office:value-type="string" calcext:value-type="string">
            <text:p>Garin Terrell</text:p>
          </table:table-cell>
          <table:table-cell office:value-type="string" calcext:value-type="string">
            <text:p><text:s text:c="4"/>fisherman</text:p>
          </table:table-cell>
          <table:table-cell table:formula="of:=CONCATENATE(LOWER([.A180]);  &quot;@cb.students.amrita.edu&quot;)" office:value-type="string" office:string-value="cb.en.u4civ20010@cb.students.amrita.edu" calcext:value-type="string">
            <text:p>cb.en.u4civ20010@cb.students.amrita.edu</text:p>
          </table:table-cell>
          <table:table-cell office:value-type="string" calcext:value-type="string">
            <text:p>+91-905-559-0390</text:p>
          </table:table-cell>
        </table:table-row>
        <table:table-row table:style-name="ro1">
          <table:table-cell office:value-type="string" calcext:value-type="string">
            <text:p>CB.EN.U4CIV20011</text:p>
          </table:table-cell>
          <table:table-cell office:value-type="string" calcext:value-type="string">
            <text:p>Kofi Walmsley</text:p>
          </table:table-cell>
          <table:table-cell office:value-type="string" calcext:value-type="string">
            <text:p><text:s text:c="4"/>convention</text:p>
          </table:table-cell>
          <table:table-cell table:formula="of:=CONCATENATE(LOWER([.A181]);  &quot;@cb.students.amrita.edu&quot;)" office:value-type="string" office:string-value="cb.en.u4civ20011@cb.students.amrita.edu" calcext:value-type="string">
            <text:p>cb.en.u4civ20011@cb.students.amrita.edu</text:p>
          </table:table-cell>
          <table:table-cell office:value-type="string" calcext:value-type="string">
            <text:p>+91-925-556-2650</text:p>
          </table:table-cell>
        </table:table-row>
        <table:table-row table:style-name="ro1">
          <table:table-cell office:value-type="string" calcext:value-type="string">
            <text:p>CB.EN.U4CIV20012</text:p>
          </table:table-cell>
          <table:table-cell office:value-type="string" calcext:value-type="string">
            <text:p>Mariam Hays</text:p>
          </table:table-cell>
          <table:table-cell office:value-type="string" calcext:value-type="string">
            <text:p><text:s text:c="4"/>rehabilitation</text:p>
          </table:table-cell>
          <table:table-cell table:formula="of:=CONCATENATE(LOWER([.A182]);  &quot;@cb.students.amrita.edu&quot;)" office:value-type="string" office:string-value="cb.en.u4civ20012@cb.students.amrita.edu" calcext:value-type="string">
            <text:p>cb.en.u4civ20012@cb.students.amrita.edu</text:p>
          </table:table-cell>
          <table:table-cell office:value-type="string" calcext:value-type="string">
            <text:p>+91-755-539-8277</text:p>
          </table:table-cell>
        </table:table-row>
        <table:table-row table:style-name="ro1">
          <table:table-cell office:value-type="string" calcext:value-type="string">
            <text:p>CB.EN.U4CIV20013</text:p>
          </table:table-cell>
          <table:table-cell office:value-type="string" calcext:value-type="string">
            <text:p>Simra Cross</text:p>
          </table:table-cell>
          <table:table-cell office:value-type="string" calcext:value-type="string">
            <text:p><text:s text:c="4"/>economics</text:p>
          </table:table-cell>
          <table:table-cell table:formula="of:=CONCATENATE(LOWER([.A183]);  &quot;@cb.students.amrita.edu&quot;)" office:value-type="string" office:string-value="cb.en.u4civ20013@cb.students.amrita.edu" calcext:value-type="string">
            <text:p>cb.en.u4civ20013@cb.students.amrita.edu</text:p>
          </table:table-cell>
          <table:table-cell office:value-type="string" calcext:value-type="string">
            <text:p>+91-755-532-5397</text:p>
          </table:table-cell>
        </table:table-row>
        <table:table-row table:style-name="ro1">
          <table:table-cell office:value-type="string" calcext:value-type="string">
            <text:p>CB.EN.U4CIV20014</text:p>
          </table:table-cell>
          <table:table-cell office:value-type="string" calcext:value-type="string">
            <text:p>Rae Reese</text:p>
          </table:table-cell>
          <table:table-cell office:value-type="string" calcext:value-type="string">
            <text:p><text:s text:c="4"/>coincidence</text:p>
          </table:table-cell>
          <table:table-cell table:formula="of:=CONCATENATE(LOWER([.A184]);  &quot;@cb.students.amrita.edu&quot;)" office:value-type="string" office:string-value="cb.en.u4civ20014@cb.students.amrita.edu" calcext:value-type="string">
            <text:p>cb.en.u4civ20014@cb.students.amrita.edu</text:p>
          </table:table-cell>
          <table:table-cell office:value-type="string" calcext:value-type="string">
            <text:p>+91-755-515-2457</text:p>
          </table:table-cell>
        </table:table-row>
        <table:table-row table:style-name="ro1">
          <table:table-cell office:value-type="string" calcext:value-type="string">
            <text:p>CB.EN.U4CIV20015</text:p>
          </table:table-cell>
          <table:table-cell office:value-type="string" calcext:value-type="string">
            <text:p>Hussain Padilla</text:p>
          </table:table-cell>
          <table:table-cell office:value-type="string" calcext:value-type="string">
            <text:p><text:s text:c="4"/>settlement</text:p>
          </table:table-cell>
          <table:table-cell table:formula="of:=CONCATENATE(LOWER([.A185]);  &quot;@cb.students.amrita.edu&quot;)" office:value-type="string" office:string-value="cb.en.u4civ20015@cb.students.amrita.edu" calcext:value-type="string">
            <text:p>cb.en.u4civ20015@cb.students.amrita.edu</text:p>
          </table:table-cell>
          <table:table-cell office:value-type="string" calcext:value-type="string">
            <text:p>+91-855-581-6923</text:p>
          </table:table-cell>
        </table:table-row>
        <table:table-row table:style-name="ro1">
          <table:table-cell office:value-type="string" calcext:value-type="string">
            <text:p>CB.EN.U4CIV20016</text:p>
          </table:table-cell>
          <table:table-cell office:value-type="string" calcext:value-type="string">
            <text:p>Yassin Trejo</text:p>
          </table:table-cell>
          <table:table-cell office:value-type="string" calcext:value-type="string">
            <text:p><text:s text:c="4"/>machinery</text:p>
          </table:table-cell>
          <table:table-cell table:formula="of:=CONCATENATE(LOWER([.A186]);  &quot;@cb.students.amrita.edu&quot;)" office:value-type="string" office:string-value="cb.en.u4civ20016@cb.students.amrita.edu" calcext:value-type="string">
            <text:p>cb.en.u4civ20016@cb.students.amrita.edu</text:p>
          </table:table-cell>
          <table:table-cell office:value-type="string" calcext:value-type="string">
            <text:p>+91-855-576-7542</text:p>
          </table:table-cell>
        </table:table-row>
        <table:table-row table:style-name="ro1">
          <table:table-cell office:value-type="string" calcext:value-type="string">
            <text:p>CB.EN.U4CIV20017</text:p>
          </table:table-cell>
          <table:table-cell office:value-type="string" calcext:value-type="string">
            <text:p>Timothy Whyte</text:p>
          </table:table-cell>
          <table:table-cell office:value-type="string" calcext:value-type="string">
            <text:p><text:s text:c="4"/>exception</text:p>
          </table:table-cell>
          <table:table-cell table:formula="of:=CONCATENATE(LOWER([.A187]);  &quot;@cb.students.amrita.edu&quot;)" office:value-type="string" office:string-value="cb.en.u4civ20017@cb.students.amrita.edu" calcext:value-type="string">
            <text:p>cb.en.u4civ20017@cb.students.amrita.edu</text:p>
          </table:table-cell>
          <table:table-cell office:value-type="string" calcext:value-type="string">
            <text:p>+91-855-514-7425</text:p>
          </table:table-cell>
        </table:table-row>
        <table:table-row table:style-name="ro1">
          <table:table-cell office:value-type="string" calcext:value-type="string">
            <text:p>CB.EN.U4CIV20018</text:p>
          </table:table-cell>
          <table:table-cell office:value-type="string" calcext:value-type="string">
            <text:p>Idrees Mccormick</text:p>
          </table:table-cell>
          <table:table-cell office:value-type="string" calcext:value-type="string">
            <text:p><text:s text:c="4"/>participate</text:p>
          </table:table-cell>
          <table:table-cell table:formula="of:=CONCATENATE(LOWER([.A188]);  &quot;@cb.students.amrita.edu&quot;)" office:value-type="string" office:string-value="cb.en.u4civ20018@cb.students.amrita.edu" calcext:value-type="string">
            <text:p>cb.en.u4civ20018@cb.students.amrita.edu</text:p>
          </table:table-cell>
          <table:table-cell office:value-type="string" calcext:value-type="string">
            <text:p>+91-955-559-3196</text:p>
          </table:table-cell>
        </table:table-row>
        <table:table-row table:style-name="ro1">
          <table:table-cell office:value-type="string" calcext:value-type="string">
            <text:p>CB.EN.U4CIV20019</text:p>
          </table:table-cell>
          <table:table-cell office:value-type="string" calcext:value-type="string">
            <text:p>Aqeel Mckee</text:p>
          </table:table-cell>
          <table:table-cell office:value-type="string" calcext:value-type="string">
            <text:p><text:s text:c="4"/>acquaintance</text:p>
          </table:table-cell>
          <table:table-cell table:formula="of:=CONCATENATE(LOWER([.A189]);  &quot;@cb.students.amrita.edu&quot;)" office:value-type="string" office:string-value="cb.en.u4civ20019@cb.students.amrita.edu" calcext:value-type="string">
            <text:p>cb.en.u4civ20019@cb.students.amrita.edu</text:p>
          </table:table-cell>
          <table:table-cell office:value-type="string" calcext:value-type="string">
            <text:p>+91-755-568-2337</text:p>
          </table:table-cell>
        </table:table-row>
        <table:table-row table:style-name="ro1">
          <table:table-cell office:value-type="string" calcext:value-type="string">
            <text:p>CB.EN.U4CIV20020</text:p>
          </table:table-cell>
          <table:table-cell office:value-type="string" calcext:value-type="string">
            <text:p>Billy-Joe Deacon</text:p>
          </table:table-cell>
          <table:table-cell office:value-type="string" calcext:value-type="string">
            <text:p><text:s text:c="4"/>microphone</text:p>
          </table:table-cell>
          <table:table-cell table:formula="of:=CONCATENATE(LOWER([.A190]);  &quot;@cb.students.amrita.edu&quot;)" office:value-type="string" office:string-value="cb.en.u4civ20020@cb.students.amrita.edu" calcext:value-type="string">
            <text:p>cb.en.u4civ20020@cb.students.amrita.edu</text:p>
          </table:table-cell>
          <table:table-cell office:value-type="string" calcext:value-type="string">
            <text:p>+91-855-587-9629</text:p>
          </table:table-cell>
        </table:table-row>
        <table:table-row table:style-name="ro1">
          <table:table-cell office:value-type="string" calcext:value-type="string">
            <text:p>CB.EN.U4MEC20000</text:p>
          </table:table-cell>
          <table:table-cell office:value-type="string" calcext:value-type="string">
            <text:p>Bethaney Bain</text:p>
          </table:table-cell>
          <table:table-cell office:value-type="string" calcext:value-type="string">
            <text:p><text:s text:c="4"/>thoughtful</text:p>
          </table:table-cell>
          <table:table-cell table:formula="of:=CONCATENATE(LOWER([.A191]);  &quot;@cb.students.amrita.edu&quot;)" office:value-type="string" office:string-value="cb.en.u4mec20000@cb.students.amrita.edu" calcext:value-type="string">
            <text:p>cb.en.u4mec20000@cb.students.amrita.edu</text:p>
          </table:table-cell>
          <table:table-cell office:value-type="string" calcext:value-type="string">
            <text:p>+91-755-588-7591</text:p>
          </table:table-cell>
        </table:table-row>
        <table:table-row table:style-name="ro1">
          <table:table-cell office:value-type="string" calcext:value-type="string">
            <text:p>CB.EN.U4MEC20001</text:p>
          </table:table-cell>
          <table:table-cell office:value-type="string" calcext:value-type="string">
            <text:p>Fiza Bowman</text:p>
          </table:table-cell>
          <table:table-cell office:value-type="string" calcext:value-type="string">
            <text:p><text:s text:c="4"/>houseplant</text:p>
          </table:table-cell>
          <table:table-cell table:formula="of:=CONCATENATE(LOWER([.A192]);  &quot;@cb.students.amrita.edu&quot;)" office:value-type="string" office:string-value="cb.en.u4mec20001@cb.students.amrita.edu" calcext:value-type="string">
            <text:p>cb.en.u4mec20001@cb.students.amrita.edu</text:p>
          </table:table-cell>
          <table:table-cell office:value-type="string" calcext:value-type="string">
            <text:p>+91-855-573-0867</text:p>
          </table:table-cell>
        </table:table-row>
        <table:table-row table:style-name="ro1">
          <table:table-cell office:value-type="string" calcext:value-type="string">
            <text:p>CB.EN.U4MEC20002</text:p>
          </table:table-cell>
          <table:table-cell office:value-type="string" calcext:value-type="string">
            <text:p>Franco Doyle</text:p>
          </table:table-cell>
          <table:table-cell office:value-type="string" calcext:value-type="string">
            <text:p><text:s text:c="4"/>apparatus</text:p>
          </table:table-cell>
          <table:table-cell table:formula="of:=CONCATENATE(LOWER([.A193]);  &quot;@cb.students.amrita.edu&quot;)" office:value-type="string" office:string-value="cb.en.u4mec20002@cb.students.amrita.edu" calcext:value-type="string">
            <text:p>cb.en.u4mec20002@cb.students.amrita.edu</text:p>
          </table:table-cell>
          <table:table-cell office:value-type="string" calcext:value-type="string">
            <text:p>+91-755-570-0279</text:p>
          </table:table-cell>
        </table:table-row>
        <table:table-row table:style-name="ro1">
          <table:table-cell office:value-type="string" calcext:value-type="string">
            <text:p>CB.EN.U4MEC20003</text:p>
          </table:table-cell>
          <table:table-cell office:value-type="string" calcext:value-type="string">
            <text:p>Lauren Richmond</text:p>
          </table:table-cell>
          <table:table-cell office:value-type="string" calcext:value-type="string">
            <text:p><text:s text:c="4"/>highlight</text:p>
          </table:table-cell>
          <table:table-cell table:formula="of:=CONCATENATE(LOWER([.A194]);  &quot;@cb.students.amrita.edu&quot;)" office:value-type="string" office:string-value="cb.en.u4mec20003@cb.students.amrita.edu" calcext:value-type="string">
            <text:p>cb.en.u4mec20003@cb.students.amrita.edu</text:p>
          </table:table-cell>
          <table:table-cell office:value-type="string" calcext:value-type="string">
            <text:p>+91-855-581-8699</text:p>
          </table:table-cell>
        </table:table-row>
        <table:table-row table:style-name="ro1">
          <table:table-cell office:value-type="string" calcext:value-type="string">
            <text:p>CB.EN.U4MEC20004</text:p>
          </table:table-cell>
          <table:table-cell office:value-type="string" calcext:value-type="string">
            <text:p>Enid Boyle</text:p>
          </table:table-cell>
          <table:table-cell office:value-type="string" calcext:value-type="string">
            <text:p><text:s text:c="4"/>temptation</text:p>
          </table:table-cell>
          <table:table-cell table:formula="of:=CONCATENATE(LOWER([.A195]);  &quot;@cb.students.amrita.edu&quot;)" office:value-type="string" office:string-value="cb.en.u4mec20004@cb.students.amrita.edu" calcext:value-type="string">
            <text:p>cb.en.u4mec20004@cb.students.amrita.edu</text:p>
          </table:table-cell>
          <table:table-cell office:value-type="string" calcext:value-type="string">
            <text:p>+91-755-535-7188</text:p>
          </table:table-cell>
        </table:table-row>
        <table:table-row table:style-name="ro1">
          <table:table-cell office:value-type="string" calcext:value-type="string">
            <text:p>CB.EN.U4MEC20005</text:p>
          </table:table-cell>
          <table:table-cell office:value-type="string" calcext:value-type="string">
            <text:p>Abdirahman Ferguson</text:p>
          </table:table-cell>
          <table:table-cell office:value-type="string" calcext:value-type="string">
            <text:p><text:s text:c="4"/>inflation</text:p>
          </table:table-cell>
          <table:table-cell table:formula="of:=CONCATENATE(LOWER([.A196]);  &quot;@cb.students.amrita.edu&quot;)" office:value-type="string" office:string-value="cb.en.u4mec20005@cb.students.amrita.edu" calcext:value-type="string">
            <text:p>cb.en.u4mec20005@cb.students.amrita.edu</text:p>
          </table:table-cell>
          <table:table-cell office:value-type="string" calcext:value-type="string">
            <text:p>+91-755-525-3716</text:p>
          </table:table-cell>
        </table:table-row>
        <table:table-row table:style-name="ro1">
          <table:table-cell office:value-type="string" calcext:value-type="string">
            <text:p>CB.EN.U4MEC20006</text:p>
          </table:table-cell>
          <table:table-cell office:value-type="string" calcext:value-type="string">
            <text:p>Ela Hamilton</text:p>
          </table:table-cell>
          <table:table-cell office:value-type="string" calcext:value-type="string">
            <text:p><text:s text:c="4"/>allowance</text:p>
          </table:table-cell>
          <table:table-cell table:formula="of:=CONCATENATE(LOWER([.A197]);  &quot;@cb.students.amrita.edu&quot;)" office:value-type="string" office:string-value="cb.en.u4mec20006@cb.students.amrita.edu" calcext:value-type="string">
            <text:p>cb.en.u4mec20006@cb.students.amrita.edu</text:p>
          </table:table-cell>
          <table:table-cell office:value-type="string" calcext:value-type="string">
            <text:p>+91-855-539-8505</text:p>
          </table:table-cell>
        </table:table-row>
        <table:table-row table:style-name="ro1">
          <table:table-cell office:value-type="string" calcext:value-type="string">
            <text:p>CB.EN.U4MEC20007</text:p>
          </table:table-cell>
          <table:table-cell office:value-type="string" calcext:value-type="string">
            <text:p>Erik Guthrie</text:p>
          </table:table-cell>
          <table:table-cell office:value-type="string" calcext:value-type="string">
            <text:p><text:s text:c="4"/>transition</text:p>
          </table:table-cell>
          <table:table-cell table:formula="of:=CONCATENATE(LOWER([.A198]);  &quot;@cb.students.amrita.edu&quot;)" office:value-type="string" office:string-value="cb.en.u4mec20007@cb.students.amrita.edu" calcext:value-type="string">
            <text:p>cb.en.u4mec20007@cb.students.amrita.edu</text:p>
          </table:table-cell>
          <table:table-cell office:value-type="string" calcext:value-type="string">
            <text:p>+91-965-554-2106</text:p>
          </table:table-cell>
        </table:table-row>
        <table:table-row table:style-name="ro1">
          <table:table-cell office:value-type="string" calcext:value-type="string">
            <text:p>CB.EN.U4MEC20008</text:p>
          </table:table-cell>
          <table:table-cell office:value-type="string" calcext:value-type="string">
            <text:p>Darlene Franks</text:p>
          </table:table-cell>
          <table:table-cell office:value-type="string" calcext:value-type="string">
            <text:p><text:s text:c="4"/>mail carrier</text:p>
          </table:table-cell>
          <table:table-cell table:formula="of:=CONCATENATE(LOWER([.A199]);  &quot;@cb.students.amrita.edu&quot;)" office:value-type="string" office:string-value="cb.en.u4mec20008@cb.students.amrita.edu" calcext:value-type="string">
            <text:p>cb.en.u4mec20008@cb.students.amrita.edu</text:p>
          </table:table-cell>
          <table:table-cell office:value-type="string" calcext:value-type="string">
            <text:p>+91-755-582-2038</text:p>
          </table:table-cell>
        </table:table-row>
        <table:table-row table:style-name="ro1">
          <table:table-cell office:value-type="string" calcext:value-type="string">
            <text:p>CB.EN.U4MEC20009</text:p>
          </table:table-cell>
          <table:table-cell office:value-type="string" calcext:value-type="string">
            <text:p>Ben Ortega</text:p>
          </table:table-cell>
          <table:table-cell office:value-type="string" calcext:value-type="string">
            <text:p><text:s text:c="4"/>leadership</text:p>
          </table:table-cell>
          <table:table-cell table:formula="of:=CONCATENATE(LOWER([.A200]);  &quot;@cb.students.amrita.edu&quot;)" office:value-type="string" office:string-value="cb.en.u4mec20009@cb.students.amrita.edu" calcext:value-type="string">
            <text:p>cb.en.u4mec20009@cb.students.amrita.edu</text:p>
          </table:table-cell>
          <table:table-cell office:value-type="string" calcext:value-type="string">
            <text:p>+91-855-519-8338</text:p>
          </table:table-cell>
        </table:table-row>
        <table:table-row table:style-name="ro1">
          <table:table-cell office:value-type="string" calcext:value-type="string">
            <text:p>CB.EN.U4MEC20010</text:p>
          </table:table-cell>
          <table:table-cell office:value-type="string" calcext:value-type="string">
            <text:p>Riley-Jay Samuels</text:p>
          </table:table-cell>
          <table:table-cell office:value-type="string" calcext:value-type="string">
            <text:p><text:s text:c="4"/>relaxation</text:p>
          </table:table-cell>
          <table:table-cell table:formula="of:=CONCATENATE(LOWER([.A201]);  &quot;@cb.students.amrita.edu&quot;)" office:value-type="string" office:string-value="cb.en.u4mec20010@cb.students.amrita.edu" calcext:value-type="string">
            <text:p>cb.en.u4mec20010@cb.students.amrita.edu</text:p>
          </table:table-cell>
          <table:table-cell office:value-type="string" calcext:value-type="string">
            <text:p>+91-855-558-6697</text:p>
          </table:table-cell>
        </table:table-row>
        <table:table-row table:style-name="ro1">
          <table:table-cell office:value-type="string" calcext:value-type="string">
            <text:p>CB.EN.U4MEC20011</text:p>
          </table:table-cell>
          <table:table-cell office:value-type="string" calcext:value-type="string">
            <text:p>Shivani George</text:p>
          </table:table-cell>
          <table:table-cell office:value-type="string" calcext:value-type="string">
            <text:p><text:s text:c="4"/>challenge</text:p>
          </table:table-cell>
          <table:table-cell table:formula="of:=CONCATENATE(LOWER([.A202]);  &quot;@cb.students.amrita.edu&quot;)" office:value-type="string" office:string-value="cb.en.u4mec20011@cb.students.amrita.edu" calcext:value-type="string">
            <text:p>cb.en.u4mec20011@cb.students.amrita.edu</text:p>
          </table:table-cell>
          <table:table-cell office:value-type="string" calcext:value-type="string">
            <text:p>+91-855-516-7514</text:p>
          </table:table-cell>
        </table:table-row>
        <table:table-row table:style-name="ro1">
          <table:table-cell office:value-type="string" calcext:value-type="string">
            <text:p>CB.EN.U4MEC20012</text:p>
          </table:table-cell>
          <table:table-cell office:value-type="string" calcext:value-type="string">
            <text:p>Safiyyah Chapman</text:p>
          </table:table-cell>
          <table:table-cell office:value-type="string" calcext:value-type="string">
            <text:p><text:s text:c="4"/>wilderness</text:p>
          </table:table-cell>
          <table:table-cell table:formula="of:=CONCATENATE(LOWER([.A203]);  &quot;@cb.students.amrita.edu&quot;)" office:value-type="string" office:string-value="cb.en.u4mec20012@cb.students.amrita.edu" calcext:value-type="string">
            <text:p>cb.en.u4mec20012@cb.students.amrita.edu</text:p>
          </table:table-cell>
          <table:table-cell office:value-type="string" calcext:value-type="string">
            <text:p>+91-755-550-2778</text:p>
          </table:table-cell>
        </table:table-row>
        <table:table-row table:style-name="ro1">
          <table:table-cell office:value-type="string" calcext:value-type="string">
            <text:p>CB.EN.U4MEC20013</text:p>
          </table:table-cell>
          <table:table-cell office:value-type="string" calcext:value-type="string">
            <text:p>Raj Pierce</text:p>
          </table:table-cell>
          <table:table-cell office:value-type="string" calcext:value-type="string">
            <text:p><text:s text:c="4"/>agreement</text:p>
          </table:table-cell>
          <table:table-cell table:formula="of:=CONCATENATE(LOWER([.A204]);  &quot;@cb.students.amrita.edu&quot;)" office:value-type="string" office:string-value="cb.en.u4mec20013@cb.students.amrita.edu" calcext:value-type="string">
            <text:p>cb.en.u4mec20013@cb.students.amrita.edu</text:p>
          </table:table-cell>
          <table:table-cell office:value-type="string" calcext:value-type="string">
            <text:p>+91-995-555-1692</text:p>
          </table:table-cell>
        </table:table-row>
        <table:table-row table:style-name="ro1">
          <table:table-cell office:value-type="string" calcext:value-type="string">
            <text:p>CB.EN.U4MEC20014</text:p>
          </table:table-cell>
          <table:table-cell office:value-type="string" calcext:value-type="string">
            <text:p>Nella Maynard</text:p>
          </table:table-cell>
          <table:table-cell office:value-type="string" calcext:value-type="string">
            <text:p><text:s text:c="4"/>compensation</text:p>
          </table:table-cell>
          <table:table-cell table:formula="of:=CONCATENATE(LOWER([.A205]);  &quot;@cb.students.amrita.edu&quot;)" office:value-type="string" office:string-value="cb.en.u4mec20014@cb.students.amrita.edu" calcext:value-type="string">
            <text:p>cb.en.u4mec20014@cb.students.amrita.edu</text:p>
          </table:table-cell>
          <table:table-cell office:value-type="string" calcext:value-type="string">
            <text:p>+91-755-586-1328</text:p>
          </table:table-cell>
        </table:table-row>
        <table:table-row table:style-name="ro1">
          <table:table-cell office:value-type="string" calcext:value-type="string">
            <text:p>CB.EN.U4MEC20015</text:p>
          </table:table-cell>
          <table:table-cell office:value-type="string" calcext:value-type="string">
            <text:p>Madeline Durham</text:p>
          </table:table-cell>
          <table:table-cell office:value-type="string" calcext:value-type="string">
            <text:p><text:s text:c="4"/>cell phone</text:p>
          </table:table-cell>
          <table:table-cell table:formula="of:=CONCATENATE(LOWER([.A206]);  &quot;@cb.students.amrita.edu&quot;)" office:value-type="string" office:string-value="cb.en.u4mec20015@cb.students.amrita.edu" calcext:value-type="string">
            <text:p>cb.en.u4mec20015@cb.students.amrita.edu</text:p>
          </table:table-cell>
          <table:table-cell office:value-type="string" calcext:value-type="string">
            <text:p>+91-965-554-9739</text:p>
          </table:table-cell>
        </table:table-row>
        <table:table-row table:style-name="ro1">
          <table:table-cell office:value-type="string" calcext:value-type="string">
            <text:p>CB.EN.U4MEC20016</text:p>
          </table:table-cell>
          <table:table-cell office:value-type="string" calcext:value-type="string">
            <text:p>Amy Vasquez</text:p>
          </table:table-cell>
          <table:table-cell office:value-type="string" calcext:value-type="string">
            <text:p><text:s text:c="4"/>statement</text:p>
          </table:table-cell>
          <table:table-cell table:formula="of:=CONCATENATE(LOWER([.A207]);  &quot;@cb.students.amrita.edu&quot;)" office:value-type="string" office:string-value="cb.en.u4mec20016@cb.students.amrita.edu" calcext:value-type="string">
            <text:p>cb.en.u4mec20016@cb.students.amrita.edu</text:p>
          </table:table-cell>
          <table:table-cell office:value-type="string" calcext:value-type="string">
            <text:p>+91-755-568-8152</text:p>
          </table:table-cell>
        </table:table-row>
        <table:table-row table:style-name="ro1">
          <table:table-cell office:value-type="string" calcext:value-type="string">
            <text:p>CB.EN.U4MEC20017</text:p>
          </table:table-cell>
          <table:table-cell office:value-type="string" calcext:value-type="string">
            <text:p>Iona Rivers</text:p>
          </table:table-cell>
          <table:table-cell office:value-type="string" calcext:value-type="string">
            <text:p><text:s text:c="4"/>constitution</text:p>
          </table:table-cell>
          <table:table-cell table:formula="of:=CONCATENATE(LOWER([.A208]);  &quot;@cb.students.amrita.edu&quot;)" office:value-type="string" office:string-value="cb.en.u4mec20017@cb.students.amrita.edu" calcext:value-type="string">
            <text:p>cb.en.u4mec20017@cb.students.amrita.edu</text:p>
          </table:table-cell>
          <table:table-cell office:value-type="string" calcext:value-type="string">
            <text:p>+91-855-586-2699</text:p>
          </table:table-cell>
        </table:table-row>
        <table:table-row table:style-name="ro1">
          <table:table-cell office:value-type="string" calcext:value-type="string">
            <text:p>CB.EN.U4MEC20018</text:p>
          </table:table-cell>
          <table:table-cell office:value-type="string" calcext:value-type="string">
            <text:p>Marco Hough</text:p>
          </table:table-cell>
          <table:table-cell office:value-type="string" calcext:value-type="string">
            <text:p><text:s text:c="4"/>president</text:p>
          </table:table-cell>
          <table:table-cell table:formula="of:=CONCATENATE(LOWER([.A209]);  &quot;@cb.students.amrita.edu&quot;)" office:value-type="string" office:string-value="cb.en.u4mec20018@cb.students.amrita.edu" calcext:value-type="string">
            <text:p>cb.en.u4mec20018@cb.students.amrita.edu</text:p>
          </table:table-cell>
          <table:table-cell office:value-type="string" calcext:value-type="string">
            <text:p>+91-755-571-5569</text:p>
          </table:table-cell>
        </table:table-row>
        <table:table-row table:style-name="ro1">
          <table:table-cell office:value-type="string" calcext:value-type="string">
            <text:p>CB.EN.U4MEC20019</text:p>
          </table:table-cell>
          <table:table-cell office:value-type="string" calcext:value-type="string">
            <text:p>Rico Quintero</text:p>
          </table:table-cell>
          <table:table-cell office:value-type="string" calcext:value-type="string">
            <text:p><text:s text:c="4"/>incongruous</text:p>
          </table:table-cell>
          <table:table-cell table:formula="of:=CONCATENATE(LOWER([.A210]);  &quot;@cb.students.amrita.edu&quot;)" office:value-type="string" office:string-value="cb.en.u4mec20019@cb.students.amrita.edu" calcext:value-type="string">
            <text:p>cb.en.u4mec20019@cb.students.amrita.edu</text:p>
          </table:table-cell>
          <table:table-cell office:value-type="string" calcext:value-type="string">
            <text:p>+91-855-597-6098</text:p>
          </table:table-cell>
        </table:table-row>
        <table:table-row table:style-name="ro1">
          <table:table-cell office:value-type="string" calcext:value-type="string">
            <text:p>CB.EN.U4MEC20020</text:p>
          </table:table-cell>
          <table:table-cell office:value-type="string" calcext:value-type="string">
            <text:p>Jonah Mueller</text:p>
          </table:table-cell>
          <table:table-cell office:value-type="string" calcext:value-type="string">
            <text:p><text:s text:c="4"/>prejudice</text:p>
          </table:table-cell>
          <table:table-cell table:formula="of:=CONCATENATE(LOWER([.A211]);  &quot;@cb.students.amrita.edu&quot;)" office:value-type="string" office:string-value="cb.en.u4mec20020@cb.students.amrita.edu" calcext:value-type="string">
            <text:p>cb.en.u4mec20020@cb.students.amrita.edu</text:p>
          </table:table-cell>
          <table:table-cell office:value-type="string" calcext:value-type="string">
            <text:p>+91-855-510-6686</text:p>
          </table:table-cell>
        </table:table-row>
        <table:table-row table:style-name="ro1">
          <table:table-cell office:value-type="string" calcext:value-type="string">
            <text:p>CB.EN.P2CSE20000</text:p>
          </table:table-cell>
          <table:table-cell office:value-type="string" calcext:value-type="string">
            <text:p>Mehmet Richards</text:p>
          </table:table-cell>
          <table:table-cell office:value-type="string" calcext:value-type="string">
            <text:p><text:s text:c="4"/>available</text:p>
          </table:table-cell>
          <table:table-cell table:formula="of:=CONCATENATE(LOWER([.A212]);  &quot;@cb.students.amrita.edu&quot;)" office:value-type="string" office:string-value="cb.en.p2cse20000@cb.students.amrita.edu" calcext:value-type="string">
            <text:p>cb.en.p2cse20000@cb.students.amrita.edu</text:p>
          </table:table-cell>
          <table:table-cell office:value-type="string" calcext:value-type="string">
            <text:p>+91-925-550-2655</text:p>
          </table:table-cell>
        </table:table-row>
        <table:table-row table:style-name="ro1">
          <table:table-cell office:value-type="string" calcext:value-type="string">
            <text:p>CB.EN.P2CSE20001</text:p>
          </table:table-cell>
          <table:table-cell office:value-type="string" calcext:value-type="string">
            <text:p>Moses Mackenzie</text:p>
          </table:table-cell>
          <table:table-cell office:value-type="string" calcext:value-type="string">
            <text:p><text:s text:c="4"/>copyright</text:p>
          </table:table-cell>
          <table:table-cell table:formula="of:=CONCATENATE(LOWER([.A213]);  &quot;@cb.students.amrita.edu&quot;)" office:value-type="string" office:string-value="cb.en.p2cse20001@cb.students.amrita.edu" calcext:value-type="string">
            <text:p>cb.en.p2cse20001@cb.students.amrita.edu</text:p>
          </table:table-cell>
          <table:table-cell office:value-type="string" calcext:value-type="string">
            <text:p>+91-755-539-1768</text:p>
          </table:table-cell>
        </table:table-row>
        <table:table-row table:style-name="ro1">
          <table:table-cell office:value-type="string" calcext:value-type="string">
            <text:p>CB.EN.P2CSE20002</text:p>
          </table:table-cell>
          <table:table-cell office:value-type="string" calcext:value-type="string">
            <text:p>Arfa Foley</text:p>
          </table:table-cell>
          <table:table-cell office:value-type="string" calcext:value-type="string">
            <text:p><text:s text:c="4"/>competition</text:p>
          </table:table-cell>
          <table:table-cell table:formula="of:=CONCATENATE(LOWER([.A214]);  &quot;@cb.students.amrita.edu&quot;)" office:value-type="string" office:string-value="cb.en.p2cse20002@cb.students.amrita.edu" calcext:value-type="string">
            <text:p>cb.en.p2cse20002@cb.students.amrita.edu</text:p>
          </table:table-cell>
          <table:table-cell office:value-type="string" calcext:value-type="string">
            <text:p>+91-755-550-7974</text:p>
          </table:table-cell>
        </table:table-row>
        <table:table-row table:style-name="ro1">
          <table:table-cell office:value-type="string" calcext:value-type="string">
            <text:p>CB.EN.P2CSE20003</text:p>
          </table:table-cell>
          <table:table-cell office:value-type="string" calcext:value-type="string">
            <text:p>Yasemin Leon</text:p>
          </table:table-cell>
          <table:table-cell office:value-type="string" calcext:value-type="string">
            <text:p><text:s text:c="4"/>frequency</text:p>
          </table:table-cell>
          <table:table-cell table:formula="of:=CONCATENATE(LOWER([.A215]);  &quot;@cb.students.amrita.edu&quot;)" office:value-type="string" office:string-value="cb.en.p2cse20003@cb.students.amrita.edu" calcext:value-type="string">
            <text:p>cb.en.p2cse20003@cb.students.amrita.edu</text:p>
          </table:table-cell>
          <table:table-cell office:value-type="string" calcext:value-type="string">
            <text:p>+91-855-533-0192</text:p>
          </table:table-cell>
        </table:table-row>
        <table:table-row table:style-name="ro1">
          <table:table-cell office:value-type="string" calcext:value-type="string">
            <text:p>CB.EN.P2CSE20004</text:p>
          </table:table-cell>
          <table:table-cell office:value-type="string" calcext:value-type="string">
            <text:p>Gavin Forster</text:p>
          </table:table-cell>
          <table:table-cell office:value-type="string" calcext:value-type="string">
            <text:p><text:s text:c="4"/>illustrate</text:p>
          </table:table-cell>
          <table:table-cell table:formula="of:=CONCATENATE(LOWER([.A216]);  &quot;@cb.students.amrita.edu&quot;)" office:value-type="string" office:string-value="cb.en.p2cse20004@cb.students.amrita.edu" calcext:value-type="string">
            <text:p>cb.en.p2cse20004@cb.students.amrita.edu</text:p>
          </table:table-cell>
          <table:table-cell office:value-type="string" calcext:value-type="string">
            <text:p>+91-855-503-1598</text:p>
          </table:table-cell>
        </table:table-row>
        <table:table-row table:style-name="ro1">
          <table:table-cell office:value-type="string" calcext:value-type="string">
            <text:p>CB.EN.P2CSE20005</text:p>
          </table:table-cell>
          <table:table-cell office:value-type="string" calcext:value-type="string">
            <text:p>Alicia Mcculloch</text:p>
          </table:table-cell>
          <table:table-cell office:value-type="string" calcext:value-type="string">
            <text:p><text:s text:c="4"/>generation</text:p>
          </table:table-cell>
          <table:table-cell table:formula="of:=CONCATENATE(LOWER([.A217]);  &quot;@cb.students.amrita.edu&quot;)" office:value-type="string" office:string-value="cb.en.p2cse20005@cb.students.amrita.edu" calcext:value-type="string">
            <text:p>cb.en.p2cse20005@cb.students.amrita.edu</text:p>
          </table:table-cell>
          <table:table-cell office:value-type="string" calcext:value-type="string">
            <text:p>+91-755-575-3832</text:p>
          </table:table-cell>
        </table:table-row>
        <table:table-row table:style-name="ro1">
          <table:table-cell office:value-type="string" calcext:value-type="string">
            <text:p>CB.EN.P2ECE20000</text:p>
          </table:table-cell>
          <table:table-cell office:value-type="string" calcext:value-type="string">
            <text:p>Bogdan Rush</text:p>
          </table:table-cell>
          <table:table-cell office:value-type="string" calcext:value-type="string">
            <text:p><text:s text:c="4"/>motorcycle</text:p>
          </table:table-cell>
          <table:table-cell table:formula="of:=CONCATENATE(LOWER([.A218]);  &quot;@cb.students.amrita.edu&quot;)" office:value-type="string" office:string-value="cb.en.p2ece20000@cb.students.amrita.edu" calcext:value-type="string">
            <text:p>cb.en.p2ece20000@cb.students.amrita.edu</text:p>
          </table:table-cell>
          <table:table-cell office:value-type="string" calcext:value-type="string">
            <text:p>+91-915-552-0362</text:p>
          </table:table-cell>
        </table:table-row>
        <table:table-row table:style-name="ro1">
          <table:table-cell office:value-type="string" calcext:value-type="string">
            <text:p>CB.EN.P2ECE20001</text:p>
          </table:table-cell>
          <table:table-cell office:value-type="string" calcext:value-type="string">
            <text:p>Diogo Edwards</text:p>
          </table:table-cell>
          <table:table-cell office:value-type="string" calcext:value-type="string">
            <text:p><text:s text:c="4"/>fashionable</text:p>
          </table:table-cell>
          <table:table-cell table:formula="of:=CONCATENATE(LOWER([.A219]);  &quot;@cb.students.amrita.edu&quot;)" office:value-type="string" office:string-value="cb.en.p2ece20001@cb.students.amrita.edu" calcext:value-type="string">
            <text:p>cb.en.p2ece20001@cb.students.amrita.edu</text:p>
          </table:table-cell>
          <table:table-cell office:value-type="string" calcext:value-type="string">
            <text:p>+91-985-557-2330</text:p>
          </table:table-cell>
        </table:table-row>
        <table:table-row table:style-name="ro1">
          <table:table-cell office:value-type="string" calcext:value-type="string">
            <text:p>CB.EN.P2ECE20002</text:p>
          </table:table-cell>
          <table:table-cell office:value-type="string" calcext:value-type="string">
            <text:p>Israel Betts</text:p>
          </table:table-cell>
          <table:table-cell office:value-type="string" calcext:value-type="string">
            <text:p><text:s text:c="4"/>photocopy</text:p>
          </table:table-cell>
          <table:table-cell table:formula="of:=CONCATENATE(LOWER([.A220]);  &quot;@cb.students.amrita.edu&quot;)" office:value-type="string" office:string-value="cb.en.p2ece20002@cb.students.amrita.edu" calcext:value-type="string">
            <text:p>cb.en.p2ece20002@cb.students.amrita.edu</text:p>
          </table:table-cell>
          <table:table-cell office:value-type="string" calcext:value-type="string">
            <text:p>+91-755-520-8823</text:p>
          </table:table-cell>
        </table:table-row>
        <table:table-row table:style-name="ro1">
          <table:table-cell office:value-type="string" calcext:value-type="string">
            <text:p>CB.EN.P2ECE20003</text:p>
          </table:table-cell>
          <table:table-cell office:value-type="string" calcext:value-type="string">
            <text:p>Blanka Shepherd</text:p>
          </table:table-cell>
          <table:table-cell office:value-type="string" calcext:value-type="string">
            <text:p><text:s text:c="4"/>communist</text:p>
          </table:table-cell>
          <table:table-cell table:formula="of:=CONCATENATE(LOWER([.A221]);  &quot;@cb.students.amrita.edu&quot;)" office:value-type="string" office:string-value="cb.en.p2ece20003@cb.students.amrita.edu" calcext:value-type="string">
            <text:p>cb.en.p2ece20003@cb.students.amrita.edu</text:p>
          </table:table-cell>
          <table:table-cell office:value-type="string" calcext:value-type="string">
            <text:p>+91-855-597-1225</text:p>
          </table:table-cell>
        </table:table-row>
        <table:table-row table:style-name="ro1">
          <table:table-cell office:value-type="string" calcext:value-type="string">
            <text:p>CB.EN.P2ECE20004</text:p>
          </table:table-cell>
          <table:table-cell office:value-type="string" calcext:value-type="string">
            <text:p>Jonny Gilliam</text:p>
          </table:table-cell>
          <table:table-cell office:value-type="string" calcext:value-type="string">
            <text:p><text:s text:c="4"/>repetition</text:p>
          </table:table-cell>
          <table:table-cell table:formula="of:=CONCATENATE(LOWER([.A222]);  &quot;@cb.students.amrita.edu&quot;)" office:value-type="string" office:string-value="cb.en.p2ece20004@cb.students.amrita.edu" calcext:value-type="string">
            <text:p>cb.en.p2ece20004@cb.students.amrita.edu</text:p>
          </table:table-cell>
          <table:table-cell office:value-type="string" calcext:value-type="string">
            <text:p>+91-755-522-8468</text:p>
          </table:table-cell>
        </table:table-row>
        <table:table-row table:style-name="ro1">
          <table:table-cell office:value-type="string" calcext:value-type="string">
            <text:p>CB.EN.P2ECE20005</text:p>
          </table:table-cell>
          <table:table-cell office:value-type="string" calcext:value-type="string">
            <text:p>Cherry Mckinney</text:p>
          </table:table-cell>
          <table:table-cell office:value-type="string" calcext:value-type="string">
            <text:p><text:s text:c="4"/>satisfaction</text:p>
          </table:table-cell>
          <table:table-cell table:formula="of:=CONCATENATE(LOWER([.A223]);  &quot;@cb.students.amrita.edu&quot;)" office:value-type="string" office:string-value="cb.en.p2ece20005@cb.students.amrita.edu" calcext:value-type="string">
            <text:p>cb.en.p2ece20005@cb.students.amrita.edu</text:p>
          </table:table-cell>
          <table:table-cell office:value-type="string" calcext:value-type="string">
            <text:p>+91-855-549-1606</text:p>
          </table:table-cell>
        </table:table-row>
        <table:table-row table:style-name="ro1">
          <table:table-cell office:value-type="string" calcext:value-type="string">
            <text:p>CB.EN.P2EEE20000</text:p>
          </table:table-cell>
          <table:table-cell office:value-type="string" calcext:value-type="string">
            <text:p>Kerri Keller</text:p>
          </table:table-cell>
          <table:table-cell office:value-type="string" calcext:value-type="string">
            <text:p><text:s text:c="4"/>negligence</text:p>
          </table:table-cell>
          <table:table-cell table:formula="of:=CONCATENATE(LOWER([.A224]);  &quot;@cb.students.amrita.edu&quot;)" office:value-type="string" office:string-value="cb.en.p2eee20000@cb.students.amrita.edu" calcext:value-type="string">
            <text:p>cb.en.p2eee20000@cb.students.amrita.edu</text:p>
          </table:table-cell>
          <table:table-cell office:value-type="string" calcext:value-type="string">
            <text:p>+91-755-548-7628</text:p>
          </table:table-cell>
        </table:table-row>
        <table:table-row table:style-name="ro1">
          <table:table-cell office:value-type="string" calcext:value-type="string">
            <text:p>CB.EN.P2EEE20001</text:p>
          </table:table-cell>
          <table:table-cell office:value-type="string" calcext:value-type="string">
            <text:p>Kacy Strickland</text:p>
          </table:table-cell>
          <table:table-cell office:value-type="string" calcext:value-type="string">
            <text:p><text:s text:c="4"/>disagreement</text:p>
          </table:table-cell>
          <table:table-cell table:formula="of:=CONCATENATE(LOWER([.A225]);  &quot;@cb.students.amrita.edu&quot;)" office:value-type="string" office:string-value="cb.en.p2eee20001@cb.students.amrita.edu" calcext:value-type="string">
            <text:p>cb.en.p2eee20001@cb.students.amrita.edu</text:p>
          </table:table-cell>
          <table:table-cell office:value-type="string" calcext:value-type="string">
            <text:p>+91-755-553-4987</text:p>
          </table:table-cell>
        </table:table-row>
        <table:table-row table:style-name="ro1">
          <table:table-cell office:value-type="string" calcext:value-type="string">
            <text:p>CB.EN.P2EEE20002</text:p>
          </table:table-cell>
          <table:table-cell office:value-type="string" calcext:value-type="string">
            <text:p>Terrence Keenan</text:p>
          </table:table-cell>
          <table:table-cell office:value-type="string" calcext:value-type="string">
            <text:p><text:s text:c="4"/>inappropriate</text:p>
          </table:table-cell>
          <table:table-cell table:formula="of:=CONCATENATE(LOWER([.A226]);  &quot;@cb.students.amrita.edu&quot;)" office:value-type="string" office:string-value="cb.en.p2eee20002@cb.students.amrita.edu" calcext:value-type="string">
            <text:p>cb.en.p2eee20002@cb.students.amrita.edu</text:p>
          </table:table-cell>
          <table:table-cell office:value-type="string" calcext:value-type="string">
            <text:p>+91-925-552-2450</text:p>
          </table:table-cell>
        </table:table-row>
        <table:table-row table:style-name="ro1">
          <table:table-cell office:value-type="string" calcext:value-type="string">
            <text:p>CB.EN.P2EEE20003</text:p>
          </table:table-cell>
          <table:table-cell office:value-type="string" calcext:value-type="string">
            <text:p>Timur Cochran</text:p>
          </table:table-cell>
          <table:table-cell office:value-type="string" calcext:value-type="string">
            <text:p><text:s text:c="4"/>broadcast</text:p>
          </table:table-cell>
          <table:table-cell table:formula="of:=CONCATENATE(LOWER([.A227]);  &quot;@cb.students.amrita.edu&quot;)" office:value-type="string" office:string-value="cb.en.p2eee20003@cb.students.amrita.edu" calcext:value-type="string">
            <text:p>cb.en.p2eee20003@cb.students.amrita.edu</text:p>
          </table:table-cell>
          <table:table-cell office:value-type="string" calcext:value-type="string">
            <text:p>+91-755-502-2926</text:p>
          </table:table-cell>
        </table:table-row>
        <table:table-row table:style-name="ro1">
          <table:table-cell office:value-type="string" calcext:value-type="string">
            <text:p>CB.EN.P2EEE20004</text:p>
          </table:table-cell>
          <table:table-cell office:value-type="string" calcext:value-type="string">
            <text:p>Tatiana Jefferson</text:p>
          </table:table-cell>
          <table:table-cell office:value-type="string" calcext:value-type="string">
            <text:p><text:s text:c="4"/>vegetation</text:p>
          </table:table-cell>
          <table:table-cell table:formula="of:=CONCATENATE(LOWER([.A228]);  &quot;@cb.students.amrita.edu&quot;)" office:value-type="string" office:string-value="cb.en.p2eee20004@cb.students.amrita.edu" calcext:value-type="string">
            <text:p>cb.en.p2eee20004@cb.students.amrita.edu</text:p>
          </table:table-cell>
          <table:table-cell office:value-type="string" calcext:value-type="string">
            <text:p>+91-755-540-7859</text:p>
          </table:table-cell>
        </table:table-row>
        <table:table-row table:style-name="ro1">
          <table:table-cell office:value-type="string" calcext:value-type="string">
            <text:p>CB.EN.P2EEE20005</text:p>
          </table:table-cell>
          <table:table-cell office:value-type="string" calcext:value-type="string">
            <text:p>Mac Montoya</text:p>
          </table:table-cell>
          <table:table-cell office:value-type="string" calcext:value-type="string">
            <text:p><text:s text:c="4"/>intelligence</text:p>
          </table:table-cell>
          <table:table-cell table:formula="of:=CONCATENATE(LOWER([.A229]);  &quot;@cb.students.amrita.edu&quot;)" office:value-type="string" office:string-value="cb.en.p2eee20005@cb.students.amrita.edu" calcext:value-type="string">
            <text:p>cb.en.p2eee20005@cb.students.amrita.edu</text:p>
          </table:table-cell>
          <table:table-cell office:value-type="string" calcext:value-type="string">
            <text:p>+91-855-552-8637</text:p>
          </table:table-cell>
        </table:table-row>
        <table:table-row table:style-name="ro1">
          <table:table-cell office:value-type="string" calcext:value-type="string">
            <text:p>CB.EN.P2EEE20006</text:p>
          </table:table-cell>
          <table:table-cell office:value-type="string" calcext:value-type="string">
            <text:p>Ellie-Mai Mcdonald</text:p>
          </table:table-cell>
          <table:table-cell office:value-type="string" calcext:value-type="string">
            <text:p><text:s text:c="4"/>orientation</text:p>
          </table:table-cell>
          <table:table-cell table:formula="of:=CONCATENATE(LOWER([.A230]);  &quot;@cb.students.amrita.edu&quot;)" office:value-type="string" office:string-value="cb.en.p2eee20006@cb.students.amrita.edu" calcext:value-type="string">
            <text:p>cb.en.p2eee20006@cb.students.amrita.edu</text:p>
          </table:table-cell>
          <table:table-cell office:value-type="string" calcext:value-type="string">
            <text:p>+91-955-558-9953</text:p>
          </table:table-cell>
        </table:table-row>
        <table:table-row table:style-name="ro1">
          <table:table-cell office:value-type="string" calcext:value-type="string">
            <text:p>CB.EN.FTCSE20000</text:p>
          </table:table-cell>
          <table:table-cell office:value-type="string" calcext:value-type="string">
            <text:p>Ophelia Enriquez</text:p>
          </table:table-cell>
          <table:table-cell office:value-type="string" calcext:value-type="string">
            <text:p><text:s text:c="4"/>charismatic</text:p>
          </table:table-cell>
          <table:table-cell table:formula="of:=CONCATENATE(LOWER([.A231]);  &quot;@cb.amrita.edu&quot;)" office:value-type="string" office:string-value="cb.en.ftcse20000@cb.amrita.edu" calcext:value-type="string">
            <text:p>cb.en.ftcse20000@cb.amrita.edu</text:p>
          </table:table-cell>
          <table:table-cell office:value-type="string" calcext:value-type="string">
            <text:p>+91-935-552-6086</text:p>
          </table:table-cell>
        </table:table-row>
        <table:table-row table:style-name="ro1">
          <table:table-cell office:value-type="string" calcext:value-type="string">
            <text:p>CB.EN.FTCSE20001</text:p>
          </table:table-cell>
          <table:table-cell office:value-type="string" calcext:value-type="string">
            <text:p>Aadil Cairns</text:p>
          </table:table-cell>
          <table:table-cell office:value-type="string" calcext:value-type="string">
            <text:p><text:s text:c="4"/>disposition</text:p>
          </table:table-cell>
          <table:table-cell table:formula="of:=CONCATENATE(LOWER([.A232]);  &quot;@cb.amrita.edu&quot;)" office:value-type="string" office:string-value="cb.en.ftcse20001@cb.amrita.edu" calcext:value-type="string">
            <text:p>cb.en.ftcse20001@cb.amrita.edu</text:p>
          </table:table-cell>
          <table:table-cell office:value-type="string" calcext:value-type="string">
            <text:p>+91-755-572-2540</text:p>
          </table:table-cell>
        </table:table-row>
        <table:table-row table:style-name="ro1">
          <table:table-cell office:value-type="string" calcext:value-type="string">
            <text:p>CB.EN.FTCSE20002</text:p>
          </table:table-cell>
          <table:table-cell office:value-type="string" calcext:value-type="string">
            <text:p>Ira Mcintyre</text:p>
          </table:table-cell>
          <table:table-cell office:value-type="string" calcext:value-type="string">
            <text:p><text:s text:c="4"/>courtship</text:p>
          </table:table-cell>
          <table:table-cell table:formula="of:=CONCATENATE(LOWER([.A233]);  &quot;@cb.amrita.edu&quot;)" office:value-type="string" office:string-value="cb.en.ftcse20002@cb.amrita.edu" calcext:value-type="string">
            <text:p>cb.en.ftcse20002@cb.amrita.edu</text:p>
          </table:table-cell>
          <table:table-cell office:value-type="string" calcext:value-type="string">
            <text:p>+91-755-552-3064</text:p>
          </table:table-cell>
        </table:table-row>
        <table:table-row table:style-name="ro1">
          <table:table-cell office:value-type="string" calcext:value-type="string">
            <text:p>CB.EN.FTCSE20003</text:p>
          </table:table-cell>
          <table:table-cell office:value-type="string" calcext:value-type="string">
            <text:p>Honor Holder</text:p>
          </table:table-cell>
          <table:table-cell office:value-type="string" calcext:value-type="string">
            <text:p><text:s text:c="4"/>declaration</text:p>
          </table:table-cell>
          <table:table-cell table:formula="of:=CONCATENATE(LOWER([.A234]);  &quot;@cb.amrita.edu&quot;)" office:value-type="string" office:string-value="cb.en.ftcse20003@cb.amrita.edu" calcext:value-type="string">
            <text:p>cb.en.ftcse20003@cb.amrita.edu</text:p>
          </table:table-cell>
          <table:table-cell office:value-type="string" calcext:value-type="string">
            <text:p>+91-935-552-6195</text:p>
          </table:table-cell>
        </table:table-row>
        <table:table-row table:style-name="ro1">
          <table:table-cell office:value-type="string" calcext:value-type="string">
            <text:p>CB.EN.FTCSE20004</text:p>
          </table:table-cell>
          <table:table-cell office:value-type="string" calcext:value-type="string">
            <text:p>Sally Needham</text:p>
          </table:table-cell>
          <table:table-cell office:value-type="string" calcext:value-type="string">
            <text:p><text:s text:c="4"/>attraction</text:p>
          </table:table-cell>
          <table:table-cell table:formula="of:=CONCATENATE(LOWER([.A235]);  &quot;@cb.amrita.edu&quot;)" office:value-type="string" office:string-value="cb.en.ftcse20004@cb.amrita.edu" calcext:value-type="string">
            <text:p>cb.en.ftcse20004@cb.amrita.edu</text:p>
          </table:table-cell>
          <table:table-cell office:value-type="string" calcext:value-type="string">
            <text:p>+91-755-566-7743</text:p>
          </table:table-cell>
        </table:table-row>
        <table:table-row table:style-name="ro1">
          <table:table-cell office:value-type="string" calcext:value-type="string">
            <text:p>CB.EN.FTCSE20005</text:p>
          </table:table-cell>
          <table:table-cell office:value-type="string" calcext:value-type="string">
            <text:p>Avani Pearson</text:p>
          </table:table-cell>
          <table:table-cell office:value-type="string" calcext:value-type="string">
            <text:p><text:s text:c="4"/>objective</text:p>
          </table:table-cell>
          <table:table-cell table:formula="of:=CONCATENATE(LOWER([.A236]);  &quot;@cb.amrita.edu&quot;)" office:value-type="string" office:string-value="cb.en.ftcse20005@cb.amrita.edu" calcext:value-type="string">
            <text:p>cb.en.ftcse20005@cb.amrita.edu</text:p>
          </table:table-cell>
          <table:table-cell office:value-type="string" calcext:value-type="string">
            <text:p>+91-915-552-6882</text:p>
          </table:table-cell>
        </table:table-row>
        <table:table-row table:style-name="ro1">
          <table:table-cell office:value-type="string" calcext:value-type="string">
            <text:p>CB.EN.FTCSE20006</text:p>
          </table:table-cell>
          <table:table-cell office:value-type="string" calcext:value-type="string">
            <text:p>Doris Charles</text:p>
          </table:table-cell>
          <table:table-cell office:value-type="string" calcext:value-type="string">
            <text:p><text:s text:c="4"/>variation</text:p>
          </table:table-cell>
          <table:table-cell table:formula="of:=CONCATENATE(LOWER([.A237]);  &quot;@cb.amrita.edu&quot;)" office:value-type="string" office:string-value="cb.en.ftcse20006@cb.amrita.edu" calcext:value-type="string">
            <text:p>cb.en.ftcse20006@cb.amrita.edu</text:p>
          </table:table-cell>
          <table:table-cell office:value-type="string" calcext:value-type="string">
            <text:p>+91-755-505-0194</text:p>
          </table:table-cell>
        </table:table-row>
        <table:table-row table:style-name="ro1">
          <table:table-cell office:value-type="string" calcext:value-type="string">
            <text:p>CB.EN.FTCSE20007</text:p>
          </table:table-cell>
          <table:table-cell office:value-type="string" calcext:value-type="string">
            <text:p>Marjorie Bray</text:p>
          </table:table-cell>
          <table:table-cell office:value-type="string" calcext:value-type="string">
            <text:p><text:s text:c="4"/>exclusive</text:p>
          </table:table-cell>
          <table:table-cell table:formula="of:=CONCATENATE(LOWER([.A238]);  &quot;@cb.amrita.edu&quot;)" office:value-type="string" office:string-value="cb.en.ftcse20007@cb.amrita.edu" calcext:value-type="string">
            <text:p>cb.en.ftcse20007@cb.amrita.edu</text:p>
          </table:table-cell>
          <table:table-cell office:value-type="string" calcext:value-type="string">
            <text:p>+91-855-575-0650</text:p>
          </table:table-cell>
        </table:table-row>
        <table:table-row table:style-name="ro1">
          <table:table-cell office:value-type="string" calcext:value-type="string">
            <text:p>CB.EN.FTCSE20008</text:p>
          </table:table-cell>
          <table:table-cell office:value-type="string" calcext:value-type="string">
            <text:p>Aamna Heaton</text:p>
          </table:table-cell>
          <table:table-cell office:value-type="string" calcext:value-type="string">
            <text:p><text:s text:c="4"/>diplomatic</text:p>
          </table:table-cell>
          <table:table-cell table:formula="of:=CONCATENATE(LOWER([.A239]);  &quot;@cb.amrita.edu&quot;)" office:value-type="string" office:string-value="cb.en.ftcse20008@cb.amrita.edu" calcext:value-type="string">
            <text:p>cb.en.ftcse20008@cb.amrita.edu</text:p>
          </table:table-cell>
          <table:table-cell office:value-type="string" calcext:value-type="string">
            <text:p>+91-935-558-4951</text:p>
          </table:table-cell>
        </table:table-row>
        <table:table-row table:style-name="ro1">
          <table:table-cell office:value-type="string" calcext:value-type="string">
            <text:p>CB.EN.FTCSE20009</text:p>
          </table:table-cell>
          <table:table-cell office:value-type="string" calcext:value-type="string">
            <text:p>Jake Gay</text:p>
          </table:table-cell>
          <table:table-cell office:value-type="string" calcext:value-type="string">
            <text:p><text:s text:c="4"/>constitutional</text:p>
          </table:table-cell>
          <table:table-cell table:formula="of:=CONCATENATE(LOWER([.A240]);  &quot;@cb.amrita.edu&quot;)" office:value-type="string" office:string-value="cb.en.ftcse20009@cb.amrita.edu" calcext:value-type="string">
            <text:p>cb.en.ftcse20009@cb.amrita.edu</text:p>
          </table:table-cell>
          <table:table-cell office:value-type="string" calcext:value-type="string">
            <text:p>+91-755-556-8719</text:p>
          </table:table-cell>
        </table:table-row>
        <table:table-row table:style-name="ro1">
          <table:table-cell office:value-type="string" calcext:value-type="string">
            <text:p>CB.EN.FTCSE20010</text:p>
          </table:table-cell>
          <table:table-cell office:value-type="string" calcext:value-type="string">
            <text:p>Shahzaib Jenkins</text:p>
          </table:table-cell>
          <table:table-cell office:value-type="string" calcext:value-type="string">
            <text:p><text:s text:c="4"/>experiment</text:p>
          </table:table-cell>
          <table:table-cell table:formula="of:=CONCATENATE(LOWER([.A241]);  &quot;@cb.amrita.edu&quot;)" office:value-type="string" office:string-value="cb.en.ftcse20010@cb.amrita.edu" calcext:value-type="string">
            <text:p>cb.en.ftcse20010@cb.amrita.edu</text:p>
          </table:table-cell>
          <table:table-cell office:value-type="string" calcext:value-type="string">
            <text:p>+91-755-543-3041</text:p>
          </table:table-cell>
        </table:table-row>
        <table:table-row table:style-name="ro1">
          <table:table-cell office:value-type="string" calcext:value-type="string">
            <text:p>CB.EN.FTECE20000</text:p>
          </table:table-cell>
          <table:table-cell office:value-type="string" calcext:value-type="string">
            <text:p>Karter Nicholls</text:p>
          </table:table-cell>
          <table:table-cell office:value-type="string" calcext:value-type="string">
            <text:p><text:s text:c="4"/>acquisition</text:p>
          </table:table-cell>
          <table:table-cell table:formula="of:=CONCATENATE(LOWER([.A242]);  &quot;@cb.amrita.edu&quot;)" office:value-type="string" office:string-value="cb.en.ftece20000@cb.amrita.edu" calcext:value-type="string">
            <text:p>cb.en.ftece20000@cb.amrita.edu</text:p>
          </table:table-cell>
          <table:table-cell office:value-type="string" calcext:value-type="string">
            <text:p>+91-855-558-4242</text:p>
          </table:table-cell>
        </table:table-row>
        <table:table-row table:style-name="ro1">
          <table:table-cell office:value-type="string" calcext:value-type="string">
            <text:p>CB.EN.FTECE20001</text:p>
          </table:table-cell>
          <table:table-cell office:value-type="string" calcext:value-type="string">
            <text:p>Carole Barr</text:p>
          </table:table-cell>
          <table:table-cell office:value-type="string" calcext:value-type="string">
            <text:p><text:s text:c="4"/>mainstream</text:p>
          </table:table-cell>
          <table:table-cell table:formula="of:=CONCATENATE(LOWER([.A243]);  &quot;@cb.amrita.edu&quot;)" office:value-type="string" office:string-value="cb.en.ftece20001@cb.amrita.edu" calcext:value-type="string">
            <text:p>cb.en.ftece20001@cb.amrita.edu</text:p>
          </table:table-cell>
          <table:table-cell office:value-type="string" calcext:value-type="string">
            <text:p>+91-945-552-1436</text:p>
          </table:table-cell>
        </table:table-row>
        <table:table-row table:style-name="ro1">
          <table:table-cell office:value-type="string" calcext:value-type="string">
            <text:p>CB.EN.FTECE20002</text:p>
          </table:table-cell>
          <table:table-cell office:value-type="string" calcext:value-type="string">
            <text:p>Bayley Kennedy</text:p>
          </table:table-cell>
          <table:table-cell office:value-type="string" calcext:value-type="string">
            <text:p><text:s text:c="4"/>compliance</text:p>
          </table:table-cell>
          <table:table-cell table:formula="of:=CONCATENATE(LOWER([.A244]);  &quot;@cb.amrita.edu&quot;)" office:value-type="string" office:string-value="cb.en.ftece20002@cb.amrita.edu" calcext:value-type="string">
            <text:p>cb.en.ftece20002@cb.amrita.edu</text:p>
          </table:table-cell>
          <table:table-cell office:value-type="string" calcext:value-type="string">
            <text:p>+91-755-539-2604</text:p>
          </table:table-cell>
        </table:table-row>
        <table:table-row table:style-name="ro1">
          <table:table-cell office:value-type="string" calcext:value-type="string">
            <text:p>CB.EN.FTECE20003</text:p>
          </table:table-cell>
          <table:table-cell office:value-type="string" calcext:value-type="string">
            <text:p>River Franklin</text:p>
          </table:table-cell>
          <table:table-cell office:value-type="string" calcext:value-type="string">
            <text:p><text:s text:c="4"/>straighten</text:p>
          </table:table-cell>
          <table:table-cell table:formula="of:=CONCATENATE(LOWER([.A245]);  &quot;@cb.amrita.edu&quot;)" office:value-type="string" office:string-value="cb.en.ftece20003@cb.amrita.edu" calcext:value-type="string">
            <text:p>cb.en.ftece20003@cb.amrita.edu</text:p>
          </table:table-cell>
          <table:table-cell office:value-type="string" calcext:value-type="string">
            <text:p>+91-855-561-6534</text:p>
          </table:table-cell>
        </table:table-row>
        <table:table-row table:style-name="ro1">
          <table:table-cell office:value-type="string" calcext:value-type="string">
            <text:p>CB.EN.FTECE20004</text:p>
          </table:table-cell>
          <table:table-cell office:value-type="string" calcext:value-type="string">
            <text:p>Eshal Burrows</text:p>
          </table:table-cell>
          <table:table-cell office:value-type="string" calcext:value-type="string">
            <text:p><text:s text:c="4"/>performance</text:p>
          </table:table-cell>
          <table:table-cell table:formula="of:=CONCATENATE(LOWER([.A246]);  &quot;@cb.amrita.edu&quot;)" office:value-type="string" office:string-value="cb.en.ftece20004@cb.amrita.edu" calcext:value-type="string">
            <text:p>cb.en.ftece20004@cb.amrita.edu</text:p>
          </table:table-cell>
          <table:table-cell office:value-type="string" calcext:value-type="string">
            <text:p>+91-965-558-1853</text:p>
          </table:table-cell>
        </table:table-row>
        <table:table-row table:style-name="ro1">
          <table:table-cell office:value-type="string" calcext:value-type="string">
            <text:p>CB.EN.FTECE20005</text:p>
          </table:table-cell>
          <table:table-cell office:value-type="string" calcext:value-type="string">
            <text:p>Ava-Mai O'Neill</text:p>
          </table:table-cell>
          <table:table-cell office:value-type="string" calcext:value-type="string">
            <text:p><text:s text:c="4"/>corruption</text:p>
          </table:table-cell>
          <table:table-cell table:formula="of:=CONCATENATE(LOWER([.A247]);  &quot;@cb.amrita.edu&quot;)" office:value-type="string" office:string-value="cb.en.ftece20005@cb.amrita.edu" calcext:value-type="string">
            <text:p>cb.en.ftece20005@cb.amrita.edu</text:p>
          </table:table-cell>
          <table:table-cell office:value-type="string" calcext:value-type="string">
            <text:p>+91-945-556-5340</text:p>
          </table:table-cell>
        </table:table-row>
        <table:table-row table:style-name="ro1">
          <table:table-cell office:value-type="string" calcext:value-type="string">
            <text:p>CB.EN.FTEEE20000</text:p>
          </table:table-cell>
          <table:table-cell office:value-type="string" calcext:value-type="string">
            <text:p>Fraya Andrew</text:p>
          </table:table-cell>
          <table:table-cell office:value-type="string" calcext:value-type="string">
            <text:p><text:s text:c="4"/>application</text:p>
          </table:table-cell>
          <table:table-cell table:formula="of:=CONCATENATE(LOWER([.A248]);  &quot;@cb.amrita.edu&quot;)" office:value-type="string" office:string-value="cb.en.fteee20000@cb.amrita.edu" calcext:value-type="string">
            <text:p>cb.en.fteee20000@cb.amrita.edu</text:p>
          </table:table-cell>
          <table:table-cell office:value-type="string" calcext:value-type="string">
            <text:p>+91-925-556-9912</text:p>
          </table:table-cell>
        </table:table-row>
        <table:table-row table:style-name="ro1">
          <table:table-cell office:value-type="string" calcext:value-type="string">
            <text:p>CB.EN.FTEEE20001</text:p>
          </table:table-cell>
          <table:table-cell office:value-type="string" calcext:value-type="string">
            <text:p>Maegan Sykes</text:p>
          </table:table-cell>
          <table:table-cell office:value-type="string" calcext:value-type="string">
            <text:p><text:s text:c="4"/>discovery</text:p>
          </table:table-cell>
          <table:table-cell table:formula="of:=CONCATENATE(LOWER([.A249]);  &quot;@cb.amrita.edu&quot;)" office:value-type="string" office:string-value="cb.en.fteee20001@cb.amrita.edu" calcext:value-type="string">
            <text:p>cb.en.fteee20001@cb.amrita.edu</text:p>
          </table:table-cell>
          <table:table-cell office:value-type="string" calcext:value-type="string">
            <text:p>+91-975-553-3827</text:p>
          </table:table-cell>
        </table:table-row>
        <table:table-row table:style-name="ro1">
          <table:table-cell office:value-type="string" calcext:value-type="string">
            <text:p>CB.EN.FTEEE20002</text:p>
          </table:table-cell>
          <table:table-cell office:value-type="string" calcext:value-type="string">
            <text:p>Taslima Cherry</text:p>
          </table:table-cell>
          <table:table-cell office:value-type="string" calcext:value-type="string">
            <text:p><text:s text:c="4"/>hierarchy</text:p>
          </table:table-cell>
          <table:table-cell table:formula="of:=CONCATENATE(LOWER([.A250]);  &quot;@cb.amrita.edu&quot;)" office:value-type="string" office:string-value="cb.en.fteee20002@cb.amrita.edu" calcext:value-type="string">
            <text:p>cb.en.fteee20002@cb.amrita.edu</text:p>
          </table:table-cell>
          <table:table-cell office:value-type="string" calcext:value-type="string">
            <text:p>+91-985-553-7064</text:p>
          </table:table-cell>
        </table:table-row>
        <table:table-row table:style-name="ro1">
          <table:table-cell office:value-type="string" calcext:value-type="string">
            <text:p>CB.EN.FTEEE20003</text:p>
          </table:table-cell>
          <table:table-cell office:value-type="string" calcext:value-type="string">
            <text:p>Mohamed Cunningham</text:p>
          </table:table-cell>
          <table:table-cell office:value-type="string" calcext:value-type="string">
            <text:p><text:s text:c="4"/>avant-garde</text:p>
          </table:table-cell>
          <table:table-cell table:formula="of:=CONCATENATE(LOWER([.A251]);  &quot;@cb.amrita.edu&quot;)" office:value-type="string" office:string-value="cb.en.fteee20003@cb.amrita.edu" calcext:value-type="string">
            <text:p>cb.en.fteee20003@cb.amrita.edu</text:p>
          </table:table-cell>
          <table:table-cell office:value-type="string" calcext:value-type="string">
            <text:p>+91-855-541-7995</text:p>
          </table:table-cell>
        </table:table-row>
        <table:table-row table:style-name="ro1">
          <table:table-cell office:value-type="string" calcext:value-type="string">
            <text:p>CB.EN.FTEEE20004</text:p>
          </table:table-cell>
          <table:table-cell office:value-type="string" calcext:value-type="string">
            <text:p>Abdulrahman Vazquez</text:p>
          </table:table-cell>
          <table:table-cell office:value-type="string" calcext:value-type="string">
            <text:p><text:s text:c="4"/>nonremittal</text:p>
          </table:table-cell>
          <table:table-cell table:formula="of:=CONCATENATE(LOWER([.A252]);  &quot;@cb.amrita.edu&quot;)" office:value-type="string" office:string-value="cb.en.fteee20004@cb.amrita.edu" calcext:value-type="string">
            <text:p>cb.en.fteee20004@cb.amrita.edu</text:p>
          </table:table-cell>
          <table:table-cell office:value-type="string" calcext:value-type="string">
            <text:p>+91-855-522-4827</text:p>
          </table:table-cell>
        </table:table-row>
        <table:table-row table:style-name="ro1">
          <table:table-cell office:value-type="string" calcext:value-type="string">
            <text:p>CB.EN.FTEEE20005</text:p>
          </table:table-cell>
          <table:table-cell office:value-type="string" calcext:value-type="string">
            <text:p>Briony Sutton</text:p>
          </table:table-cell>
          <table:table-cell office:value-type="string" calcext:value-type="string">
            <text:p><text:s text:c="4"/>restoration</text:p>
          </table:table-cell>
          <table:table-cell table:formula="of:=CONCATENATE(LOWER([.A253]);  &quot;@cb.amrita.edu&quot;)" office:value-type="string" office:string-value="cb.en.fteee20005@cb.amrita.edu" calcext:value-type="string">
            <text:p>cb.en.fteee20005@cb.amrita.edu</text:p>
          </table:table-cell>
          <table:table-cell office:value-type="string" calcext:value-type="string">
            <text:p>+91-755-567-8044</text:p>
          </table:table-cell>
        </table:table-row>
        <table:table-row table:style-name="ro1">
          <table:table-cell office:value-type="string" calcext:value-type="string">
            <text:p>CB.EN.FTCIV20000</text:p>
          </table:table-cell>
          <table:table-cell office:value-type="string" calcext:value-type="string">
            <text:p>Reuben Oconnor</text:p>
          </table:table-cell>
          <table:table-cell office:value-type="string" calcext:value-type="string">
            <text:p><text:s text:c="4"/>distortion</text:p>
          </table:table-cell>
          <table:table-cell table:formula="of:=CONCATENATE(LOWER([.A254]);  &quot;@cb.amrita.edu&quot;)" office:value-type="string" office:string-value="cb.en.ftciv20000@cb.amrita.edu" calcext:value-type="string">
            <text:p>cb.en.ftciv20000@cb.amrita.edu</text:p>
          </table:table-cell>
          <table:table-cell office:value-type="string" calcext:value-type="string">
            <text:p>+91-755-595-7160</text:p>
          </table:table-cell>
        </table:table-row>
        <table:table-row table:style-name="ro1">
          <table:table-cell office:value-type="string" calcext:value-type="string">
            <text:p>CB.EN.FTCIV20001</text:p>
          </table:table-cell>
          <table:table-cell office:value-type="string" calcext:value-type="string">
            <text:p>Niam Correa</text:p>
          </table:table-cell>
          <table:table-cell office:value-type="string" calcext:value-type="string">
            <text:p><text:s text:c="4"/>talkative</text:p>
          </table:table-cell>
          <table:table-cell table:formula="of:=CONCATENATE(LOWER([.A255]);  &quot;@cb.amrita.edu&quot;)" office:value-type="string" office:string-value="cb.en.ftciv20001@cb.amrita.edu" calcext:value-type="string">
            <text:p>cb.en.ftciv20001@cb.amrita.edu</text:p>
          </table:table-cell>
          <table:table-cell office:value-type="string" calcext:value-type="string">
            <text:p>+91-855-559-4464</text:p>
          </table:table-cell>
        </table:table-row>
        <table:table-row table:style-name="ro1">
          <table:table-cell office:value-type="string" calcext:value-type="string">
            <text:p>CB.EN.FTCIV20002</text:p>
          </table:table-cell>
          <table:table-cell office:value-type="string" calcext:value-type="string">
            <text:p>Aairah Peralta</text:p>
          </table:table-cell>
          <table:table-cell office:value-type="string" calcext:value-type="string">
            <text:p><text:s text:c="4"/>photography</text:p>
          </table:table-cell>
          <table:table-cell table:formula="of:=CONCATENATE(LOWER([.A256]);  &quot;@cb.amrita.edu&quot;)" office:value-type="string" office:string-value="cb.en.ftciv20002@cb.amrita.edu" calcext:value-type="string">
            <text:p>cb.en.ftciv20002@cb.amrita.edu</text:p>
          </table:table-cell>
          <table:table-cell office:value-type="string" calcext:value-type="string">
            <text:p>+91-955-551-0978</text:p>
          </table:table-cell>
        </table:table-row>
        <table:table-row table:style-name="ro1">
          <table:table-cell office:value-type="string" calcext:value-type="string">
            <text:p>CB.EN.FTCIV20003</text:p>
          </table:table-cell>
          <table:table-cell office:value-type="string" calcext:value-type="string">
            <text:p>Jett Day</text:p>
          </table:table-cell>
          <table:table-cell office:value-type="string" calcext:value-type="string">
            <text:p><text:s text:c="4"/>management</text:p>
          </table:table-cell>
          <table:table-cell table:formula="of:=CONCATENATE(LOWER([.A257]);  &quot;@cb.amrita.edu&quot;)" office:value-type="string" office:string-value="cb.en.ftciv20003@cb.amrita.edu" calcext:value-type="string">
            <text:p>cb.en.ftciv20003@cb.amrita.edu</text:p>
          </table:table-cell>
          <table:table-cell office:value-type="string" calcext:value-type="string">
            <text:p>+91-855-584-8728</text:p>
          </table:table-cell>
        </table:table-row>
        <table:table-row table:style-name="ro1">
          <table:table-cell office:value-type="string" calcext:value-type="string">
            <text:p>CB.EN.FTMEC20000</text:p>
          </table:table-cell>
          <table:table-cell office:value-type="string" calcext:value-type="string">
            <text:p>Luc Floyd</text:p>
          </table:table-cell>
          <table:table-cell office:value-type="string" calcext:value-type="string">
            <text:p><text:s text:c="4"/>incapable</text:p>
          </table:table-cell>
          <table:table-cell table:formula="of:=CONCATENATE(LOWER([.A258]);  &quot;@cb.amrita.edu&quot;)" office:value-type="string" office:string-value="cb.en.ftmec20000@cb.amrita.edu" calcext:value-type="string">
            <text:p>cb.en.ftmec20000@cb.amrita.edu</text:p>
          </table:table-cell>
          <table:table-cell office:value-type="string" calcext:value-type="string">
            <text:p>+91-915-553-8642</text:p>
          </table:table-cell>
        </table:table-row>
        <table:table-row table:style-name="ro1">
          <table:table-cell office:value-type="string" calcext:value-type="string">
            <text:p>CB.EN.FTMEC20001</text:p>
          </table:table-cell>
          <table:table-cell office:value-type="string" calcext:value-type="string">
            <text:p>Anwar Cook</text:p>
          </table:table-cell>
          <table:table-cell office:value-type="string" calcext:value-type="string">
            <text:p><text:s text:c="4"/>revolution</text:p>
          </table:table-cell>
          <table:table-cell table:formula="of:=CONCATENATE(LOWER([.A259]);  &quot;@cb.amrita.edu&quot;)" office:value-type="string" office:string-value="cb.en.ftmec20001@cb.amrita.edu" calcext:value-type="string">
            <text:p>cb.en.ftmec20001@cb.amrita.edu</text:p>
          </table:table-cell>
          <table:table-cell office:value-type="string" calcext:value-type="string">
            <text:p>+91-965-555-9564</text:p>
          </table:table-cell>
        </table:table-row>
        <table:table-row table:style-name="ro1">
          <table:table-cell office:value-type="string" calcext:value-type="string">
            <text:p>CB.EN.FTMEC20002</text:p>
          </table:table-cell>
          <table:table-cell office:value-type="string" calcext:value-type="string">
            <text:p>Avi Wainwright</text:p>
          </table:table-cell>
          <table:table-cell office:value-type="string" calcext:value-type="string">
            <text:p><text:s text:c="4"/>essential</text:p>
          </table:table-cell>
          <table:table-cell table:formula="of:=CONCATENATE(LOWER([.A260]);  &quot;@cb.amrita.edu&quot;)" office:value-type="string" office:string-value="cb.en.ftmec20002@cb.amrita.edu" calcext:value-type="string">
            <text:p>cb.en.ftmec20002@cb.amrita.edu</text:p>
          </table:table-cell>
          <table:table-cell office:value-type="string" calcext:value-type="string">
            <text:p>+91-855-507-3019</text:p>
          </table:table-cell>
        </table:table-row>
        <table:table-row table:style-name="ro1">
          <table:table-cell office:value-type="string" calcext:value-type="string">
            <text:p>CB.EN.FTMEC20003</text:p>
          </table:table-cell>
          <table:table-cell office:value-type="string" calcext:value-type="string">
            <text:p>Caio Donovan</text:p>
          </table:table-cell>
          <table:table-cell office:value-type="string" calcext:value-type="string">
            <text:p><text:s text:c="4"/>computing</text:p>
          </table:table-cell>
          <table:table-cell table:formula="of:=CONCATENATE(LOWER([.A261]);  &quot;@cb.amrita.edu&quot;)" office:value-type="string" office:string-value="cb.en.ftmec20003@cb.amrita.edu" calcext:value-type="string">
            <text:p>cb.en.ftmec20003@cb.amrita.edu</text:p>
          </table:table-cell>
          <table:table-cell office:value-type="string" calcext:value-type="string">
            <text:p>+91-855-540-6401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1" table:number-rows-repeated="104831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27T20:49:20.750433266</meta:creation-date>
    <dc:date>2019-12-27T21:24:21.735407641</dc:date>
    <meta:editing-duration>PT6M38S</meta:editing-duration>
    <meta:editing-cycles>1</meta:editing-cycles>
    <meta:document-statistic meta:table-count="1" meta:cell-count="1305" meta:object-count="0"/>
    <meta:generator>LibreOffice/6.3.3.2$Linux_X86_64 LibreOffice_project/30$Build-2</meta:generator>
  </office:meta>
</office:document-meta>
</file>